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2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1.52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2.14mm"/>
    </style:style>
    <style:style style:name="co12" style:family="table-column">
      <style:table-column-properties fo:break-before="auto" style:column-width="25.7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30.2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21.4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3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969696" style:direction="ltr" fo:padding="0.71mm" fo:border-right="1.7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 style:data-style-name="N3">
      <style:table-cell-properties fo:padding="0.71mm"/>
    </style:style>
    <style:style style:name="ce18" style:family="table-cell" style:parent-style-name="Default" style:data-style-name="N11">
      <style:table-cell-properties fo:padding="0.71mm"/>
    </style:style>
    <style:style style:name="ce19" style:family="table-cell" style:parent-style-name="Default" style:data-style-name="N10">
      <style:table-cell-properties fo:padding="0.71mm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ffffff" fo:padding="0.71mm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71" style:family="table-cell" style:parent-style-name="Default" style:data-style-name="N11"/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imbus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35" table:default-cell-style-name="ce1"/>
        <table:table-column table:style-name="co13" table:default-cell-style-name="Default"/>
        <table:table-row table:style-name="ro1">
          <table:table-cell table:style-name="ce36" office:value-type="string" calcext:value-type="string">
            <text:p>SOURCE : <text:a xlink:href="https://jeremyreimer.com/rockets-item.lsp?p=137" xlink:type="simple">https://jeremyreimer.com/rockets-item.lsp?p=137</text:a></text:p>
          </table:table-cell>
          <table:table-cell table:number-columns-repeated="12"/>
          <table:table-cell office:value-type="string" calcext:value-type="string">
            <text:p>fraction comp</text:p>
          </table:table-cell>
          <table:table-cell/>
          <table:table-cell table:style-name="ce8" office:value-type="string" calcext:value-type="string">
            <text:p>cost</text:p>
          </table:table-cell>
          <table:table-cell table:number-columns-repeated="11"/>
          <table:table-cell table:formula="of:=+[.J13]/[.O13]" office:value-type="float" office:value="0.107142857142857" calcext:value-type="float">
            <text:p>0,107142857142857</text:p>
          </table:table-cell>
          <table:table-cell table:formula="of:=+[.G13:.G13]/[.O13]" office:value-type="float" office:value="0.214285714285714" calcext:value-type="float">
            <text:p>0,214285714285714</text:p>
          </table:table-cell>
          <table:table-cell table:formula="of:=+[.M13]/[.O13]" office:value-type="float" office:value="0.421785714285714" calcext:value-type="float">
            <text:p>0,421785714285714</text:p>
          </table:table-cell>
          <table:table-cell table:style-name="ce18" table:formula="of:=SUM([.U13:.AC13])" office:value-type="percentage" office:value="2014.75678571429" calcext:value-type="percentage">
            <text:p>201475,68 %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string" calcext:value-type="string">
            <text:p>Altair sales =</text:p>
          </table:table-cell>
          <table:table-cell office:value-type="float" office:value="6000000" calcext:value-type="float">
            <text:p>6000000</text:p>
          </table:table-cell>
          <table:table-cell table:style-name="ce18" office:value-type="percentage" office:value="0.5" calcext:value-type="percentage">
            <text:p>50,00 %</text:p>
          </table:table-cell>
          <table:table-cell table:formula="of:=+[.M2]*[.N2]" office:value-type="float" office:value="3000000" calcext:value-type="float">
            <text:p>3000000</text:p>
          </table:table-cell>
          <table:table-cell office:value-type="float" office:value="500" calcext:value-type="float">
            <text:p>500</text:p>
          </table:table-cell>
          <table:table-cell table:formula="of:=+[.O2]/[.P2]" office:value-type="float" office:value="6000" calcext:value-type="float">
            <text:p>6000</text:p>
          </table:table-cell>
          <table:table-cell table:number-columns-repeated="10"/>
          <table:table-cell table:formula="of:=+[.J14]/[.O14]" office:value-type="float" office:value="0.03690036900369" calcext:value-type="float">
            <text:p>0,03690036900369</text:p>
          </table:table-cell>
          <table:table-cell table:formula="of:=+[.M14]/[.O14]" office:value-type="float" office:value="0.0922509225092251" calcext:value-type="float">
            <text:p>0,092250922509225</text:p>
          </table:table-cell>
          <table:table-cell table:formula="of:=SUM([.S14:.AB14])" office:value-type="float" office:value="1996.60147601476" calcext:value-type="float">
            <text:p>1996,60147601476</text:p>
          </table:table-cell>
          <table:table-cell table:number-columns-repeated="2"/>
          <table:table-cell table:formula="of:=16/18750" office:value-type="float" office:value="0.000853333333333333" calcext:value-type="float">
            <text:p>0,0008533333333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sonal Computers from 1975-2004: Market growth and market share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2">
          <table:table-cell/>
          <table:table-cell office:value-type="string" calcext:value-type="string">
            <text:p>IBM PC + clones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TRS-80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ac share</text:p>
          </table:table-cell>
          <table:table-cell office:value-type="string" calcext:value-type="string">
            <text:p>Amiga share</text:p>
          </table:table-cell>
          <table:table-cell office:value-type="string" calcext:value-type="string">
            <text:p>PC Share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Year</text:p>
          </table:table-cell>
          <table:table-cell table:style-name="ce8" office:value-type="string" calcext:value-type="string">
            <text:p>PET</text:p>
          </table:table-cell>
          <table:table-cell table:style-name="ce8" office:value-type="string" calcext:value-type="string">
            <text:p>TRS-80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Apple II</text:p>
          </table:table-cell>
          <table:table-cell table:style-name="ce8" office:value-type="string" calcext:value-type="string">
            <text:p>Others</text:p>
          </table:table-cell>
          <table:table-cell table:style-name="ce8" office:value-type="string" calcext:value-type="string">
            <text:p>Commodore 64</text:p>
          </table:table-cell>
          <table:table-cell table:style-name="ce8" office:value-type="string" calcext:value-type="string">
            <text:p>Macintosh</text:p>
          </table:table-cell>
          <table:table-cell table:style-name="ce8" office:value-type="string" calcext:value-type="string">
            <text:p>Amiga</text:p>
          </table:table-cell>
          <table:table-cell table:style-name="ce8" office:value-type="string" calcext:value-type="string">
            <text:p>Atari ST</text:p>
          </table:table-cell>
          <table:table-cell table:style-name="ce8" office:value-type="string" calcext:value-type="string">
            <text:p>IBM PC + clones</text:p>
          </table:table-cell>
          <table:table-cell/>
          <table:table-cell table:style-name="ce8" office:value-type="string" calcext:value-type="string">
            <text:p>Smartphones</text:p>
          </table:table-cell>
          <table:table-cell/>
          <table:table-cell table:style-name="ce8" office:value-type="string" calcext:value-type="string">
            <text:p>Tablets</text:p>
          </table:table-cell>
          <table:table-cell table:number-columns-repeated="24"/>
          <table:table-cell table:style-name="ce1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6:.N6])" office:value-type="float" office:value="5" calcext:value-type="float">
            <text:p>5</text:p>
          </table:table-cell>
          <table:table-cell table:number-columns-repeated="6"/>
          <table:table-cell table:style-name="ce18"/>
          <table:table-cell office:value-type="float" office:value="1975" calcext:value-type="float">
            <text:p>1975</text:p>
          </table:table-cell>
          <table:table-cell table:style-name="ce16" table:formula="of:=+[.L6]/[.O6]*100" office:value-type="float" office:value="0" calcext:value-type="float">
            <text:p>0,00</text:p>
          </table:table-cell>
          <table:table-cell table:style-name="ce16" table:formula="of:=+[.J6]/[.O6]*100" office:value-type="float" office:value="0" calcext:value-type="float">
            <text:p>0,00</text:p>
          </table:table-cell>
          <table:table-cell table:style-name="ce16" table:formula="of:=+[.G6]/[.O6]*100" office:value-type="float" office:value="0" calcext:value-type="float">
            <text:p>0,00</text:p>
          </table:table-cell>
          <table:table-cell table:style-name="ce16" table:formula="of:=+[.N6]/[.O6]*100" office:value-type="float" office:value="100" calcext:value-type="float">
            <text:p>100,00</text:p>
          </table:table-cell>
          <table:table-cell table:style-name="ce16"/>
          <table:table-cell table:style-name="ce16" table:formula="of:=+[.M6]/[.O6]*100" office:value-type="float" office:value="0" calcext:value-type="float">
            <text:p>0,00</text:p>
          </table:table-cell>
          <table:table-cell table:formula="of:=+[.I6]/[.O6]*100" office:value-type="float" office:value="0" calcext:value-type="float">
            <text:p>0</text:p>
          </table:table-cell>
          <table:table-cell table:formula="of:=+[.D6]/[.O6]*100" office:value-type="float" office:value="0" calcext:value-type="float">
            <text:p>0</text:p>
          </table:table-cell>
          <table:table-cell table:formula="of:=+[.E6]/[.O6]*100" office:value-type="float" office:value="0" calcext:value-type="float">
            <text:p>0</text:p>
          </table:table-cell>
          <table:table-cell table:formula="of:=+[.H6]/[.O6]*100" office:value-type="float" office:value="0" calcext:value-type="float">
            <text:p>0</text:p>
          </table:table-cell>
          <table:table-cell table:formula="of:=+[.B6]/[.O6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19" table:formula="of:=([.O7]-[.O6])/[.O6]" office:value-type="percentage" office:value="8.2" calcext:value-type="percentage">
            <text:p>820 %</text:p>
          </table:table-cell>
          <table:table-cell table:formula="of:=SUM([.B7:.N7])" office:value-type="float" office:value="46" calcext:value-type="float">
            <text:p>46</text:p>
          </table:table-cell>
          <table:table-cell table:number-columns-repeated="6"/>
          <table:table-cell table:style-name="ce18"/>
          <table:table-cell office:value-type="float" office:value="1976" calcext:value-type="float">
            <text:p>1976</text:p>
          </table:table-cell>
          <table:table-cell table:style-name="ce16" table:formula="of:=+[.L7]/[.O7]*100" office:value-type="float" office:value="0" calcext:value-type="float">
            <text:p>0,00</text:p>
          </table:table-cell>
          <table:table-cell table:style-name="ce16" table:formula="of:=+[.J7]/[.O7]*100" office:value-type="float" office:value="0" calcext:value-type="float">
            <text:p>0,00</text:p>
          </table:table-cell>
          <table:table-cell table:style-name="ce16" table:formula="of:=+[.G7]/[.O7]*100" office:value-type="float" office:value="0" calcext:value-type="float">
            <text:p>0,00</text:p>
          </table:table-cell>
          <table:table-cell table:style-name="ce16" table:formula="of:=+[.N7]/[.O7]*100" office:value-type="float" office:value="13.0434782608696" calcext:value-type="float">
            <text:p>13,04</text:p>
          </table:table-cell>
          <table:table-cell table:style-name="ce16"/>
          <table:table-cell table:style-name="ce16" table:formula="of:=+[.M7]/[.O7]*100" office:value-type="float" office:value="86.9565217391304" calcext:value-type="float">
            <text:p>86,96</text:p>
          </table:table-cell>
          <table:table-cell table:formula="of:=+[.I7]/[.O7]*100" office:value-type="float" office:value="0" calcext:value-type="float">
            <text:p>0</text:p>
          </table:table-cell>
          <table:table-cell table:formula="of:=+[.D7]/[.O7]*100" office:value-type="float" office:value="0" calcext:value-type="float">
            <text:p>0</text:p>
          </table:table-cell>
          <table:table-cell table:formula="of:=+[.E7]/[.O7]*100" office:value-type="float" office:value="0" calcext:value-type="float">
            <text:p>0</text:p>
          </table:table-cell>
          <table:table-cell table:formula="of:=+[.H7]/[.O7]*100" office:value-type="float" office:value="0" calcext:value-type="float">
            <text:p>0</text:p>
          </table:table-cell>
          <table:table-cell table:formula="of:=+[.B7]/[.O7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ce19" table:formula="of:=([.O8]-[.O7])/[.O7]" office:value-type="percentage" office:value="2.26086956521739" calcext:value-type="percentage">
            <text:p>226 %</text:p>
          </table:table-cell>
          <table:table-cell table:formula="of:=SUM([.B8:.N8])" office:value-type="float" office:value="164.6" calcext:value-type="float">
            <text:p>164,6</text:p>
          </table:table-cell>
          <table:table-cell table:number-columns-repeated="5"/>
          <table:table-cell table:style-name="ce18" table:formula="of:=+[.C8]/[.O8]" office:value-type="percentage" office:value="0.004" calcext:value-type="percentage">
            <text:p>0,40 %</text:p>
          </table:table-cell>
          <table:table-cell table:style-name="ce18"/>
          <table:table-cell office:value-type="float" office:value="1977" calcext:value-type="float">
            <text:p>1977</text:p>
          </table:table-cell>
          <table:table-cell table:style-name="ce16" table:formula="of:=+[.L8]/[.O8]*100" office:value-type="float" office:value="2.66666666666667" calcext:value-type="float">
            <text:p>2,67</text:p>
          </table:table-cell>
          <table:table-cell table:style-name="ce16" table:formula="of:=+[.J8]/[.O8]*100" office:value-type="float" office:value="66.6666666666667" calcext:value-type="float">
            <text:p>66,67</text:p>
          </table:table-cell>
          <table:table-cell table:style-name="ce16" table:formula="of:=+[.G8]/[.O8]*100" office:value-type="float" office:value="0" calcext:value-type="float">
            <text:p>0,00</text:p>
          </table:table-cell>
          <table:table-cell table:style-name="ce16" table:formula="of:=+[.N8]/[.O8]*100" office:value-type="float" office:value="6.66666666666667" calcext:value-type="float">
            <text:p>6,67</text:p>
          </table:table-cell>
          <table:table-cell table:style-name="ce33" table:formula="of:=0.004*100" office:value-type="float" office:value="0.4" calcext:value-type="float">
            <text:p>0,40</text:p>
          </table:table-cell>
          <table:table-cell table:style-name="ce16" table:formula="of:=+[.M8]/[.O8]*100" office:value-type="float" office:value="33.3333333333333" calcext:value-type="float">
            <text:p>33,33</text:p>
          </table:table-cell>
          <table:table-cell table:formula="of:=+[.I8]/[.O8]*100" office:value-type="float" office:value="0" calcext:value-type="float">
            <text:p>0</text:p>
          </table:table-cell>
          <table:table-cell table:formula="of:=+[.D8]/[.O8]*100" office:value-type="float" office:value="0" calcext:value-type="float">
            <text:p>0</text:p>
          </table:table-cell>
          <table:table-cell table:formula="of:=+[.E8]/[.O8]*100" office:value-type="float" office:value="0" calcext:value-type="float">
            <text:p>0</text:p>
          </table:table-cell>
          <table:table-cell table:formula="of:=+[.H8]/[.O8]*100" office:value-type="float" office:value="0" calcext:value-type="float">
            <text:p>0</text:p>
          </table:table-cell>
          <table:table-cell table:formula="of:=+[.B8]/[.O8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style-name="ce19" table:formula="of:=([.O9]-[.O8])/[.O8]" office:value-type="percentage" office:value="0.72" calcext:value-type="percentage">
            <text:p>72 %</text:p>
          </table:table-cell>
          <table:table-cell table:formula="of:=SUM([.B9:.N9])" office:value-type="float" office:value="291.6" calcext:value-type="float">
            <text:p>291,6</text:p>
          </table:table-cell>
          <table:table-cell table:number-columns-repeated="5"/>
          <table:table-cell table:style-name="ce18" table:formula="of:=+[.C9]/[.O9]" office:value-type="percentage" office:value="0.0294573643410853" calcext:value-type="percentage">
            <text:p>2,95 %</text:p>
          </table:table-cell>
          <table:table-cell table:style-name="ce18"/>
          <table:table-cell office:value-type="float" office:value="1978" calcext:value-type="float">
            <text:p>1978</text:p>
          </table:table-cell>
          <table:table-cell table:style-name="ce16" table:formula="of:=+[.L9]/[.O9]*100" office:value-type="float" office:value="11.6279069767442" calcext:value-type="float">
            <text:p>11,63</text:p>
          </table:table-cell>
          <table:table-cell table:style-name="ce16" table:formula="of:=+[.J9]/[.O9]*100" office:value-type="float" office:value="58.1395348837209" calcext:value-type="float">
            <text:p>58,14</text:p>
          </table:table-cell>
          <table:table-cell table:style-name="ce16" table:formula="of:=+[.G9]/[.O9]*100" office:value-type="float" office:value="0" calcext:value-type="float">
            <text:p>0,00</text:p>
          </table:table-cell>
          <table:table-cell table:style-name="ce16" table:formula="of:=+[.N9]/[.O9]*100" office:value-type="float" office:value="1.55038759689923" calcext:value-type="float">
            <text:p>1,55</text:p>
          </table:table-cell>
          <table:table-cell table:style-name="ce16" table:formula="of:=0.0294573643410853*100" office:value-type="float" office:value="2.94573643410853" calcext:value-type="float">
            <text:p>2,95</text:p>
          </table:table-cell>
          <table:table-cell table:style-name="ce16" table:formula="of:=+[.M9]/[.O9]*100" office:value-type="float" office:value="38.7596899224806" calcext:value-type="float">
            <text:p>38,76</text:p>
          </table:table-cell>
          <table:table-cell table:formula="of:=+[.I9]/[.O9]*100" office:value-type="float" office:value="0" calcext:value-type="float">
            <text:p>0</text:p>
          </table:table-cell>
          <table:table-cell table:formula="of:=+[.D9]/[.O9]*100" office:value-type="float" office:value="0" calcext:value-type="float">
            <text:p>0</text:p>
          </table:table-cell>
          <table:table-cell table:formula="of:=+[.E9]/[.O9]*100" office:value-type="float" office:value="0" calcext:value-type="float">
            <text:p>0</text:p>
          </table:table-cell>
          <table:table-cell table:formula="of:=+[.H9]/[.O9]*100" office:value-type="float" office:value="0" calcext:value-type="float">
            <text:p>0</text:p>
          </table:table-cell>
          <table:table-cell table:formula="of:=+[.B9]/[.O9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SUM([.B10:.M10])" office:value-type="float" office:value="680" calcext:value-type="float">
            <text:p>680</text:p>
          </table:table-cell>
          <table:table-cell table:style-name="ce19" table:formula="of:=([.O10]-[.O9])/[.O9]" office:value-type="percentage" office:value="1.63565891472868" calcext:value-type="percentage">
            <text:p>164 %</text:p>
          </table:table-cell>
          <table:table-cell table:formula="of:=SUM([.B10:.N10])" office:value-type="float" office:value="680" calcext:value-type="float">
            <text:p>680</text:p>
          </table:table-cell>
          <table:table-cell table:number-columns-repeated="5"/>
          <table:table-cell table:style-name="ce18" table:formula="of:=+[.C10]/[.O10]" office:value-type="percentage" office:value="0.0514705882352941" calcext:value-type="percentage">
            <text:p>5,15 %</text:p>
          </table:table-cell>
          <table:table-cell table:style-name="ce18"/>
          <table:table-cell office:value-type="float" office:value="1979" calcext:value-type="float">
            <text:p>1979</text:p>
          </table:table-cell>
          <table:table-cell table:style-name="ce16" table:formula="of:=+[.L10]/[.O10]*100" office:value-type="float" office:value="6.61764705882353" calcext:value-type="float">
            <text:p>6,62</text:p>
          </table:table-cell>
          <table:table-cell table:style-name="ce16" table:formula="of:=+[.J10]/[.O10]*100" office:value-type="float" office:value="29.4117647058824" calcext:value-type="float">
            <text:p>29,41</text:p>
          </table:table-cell>
          <table:table-cell table:style-name="ce16" table:formula="of:=+[.G10]/[.O10]*100" office:value-type="float" office:value="14.7058823529412" calcext:value-type="float">
            <text:p>14,71</text:p>
          </table:table-cell>
          <table:table-cell table:style-name="ce16" table:formula="of:=+[.N10]/[.O10]*100" office:value-type="float" office:value="0" calcext:value-type="float">
            <text:p>0,00</text:p>
          </table:table-cell>
          <table:table-cell table:style-name="ce16" table:formula="of:=0.0603448275862069*100" office:value-type="float" office:value="6.03448275862069" calcext:value-type="float">
            <text:p>6,03</text:p>
          </table:table-cell>
          <table:table-cell table:style-name="ce16" table:formula="of:=+[.M10]/[.O10]*100" office:value-type="float" office:value="29.4117647058824" calcext:value-type="float">
            <text:p>29,41</text:p>
          </table:table-cell>
          <table:table-cell table:formula="of:=+[.I10]/[.O10]*100" office:value-type="float" office:value="0" calcext:value-type="float">
            <text:p>0</text:p>
          </table:table-cell>
          <table:table-cell table:formula="of:=+[.D10]/[.O10]*100" office:value-type="float" office:value="0" calcext:value-type="float">
            <text:p>0</text:p>
          </table:table-cell>
          <table:table-cell table:formula="of:=+[.E10]/[.O10]*100" office:value-type="float" office:value="0" calcext:value-type="float">
            <text:p>0</text:p>
          </table:table-cell>
          <table:table-cell table:formula="of:=+[.H10]/[.O10]*100" office:value-type="float" office:value="0" calcext:value-type="float">
            <text:p>0</text:p>
          </table:table-cell>
          <table:table-cell table:formula="of:=+[.B10]/[.O10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24" calcext:value-type="float">
            <text:p>724</text:p>
          </table:table-cell>
          <table:table-cell table:style-name="ce19" table:formula="of:=([.O11]-[.O10])/[.O10]" office:value-type="percentage" office:value="0.0647058823529412" calcext:value-type="percentage">
            <text:p>6 %</text:p>
          </table:table-cell>
          <table:table-cell table:formula="of:=SUM([.B11:.N11])" office:value-type="float" office:value="1282" calcext:value-type="float">
            <text:p>1282</text:p>
          </table:table-cell>
          <table:table-cell table:number-columns-repeated="5"/>
          <table:table-cell table:style-name="ce18" table:formula="of:=+[.C11]/[.O11]" office:value-type="percentage" office:value="0.107734806629834" calcext:value-type="percentage">
            <text:p>10,77 %</text:p>
          </table:table-cell>
          <table:table-cell table:style-name="ce18"/>
          <table:table-cell office:value-type="float" office:value="1980" calcext:value-type="float">
            <text:p>1980</text:p>
          </table:table-cell>
          <table:table-cell table:style-name="ce16" table:formula="of:=+[.L11]/[.O11]*100" office:value-type="float" office:value="12.4309392265193" calcext:value-type="float">
            <text:p>12,43</text:p>
          </table:table-cell>
          <table:table-cell table:style-name="ce16" table:formula="of:=+[.J11]/[.O11]*100" office:value-type="float" office:value="40.0552486187845" calcext:value-type="float">
            <text:p>40,06</text:p>
          </table:table-cell>
          <table:table-cell table:style-name="ce16" table:formula="of:=+[.G11]/[.O11]*100" office:value-type="float" office:value="27.6243093922652" calcext:value-type="float">
            <text:p>27,62</text:p>
          </table:table-cell>
          <table:table-cell table:style-name="ce16" table:formula="of:=+[.N11]/[.O11]*100" office:value-type="float" office:value="0" calcext:value-type="float">
            <text:p>0,00</text:p>
          </table:table-cell>
          <table:table-cell table:style-name="ce16" table:formula="of:=0.107734806629834*100" office:value-type="float" office:value="10.7734806629834" calcext:value-type="float">
            <text:p>10,77</text:p>
          </table:table-cell>
          <table:table-cell table:style-name="ce16" table:formula="of:=+[.M11]/[.O11]*100" office:value-type="float" office:value="58.5635359116022" calcext:value-type="float">
            <text:p>58,56</text:p>
          </table:table-cell>
          <table:table-cell table:formula="of:=+[.I11]/[.O11]*100" office:value-type="float" office:value="0" calcext:value-type="float">
            <text:p>0</text:p>
          </table:table-cell>
          <table:table-cell table:formula="of:=+[.D11]/[.O11]*100" office:value-type="float" office:value="0" calcext:value-type="float">
            <text:p>0</text:p>
          </table:table-cell>
          <table:table-cell table:formula="of:=+[.E11]/[.O11]*100" office:value-type="float" office:value="0" calcext:value-type="float">
            <text:p>0</text:p>
          </table:table-cell>
          <table:table-cell table:formula="of:=+[.H11]/[.O11]*100" office:value-type="float" office:value="0" calcext:value-type="float">
            <text:p>0</text:p>
          </table:table-cell>
          <table:table-cell table:formula="of:=+[.B11]/[.O11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9" table:formula="of:=([.O12]-[.O11])/[.O11]" office:value-type="percentage" office:value="0.933701657458563" calcext:value-type="percentage">
            <text:p>93 %</text:p>
          </table:table-cell>
          <table:table-cell table:formula="of:=SUM([.B12:.N12])" office:value-type="float" office:value="1740" calcext:value-type="float">
            <text:p>1740</text:p>
          </table:table-cell>
          <table:table-cell table:number-columns-repeated="3"/>
          <table:table-cell table:style-name="ce18" table:formula="of:=+[.B12]/[.O12]" office:value-type="percentage" office:value="0.025" calcext:value-type="percentage">
            <text:p>2,50 %</text:p>
          </table:table-cell>
          <table:table-cell/>
          <table:table-cell table:style-name="ce18" table:formula="of:=+[.C12]/[.O12]" office:value-type="percentage" office:value="0.15" calcext:value-type="percentage">
            <text:p>15,00 %</text:p>
          </table:table-cell>
          <table:table-cell table:style-name="ce18"/>
          <table:table-cell office:value-type="float" office:value="1981" calcext:value-type="float">
            <text:p>1981</text:p>
          </table:table-cell>
          <table:table-cell table:style-name="ce16" table:formula="of:=+[.L12]/[.O12]*100" office:value-type="float" office:value="2.85714285714286" calcext:value-type="float">
            <text:p>2,86</text:p>
          </table:table-cell>
          <table:table-cell table:style-name="ce16" table:formula="of:=+[.J12]/[.O12]*100" office:value-type="float" office:value="17.8571428571429" calcext:value-type="float">
            <text:p>17,86</text:p>
          </table:table-cell>
          <table:table-cell table:style-name="ce16" table:formula="of:=+[.G12]/[.O12]*100" office:value-type="float" office:value="21.4285714285714" calcext:value-type="float">
            <text:p>21,43</text:p>
          </table:table-cell>
          <table:table-cell table:style-name="ce16" table:formula="of:=+[.N12]/[.O12]*100" office:value-type="float" office:value="0" calcext:value-type="float">
            <text:p>0,00</text:p>
          </table:table-cell>
          <table:table-cell table:style-name="ce16" table:formula="of:=0.15*100" office:value-type="float" office:value="15" calcext:value-type="float">
            <text:p>15,00</text:p>
          </table:table-cell>
          <table:table-cell table:style-name="ce16" table:formula="of:=+[.M12]/[.O12]*100" office:value-type="float" office:value="43.2142857142857" calcext:value-type="float">
            <text:p>43,21</text:p>
          </table:table-cell>
          <table:table-cell table:formula="of:=+[.I12]/[.O12]*100" office:value-type="float" office:value="0" calcext:value-type="float">
            <text:p>0</text:p>
          </table:table-cell>
          <table:table-cell table:formula="of:=+[.D12]/[.O12]*100" office:value-type="float" office:value="0" calcext:value-type="float">
            <text:p>0</text:p>
          </table:table-cell>
          <table:table-cell table:formula="of:=+[.E12]/[.O12]*100" office:value-type="float" office:value="0" calcext:value-type="float">
            <text:p>0</text:p>
          </table:table-cell>
          <table:table-cell table:formula="of:=+[.H12]/[.O12]*100" office:value-type="float" office:value="0" calcext:value-type="float">
            <text:p>0</text:p>
          </table:table-cell>
          <table:table-cell table:formula="of:=+[.B12]/[.O12]*100" office:value-type="float" office:value="2.5" calcext:value-type="float">
            <text:p>2,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+[.O13]-[.J13]-[.I13]-[.G13]-[.C13]-[.B13]" office:value-type="float" office:value="1181" calcext:value-type="float">
            <text:p>1181</text:p>
          </table:table-cell>
          <table:table-cell/>
          <table:table-cell office:value-type="float" office:value="2800" calcext:value-type="float">
            <text:p>2800</text:p>
          </table:table-cell>
          <table:table-cell table:style-name="ce19" table:formula="of:=([.O13]-[.O12])/[.O12]" office:value-type="percentage" office:value="1" calcext:value-type="percentage">
            <text:p>100 %</text:p>
          </table:table-cell>
          <table:table-cell table:formula="of:=SUM([.B13:.N13])" office:value-type="float" office:value="3410" calcext:value-type="float">
            <text:p>3410</text:p>
          </table:table-cell>
          <table:table-cell table:number-columns-repeated="3"/>
          <table:table-cell table:style-name="ce18" table:formula="of:=+[.B13]/[.O13]" office:value-type="percentage" office:value="0.0857142857142857" calcext:value-type="percentage">
            <text:p>8,57 %</text:p>
          </table:table-cell>
          <table:table-cell table:style-name="ce18" table:formula="of:=+[.I13]/[.O13]" office:value-type="percentage" office:value="0.0714285714285714" calcext:value-type="percentage">
            <text:p>7,14 %</text:p>
          </table:table-cell>
          <table:table-cell table:style-name="ce18" table:formula="of:=+[.C13]/[.O13]" office:value-type="percentage" office:value="0.0996428571428571" calcext:value-type="percentage">
            <text:p>9,96 %</text:p>
          </table:table-cell>
          <table:table-cell table:style-name="ce18"/>
          <table:table-cell office:value-type="float" office:value="1982" calcext:value-type="float">
            <text:p>1982</text:p>
          </table:table-cell>
          <table:table-cell table:style-name="ce16" table:formula="of:=+[.L13]/[.O13]*100" office:value-type="float" office:value="0.357142857142857" calcext:value-type="float">
            <text:p>0,36</text:p>
          </table:table-cell>
          <table:table-cell table:style-name="ce16" table:formula="of:=+[.J13]/[.O13]*100" office:value-type="float" office:value="10.7142857142857" calcext:value-type="float">
            <text:p>10,71</text:p>
          </table:table-cell>
          <table:table-cell table:style-name="ce16" table:formula="of:=+[.G13]/[.O13]*100" office:value-type="float" office:value="21.4285714285714" calcext:value-type="float">
            <text:p>21,43</text:p>
          </table:table-cell>
          <table:table-cell table:style-name="ce16" table:formula="of:=+[.N13]/[.O13]*100" office:value-type="float" office:value="0" calcext:value-type="float">
            <text:p>0,00</text:p>
          </table:table-cell>
          <table:table-cell table:style-name="ce16" table:formula="of:=0.0996428571428571*100" office:value-type="float" office:value="9.96428571428571" calcext:value-type="float">
            <text:p>9,96</text:p>
          </table:table-cell>
          <table:table-cell table:style-name="ce16" table:formula="of:=+[.M13]/[.O13]*100" office:value-type="float" office:value="42.1785714285714" calcext:value-type="float">
            <text:p>42,18</text:p>
          </table:table-cell>
          <table:table-cell table:formula="of:=+[.I13]/[.O13]*100" office:value-type="float" office:value="7.14285714285714" calcext:value-type="float">
            <text:p>7,14285714285714</text:p>
          </table:table-cell>
          <table:table-cell table:formula="of:=+[.D13]/[.O13]*100" office:value-type="float" office:value="0" calcext:value-type="float">
            <text:p>0</text:p>
          </table:table-cell>
          <table:table-cell table:formula="of:=+[.E13]/[.O13]*100" office:value-type="float" office:value="0" calcext:value-type="float">
            <text:p>0</text:p>
          </table:table-cell>
          <table:table-cell table:formula="of:=+[.H13]/[.O13]*100" office:value-type="float" office:value="0" calcext:value-type="float">
            <text:p>0</text:p>
          </table:table-cell>
          <table:table-cell table:formula="of:=+[.B13]/[.O13]*100" office:value-type="float" office:value="8.57142857142857" calcext:value-type="float">
            <text:p>8,5714285714285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300" calcext:value-type="float">
            <text:p>130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14:.M14])" office:value-type="float" office:value="5420" calcext:value-type="float">
            <text:p>5420</text:p>
          </table:table-cell>
          <table:table-cell table:style-name="ce19" table:formula="of:=([.O14]-[.O13])/[.O13]" office:value-type="percentage" office:value="0.935714285714286" calcext:value-type="percentage">
            <text:p>94 %</text:p>
          </table:table-cell>
          <table:table-cell table:formula="of:=SUM([.B14:.N14])" office:value-type="float" office:value="5420" calcext:value-type="float">
            <text:p>5420</text:p>
          </table:table-cell>
          <table:table-cell table:number-columns-repeated="3"/>
          <table:table-cell table:style-name="ce18" table:formula="of:=+[.B14]/[.O14]" office:value-type="percentage" office:value="0.239852398523985" calcext:value-type="percentage">
            <text:p>23,99 %</text:p>
          </table:table-cell>
          <table:table-cell table:style-name="ce18" table:formula="of:=+[.I14]/[.O14]" office:value-type="percentage" office:value="0.3690036900369" calcext:value-type="percentage">
            <text:p>36,90 %</text:p>
          </table:table-cell>
          <table:table-cell table:style-name="ce18" table:formula="of:=+[.C14]/[.O14]" office:value-type="percentage" office:value="0.0774907749077491" calcext:value-type="percentage">
            <text:p>7,75 %</text:p>
          </table:table-cell>
          <table:table-cell table:style-name="ce18"/>
          <table:table-cell office:value-type="float" office:value="1983" calcext:value-type="float">
            <text:p>1983</text:p>
          </table:table-cell>
          <table:table-cell table:style-name="ce16" table:formula="of:=+[.L14]/[.O14]*100" office:value-type="float" office:value="0" calcext:value-type="float">
            <text:p>0,00</text:p>
          </table:table-cell>
          <table:table-cell table:style-name="ce16" table:formula="of:=+[.J14]/[.O14]*100" office:value-type="float" office:value="3.690036900369" calcext:value-type="float">
            <text:p>3,69</text:p>
          </table:table-cell>
          <table:table-cell table:style-name="ce16" table:formula="of:=+[.G14]/[.O14]*100" office:value-type="float" office:value="9.22509225092251" calcext:value-type="float">
            <text:p>9,23</text:p>
          </table:table-cell>
          <table:table-cell table:style-name="ce16" table:formula="of:=+[.N14]/[.O14]*100" office:value-type="float" office:value="0" calcext:value-type="float">
            <text:p>0,00</text:p>
          </table:table-cell>
          <table:table-cell table:style-name="ce16" table:formula="of:=0.0853658536585366*100" office:value-type="float" office:value="8.53658536585366" calcext:value-type="float">
            <text:p>8,54</text:p>
          </table:table-cell>
          <table:table-cell table:style-name="ce16" table:formula="of:=+[.M14]/[.O14]*100" office:value-type="float" office:value="9.22509225092251" calcext:value-type="float">
            <text:p>9,23</text:p>
          </table:table-cell>
          <table:table-cell table:formula="of:=+[.I14]/[.O14]*100" office:value-type="float" office:value="36.90036900369" calcext:value-type="float">
            <text:p>36,90036900369</text:p>
          </table:table-cell>
          <table:table-cell table:formula="of:=+[.D14]/[.O14]*100" office:value-type="float" office:value="0" calcext:value-type="float">
            <text:p>0</text:p>
          </table:table-cell>
          <table:table-cell table:formula="of:=+[.E14]/[.O14]*100" office:value-type="float" office:value="0" calcext:value-type="float">
            <text:p>0</text:p>
          </table:table-cell>
          <table:table-cell table:formula="of:=+[.H14]/[.O14]*100" office:value-type="float" office:value="0" calcext:value-type="float">
            <text:p>0</text:p>
          </table:table-cell>
          <table:table-cell table:formula="of:=+[.B14]/[.O14]*100" office:value-type="float" office:value="23.9852398523985" calcext:value-type="float">
            <text:p>23,98523985239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15:.M15])" office:value-type="float" office:value="6522" calcext:value-type="float">
            <text:p>6522</text:p>
          </table:table-cell>
          <table:table-cell table:style-name="ce19" table:formula="of:=([.O15]-[.O14])/[.O14]" office:value-type="percentage" office:value="0.203321033210332" calcext:value-type="percentage">
            <text:p>20 %</text:p>
          </table:table-cell>
          <table:table-cell table:formula="of:=SUM([.B15:.N15])" office:value-type="float" office:value="6522" calcext:value-type="float">
            <text:p>652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/>
          <table:table-cell table:style-name="ce18" table:formula="of:=+[.B15]/[.O15]" office:value-type="percentage" office:value="0.306654400490647" calcext:value-type="percentage">
            <text:p>30,67 %</text:p>
          </table:table-cell>
          <table:table-cell table:style-name="ce18" table:formula="of:=+[.I15]/[.O15]" office:value-type="percentage" office:value="0.383318000613309" calcext:value-type="percentage">
            <text:p>38,33 %</text:p>
          </table:table-cell>
          <table:table-cell table:style-name="ce18" table:formula="of:=+[.C15]/[.O15]" office:value-type="percentage" office:value="0.153327200245324" calcext:value-type="percentage">
            <text:p>15,33 %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table:style-name="ce16" table:formula="of:=+[.L15]/[.O15]*100" office:value-type="float" office:value="0" calcext:value-type="float">
            <text:p>0,00</text:p>
          </table:table-cell>
          <table:table-cell table:style-name="ce16" table:formula="of:=+[.J15]/[.O15]*100" office:value-type="float" office:value="0.766636001226618" calcext:value-type="float">
            <text:p>0,77</text:p>
          </table:table-cell>
          <table:table-cell table:style-name="ce16" table:formula="of:=+[.G15]/[.O15]*100" office:value-type="float" office:value="3.06654400490647" calcext:value-type="float">
            <text:p>3,07</text:p>
          </table:table-cell>
          <table:table-cell table:style-name="ce16" table:formula="of:=+[.N15]/[.O15]*100" office:value-type="float" office:value="0" calcext:value-type="float">
            <text:p>0,00</text:p>
          </table:table-cell>
          <table:table-cell table:style-name="ce16" table:formula="of:=0.158177791838026*100" office:value-type="float" office:value="15.8177791838026" calcext:value-type="float">
            <text:p>15,82</text:p>
          </table:table-cell>
          <table:table-cell table:style-name="ce16" table:formula="of:=+[.M15]/[.O15]*100" office:value-type="float" office:value="3.06654400490647" calcext:value-type="float">
            <text:p>3,07</text:p>
          </table:table-cell>
          <table:table-cell table:formula="of:=+[.I15]/[.O15]*100" office:value-type="float" office:value="38.3318000613309" calcext:value-type="float">
            <text:p>38,3318000613309</text:p>
          </table:table-cell>
          <table:table-cell table:formula="of:=+[.D15]/[.O15]*100" office:value-type="float" office:value="5.70377184912604" calcext:value-type="float">
            <text:p>5,70377184912604</text:p>
          </table:table-cell>
          <table:table-cell table:formula="of:=+[.E15]/[.O15]*100" office:value-type="float" office:value="0" calcext:value-type="float">
            <text:p>0</text:p>
          </table:table-cell>
          <table:table-cell table:formula="of:=+[.H15]/[.O15]*100" office:value-type="float" office:value="0" calcext:value-type="float">
            <text:p>0</text:p>
          </table:table-cell>
          <table:table-cell table:formula="of:=+[.B15]/[.O15]*100" office:value-type="float" office:value="30.6654400490647" calcext:value-type="float">
            <text:p>30,665440049064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6:.K16])" office:value-type="float" office:value="7810" calcext:value-type="float">
            <text:p>7810</text:p>
          </table:table-cell>
          <table:table-cell table:style-name="ce19" table:formula="of:=([.O16]-[.O15])/[.O15]" office:value-type="percentage" office:value="0.197485433915977" calcext:value-type="percentage">
            <text:p>20 %</text:p>
          </table:table-cell>
          <table:table-cell table:formula="of:=SUM([.B16:.N16])" office:value-type="float" office:value="7810" calcext:value-type="float">
            <text:p>7810</text:p>
          </table:table-cell>
          <table:table-cell/>
          <table:table-cell table:style-name="ce18" office:value-type="percentage" office:value="0.026" calcext:value-type="percentage">
            <text:p>2,60 %</text:p>
          </table:table-cell>
          <table:table-cell table:style-name="ce18" table:formula="of:=+[.E16]/[.O16]" office:value-type="percentage" office:value="0.0128040973111396" calcext:value-type="percentage">
            <text:p>1,28 %</text:p>
          </table:table-cell>
          <table:table-cell table:style-name="ce18" table:formula="of:=+[.B16]/[.O16]" office:value-type="percentage" office:value="0.473751600512164" calcext:value-type="percentage">
            <text:p>47,38 %</text:p>
          </table:table-cell>
          <table:table-cell table:style-name="ce18" table:formula="of:=+[.I16]/[.O16]" office:value-type="percentage" office:value="0.320102432778489" calcext:value-type="percentage">
            <text:p>32,01 %</text:p>
          </table:table-cell>
          <table:table-cell table:style-name="ce18" table:formula="of:=+[.C16]/[.O16]" office:value-type="percentage" office:value="0.115236875800256" calcext:value-type="percentage">
            <text:p>11,52 %</text:p>
          </table:table-cell>
          <table:table-cell table:style-name="ce18" table:formula="of:=+[.H16]/[.O16]" office:value-type="percentage" office:value="0.0128040973111396" calcext:value-type="percentage">
            <text:p>1,28 %</text:p>
          </table:table-cell>
          <table:table-cell office:value-type="float" office:value="1985" calcext:value-type="float">
            <text:p>1985</text:p>
          </table:table-cell>
          <table:table-cell table:style-name="ce16" table:formula="of:=+[.L16]/[.O16]*100" office:value-type="float" office:value="0" calcext:value-type="float">
            <text:p>0,00</text:p>
          </table:table-cell>
          <table:table-cell table:style-name="ce16" table:formula="of:=+[.J16]/[.O16]*100" office:value-type="float" office:value="0.128040973111396" calcext:value-type="float">
            <text:p>0,13</text:p>
          </table:table-cell>
          <table:table-cell table:style-name="ce16" table:formula="of:=+[.G16]/[.O16]*100" office:value-type="float" office:value="1.28040973111396" calcext:value-type="float">
            <text:p>1,28</text:p>
          </table:table-cell>
          <table:table-cell table:style-name="ce16" table:formula="of:=+[.N16]/[.O16]*100" office:value-type="float" office:value="0" calcext:value-type="float">
            <text:p>0,00</text:p>
          </table:table-cell>
          <table:table-cell table:style-name="ce16" table:formula="of:=0.11826544021025*100" office:value-type="float" office:value="11.826544021025" calcext:value-type="float">
            <text:p>11,83</text:p>
          </table:table-cell>
          <table:table-cell table:style-name="ce16" table:formula="of:=+[.M16]/[.O16]*100" office:value-type="float" office:value="0" calcext:value-type="float">
            <text:p>0,00</text:p>
          </table:table-cell>
          <table:table-cell table:formula="of:=+[.I16]/[.O16]*100" office:value-type="float" office:value="32.0102432778489" calcext:value-type="float">
            <text:p>32,0102432778489</text:p>
          </table:table-cell>
          <table:table-cell table:formula="of:=+[.D16]/[.O16]*100" office:value-type="float" office:value="2.56081946222791" calcext:value-type="float">
            <text:p>2,56081946222791</text:p>
          </table:table-cell>
          <table:table-cell table:formula="of:=+[.E16]/[.O16]*100" office:value-type="float" office:value="1.28040973111396" calcext:value-type="float">
            <text:p>1,28040973111396</text:p>
          </table:table-cell>
          <table:table-cell table:formula="of:=+[.H16]/[.O16]*100" office:value-type="float" office:value="1.28040973111396" calcext:value-type="float">
            <text:p>1,28040973111396</text:p>
          </table:table-cell>
          <table:table-cell table:formula="of:=+[.B16]/[.O16]*100" office:value-type="float" office:value="47.3751600512164" calcext:value-type="float">
            <text:p>47,375160051216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5020" calcext:value-type="float">
            <text:p>5020</text:p>
          </table:table-cell>
          <table:table-cell office:value-type="float" office:value="700" calcext:value-type="float">
            <text:p>70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19" table:formula="of:=([.O17]-[.O16])/[.O16]" office:value-type="percentage" office:value="0.152368758002561" calcext:value-type="percentage">
            <text:p>15 %</text:p>
          </table:table-cell>
          <table:table-cell table:formula="of:=SUM([.B17:.N17])" office:value-type="float" office:value="9200" calcext:value-type="float">
            <text:p>9200</text:p>
          </table:table-cell>
          <table:table-cell/>
          <table:table-cell table:style-name="ce18" office:value-type="percentage" office:value="0.042" calcext:value-type="percentage">
            <text:p>4,20 %</text:p>
          </table:table-cell>
          <table:table-cell table:style-name="ce18" table:formula="of:=+[.E17]/[.O17]" office:value-type="percentage" office:value="0.0222222222222222" calcext:value-type="percentage">
            <text:p>2,22 %</text:p>
          </table:table-cell>
          <table:table-cell table:style-name="ce18" table:formula="of:=+[.B17]/[.O17]" office:value-type="percentage" office:value="0.557777777777778" calcext:value-type="percentage">
            <text:p>55,78 %</text:p>
          </table:table-cell>
          <table:table-cell table:style-name="ce18" table:formula="of:=+[.I17]/[.O17]" office:value-type="percentage" office:value="0.277777777777778" calcext:value-type="percentage">
            <text:p>27,78 %</text:p>
          </table:table-cell>
          <table:table-cell table:style-name="ce18" table:formula="of:=+[.C17]/[.O17]" office:value-type="percentage" office:value="0.0777777777777778" calcext:value-type="percentage">
            <text:p>7,78 %</text:p>
          </table:table-cell>
          <table:table-cell table:style-name="ce18" table:formula="of:=+[.H17]/[.O17]" office:value-type="percentage" office:value="0.0222222222222222" calcext:value-type="percentage">
            <text:p>2,22 %</text:p>
          </table:table-cell>
          <table:table-cell office:value-type="float" office:value="1986" calcext:value-type="float">
            <text:p>1986</text:p>
          </table:table-cell>
          <table:table-cell table:style-name="ce16" table:formula="of:=+[.L17]/[.O17]*100" office:value-type="float" office:value="0" calcext:value-type="float">
            <text:p>0,00</text:p>
          </table:table-cell>
          <table:table-cell table:style-name="ce16" table:formula="of:=+[.J17]/[.O17]*100" office:value-type="float" office:value="0" calcext:value-type="float">
            <text:p>0,00</text:p>
          </table:table-cell>
          <table:table-cell table:style-name="ce16" table:formula="of:=+[.G17]/[.O17]*100" office:value-type="float" office:value="0" calcext:value-type="float">
            <text:p>0,00</text:p>
          </table:table-cell>
          <table:table-cell table:style-name="ce16" table:formula="of:=+[.N17]/[.O17]*100" office:value-type="float" office:value="0" calcext:value-type="float">
            <text:p>0,00</text:p>
          </table:table-cell>
          <table:table-cell table:style-name="ce16" table:formula="of:=0.0777777777777778*100" office:value-type="float" office:value="7.77777777777778" calcext:value-type="float">
            <text:p>7,78</text:p>
          </table:table-cell>
          <table:table-cell table:style-name="ce16" table:formula="of:=+[.M17]/[.O17]*100" office:value-type="float" office:value="0" calcext:value-type="float">
            <text:p>0,00</text:p>
          </table:table-cell>
          <table:table-cell table:formula="of:=+[.I17]/[.O17]*100" office:value-type="float" office:value="27.7777777777778" calcext:value-type="float">
            <text:p>27,7777777777778</text:p>
          </table:table-cell>
          <table:table-cell table:formula="of:=+[.D17]/[.O17]*100" office:value-type="float" office:value="4.22222222222222" calcext:value-type="float">
            <text:p>4,22222222222222</text:p>
          </table:table-cell>
          <table:table-cell table:formula="of:=+[.E17]/[.O17]*100" office:value-type="float" office:value="2.22222222222222" calcext:value-type="float">
            <text:p>2,22222222222222</text:p>
          </table:table-cell>
          <table:table-cell table:formula="of:=+[.H17]/[.O17]*100" office:value-type="float" office:value="2.22222222222222" calcext:value-type="float">
            <text:p>2,22222222222222</text:p>
          </table:table-cell>
          <table:table-cell table:formula="of:=+[.B17]/[.O17]*100" office:value-type="float" office:value="55.7777777777778" calcext:value-type="float">
            <text:p>55,777777777777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+[.O18]-[.C18]-[.D18]-[.E18]-[.H18]-[.I18]" office:value-type="float" office:value="5950" calcext:value-type="float">
            <text:p>59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00" calcext:value-type="float">
            <text:p>9200</text:p>
          </table:table-cell>
          <table:table-cell table:style-name="ce19" table:formula="of:=([.O18]-[.O17])/[.O17]" office:value-type="percentage" office:value="0.0222222222222222" calcext:value-type="percentage">
            <text:p>2 %</text:p>
          </table:table-cell>
          <table:table-cell table:formula="of:=SUM([.B18:.N18])" office:value-type="float" office:value="9600" calcext:value-type="float">
            <text:p>9600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8]/[.O18]" office:value-type="percentage" office:value="0.0326086956521739" calcext:value-type="percentage">
            <text:p>3,26 %</text:p>
          </table:table-cell>
          <table:table-cell table:style-name="ce18" table:formula="of:=+[.B18]/[.O18]" office:value-type="percentage" office:value="0.646739130434783" calcext:value-type="percentage">
            <text:p>64,67 %</text:p>
          </table:table-cell>
          <table:table-cell table:style-name="ce18" table:formula="of:=+[.I18]/[.O18]" office:value-type="percentage" office:value="0.16304347826087" calcext:value-type="percentage">
            <text:p>16,30 %</text:p>
          </table:table-cell>
          <table:table-cell table:style-name="ce18" table:formula="of:=+[.C18]/[.O18]" office:value-type="percentage" office:value="0.0543478260869565" calcext:value-type="percentage">
            <text:p>5,43 %</text:p>
          </table:table-cell>
          <table:table-cell table:style-name="ce18" table:formula="of:=+[.H18]/[.O18]" office:value-type="percentage" office:value="0.0434782608695652" calcext:value-type="percentage">
            <text:p>4,35 %</text:p>
          </table:table-cell>
          <table:table-cell office:value-type="float" office:value="1987" calcext:value-type="float">
            <text:p>1987</text:p>
          </table:table-cell>
          <table:table-cell table:style-name="ce16" table:formula="of:=+[.L18]/[.O18]*100" office:value-type="float" office:value="0" calcext:value-type="float">
            <text:p>0,00</text:p>
          </table:table-cell>
          <table:table-cell table:style-name="ce16" table:formula="of:=+[.J18]/[.O18]*100" office:value-type="float" office:value="0" calcext:value-type="float">
            <text:p>0,00</text:p>
          </table:table-cell>
          <table:table-cell table:style-name="ce16" table:formula="of:=+[.G18]/[.O18]*100" office:value-type="float" office:value="0" calcext:value-type="float">
            <text:p>0,00</text:p>
          </table:table-cell>
          <table:table-cell table:style-name="ce16" table:formula="of:=+[.N18]/[.O18]*100" office:value-type="float" office:value="0" calcext:value-type="float">
            <text:p>0,00</text:p>
          </table:table-cell>
          <table:table-cell table:style-name="ce16" table:formula="of:=0.0543478260869565*100" office:value-type="float" office:value="5.43478260869565" calcext:value-type="float">
            <text:p>5,43</text:p>
          </table:table-cell>
          <table:table-cell table:style-name="ce16" table:formula="of:=+[.M18]/[.O18]*100" office:value-type="float" office:value="0" calcext:value-type="float">
            <text:p>0,00</text:p>
          </table:table-cell>
          <table:table-cell table:formula="of:=+[.I18]/[.O18]*100" office:value-type="float" office:value="16.304347826087" calcext:value-type="float">
            <text:p>16,304347826087</text:p>
          </table:table-cell>
          <table:table-cell table:formula="of:=+[.D18]/[.O18]*100" office:value-type="float" office:value="5.97826086956522" calcext:value-type="float">
            <text:p>5,97826086956522</text:p>
          </table:table-cell>
          <table:table-cell table:formula="of:=+[.E18]/[.O18]*100" office:value-type="float" office:value="3.26086956521739" calcext:value-type="float">
            <text:p>3,26086956521739</text:p>
          </table:table-cell>
          <table:table-cell table:formula="of:=+[.H18]/[.O18]*100" office:value-type="float" office:value="4.34782608695652" calcext:value-type="float">
            <text:p>4,34782608695652</text:p>
          </table:table-cell>
          <table:table-cell table:formula="of:=+[.B18]/[.O18]*100" office:value-type="float" office:value="64.6739130434783" calcext:value-type="float">
            <text:p>64,673913043478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+[.O19]-[.C19]-[.D19]-[.E19]-[.H19]-[.I19]" office:value-type="float" office:value="11900" calcext:value-type="float">
            <text:p>1190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19" table:formula="of:=([.O19]-[.O18])/[.O18]" office:value-type="percentage" office:value="0.630434782608696" calcext:value-type="percentage">
            <text:p>63 %</text:p>
          </table:table-cell>
          <table:table-cell table:formula="of:=SUM([.B19:.N19])" office:value-type="float" office:value="15362" calcext:value-type="float">
            <text:p>1536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9]/[.O19]" office:value-type="percentage" office:value="0.0266666666666667" calcext:value-type="percentage">
            <text:p>2,67 %</text:p>
          </table:table-cell>
          <table:table-cell table:style-name="ce18" table:formula="of:=+[.B19]/[.O19]" office:value-type="percentage" office:value="0.793333333333333" calcext:value-type="percentage">
            <text:p>79,33 %</text:p>
          </table:table-cell>
          <table:table-cell table:style-name="ce18" table:formula="of:=+[.I19]/[.O19]" office:value-type="percentage" office:value="0.0833333333333333" calcext:value-type="percentage">
            <text:p>8,33 %</text:p>
          </table:table-cell>
          <table:table-cell table:style-name="ce18" table:formula="of:=+[.C19]/[.O19]" office:value-type="percentage" office:value="0.0133333333333333" calcext:value-type="percentage">
            <text:p>1,33 %</text:p>
          </table:table-cell>
          <table:table-cell table:style-name="ce18" table:formula="of:=+[.H19]/[.O19]" office:value-type="percentage" office:value="0.0233333333333333" calcext:value-type="percentage">
            <text:p>2,33 %</text:p>
          </table:table-cell>
          <table:table-cell office:value-type="float" office:value="1988" calcext:value-type="float">
            <text:p>1988</text:p>
          </table:table-cell>
          <table:table-cell table:style-name="ce16" table:formula="of:=+[.L19]/[.O19]*100" office:value-type="float" office:value="0" calcext:value-type="float">
            <text:p>0,00</text:p>
          </table:table-cell>
          <table:table-cell table:style-name="ce16" table:formula="of:=+[.J19]/[.O19]*100" office:value-type="float" office:value="0" calcext:value-type="float">
            <text:p>0,00</text:p>
          </table:table-cell>
          <table:table-cell table:style-name="ce16" table:formula="of:=+[.G19]/[.O19]*100" office:value-type="float" office:value="0" calcext:value-type="float">
            <text:p>0,00</text:p>
          </table:table-cell>
          <table:table-cell table:style-name="ce16" table:formula="of:=+[.N19]/[.O19]*100" office:value-type="float" office:value="0" calcext:value-type="float">
            <text:p>0,00</text:p>
          </table:table-cell>
          <table:table-cell table:style-name="ce16" table:formula="of:=0.0133333333333333*100" office:value-type="float" office:value="1.33333333333333" calcext:value-type="float">
            <text:p>1,33</text:p>
          </table:table-cell>
          <table:table-cell table:style-name="ce16" table:formula="of:=+[.M19]/[.O19]*100" office:value-type="float" office:value="0" calcext:value-type="float">
            <text:p>0,00</text:p>
          </table:table-cell>
          <table:table-cell table:formula="of:=+[.I19]/[.O19]*100" office:value-type="float" office:value="8.33333333333333" calcext:value-type="float">
            <text:p>8,33333333333333</text:p>
          </table:table-cell>
          <table:table-cell table:formula="of:=+[.D19]/[.O19]*100" office:value-type="float" office:value="6" calcext:value-type="float">
            <text:p>6</text:p>
          </table:table-cell>
          <table:table-cell table:formula="of:=+[.E19]/[.O19]*100" office:value-type="float" office:value="2.66666666666667" calcext:value-type="float">
            <text:p>2,66666666666667</text:p>
          </table:table-cell>
          <table:table-cell table:formula="of:=+[.H19]/[.O19]*100" office:value-type="float" office:value="2.33333333333333" calcext:value-type="float">
            <text:p>2,33333333333333</text:p>
          </table:table-cell>
          <table:table-cell table:formula="of:=+[.B19]/[.O19]*100" office:value-type="float" office:value="79.3333333333333" calcext:value-type="float">
            <text:p>79,3333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+[.O20]-[.C20]-[.D20]-[.E20]-[.H20]-[.I20]" office:value-type="float" office:value="17550" calcext:value-type="float">
            <text:p>1755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19" table:formula="of:=([.O20]-[.O19])/[.O19]" office:value-type="percentage" office:value="0.4" calcext:value-type="percentage">
            <text:p>40 %</text:p>
          </table:table-cell>
          <table:table-cell table:formula="of:=SUM([.B20:.N20])" office:value-type="float" office:value="21312" calcext:value-type="float">
            <text:p>21312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0]/[.O20]" office:value-type="percentage" office:value="0.0285714285714286" calcext:value-type="percentage">
            <text:p>2,86 %</text:p>
          </table:table-cell>
          <table:table-cell table:style-name="ce18" table:formula="of:=+[.B20]/[.O20]" office:value-type="percentage" office:value="0.835714285714286" calcext:value-type="percentage">
            <text:p>83,57 %</text:p>
          </table:table-cell>
          <table:table-cell table:style-name="ce18" table:formula="of:=+[.I20]/[.O20]" office:value-type="percentage" office:value="0.0595238095238095" calcext:value-type="percentage">
            <text:p>5,95 %</text:p>
          </table:table-cell>
          <table:table-cell table:style-name="ce18" table:formula="of:=+[.C20]/[.O20]" office:value-type="percentage" office:value="0.00952380952380952" calcext:value-type="percentage">
            <text:p>0,95 %</text:p>
          </table:table-cell>
          <table:table-cell table:style-name="ce18" table:formula="of:=+[.H20]/[.O20]" office:value-type="percentage" office:value="0.0142857142857143" calcext:value-type="percentage">
            <text:p>1,43 %</text:p>
          </table:table-cell>
          <table:table-cell office:value-type="float" office:value="1989" calcext:value-type="float">
            <text:p>1989</text:p>
          </table:table-cell>
          <table:table-cell table:style-name="ce16" table:formula="of:=+[.L20]/[.O20]*100" office:value-type="float" office:value="0" calcext:value-type="float">
            <text:p>0,00</text:p>
          </table:table-cell>
          <table:table-cell table:style-name="ce16" table:formula="of:=+[.J20]/[.O20]*100" office:value-type="float" office:value="0" calcext:value-type="float">
            <text:p>0,00</text:p>
          </table:table-cell>
          <table:table-cell table:style-name="ce16" table:formula="of:=+[.G20]/[.O20]*100" office:value-type="float" office:value="0" calcext:value-type="float">
            <text:p>0,00</text:p>
          </table:table-cell>
          <table:table-cell table:style-name="ce16" table:formula="of:=+[.N20]/[.O20]*100" office:value-type="float" office:value="0" calcext:value-type="float">
            <text:p>0,00</text:p>
          </table:table-cell>
          <table:table-cell table:style-name="ce16" table:formula="of:=0.00952380952380952*100" office:value-type="float" office:value="0.952380952380952" calcext:value-type="float">
            <text:p>0,95</text:p>
          </table:table-cell>
          <table:table-cell table:style-name="ce16" table:formula="of:=+[.M20]/[.O20]*100" office:value-type="float" office:value="0" calcext:value-type="float">
            <text:p>0,00</text:p>
          </table:table-cell>
          <table:table-cell table:formula="of:=+[.I20]/[.O20]*100" office:value-type="float" office:value="5.95238095238095" calcext:value-type="float">
            <text:p>5,95238095238095</text:p>
          </table:table-cell>
          <table:table-cell table:formula="of:=+[.D20]/[.O20]*100" office:value-type="float" office:value="5.23809523809524" calcext:value-type="float">
            <text:p>5,23809523809524</text:p>
          </table:table-cell>
          <table:table-cell table:formula="of:=+[.E20]/[.O20]*100" office:value-type="float" office:value="2.85714285714286" calcext:value-type="float">
            <text:p>2,85714285714286</text:p>
          </table:table-cell>
          <table:table-cell table:formula="of:=+[.H20]/[.O20]*100" office:value-type="float" office:value="1.42857142857143" calcext:value-type="float">
            <text:p>1,42857142857143</text:p>
          </table:table-cell>
          <table:table-cell table:formula="of:=+[.B20]/[.O20]*100" office:value-type="float" office:value="83.5714285714286" calcext:value-type="float">
            <text:p>83,571428571428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+[.O21]-[.C21]-[.D21]-[.E21]-[.H21]-[.I21]-[.K21]" office:value-type="float" office:value="16838" calcext:value-type="float">
            <text:p>16838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19" table:formula="of:=([.O21]-[.O20])/[.O20]" office:value-type="percentage" office:value="-0.0476190476190476" calcext:value-type="percentage">
            <text:p>-5 %</text:p>
          </table:table-cell>
          <table:table-cell table:formula="of:=SUM([.B21:.N21])" office:value-type="float" office:value="20300" calcext:value-type="float">
            <text:p>20300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1]/[.O21]" office:value-type="percentage" office:value="0.0375" calcext:value-type="percentage">
            <text:p>3,75 %</text:p>
          </table:table-cell>
          <table:table-cell table:style-name="ce18" table:formula="of:=+[.B21]/[.O21]" office:value-type="percentage" office:value="0.8419" calcext:value-type="percentage">
            <text:p>84,19 %</text:p>
          </table:table-cell>
          <table:table-cell table:style-name="ce18" table:formula="of:=+[.I21]/[.O21]" office:value-type="percentage" office:value="0.035" calcext:value-type="percentage">
            <text:p>3,50 %</text:p>
          </table:table-cell>
          <table:table-cell table:style-name="ce18" table:formula="of:=+[.C21]/[.O21]" office:value-type="percentage" office:value="0.005" calcext:value-type="percentage">
            <text:p>0,50 %</text:p>
          </table:table-cell>
          <table:table-cell table:style-name="ce18" table:formula="of:=+[.H21]/[.O21]" office:value-type="percentage" office:value="0.015" calcext:value-type="percentage">
            <text:p>1,50 %</text:p>
          </table:table-cell>
          <table:table-cell office:value-type="float" office:value="1990" calcext:value-type="float">
            <text:p>1990</text:p>
          </table:table-cell>
          <table:table-cell table:style-name="ce16" table:formula="of:=+[.L21]/[.O21]*100" office:value-type="float" office:value="0" calcext:value-type="float">
            <text:p>0,00</text:p>
          </table:table-cell>
          <table:table-cell table:style-name="ce16" table:formula="of:=+[.J21]/[.O21]*100" office:value-type="float" office:value="0" calcext:value-type="float">
            <text:p>0,00</text:p>
          </table:table-cell>
          <table:table-cell table:style-name="ce16" table:formula="of:=+[.G21]/[.O21]*100" office:value-type="float" office:value="0" calcext:value-type="float">
            <text:p>0,00</text:p>
          </table:table-cell>
          <table:table-cell table:style-name="ce16" table:formula="of:=+[.N21]/[.O21]*100" office:value-type="float" office:value="0" calcext:value-type="float">
            <text:p>0,00</text:p>
          </table:table-cell>
          <table:table-cell table:style-name="ce16" table:formula="of:=0.005*100" office:value-type="float" office:value="0.5" calcext:value-type="float">
            <text:p>0,50</text:p>
          </table:table-cell>
          <table:table-cell table:style-name="ce16" table:formula="of:=+[.M21]/[.O21]*100" office:value-type="float" office:value="0" calcext:value-type="float">
            <text:p>0,00</text:p>
          </table:table-cell>
          <table:table-cell table:formula="of:=+[.I21]/[.O21]*100" office:value-type="float" office:value="3.5" calcext:value-type="float">
            <text:p>3,5</text:p>
          </table:table-cell>
          <table:table-cell table:formula="of:=+[.D21]/[.O21]*100" office:value-type="float" office:value="6.5" calcext:value-type="float">
            <text:p>6,5</text:p>
          </table:table-cell>
          <table:table-cell table:formula="of:=+[.E21]/[.O21]*100" office:value-type="float" office:value="3.75" calcext:value-type="float">
            <text:p>3,75</text:p>
          </table:table-cell>
          <table:table-cell table:formula="of:=+[.H21]/[.O21]*100" office:value-type="float" office:value="1.5" calcext:value-type="float">
            <text:p>1,5</text:p>
          </table:table-cell>
          <table:table-cell table:formula="of:=+[.B21]/[.O21]*100" office:value-type="float" office:value="84.19" calcext:value-type="float">
            <text:p>84,19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+[.O22]-[.C22]-[.D22]-[.E22]-[.H22]-[.I22]-[.K22]" office:value-type="float" office:value="14399" calcext:value-type="float">
            <text:p>14399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1035" calcext:value-type="float">
            <text:p>103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50" calcext:value-type="float">
            <text:p>18750</text:p>
          </table:table-cell>
          <table:table-cell table:style-name="ce19" table:formula="of:=([.O22]-[.O21])/[.O21]" office:value-type="percentage" office:value="-0.0625" calcext:value-type="percentage">
            <text:p>-6 %</text:p>
          </table:table-cell>
          <table:table-cell table:formula="of:=SUM([.B22:.N22])" office:value-type="float" office:value="19050" calcext:value-type="float">
            <text:p>19050</text:p>
          </table:table-cell>
          <table:table-cell/>
          <table:table-cell table:style-name="ce18" office:value-type="percentage" office:value="0.112" calcext:value-type="percentage">
            <text:p>11,20 %</text:p>
          </table:table-cell>
          <table:table-cell table:style-name="ce18" table:formula="of:=+[.E22]/[.O22]" office:value-type="percentage" office:value="0.0552" calcext:value-type="percentage">
            <text:p>5,52 %</text:p>
          </table:table-cell>
          <table:table-cell table:style-name="ce18" table:formula="of:=+[.B22]/[.O22]" office:value-type="percentage" office:value="0.767946666666667" calcext:value-type="percentage">
            <text:p>76,79 %</text:p>
          </table:table-cell>
          <table:table-cell table:style-name="ce18" table:formula="of:=+[.I22]/[.O22]" office:value-type="percentage" office:value="0.0426666666666667" calcext:value-type="percentage">
            <text:p>4,27 %</text:p>
          </table:table-cell>
          <table:table-cell table:style-name="ce18" table:formula="of:=+[.C22]/[.O22]" office:value-type="percentage" office:value="0.00533333333333333" calcext:value-type="percentage">
            <text:p>0,53 %</text:p>
          </table:table-cell>
          <table:table-cell table:style-name="ce18" table:formula="of:=+[.H22]/[.O22]" office:value-type="percentage" office:value="0.016" calcext:value-type="percentage">
            <text:p>1,60 %</text:p>
          </table:table-cell>
          <table:table-cell office:value-type="float" office:value="1991" calcext:value-type="float">
            <text:p>1991</text:p>
          </table:table-cell>
          <table:table-cell table:style-name="ce16" table:formula="of:=+[.L22]/[.O22]*100" office:value-type="float" office:value="0" calcext:value-type="float">
            <text:p>0,00</text:p>
          </table:table-cell>
          <table:table-cell table:style-name="ce16" table:formula="of:=+[.J22]/[.O22]*100" office:value-type="float" office:value="0" calcext:value-type="float">
            <text:p>0,00</text:p>
          </table:table-cell>
          <table:table-cell table:style-name="ce16" table:formula="of:=+[.G22]/[.O22]*100" office:value-type="float" office:value="0" calcext:value-type="float">
            <text:p>0,00</text:p>
          </table:table-cell>
          <table:table-cell table:style-name="ce16" table:formula="of:=+[.N22]/[.O2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2]/[.O22]*100" office:value-type="float" office:value="0" calcext:value-type="float">
            <text:p>0,00</text:p>
          </table:table-cell>
          <table:table-cell table:formula="of:=+[.I22]/[.O22]*100" office:value-type="float" office:value="4.26666666666667" calcext:value-type="float">
            <text:p>4,26666666666667</text:p>
          </table:table-cell>
          <table:table-cell table:formula="of:=+[.D22]/[.O22]*100" office:value-type="float" office:value="11.2" calcext:value-type="float">
            <text:p>11,2</text:p>
          </table:table-cell>
          <table:table-cell table:formula="of:=+[.E22]/[.O22]*100" office:value-type="float" office:value="5.52" calcext:value-type="float">
            <text:p>5,52</text:p>
          </table:table-cell>
          <table:table-cell table:formula="of:=+[.H22]/[.O22]*100" office:value-type="float" office:value="1.6" calcext:value-type="float">
            <text:p>1,6</text:p>
          </table:table-cell>
          <table:table-cell table:formula="of:=+[.B22]/[.O22]*100" office:value-type="float" office:value="76.7946666666667" calcext:value-type="float">
            <text:p>76,794666666666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+[.O23]-[.D23]" office:value-type="float" office:value="18300" calcext:value-type="float">
            <text:p>183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0" calcext:value-type="float">
            <text:p>20800</text:p>
          </table:table-cell>
          <table:table-cell table:style-name="ce19" table:formula="of:=([.O23]-[.O22])/[.O22]" office:value-type="percentage" office:value="0.109333333333333" calcext:value-type="percentage">
            <text:p>11 %</text:p>
          </table:table-cell>
          <table:table-cell table:formula="of:=SUM([.B23:.N23])" office:value-type="float" office:value="21840" calcext:value-type="float">
            <text:p>21840</text:p>
          </table:table-cell>
          <table:table-cell/>
          <table:table-cell table:style-name="ce19" office:value-type="percentage" office:value="0.12" calcext:value-type="percentage">
            <text:p>12 %</text:p>
          </table:table-cell>
          <table:table-cell table:style-name="ce18" table:formula="of:=+[.E23]/[.O23]" office:value-type="percentage" office:value="0.01875" calcext:value-type="percentage">
            <text:p>1,88 %</text:p>
          </table:table-cell>
          <table:table-cell table:style-name="ce18" table:formula="of:=+[.B23]/[.O23]" office:value-type="percentage" office:value="0.879807692307692" calcext:value-type="percentage">
            <text:p>87,98 %</text:p>
          </table:table-cell>
          <table:table-cell table:style-name="ce18" table:formula="of:=+[.I23]/[.O23]" office:value-type="percentage" office:value="0.0144230769230769" calcext:value-type="percentage">
            <text:p>1,44 %</text:p>
          </table:table-cell>
          <table:table-cell table:style-name="ce18" table:formula="of:=+[.C23]/[.O23]" office:value-type="percentage" office:value="0.00480769230769231" calcext:value-type="percentage">
            <text:p>0,48 %</text:p>
          </table:table-cell>
          <table:table-cell table:style-name="ce18" table:formula="of:=+[.H23]/[.O23]" office:value-type="percentage" office:value="0.00576923076923077" calcext:value-type="percentage">
            <text:p>0,58 %</text:p>
          </table:table-cell>
          <table:table-cell office:value-type="float" office:value="1992" calcext:value-type="float">
            <text:p>1992</text:p>
          </table:table-cell>
          <table:table-cell table:style-name="ce16" table:formula="of:=+[.L23]/[.O23]*100" office:value-type="float" office:value="0" calcext:value-type="float">
            <text:p>0,00</text:p>
          </table:table-cell>
          <table:table-cell table:style-name="ce16" table:formula="of:=+[.J23]/[.O23]*100" office:value-type="float" office:value="0" calcext:value-type="float">
            <text:p>0,00</text:p>
          </table:table-cell>
          <table:table-cell table:style-name="ce16" table:formula="of:=+[.G23]/[.O23]*100" office:value-type="float" office:value="0" calcext:value-type="float">
            <text:p>0,00</text:p>
          </table:table-cell>
          <table:table-cell table:style-name="ce16" table:formula="of:=+[.N23]/[.O2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3]/[.O23]*100" office:value-type="float" office:value="0" calcext:value-type="float">
            <text:p>0,00</text:p>
          </table:table-cell>
          <table:table-cell table:formula="of:=+[.I23]/[.O23]*100" office:value-type="float" office:value="1.44230769230769" calcext:value-type="float">
            <text:p>1,44230769230769</text:p>
          </table:table-cell>
          <table:table-cell table:formula="of:=+[.D23]/[.O23]*100" office:value-type="float" office:value="12.0192307692308" calcext:value-type="float">
            <text:p>12,0192307692308</text:p>
          </table:table-cell>
          <table:table-cell table:formula="of:=+[.E23]/[.O23]*100" office:value-type="float" office:value="1.875" calcext:value-type="float">
            <text:p>1,875</text:p>
          </table:table-cell>
          <table:table-cell table:formula="of:=+[.H23]/[.O23]*100" office:value-type="float" office:value="0.576923076923077" calcext:value-type="float">
            <text:p>0,576923076923077</text:p>
          </table:table-cell>
          <table:table-cell table:formula="of:=+[.B23]/[.O23]*100" office:value-type="float" office:value="87.9807692307692" calcext:value-type="float">
            <text:p>87,980769230769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7750" calcext:value-type="float">
            <text:p>27750</text:p>
          </table:table-cell>
          <table:table-cell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050" calcext:value-type="float">
            <text:p>31050</text:p>
          </table:table-cell>
          <table:table-cell table:style-name="ce19" table:formula="of:=([.O24]-[.O23])/[.O23]" office:value-type="percentage" office:value="0.492788461538462" calcext:value-type="percentage">
            <text:p>49 %</text:p>
          </table:table-cell>
          <table:table-cell table:formula="of:=SUM([.B24:.N24])" office:value-type="float" office:value="31475" calcext:value-type="float">
            <text:p>31475</text:p>
          </table:table-cell>
          <table:table-cell/>
          <table:table-cell table:style-name="ce19" office:value-type="percentage" office:value="0.1" calcext:value-type="percentage">
            <text:p>10 %</text:p>
          </table:table-cell>
          <table:table-cell table:style-name="ce18" table:formula="of:=+[.E24]/[.O24]" office:value-type="percentage" office:value="0.00499194847020934" calcext:value-type="percentage">
            <text:p>0,50 %</text:p>
          </table:table-cell>
          <table:table-cell table:style-name="ce18" table:formula="of:=+[.B24]/[.O24]" office:value-type="percentage" office:value="0.893719806763285" calcext:value-type="percentage">
            <text:p>89,37 %</text:p>
          </table:table-cell>
          <table:table-cell table:style-name="ce18" table:formula="of:=+[.I24]/[.O24]" office:value-type="percentage" office:value="0.00563607085346216" calcext:value-type="percentage">
            <text:p>0,56 %</text:p>
          </table:table-cell>
          <table:table-cell table:style-name="ce18" table:formula="of:=+[.C24]/[.O24]" office:value-type="percentage" office:value="0.000966183574879227" calcext:value-type="percentage">
            <text:p>0,10 %</text:p>
          </table:table-cell>
          <table:table-cell table:style-name="ce18" table:formula="of:=+[.H24]/[.O24]" office:value-type="percentage" office:value="0.000966183574879227" calcext:value-type="percentage">
            <text:p>0,10 %</text:p>
          </table:table-cell>
          <table:table-cell office:value-type="float" office:value="1993" calcext:value-type="float">
            <text:p>1993</text:p>
          </table:table-cell>
          <table:table-cell table:style-name="ce16" table:formula="of:=+[.L24]/[.O24]*100" office:value-type="float" office:value="0" calcext:value-type="float">
            <text:p>0,00</text:p>
          </table:table-cell>
          <table:table-cell table:style-name="ce16" table:formula="of:=+[.J24]/[.O24]*100" office:value-type="float" office:value="0" calcext:value-type="float">
            <text:p>0,00</text:p>
          </table:table-cell>
          <table:table-cell table:style-name="ce16" table:formula="of:=+[.G24]/[.O24]*100" office:value-type="float" office:value="0" calcext:value-type="float">
            <text:p>0,00</text:p>
          </table:table-cell>
          <table:table-cell table:style-name="ce16" table:formula="of:=+[.N24]/[.O2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4]/[.O24]*100" office:value-type="float" office:value="0" calcext:value-type="float">
            <text:p>0,00</text:p>
          </table:table-cell>
          <table:table-cell table:formula="of:=+[.I24]/[.O24]*100" office:value-type="float" office:value="0.563607085346216" calcext:value-type="float">
            <text:p>0,563607085346216</text:p>
          </table:table-cell>
          <table:table-cell table:formula="of:=+[.D24]/[.O24]*100" office:value-type="float" office:value="10.6280193236715" calcext:value-type="float">
            <text:p>10,6280193236715</text:p>
          </table:table-cell>
          <table:table-cell table:formula="of:=+[.E24]/[.O24]*100" office:value-type="float" office:value="0.499194847020934" calcext:value-type="float">
            <text:p>0,499194847020934</text:p>
          </table:table-cell>
          <table:table-cell table:formula="of:=+[.H24]/[.O24]*100" office:value-type="float" office:value="0.0966183574879227" calcext:value-type="float">
            <text:p>0,096618357487923</text:p>
          </table:table-cell>
          <table:table-cell table:formula="of:=+[.B24]/[.O24]*100" office:value-type="float" office:value="89.3719806763285" calcext:value-type="float">
            <text:p>89,37198067632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+[.O25]-[.D25]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41000" calcext:value-type="float">
            <text:p>41000</text:p>
          </table:table-cell>
          <table:table-cell table:style-name="ce19" table:formula="of:=([.O25]-[.O24])/[.O24]" office:value-type="percentage" office:value="0.320450885668277" calcext:value-type="percentage">
            <text:p>32 %</text:p>
          </table:table-cell>
          <table:table-cell table:formula="of:=SUM([.B25:.N25])" office:value-type="float" office:value="41050" calcext:value-type="float">
            <text:p>41050</text:p>
          </table:table-cell>
          <table:table-cell/>
          <table:table-cell table:style-name="ce18" office:value-type="percentage" office:value="0.093" calcext:value-type="percentage">
            <text:p>9,30 %</text:p>
          </table:table-cell>
          <table:table-cell table:style-name="ce18" table:formula="of:=+[.E25]/[.O25]" office:value-type="percentage" office:value="0.00121951219512195" calcext:value-type="percentage">
            <text:p>0,12 %</text:p>
          </table:table-cell>
          <table:table-cell table:style-name="ce18" table:formula="of:=+[.B25]/[.O25]" office:value-type="percentage" office:value="0.907317073170732" calcext:value-type="percentage">
            <text:p>90,73 %</text:p>
          </table:table-cell>
          <table:table-cell table:number-columns-repeated="2"/>
          <table:table-cell table:style-name="ce18" table:formula="of:=+[.H25]/[.O25]" office:value-type="percentage" office:value="0" calcext:value-type="percentage">
            <text:p>0,00 %</text:p>
          </table:table-cell>
          <table:table-cell office:value-type="float" office:value="1994" calcext:value-type="float">
            <text:p>1994</text:p>
          </table:table-cell>
          <table:table-cell table:style-name="ce16" table:formula="of:=+[.L25]/[.O25]*100" office:value-type="float" office:value="0" calcext:value-type="float">
            <text:p>0,00</text:p>
          </table:table-cell>
          <table:table-cell table:style-name="ce16" table:formula="of:=+[.J25]/[.O25]*100" office:value-type="float" office:value="0" calcext:value-type="float">
            <text:p>0,00</text:p>
          </table:table-cell>
          <table:table-cell table:style-name="ce16" table:formula="of:=+[.G25]/[.O25]*100" office:value-type="float" office:value="0" calcext:value-type="float">
            <text:p>0,00</text:p>
          </table:table-cell>
          <table:table-cell table:style-name="ce16" table:formula="of:=+[.N25]/[.O2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5]/[.O25]*100" office:value-type="float" office:value="0" calcext:value-type="float">
            <text:p>0,00</text:p>
          </table:table-cell>
          <table:table-cell table:formula="of:=+[.I25]/[.O25]*100" office:value-type="float" office:value="0" calcext:value-type="float">
            <text:p>0</text:p>
          </table:table-cell>
          <table:table-cell table:formula="of:=+[.D25]/[.O25]*100" office:value-type="float" office:value="9.26829268292683" calcext:value-type="float">
            <text:p>9,26829268292683</text:p>
          </table:table-cell>
          <table:table-cell table:formula="of:=+[.E25]/[.O25]*100" office:value-type="float" office:value="0.121951219512195" calcext:value-type="float">
            <text:p>0,121951219512195</text:p>
          </table:table-cell>
          <table:table-cell table:formula="of:=+[.H25]/[.O25]*100" office:value-type="float" office:value="0" calcext:value-type="float">
            <text:p>0</text:p>
          </table:table-cell>
          <table:table-cell table:formula="of:=+[.B25]/[.O25]*100" office:value-type="float" office:value="90.7317073170732" calcext:value-type="float">
            <text:p>90,731707317073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+[.O26]-[.D26]" office:value-type="float" office:value="45880" calcext:value-type="float">
            <text:p>45880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9" table:formula="of:=([.O26]-[.O25])/[.O25]" office:value-type="percentage" office:value="0.219512195121951" calcext:value-type="percentage">
            <text:p>22 %</text:p>
          </table:table-cell>
          <table:table-cell table:formula="of:=SUM([.B26:.N26])" office:value-type="float" office:value="50042" calcext:value-type="float">
            <text:p>50042</text:p>
          </table:table-cell>
          <table:table-cell/>
          <table:table-cell table:style-name="ce19" office:value-type="percentage" office:value="0.09" calcext:value-type="percentage">
            <text:p>9 %</text:p>
          </table:table-cell>
          <table:table-cell table:style-name="ce18" table:formula="of:=+[.E26]/[.O26]" office:value-type="percentage" office:value="0.00084" calcext:value-type="percentage">
            <text:p>0,08 %</text:p>
          </table:table-cell>
          <table:table-cell table:style-name="ce18" table:formula="of:=+[.B26]/[.O26]" office:value-type="percentage" office:value="0.9176" calcext:value-type="percentage">
            <text:p>91,76 %</text:p>
          </table:table-cell>
          <table:table-cell table:number-columns-repeated="2"/>
          <table:table-cell table:style-name="ce18"/>
          <table:table-cell office:value-type="float" office:value="1995" calcext:value-type="float">
            <text:p>1995</text:p>
          </table:table-cell>
          <table:table-cell table:style-name="ce16" table:formula="of:=+[.L26]/[.O26]*100" office:value-type="float" office:value="0" calcext:value-type="float">
            <text:p>0,00</text:p>
          </table:table-cell>
          <table:table-cell table:style-name="ce16" table:formula="of:=+[.J26]/[.O26]*100" office:value-type="float" office:value="0" calcext:value-type="float">
            <text:p>0,00</text:p>
          </table:table-cell>
          <table:table-cell table:style-name="ce16" table:formula="of:=+[.G26]/[.O26]*100" office:value-type="float" office:value="0" calcext:value-type="float">
            <text:p>0,00</text:p>
          </table:table-cell>
          <table:table-cell table:style-name="ce16" table:formula="of:=+[.N26]/[.O2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6]/[.O26]*100" office:value-type="float" office:value="0" calcext:value-type="float">
            <text:p>0,00</text:p>
          </table:table-cell>
          <table:table-cell table:formula="of:=+[.I26]/[.O26]*100" office:value-type="float" office:value="0" calcext:value-type="float">
            <text:p>0</text:p>
          </table:table-cell>
          <table:table-cell table:formula="of:=+[.D26]/[.O26]*100" office:value-type="float" office:value="8.24" calcext:value-type="float">
            <text:p>8,24</text:p>
          </table:table-cell>
          <table:table-cell table:formula="of:=+[.E26]/[.O26]*100" office:value-type="float" office:value="0.084" calcext:value-type="float">
            <text:p>0,084</text:p>
          </table:table-cell>
          <table:table-cell table:formula="of:=+[.H26]/[.O26]*100" office:value-type="float" office:value="0" calcext:value-type="float">
            <text:p>0</text:p>
          </table:table-cell>
          <table:table-cell table:formula="of:=+[.B26]/[.O26]*100" office:value-type="float" office:value="91.76" calcext:value-type="float">
            <text:p>91,7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+[.O27]-[.D27]" office:value-type="float" office:value="74612" calcext:value-type="float">
            <text:p>74612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78000" calcext:value-type="float">
            <text:p>78000</text:p>
          </table:table-cell>
          <table:table-cell table:style-name="ce19" table:formula="of:=([.O27]-[.O26])/[.O26]" office:value-type="percentage" office:value="0.56" calcext:value-type="percentage">
            <text:p>56 %</text:p>
          </table:table-cell>
          <table:table-cell table:formula="of:=SUM([.B27:.N27])" office:value-type="float" office:value="78000" calcext:value-type="float">
            <text:p>78000</text:p>
          </table:table-cell>
          <table:table-cell/>
          <table:table-cell table:style-name="ce18" office:value-type="percentage" office:value="0.051" calcext:value-type="percentage">
            <text:p>5,10 %</text:p>
          </table:table-cell>
          <table:table-cell/>
          <table:table-cell table:style-name="ce18" table:formula="of:=+[.B27]/[.O27]" office:value-type="percentage" office:value="0.956564102564103" calcext:value-type="percentage">
            <text:p>95,66 %</text:p>
          </table:table-cell>
          <table:table-cell table:number-columns-repeated="2"/>
          <table:table-cell table:style-name="ce18"/>
          <table:table-cell office:value-type="float" office:value="1996" calcext:value-type="float">
            <text:p>1996</text:p>
          </table:table-cell>
          <table:table-cell table:style-name="ce16" table:formula="of:=+[.L27]/[.O27]*100" office:value-type="float" office:value="0" calcext:value-type="float">
            <text:p>0,00</text:p>
          </table:table-cell>
          <table:table-cell table:style-name="ce16" table:formula="of:=+[.J27]/[.O27]*100" office:value-type="float" office:value="0" calcext:value-type="float">
            <text:p>0,00</text:p>
          </table:table-cell>
          <table:table-cell table:style-name="ce16" table:formula="of:=+[.G27]/[.O27]*100" office:value-type="float" office:value="0" calcext:value-type="float">
            <text:p>0,00</text:p>
          </table:table-cell>
          <table:table-cell table:style-name="ce16" table:formula="of:=+[.N27]/[.O2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7]/[.O27]*100" office:value-type="float" office:value="0" calcext:value-type="float">
            <text:p>0,00</text:p>
          </table:table-cell>
          <table:table-cell table:formula="of:=+[.I27]/[.O27]*100" office:value-type="float" office:value="0" calcext:value-type="float">
            <text:p>0</text:p>
          </table:table-cell>
          <table:table-cell table:formula="of:=+[.D27]/[.O27]*100" office:value-type="float" office:value="4.34358974358974" calcext:value-type="float">
            <text:p>4,34358974358974</text:p>
          </table:table-cell>
          <table:table-cell table:formula="of:=+[.E27]/[.O27]*100" office:value-type="float" office:value="0" calcext:value-type="float">
            <text:p>0</text:p>
          </table:table-cell>
          <table:table-cell table:formula="of:=+[.H27]/[.O27]*100" office:value-type="float" office:value="0" calcext:value-type="float">
            <text:p>0</text:p>
          </table:table-cell>
          <table:table-cell table:formula="of:=+[.B27]/[.O27]*100" office:value-type="float" office:value="95.6564102564103" calcext:value-type="float">
            <text:p>95,656410256410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+[.O28]-[.D28]" office:value-type="float" office:value="78414" calcext:value-type="float">
            <text:p>78414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81000" calcext:value-type="float">
            <text:p>81000</text:p>
          </table:table-cell>
          <table:table-cell table:style-name="ce19" table:formula="of:=([.O28]-[.O27])/[.O27]" office:value-type="percentage" office:value="0.0384615384615385" calcext:value-type="percentage">
            <text:p>4 %</text:p>
          </table:table-cell>
          <table:table-cell table:formula="of:=SUM([.B28:.N28])" office:value-type="float" office:value="81000" calcext:value-type="float">
            <text:p>81000</text:p>
          </table:table-cell>
          <table:table-cell/>
          <table:table-cell table:style-name="ce18" office:value-type="percentage" office:value="0.0345" calcext:value-type="percentage">
            <text:p>3,45 %</text:p>
          </table:table-cell>
          <table:table-cell/>
          <table:table-cell table:style-name="ce18" table:formula="of:=+[.B28]/[.O28]" office:value-type="percentage" office:value="0.968074074074074" calcext:value-type="percentage">
            <text:p>96,81 %</text:p>
          </table:table-cell>
          <table:table-cell table:number-columns-repeated="2"/>
          <table:table-cell table:style-name="ce18"/>
          <table:table-cell office:value-type="float" office:value="1997" calcext:value-type="float">
            <text:p>1997</text:p>
          </table:table-cell>
          <table:table-cell table:style-name="ce16" table:formula="of:=+[.L28]/[.O28]*100" office:value-type="float" office:value="0" calcext:value-type="float">
            <text:p>0,00</text:p>
          </table:table-cell>
          <table:table-cell table:style-name="ce16" table:formula="of:=+[.J28]/[.O28]*100" office:value-type="float" office:value="0" calcext:value-type="float">
            <text:p>0,00</text:p>
          </table:table-cell>
          <table:table-cell table:style-name="ce16" table:formula="of:=+[.G28]/[.O28]*100" office:value-type="float" office:value="0" calcext:value-type="float">
            <text:p>0,00</text:p>
          </table:table-cell>
          <table:table-cell table:style-name="ce16" table:formula="of:=+[.N28]/[.O2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8]/[.O28]*100" office:value-type="float" office:value="0" calcext:value-type="float">
            <text:p>0,00</text:p>
          </table:table-cell>
          <table:table-cell table:formula="of:=+[.I28]/[.O28]*100" office:value-type="float" office:value="0" calcext:value-type="float">
            <text:p>0</text:p>
          </table:table-cell>
          <table:table-cell table:formula="of:=+[.D28]/[.O28]*100" office:value-type="float" office:value="3.19259259259259" calcext:value-type="float">
            <text:p>3,19259259259259</text:p>
          </table:table-cell>
          <table:table-cell table:formula="of:=+[.E28]/[.O28]*100" office:value-type="float" office:value="0" calcext:value-type="float">
            <text:p>0</text:p>
          </table:table-cell>
          <table:table-cell table:formula="of:=+[.H28]/[.O28]*100" office:value-type="float" office:value="0" calcext:value-type="float">
            <text:p>0</text:p>
          </table:table-cell>
          <table:table-cell table:formula="of:=+[.B28]/[.O28]*100" office:value-type="float" office:value="96.8074074074074" calcext:value-type="float">
            <text:p>96,807407407407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+[.O29]-[.D29]" office:value-type="float" office:value="96928" calcext:value-type="float">
            <text:p>9692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9" table:formula="of:=([.O29]-[.O28])/[.O28]" office:value-type="percentage" office:value="0.234567901234568" calcext:value-type="percentage">
            <text:p>23 %</text:p>
          </table:table-cell>
          <table:table-cell table:formula="of:=SUM([.B29:.N29])" office:value-type="float" office:value="100000" calcext:value-type="float">
            <text:p>100000</text:p>
          </table:table-cell>
          <table:table-cell/>
          <table:table-cell table:style-name="ce18" table:formula="of:=+[.D29]/[.O29]" office:value-type="percentage" office:value="0.03072" calcext:value-type="percentage">
            <text:p>3,07 %</text:p>
          </table:table-cell>
          <table:table-cell/>
          <table:table-cell table:style-name="ce18" table:formula="of:=+[.B29]/[.O29]" office:value-type="percentage" office:value="0.96928" calcext:value-type="percentage">
            <text:p>96,93 %</text:p>
          </table:table-cell>
          <table:table-cell table:number-columns-repeated="2"/>
          <table:table-cell table:style-name="ce18"/>
          <table:table-cell office:value-type="float" office:value="1998" calcext:value-type="float">
            <text:p>1998</text:p>
          </table:table-cell>
          <table:table-cell table:style-name="ce16" table:formula="of:=+[.L29]/[.O29]*100" office:value-type="float" office:value="0" calcext:value-type="float">
            <text:p>0,00</text:p>
          </table:table-cell>
          <table:table-cell table:style-name="ce16" table:formula="of:=+[.J29]/[.O29]*100" office:value-type="float" office:value="0" calcext:value-type="float">
            <text:p>0,00</text:p>
          </table:table-cell>
          <table:table-cell table:style-name="ce16" table:formula="of:=+[.G29]/[.O29]*100" office:value-type="float" office:value="0" calcext:value-type="float">
            <text:p>0,00</text:p>
          </table:table-cell>
          <table:table-cell table:style-name="ce16" table:formula="of:=+[.N29]/[.O2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9]/[.O29]*100" office:value-type="float" office:value="0" calcext:value-type="float">
            <text:p>0,00</text:p>
          </table:table-cell>
          <table:table-cell table:formula="of:=+[.I29]/[.O29]*100" office:value-type="float" office:value="0" calcext:value-type="float">
            <text:p>0</text:p>
          </table:table-cell>
          <table:table-cell table:formula="of:=+[.D29]/[.O29]*100" office:value-type="float" office:value="3.072" calcext:value-type="float">
            <text:p>3,072</text:p>
          </table:table-cell>
          <table:table-cell table:formula="of:=+[.E29]/[.O29]*100" office:value-type="float" office:value="0" calcext:value-type="float">
            <text:p>0</text:p>
          </table:table-cell>
          <table:table-cell table:formula="of:=+[.H29]/[.O29]*100" office:value-type="float" office:value="0" calcext:value-type="float">
            <text:p>0</text:p>
          </table:table-cell>
          <table:table-cell table:formula="of:=+[.B29]/[.O29]*100" office:value-type="float" office:value="96.928" calcext:value-type="float">
            <text:p>96,92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+[.O30]-[.D30]" office:value-type="float" office:value="116119" calcext:value-type="float">
            <text:p>116119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0000" calcext:value-type="float">
            <text:p>120000</text:p>
          </table:table-cell>
          <table:table-cell table:style-name="ce19" table:formula="of:=([.O30]-[.O29])/[.O29]" office:value-type="percentage" office:value="0.2" calcext:value-type="percentage">
            <text:p>20 %</text:p>
          </table:table-cell>
          <table:table-cell table:formula="of:=SUM([.B30:.N30])" office:value-type="float" office:value="120000" calcext:value-type="float">
            <text:p>120000</text:p>
          </table:table-cell>
          <table:table-cell/>
          <table:table-cell table:style-name="ce18" table:formula="of:=+[.D30]/[.O30]" office:value-type="percentage" office:value="0.0323416666666667" calcext:value-type="percentage">
            <text:p>3,23 %</text:p>
          </table:table-cell>
          <table:table-cell/>
          <table:table-cell table:style-name="ce18" table:formula="of:=+[.B30]/[.O30]" office:value-type="percentage" office:value="0.967658333333333" calcext:value-type="percentage">
            <text:p>96,77 %</text:p>
          </table:table-cell>
          <table:table-cell table:number-columns-repeated="2"/>
          <table:table-cell table:style-name="ce18"/>
          <table:table-cell office:value-type="float" office:value="1999" calcext:value-type="float">
            <text:p>1999</text:p>
          </table:table-cell>
          <table:table-cell table:style-name="ce16" table:formula="of:=+[.L30]/[.O30]*100" office:value-type="float" office:value="0" calcext:value-type="float">
            <text:p>0,00</text:p>
          </table:table-cell>
          <table:table-cell table:style-name="ce16" table:formula="of:=+[.J30]/[.O30]*100" office:value-type="float" office:value="0" calcext:value-type="float">
            <text:p>0,00</text:p>
          </table:table-cell>
          <table:table-cell table:style-name="ce16" table:formula="of:=+[.G30]/[.O30]*100" office:value-type="float" office:value="0" calcext:value-type="float">
            <text:p>0,00</text:p>
          </table:table-cell>
          <table:table-cell table:style-name="ce16" table:formula="of:=+[.N30]/[.O3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0]/[.O30]*100" office:value-type="float" office:value="0" calcext:value-type="float">
            <text:p>0,00</text:p>
          </table:table-cell>
          <table:table-cell table:formula="of:=+[.I30]/[.O30]*100" office:value-type="float" office:value="0" calcext:value-type="float">
            <text:p>0</text:p>
          </table:table-cell>
          <table:table-cell table:formula="of:=+[.D30]/[.O30]*100" office:value-type="float" office:value="3.23416666666667" calcext:value-type="float">
            <text:p>3,23416666666667</text:p>
          </table:table-cell>
          <table:table-cell table:formula="of:=+[.E30]/[.O30]*100" office:value-type="float" office:value="0" calcext:value-type="float">
            <text:p>0</text:p>
          </table:table-cell>
          <table:table-cell table:formula="of:=+[.H30]/[.O30]*100" office:value-type="float" office:value="0" calcext:value-type="float">
            <text:p>0</text:p>
          </table:table-cell>
          <table:table-cell table:formula="of:=+[.B30]/[.O30]*100" office:value-type="float" office:value="96.7658333333333" calcext:value-type="float">
            <text:p>96,7658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+[.O31]-[.D31]" office:value-type="float" office:value="134160" calcext:value-type="float">
            <text:p>134160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8000" calcext:value-type="float">
            <text:p>138000</text:p>
          </table:table-cell>
          <table:table-cell table:style-name="ce19" table:formula="of:=([.O31]-[.O30])/[.O30]" office:value-type="percentage" office:value="0.15" calcext:value-type="percentage">
            <text:p>15 %</text:p>
          </table:table-cell>
          <table:table-cell table:formula="of:=SUM([.B31:.N31])" office:value-type="float" office:value="138000" calcext:value-type="float">
            <text:p>138000</text:p>
          </table:table-cell>
          <table:table-cell/>
          <table:table-cell table:style-name="ce18" table:formula="of:=+[.D31]/[.O31]" office:value-type="percentage" office:value="0.0278260869565217" calcext:value-type="percentage">
            <text:p>2,78 %</text:p>
          </table:table-cell>
          <table:table-cell/>
          <table:table-cell table:style-name="ce18" table:formula="of:=+[.B31]/[.O31]" office:value-type="percentage" office:value="0.972173913043478" calcext:value-type="percentage">
            <text:p>97,22 %</text:p>
          </table:table-cell>
          <table:table-cell table:number-columns-repeated="2"/>
          <table:table-cell table:style-name="ce18"/>
          <table:table-cell office:value-type="float" office:value="2000" calcext:value-type="float">
            <text:p>2000</text:p>
          </table:table-cell>
          <table:table-cell table:style-name="ce16" table:formula="of:=+[.L31]/[.O31]*100" office:value-type="float" office:value="0" calcext:value-type="float">
            <text:p>0,00</text:p>
          </table:table-cell>
          <table:table-cell table:style-name="ce16" table:formula="of:=+[.J31]/[.O31]*100" office:value-type="float" office:value="0" calcext:value-type="float">
            <text:p>0,00</text:p>
          </table:table-cell>
          <table:table-cell table:style-name="ce16" table:formula="of:=+[.G31]/[.O31]*100" office:value-type="float" office:value="0" calcext:value-type="float">
            <text:p>0,00</text:p>
          </table:table-cell>
          <table:table-cell table:style-name="ce16" table:formula="of:=+[.N31]/[.O3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1]/[.O31]*100" office:value-type="float" office:value="0" calcext:value-type="float">
            <text:p>0,00</text:p>
          </table:table-cell>
          <table:table-cell table:formula="of:=+[.I31]/[.O31]*100" office:value-type="float" office:value="0" calcext:value-type="float">
            <text:p>0</text:p>
          </table:table-cell>
          <table:table-cell table:formula="of:=+[.D31]/[.O31]*100" office:value-type="float" office:value="2.78260869565217" calcext:value-type="float">
            <text:p>2,78260869565217</text:p>
          </table:table-cell>
          <table:table-cell table:formula="of:=+[.E31]/[.O31]*100" office:value-type="float" office:value="0" calcext:value-type="float">
            <text:p>0</text:p>
          </table:table-cell>
          <table:table-cell table:formula="of:=+[.H31]/[.O31]*100" office:value-type="float" office:value="0" calcext:value-type="float">
            <text:p>0</text:p>
          </table:table-cell>
          <table:table-cell table:formula="of:=+[.B31]/[.O31]*100" office:value-type="float" office:value="97.2173913043478" calcext:value-type="float">
            <text:p>97,2173913043478</text:p>
          </table:table-cell>
          <table:table-cell office:value-type="float" office:value="0.3" calcext:value-type="float">
            <text:p>0,3</text:p>
          </table:table-cell>
          <table:table-cell table:formula="of:=+[.AK31]*1000" office:value-type="float" office:value="300" calcext:value-type="float">
            <text:p>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formula="of:=+[.O32]-[.D32]" office:value-type="float" office:value="124826" calcext:value-type="float">
            <text:p>124826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8000" calcext:value-type="float">
            <text:p>128000</text:p>
          </table:table-cell>
          <table:table-cell table:style-name="ce19" table:formula="of:=([.O32]-[.O31])/[.O31]" office:value-type="percentage" office:value="-0.072463768115942" calcext:value-type="percentage">
            <text:p>-7 %</text:p>
          </table:table-cell>
          <table:table-cell table:formula="of:=SUM([.B32:.N32])" office:value-type="float" office:value="128000" calcext:value-type="float">
            <text:p>128000</text:p>
          </table:table-cell>
          <table:table-cell/>
          <table:table-cell table:style-name="ce18" table:formula="of:=+[.D32]/[.O32]" office:value-type="percentage" office:value="0.024796875" calcext:value-type="percentage">
            <text:p>2,48 %</text:p>
          </table:table-cell>
          <table:table-cell/>
          <table:table-cell table:style-name="ce18" table:formula="of:=+[.B32]/[.O32]" office:value-type="percentage" office:value="0.975203125" calcext:value-type="percentage">
            <text:p>97,52 %</text:p>
          </table:table-cell>
          <table:table-cell table:number-columns-repeated="2"/>
          <table:table-cell table:style-name="ce18"/>
          <table:table-cell office:value-type="float" office:value="2001" calcext:value-type="float">
            <text:p>2001</text:p>
          </table:table-cell>
          <table:table-cell table:style-name="ce16" table:formula="of:=+[.L32]/[.O32]*100" office:value-type="float" office:value="0" calcext:value-type="float">
            <text:p>0,00</text:p>
          </table:table-cell>
          <table:table-cell table:style-name="ce16" table:formula="of:=+[.J32]/[.O32]*100" office:value-type="float" office:value="0" calcext:value-type="float">
            <text:p>0,00</text:p>
          </table:table-cell>
          <table:table-cell table:style-name="ce16" table:formula="of:=+[.G32]/[.O32]*100" office:value-type="float" office:value="0" calcext:value-type="float">
            <text:p>0,00</text:p>
          </table:table-cell>
          <table:table-cell table:style-name="ce16" table:formula="of:=+[.N32]/[.O3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2]/[.O32]*100" office:value-type="float" office:value="0" calcext:value-type="float">
            <text:p>0,00</text:p>
          </table:table-cell>
          <table:table-cell table:formula="of:=+[.I32]/[.O32]*100" office:value-type="float" office:value="0" calcext:value-type="float">
            <text:p>0</text:p>
          </table:table-cell>
          <table:table-cell table:formula="of:=+[.D32]/[.O32]*100" office:value-type="float" office:value="2.4796875" calcext:value-type="float">
            <text:p>2,4796875</text:p>
          </table:table-cell>
          <table:table-cell table:formula="of:=+[.E32]/[.O32]*100" office:value-type="float" office:value="0" calcext:value-type="float">
            <text:p>0</text:p>
          </table:table-cell>
          <table:table-cell table:formula="of:=+[.H32]/[.O32]*100" office:value-type="float" office:value="0" calcext:value-type="float">
            <text:p>0</text:p>
          </table:table-cell>
          <table:table-cell table:formula="of:=+[.B32]/[.O32]*100" office:value-type="float" office:value="97.5203125" calcext:value-type="float">
            <text:p>97,5203125</text:p>
          </table:table-cell>
          <table:table-cell office:value-type="float" office:value="3" calcext:value-type="float">
            <text:p>3</text:p>
          </table:table-cell>
          <table:table-cell table:formula="of:=+[.AK32]*1000" office:value-type="float" office:value="3000" calcext:value-type="float">
            <text:p>3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formula="of:=+[.O33]-[.D33]" office:value-type="float" office:value="128902" calcext:value-type="float">
            <text:p>1289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2000" calcext:value-type="float">
            <text:p>132000</text:p>
          </table:table-cell>
          <table:table-cell table:style-name="ce19" table:formula="of:=([.O33]-[.O32])/[.O32]" office:value-type="percentage" office:value="0.03125" calcext:value-type="percentage">
            <text:p>3 %</text:p>
          </table:table-cell>
          <table:table-cell table:formula="of:=SUM([.B33:.N33])" office:value-type="float" office:value="132000" calcext:value-type="float">
            <text:p>132000</text:p>
          </table:table-cell>
          <table:table-cell/>
          <table:table-cell table:style-name="ce18" table:formula="of:=+[.D33]/[.O33]" office:value-type="percentage" office:value="0.023469696969697" calcext:value-type="percentage">
            <text:p>2,35 %</text:p>
          </table:table-cell>
          <table:table-cell/>
          <table:table-cell table:style-name="ce18" table:formula="of:=+[.B33]/[.O33]" office:value-type="percentage" office:value="0.976530303030303" calcext:value-type="percentage">
            <text:p>97,65 %</text:p>
          </table:table-cell>
          <table:table-cell table:number-columns-repeated="2"/>
          <table:table-cell table:style-name="ce18"/>
          <table:table-cell office:value-type="float" office:value="2002" calcext:value-type="float">
            <text:p>2002</text:p>
          </table:table-cell>
          <table:table-cell table:style-name="ce16" table:formula="of:=+[.L33]/[.O33]*100" office:value-type="float" office:value="0" calcext:value-type="float">
            <text:p>0,00</text:p>
          </table:table-cell>
          <table:table-cell table:style-name="ce16" table:formula="of:=+[.J33]/[.O33]*100" office:value-type="float" office:value="0" calcext:value-type="float">
            <text:p>0,00</text:p>
          </table:table-cell>
          <table:table-cell table:style-name="ce16" table:formula="of:=+[.G33]/[.O33]*100" office:value-type="float" office:value="0" calcext:value-type="float">
            <text:p>0,00</text:p>
          </table:table-cell>
          <table:table-cell table:style-name="ce16" table:formula="of:=+[.N33]/[.O3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3]/[.O33]*100" office:value-type="float" office:value="0" calcext:value-type="float">
            <text:p>0,00</text:p>
          </table:table-cell>
          <table:table-cell table:formula="of:=+[.I33]/[.O33]*100" office:value-type="float" office:value="0" calcext:value-type="float">
            <text:p>0</text:p>
          </table:table-cell>
          <table:table-cell table:formula="of:=+[.D33]/[.O33]*100" office:value-type="float" office:value="2.3469696969697" calcext:value-type="float">
            <text:p>2,3469696969697</text:p>
          </table:table-cell>
          <table:table-cell table:formula="of:=+[.E33]/[.O33]*100" office:value-type="float" office:value="0" calcext:value-type="float">
            <text:p>0</text:p>
          </table:table-cell>
          <table:table-cell table:formula="of:=+[.H33]/[.O33]*100" office:value-type="float" office:value="0" calcext:value-type="float">
            <text:p>0</text:p>
          </table:table-cell>
          <table:table-cell table:formula="of:=+[.B33]/[.O33]*100" office:value-type="float" office:value="97.6530303030303" calcext:value-type="float">
            <text:p>97,6530303030303</text:p>
          </table:table-cell>
          <table:table-cell table:formula="of:=423*0.01" office:value-type="float" office:value="4.23" calcext:value-type="float">
            <text:p>4,23</text:p>
          </table:table-cell>
          <table:table-cell table:formula="of:=+[.AK33]*1000" office:value-type="float" office:value="4230" calcext:value-type="float">
            <text:p>423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formula="of:=150800-3098" office:value-type="float" office:value="147702" calcext:value-type="float">
            <text:p>1477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50800" calcext:value-type="float">
            <text:p>150800</text:p>
          </table:table-cell>
          <table:table-cell table:style-name="ce19" table:formula="of:=([.O34]-[.O33])/[.O33]" office:value-type="percentage" office:value="0.142424242424242" calcext:value-type="percentage">
            <text:p>14 %</text:p>
          </table:table-cell>
          <table:table-cell table:formula="of:=SUM([.B34:.N34])" office:value-type="float" office:value="150800" calcext:value-type="float">
            <text:p>150800</text:p>
          </table:table-cell>
          <table:table-cell/>
          <table:table-cell table:style-name="ce18" table:formula="of:=+[.D34]/[.O34]" office:value-type="percentage" office:value="0.0205437665782493" calcext:value-type="percentage">
            <text:p>2,05 %</text:p>
          </table:table-cell>
          <table:table-cell/>
          <table:table-cell table:style-name="ce18" table:formula="of:=+[.B34]/[.O34]" office:value-type="percentage" office:value="0.979456233421751" calcext:value-type="percentage">
            <text:p>97,95 %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style-name="ce16" table:formula="of:=+[.L34]/[.O34]*100" office:value-type="float" office:value="0" calcext:value-type="float">
            <text:p>0,00</text:p>
          </table:table-cell>
          <table:table-cell table:style-name="ce16" table:formula="of:=+[.J34]/[.O34]*100" office:value-type="float" office:value="0" calcext:value-type="float">
            <text:p>0,00</text:p>
          </table:table-cell>
          <table:table-cell table:style-name="ce16" table:formula="of:=+[.G34]/[.O34]*100" office:value-type="float" office:value="0" calcext:value-type="float">
            <text:p>0,00</text:p>
          </table:table-cell>
          <table:table-cell table:style-name="ce16" table:formula="of:=+[.N34]/[.O3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4]/[.O34]*100" office:value-type="float" office:value="0" calcext:value-type="float">
            <text:p>0,00</text:p>
          </table:table-cell>
          <table:table-cell table:formula="of:=+[.I34]/[.O34]*100" office:value-type="float" office:value="0" calcext:value-type="float">
            <text:p>0</text:p>
          </table:table-cell>
          <table:table-cell table:formula="of:=+[.D34]/[.O34]*100" office:value-type="float" office:value="2.05437665782493" calcext:value-type="float">
            <text:p>2,05437665782493</text:p>
          </table:table-cell>
          <table:table-cell table:formula="of:=+[.E34]/[.O34]*100" office:value-type="float" office:value="0" calcext:value-type="float">
            <text:p>0</text:p>
          </table:table-cell>
          <table:table-cell table:formula="of:=+[.H34]/[.O34]*100" office:value-type="float" office:value="0" calcext:value-type="float">
            <text:p>0</text:p>
          </table:table-cell>
          <table:table-cell table:formula="of:=+[.B34]/[.O34]*100" office:value-type="float" office:value="97.9456233421751" calcext:value-type="float">
            <text:p>97,9456233421751</text:p>
          </table:table-cell>
          <table:table-cell office:value-type="float" office:value="7.4" calcext:value-type="float">
            <text:p>7,4</text:p>
          </table:table-cell>
          <table:table-cell table:formula="of:=+[.AK34]*1000" office:value-type="float" office:value="7400" calcext:value-type="float">
            <text:p>74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formula="of:=+[.O35]-[.D35]" office:value-type="float" office:value="173193" calcext:value-type="float">
            <text:p>173193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76700" calcext:value-type="float">
            <text:p>176700</text:p>
          </table:table-cell>
          <table:table-cell table:style-name="ce19" table:formula="of:=([.O35]-[.O34])/[.O34]" office:value-type="percentage" office:value="0.171750663129973" calcext:value-type="percentage">
            <text:p>17 %</text:p>
          </table:table-cell>
          <table:table-cell table:formula="of:=SUM([.B35:.N35])" office:value-type="float" office:value="176700" calcext:value-type="float">
            <text:p>176700</text:p>
          </table:table-cell>
          <table:table-cell/>
          <table:table-cell table:style-name="ce18" table:formula="of:=+[.D35]/[.O35]" office:value-type="percentage" office:value="0.0198471986417657" calcext:value-type="percentage">
            <text:p>1,98 %</text:p>
          </table:table-cell>
          <table:table-cell/>
          <table:table-cell table:style-name="ce18" table:formula="of:=+[.B35]/[.O35]" office:value-type="percentage" office:value="0.980152801358234" calcext:value-type="percentage">
            <text:p>98,02 %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style-name="ce16" table:formula="of:=+[.L35]/[.O35]*100" office:value-type="float" office:value="0" calcext:value-type="float">
            <text:p>0,00</text:p>
          </table:table-cell>
          <table:table-cell table:style-name="ce16" table:formula="of:=+[.J35]/[.O35]*100" office:value-type="float" office:value="0" calcext:value-type="float">
            <text:p>0,00</text:p>
          </table:table-cell>
          <table:table-cell table:style-name="ce16" table:formula="of:=+[.G35]/[.O35]*100" office:value-type="float" office:value="0" calcext:value-type="float">
            <text:p>0,00</text:p>
          </table:table-cell>
          <table:table-cell table:style-name="ce16" table:formula="of:=+[.N35]/[.O3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5]/[.O35]*100" office:value-type="float" office:value="0" calcext:value-type="float">
            <text:p>0,00</text:p>
          </table:table-cell>
          <table:table-cell table:formula="of:=+[.I35]/[.O35]*100" office:value-type="float" office:value="0" calcext:value-type="float">
            <text:p>0</text:p>
          </table:table-cell>
          <table:table-cell table:formula="of:=+[.D35]/[.O35]*100" office:value-type="float" office:value="1.98471986417657" calcext:value-type="float">
            <text:p>1,98471986417657</text:p>
          </table:table-cell>
          <table:table-cell table:formula="of:=+[.E35]/[.O35]*100" office:value-type="float" office:value="0" calcext:value-type="float">
            <text:p>0</text:p>
          </table:table-cell>
          <table:table-cell table:formula="of:=+[.H35]/[.O35]*100" office:value-type="float" office:value="0" calcext:value-type="float">
            <text:p>0</text:p>
          </table:table-cell>
          <table:table-cell table:formula="of:=+[.B35]/[.O35]*100" office:value-type="float" office:value="98.0152801358234" calcext:value-type="float">
            <text:p>98,0152801358234</text:p>
          </table:table-cell>
          <table:table-cell office:value-type="float" office:value="15.5" calcext:value-type="float">
            <text:p>15,5</text:p>
          </table:table-cell>
          <table:table-cell table:formula="of:=+[.AK35]*1000" office:value-type="float" office:value="15500" calcext:value-type="float">
            <text:p>155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92233" calcext:value-type="float">
            <text:p>192233</text:p>
          </table:table-cell>
          <table:table-cell office:value-type="float" office:value="0" calcext:value-type="float">
            <text:p>0</text:p>
          </table:table-cell>
          <table:table-cell office:value-type="float" office:value="4742" calcext:value-type="float">
            <text:p>474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+[.D36]+[.B36]" office:value-type="float" office:value="196975" calcext:value-type="float">
            <text:p>196975</text:p>
          </table:table-cell>
          <table:table-cell table:style-name="ce19" table:formula="of:=([.O36]-[.O35])/[.O35]" office:value-type="percentage" office:value="0.114742501414827" calcext:value-type="percentage">
            <text:p>11 %</text:p>
          </table:table-cell>
          <table:table-cell table:formula="of:=SUM([.B36:.N36])" office:value-type="float" office:value="196975" calcext:value-type="float">
            <text:p>196975</text:p>
          </table:table-cell>
          <table:table-cell/>
          <table:table-cell table:style-name="ce18" table:formula="of:=+[.D36]/[.O36]" office:value-type="percentage" office:value="0.0240741210813555" calcext:value-type="percentage">
            <text:p>2,41 %</text:p>
          </table:table-cell>
          <table:table-cell/>
          <table:table-cell table:style-name="ce18" table:formula="of:=+[.B36]/[.O36]" office:value-type="percentage" office:value="0.975925878918644" calcext:value-type="percentage">
            <text:p>97,59 %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style-name="ce16" table:formula="of:=+[.L36]/[.O36]*100" office:value-type="float" office:value="0" calcext:value-type="float">
            <text:p>0,00</text:p>
          </table:table-cell>
          <table:table-cell table:style-name="ce16" table:formula="of:=+[.J36]/[.O36]*100" office:value-type="float" office:value="0" calcext:value-type="float">
            <text:p>0,00</text:p>
          </table:table-cell>
          <table:table-cell table:style-name="ce16" table:formula="of:=+[.G36]/[.O36]*100" office:value-type="float" office:value="0" calcext:value-type="float">
            <text:p>0,00</text:p>
          </table:table-cell>
          <table:table-cell table:style-name="ce16" table:formula="of:=+[.N36]/[.O3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6]/[.O36]*100" office:value-type="float" office:value="0" calcext:value-type="float">
            <text:p>0,00</text:p>
          </table:table-cell>
          <table:table-cell table:formula="of:=+[.I36]/[.O36]*100" office:value-type="float" office:value="0" calcext:value-type="float">
            <text:p>0</text:p>
          </table:table-cell>
          <table:table-cell table:formula="of:=+[.D36]/[.O36]*100" office:value-type="float" office:value="2.40741210813555" calcext:value-type="float">
            <text:p>2,40741210813555</text:p>
          </table:table-cell>
          <table:table-cell table:formula="of:=+[.E36]/[.O36]*100" office:value-type="float" office:value="0" calcext:value-type="float">
            <text:p>0</text:p>
          </table:table-cell>
          <table:table-cell table:formula="of:=+[.H36]/[.O36]*100" office:value-type="float" office:value="0" calcext:value-type="float">
            <text:p>0</text:p>
          </table:table-cell>
          <table:table-cell table:formula="of:=+[.B36]/[.O36]*100" office:value-type="float" office:value="97.5925878918644" calcext:value-type="float">
            <text:p>97,5925878918644</text:p>
          </table:table-cell>
          <table:table-cell office:value-type="float" office:value="46.6" calcext:value-type="float">
            <text:p>46,6</text:p>
          </table:table-cell>
          <table:table-cell table:formula="of:=+[.AK36]*1000" office:value-type="float" office:value="46600" calcext:value-type="float">
            <text:p>466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formula="of:=+[.O37]-[.D37]" office:value-type="float" office:value="233556" calcext:value-type="float">
            <text:p>233556</text:p>
          </table:table-cell>
          <table:table-cell/>
          <table:table-cell table:formula="of:=SUM([.F47:.I47])" office:value-type="float" office:value="5655" calcext:value-type="float">
            <text:p>5655</text:p>
          </table:table-cell>
          <table:table-cell table:number-columns-repeated="10"/>
          <table:table-cell office:value-type="float" office:value="239211" calcext:value-type="float">
            <text:p>239211</text:p>
          </table:table-cell>
          <table:table-cell table:style-name="ce19" table:formula="of:=([.O37]-[.O36])/[.O36]" office:value-type="percentage" office:value="0.214423150145958" calcext:value-type="percentage">
            <text:p>21 %</text:p>
          </table:table-cell>
          <table:table-cell table:formula="of:=SUM([.B37:.N37])" office:value-type="float" office:value="239211" calcext:value-type="float">
            <text:p>239211</text:p>
          </table:table-cell>
          <table:table-cell/>
          <table:table-cell table:style-name="ce18" table:formula="of:=+[.D37]/[.O37]" office:value-type="percentage" office:value="0.0236402172140913" calcext:value-type="percentage">
            <text:p>2,36 %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table:style-name="ce16" table:formula="of:=+[.L37]/[.O37]*100" office:value-type="float" office:value="0" calcext:value-type="float">
            <text:p>0,00</text:p>
          </table:table-cell>
          <table:table-cell table:style-name="ce16" table:formula="of:=+[.J37]/[.O37]*100" office:value-type="float" office:value="0" calcext:value-type="float">
            <text:p>0,00</text:p>
          </table:table-cell>
          <table:table-cell table:style-name="ce16" table:formula="of:=+[.G37]/[.O37]*100" office:value-type="float" office:value="0" calcext:value-type="float">
            <text:p>0,00</text:p>
          </table:table-cell>
          <table:table-cell table:style-name="ce16" table:formula="of:=+[.N37]/[.O3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7]/[.O37]*100" office:value-type="float" office:value="0" calcext:value-type="float">
            <text:p>0,00</text:p>
          </table:table-cell>
          <table:table-cell table:formula="of:=+[.I37]/[.O37]*100" office:value-type="float" office:value="0" calcext:value-type="float">
            <text:p>0</text:p>
          </table:table-cell>
          <table:table-cell table:formula="of:=+[.D37]/[.O37]*100" office:value-type="float" office:value="2.36402172140913" calcext:value-type="float">
            <text:p>2,36402172140913</text:p>
          </table:table-cell>
          <table:table-cell table:formula="of:=+[.E37]/[.O37]*100" office:value-type="float" office:value="0" calcext:value-type="float">
            <text:p>0</text:p>
          </table:table-cell>
          <table:table-cell table:formula="of:=+[.H37]/[.O37]*100" office:value-type="float" office:value="0" calcext:value-type="float">
            <text:p>0</text:p>
          </table:table-cell>
          <table:table-cell table:formula="of:=+[.B37]/[.O37]*100" office:value-type="float" office:value="97.6359782785909" calcext:value-type="float">
            <text:p>97,6359782785909</text:p>
          </table:table-cell>
          <table:table-cell office:value-type="float" office:value="80" calcext:value-type="float">
            <text:p>80</text:p>
          </table:table-cell>
          <table:table-cell table:formula="of:=+[.AK37]*1000" office:value-type="float" office:value="80000" calcext:value-type="float">
            <text:p>80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formula="of:=+[.O38]-[.D38]" office:value-type="float" office:value="263416" calcext:value-type="float">
            <text:p>263416</text:p>
          </table:table-cell>
          <table:table-cell/>
          <table:table-cell table:formula="of:=SUM([.F48:.I48])" office:value-type="float" office:value="7764" calcext:value-type="float">
            <text:p>7764</text:p>
          </table:table-cell>
          <table:table-cell table:number-columns-repeated="10"/>
          <table:table-cell office:value-type="float" office:value="271180" calcext:value-type="float">
            <text:p>271180</text:p>
          </table:table-cell>
          <table:table-cell table:style-name="ce19" table:formula="of:=([.O38]-[.O37])/[.O37]" office:value-type="percentage" office:value="0.133643519737805" calcext:value-type="percentage">
            <text:p>13 %</text:p>
          </table:table-cell>
          <table:table-cell table:formula="of:=SUM([.B38:.N38])" office:value-type="float" office:value="271180" calcext:value-type="float">
            <text:p>271180</text:p>
          </table:table-cell>
          <table:table-cell/>
          <table:table-cell table:style-name="ce18" table:formula="of:=+[.D38]/[.O38]" office:value-type="percentage" office:value="0.0286304299727118" calcext:value-type="percentage">
            <text:p>2,86 %</text:p>
          </table:table-cell>
          <table:table-cell table:number-columns-repeated="5"/>
          <table:table-cell office:value-type="float" office:value="2007" calcext:value-type="float">
            <text:p>2007</text:p>
          </table:table-cell>
          <table:table-cell table:style-name="ce16" table:formula="of:=+[.L38]/[.O38]*100" office:value-type="float" office:value="0" calcext:value-type="float">
            <text:p>0,00</text:p>
          </table:table-cell>
          <table:table-cell table:style-name="ce16" table:formula="of:=+[.J38]/[.O38]*100" office:value-type="float" office:value="0" calcext:value-type="float">
            <text:p>0,00</text:p>
          </table:table-cell>
          <table:table-cell table:style-name="ce16" table:formula="of:=+[.G38]/[.O38]*100" office:value-type="float" office:value="0" calcext:value-type="float">
            <text:p>0,00</text:p>
          </table:table-cell>
          <table:table-cell table:style-name="ce16" table:formula="of:=+[.N38]/[.O3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8]/[.O38]*100" office:value-type="float" office:value="0" calcext:value-type="float">
            <text:p>0,00</text:p>
          </table:table-cell>
          <table:table-cell table:formula="of:=+[.I38]/[.O38]*100" office:value-type="float" office:value="0" calcext:value-type="float">
            <text:p>0</text:p>
          </table:table-cell>
          <table:table-cell table:formula="of:=+[.D38]/[.O38]*100" office:value-type="float" office:value="2.86304299727119" calcext:value-type="float">
            <text:p>2,86304299727119</text:p>
          </table:table-cell>
          <table:table-cell table:formula="of:=+[.E38]/[.O38]*100" office:value-type="float" office:value="0" calcext:value-type="float">
            <text:p>0</text:p>
          </table:table-cell>
          <table:table-cell table:formula="of:=+[.H38]/[.O38]*100" office:value-type="float" office:value="0" calcext:value-type="float">
            <text:p>0</text:p>
          </table:table-cell>
          <table:table-cell table:formula="of:=+[.B38]/[.O38]*100" office:value-type="float" office:value="97.1369570027288" calcext:value-type="float">
            <text:p>97,1369570027288</text:p>
          </table:table-cell>
          <table:table-cell office:value-type="float" office:value="122.3" calcext:value-type="float">
            <text:p>122,3</text:p>
          </table:table-cell>
          <table:table-cell table:formula="of:=+[.AK38]*1000" office:value-type="float" office:value="122300" calcext:value-type="float">
            <text:p>122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formula="of:=+[.O39]-[.D39]" office:value-type="float" office:value="287078" calcext:value-type="float">
            <text:p>287078</text:p>
          </table:table-cell>
          <table:table-cell/>
          <table:table-cell table:formula="of:=SUM([.F49:.I49])" office:value-type="float" office:value="9922" calcext:value-type="float">
            <text:p>9922</text:p>
          </table:table-cell>
          <table:table-cell table:number-columns-repeated="10"/>
          <table:table-cell office:value-type="float" office:value="297000" calcext:value-type="float">
            <text:p>297000</text:p>
          </table:table-cell>
          <table:table-cell table:style-name="ce19" table:formula="of:=([.O39]-[.O38])/[.O38]" office:value-type="percentage" office:value="0.0952135113208939" calcext:value-type="percentage">
            <text:p>10 %</text:p>
          </table:table-cell>
          <table:table-cell table:formula="of:=SUM([.B39:.N39])" office:value-type="float" office:value="297000" calcext:value-type="float">
            <text:p>297000</text:p>
          </table:table-cell>
          <table:table-cell/>
          <table:table-cell table:style-name="ce18" table:formula="of:=+[.D39]/[.O39]" office:value-type="percentage" office:value="0.0334074074074074" calcext:value-type="percentage">
            <text:p>3,34 %</text:p>
          </table:table-cell>
          <table:table-cell table:number-columns-repeated="5"/>
          <table:table-cell office:value-type="float" office:value="2008" calcext:value-type="float">
            <text:p>2008</text:p>
          </table:table-cell>
          <table:table-cell table:style-name="ce16" table:formula="of:=+[.L39]/[.O39]*100" office:value-type="float" office:value="0" calcext:value-type="float">
            <text:p>0,00</text:p>
          </table:table-cell>
          <table:table-cell table:style-name="ce16" table:formula="of:=+[.J39]/[.O39]*100" office:value-type="float" office:value="0" calcext:value-type="float">
            <text:p>0,00</text:p>
          </table:table-cell>
          <table:table-cell table:style-name="ce16" table:formula="of:=+[.G39]/[.O39]*100" office:value-type="float" office:value="0" calcext:value-type="float">
            <text:p>0,00</text:p>
          </table:table-cell>
          <table:table-cell table:style-name="ce16" table:formula="of:=+[.N39]/[.O3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9]/[.O39]*100" office:value-type="float" office:value="0" calcext:value-type="float">
            <text:p>0,00</text:p>
          </table:table-cell>
          <table:table-cell table:formula="of:=+[.I39]/[.O39]*100" office:value-type="float" office:value="0" calcext:value-type="float">
            <text:p>0</text:p>
          </table:table-cell>
          <table:table-cell table:formula="of:=+[.D39]/[.O39]*100" office:value-type="float" office:value="3.34074074074074" calcext:value-type="float">
            <text:p>3,34074074074074</text:p>
          </table:table-cell>
          <table:table-cell table:formula="of:=+[.E39]/[.O39]*100" office:value-type="float" office:value="0" calcext:value-type="float">
            <text:p>0</text:p>
          </table:table-cell>
          <table:table-cell table:formula="of:=+[.H39]/[.O39]*100" office:value-type="float" office:value="0" calcext:value-type="float">
            <text:p>0</text:p>
          </table:table-cell>
          <table:table-cell table:formula="of:=+[.B39]/[.O39]*100" office:value-type="float" office:value="96.6592592592593" calcext:value-type="float">
            <text:p>96,6592592592593</text:p>
          </table:table-cell>
          <table:table-cell office:value-type="float" office:value="139.3" calcext:value-type="float">
            <text:p>139,3</text:p>
          </table:table-cell>
          <table:table-cell table:formula="of:=+[.AK39]*1000" office:value-type="float" office:value="139300" calcext:value-type="float">
            <text:p>139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+[.O40]-[.D40]" office:value-type="float" office:value="297901" calcext:value-type="float">
            <text:p>297901</text:p>
          </table:table-cell>
          <table:table-cell/>
          <table:table-cell table:formula="of:=SUM([.F50:.I50])" office:value-type="float" office:value="11221" calcext:value-type="float">
            <text:p>11221</text:p>
          </table:table-cell>
          <table:table-cell table:number-columns-repeated="10"/>
          <table:table-cell office:value-type="float" office:value="309122" calcext:value-type="float">
            <text:p>309122</text:p>
          </table:table-cell>
          <table:table-cell table:style-name="ce19" table:formula="of:=([.O40]-[.O39])/[.O39]" office:value-type="percentage" office:value="0.0408148148148148" calcext:value-type="percentage">
            <text:p>4 %</text:p>
          </table:table-cell>
          <table:table-cell table:formula="of:=SUM([.B40:.N40])" office:value-type="float" office:value="309122" calcext:value-type="float">
            <text:p>309122</text:p>
          </table:table-cell>
          <table:table-cell/>
          <table:table-cell table:style-name="ce18" table:formula="of:=+[.D40]/[.O40]" office:value-type="percentage" office:value="0.0362995839830229" calcext:value-type="percentage">
            <text:p>3,63 %</text:p>
          </table:table-cell>
          <table:table-cell table:number-columns-repeated="5"/>
          <table:table-cell office:value-type="float" office:value="2009" calcext:value-type="float">
            <text:p>2009</text:p>
          </table:table-cell>
          <table:table-cell table:style-name="ce16" table:formula="of:=+[.L40]/[.O40]*100" office:value-type="float" office:value="0" calcext:value-type="float">
            <text:p>0,00</text:p>
          </table:table-cell>
          <table:table-cell table:style-name="ce16" table:formula="of:=+[.J40]/[.O40]*100" office:value-type="float" office:value="0" calcext:value-type="float">
            <text:p>0,00</text:p>
          </table:table-cell>
          <table:table-cell table:style-name="ce16" table:formula="of:=+[.G40]/[.O40]*100" office:value-type="float" office:value="0" calcext:value-type="float">
            <text:p>0,00</text:p>
          </table:table-cell>
          <table:table-cell table:style-name="ce16" table:formula="of:=+[.N40]/[.O4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0]/[.O40]*100" office:value-type="float" office:value="0" calcext:value-type="float">
            <text:p>0,00</text:p>
          </table:table-cell>
          <table:table-cell table:formula="of:=+[.I40]/[.O40]*100" office:value-type="float" office:value="0" calcext:value-type="float">
            <text:p>0</text:p>
          </table:table-cell>
          <table:table-cell table:formula="of:=+[.D40]/[.O40]*100" office:value-type="float" office:value="3.62995839830229" calcext:value-type="float">
            <text:p>3,62995839830229</text:p>
          </table:table-cell>
          <table:table-cell table:formula="of:=+[.E40]/[.O40]*100" office:value-type="float" office:value="0" calcext:value-type="float">
            <text:p>0</text:p>
          </table:table-cell>
          <table:table-cell table:formula="of:=+[.H40]/[.O40]*100" office:value-type="float" office:value="0" calcext:value-type="float">
            <text:p>0</text:p>
          </table:table-cell>
          <table:table-cell table:formula="of:=+[.B40]/[.O40]*100" office:value-type="float" office:value="96.3700416016977" calcext:value-type="float">
            <text:p>96,3700416016977</text:p>
          </table:table-cell>
          <table:table-cell office:value-type="float" office:value="176.7" calcext:value-type="float">
            <text:p>176,7</text:p>
          </table:table-cell>
          <table:table-cell table:formula="of:=+[.AK40]*1000" office:value-type="float" office:value="176700" calcext:value-type="float">
            <text:p>1767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+[.O41]-[.D41]" office:value-type="float" office:value="337970" calcext:value-type="float">
            <text:p>337970</text:p>
          </table:table-cell>
          <table:table-cell/>
          <table:table-cell table:formula="of:=SUM([.F51:.I51])" office:value-type="float" office:value="14430" calcext:value-type="float">
            <text:p>14430</text:p>
          </table:table-cell>
          <table:table-cell table:number-columns-repeated="10"/>
          <table:table-cell office:value-type="float" office:value="352400" calcext:value-type="float">
            <text:p>352400</text:p>
          </table:table-cell>
          <table:table-cell table:style-name="ce19" table:formula="of:=([.O41]-[.O40])/[.O40]" office:value-type="percentage" office:value="0.14000297617122" calcext:value-type="percentage">
            <text:p>14 %</text:p>
          </table:table-cell>
          <table:table-cell table:formula="of:=SUM([.B41:.N41])" office:value-type="float" office:value="352400" calcext:value-type="float">
            <text:p>352400</text:p>
          </table:table-cell>
          <table:table-cell/>
          <table:table-cell table:style-name="ce18" table:formula="of:=+[.D41]/[.O41]" office:value-type="percentage" office:value="0.0409477866061294" calcext:value-type="percentage">
            <text:p>4,09 %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table:style-name="ce16" table:formula="of:=+[.L41]/[.O41]*100" office:value-type="float" office:value="0" calcext:value-type="float">
            <text:p>0,00</text:p>
          </table:table-cell>
          <table:table-cell table:style-name="ce16" table:formula="of:=+[.J41]/[.O41]*100" office:value-type="float" office:value="0" calcext:value-type="float">
            <text:p>0,00</text:p>
          </table:table-cell>
          <table:table-cell table:style-name="ce16" table:formula="of:=+[.G41]/[.O41]*100" office:value-type="float" office:value="0" calcext:value-type="float">
            <text:p>0,00</text:p>
          </table:table-cell>
          <table:table-cell table:style-name="ce16" table:formula="of:=+[.N41]/[.O4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1]/[.O41]*100" office:value-type="float" office:value="0" calcext:value-type="float">
            <text:p>0,00</text:p>
          </table:table-cell>
          <table:table-cell table:formula="of:=+[.I41]/[.O41]*100" office:value-type="float" office:value="0" calcext:value-type="float">
            <text:p>0</text:p>
          </table:table-cell>
          <table:table-cell table:formula="of:=+[.D41]/[.O41]*100" office:value-type="float" office:value="4.09477866061294" calcext:value-type="float">
            <text:p>4,09477866061294</text:p>
          </table:table-cell>
          <table:table-cell table:formula="of:=+[.E41]/[.O41]*100" office:value-type="float" office:value="0" calcext:value-type="float">
            <text:p>0</text:p>
          </table:table-cell>
          <table:table-cell table:formula="of:=+[.H41]/[.O41]*100" office:value-type="float" office:value="0" calcext:value-type="float">
            <text:p>0</text:p>
          </table:table-cell>
          <table:table-cell table:formula="of:=+[.B41]/[.O41]*100" office:value-type="float" office:value="95.9052213393871" calcext:value-type="float">
            <text:p>95,9052213393871</text:p>
          </table:table-cell>
          <table:table-cell office:value-type="float" office:value="304" calcext:value-type="float">
            <text:p>304</text:p>
          </table:table-cell>
          <table:table-cell table:formula="of:=+[.AK41]*1000" office:value-type="float" office:value="304000" calcext:value-type="float">
            <text:p>304000</text:p>
          </table:table-cell>
          <table:table-cell office:value-type="float" office:value="17610" calcext:value-type="float">
            <text:p>17610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+[.O42]-[.D42]" office:value-type="float" office:value="335641" calcext:value-type="float">
            <text:p>335641</text:p>
          </table:table-cell>
          <table:table-cell/>
          <table:table-cell table:formula="of:=SUM([.F52:.I52])" office:value-type="float" office:value="17800" calcext:value-type="float">
            <text:p>17800</text:p>
          </table:table-cell>
          <table:table-cell table:number-columns-repeated="10"/>
          <table:table-cell office:value-type="float" office:value="353441" calcext:value-type="float">
            <text:p>353441</text:p>
          </table:table-cell>
          <table:table-cell table:style-name="ce19" table:formula="of:=([.O42]-[.O41])/[.O41]" office:value-type="percentage" office:value="0.00295402951191827" calcext:value-type="percentage">
            <text:p>0 %</text:p>
          </table:table-cell>
          <table:table-cell table:formula="of:=SUM([.B42:.N42])" office:value-type="float" office:value="353441" calcext:value-type="float">
            <text:p>353441</text:p>
          </table:table-cell>
          <table:table-cell/>
          <table:table-cell table:style-name="ce18" table:formula="of:=+[.D42]/[.O42]" office:value-type="percentage" office:value="0.050362012330205" calcext:value-type="percentage">
            <text:p>5,04 %</text:p>
          </table:table-cell>
          <table:table-cell/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q4</text:p>
          </table:table-cell>
          <table:table-cell office:value-type="float" office:value="2011" calcext:value-type="float">
            <text:p>2011</text:p>
          </table:table-cell>
          <table:table-cell table:style-name="ce16" table:formula="of:=+[.L42]/[.O42]*100" office:value-type="float" office:value="0" calcext:value-type="float">
            <text:p>0,00</text:p>
          </table:table-cell>
          <table:table-cell table:style-name="ce16" table:formula="of:=+[.J42]/[.O42]*100" office:value-type="float" office:value="0" calcext:value-type="float">
            <text:p>0,00</text:p>
          </table:table-cell>
          <table:table-cell table:style-name="ce16" table:formula="of:=+[.G42]/[.O42]*100" office:value-type="float" office:value="0" calcext:value-type="float">
            <text:p>0,00</text:p>
          </table:table-cell>
          <table:table-cell table:style-name="ce16" table:formula="of:=+[.N42]/[.O4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2]/[.O42]*100" office:value-type="float" office:value="0" calcext:value-type="float">
            <text:p>0,00</text:p>
          </table:table-cell>
          <table:table-cell table:formula="of:=+[.I42]/[.O42]*100" office:value-type="float" office:value="0" calcext:value-type="float">
            <text:p>0</text:p>
          </table:table-cell>
          <table:table-cell table:formula="of:=+[.D42]/[.O42]*100" office:value-type="float" office:value="5.0362012330205" calcext:value-type="float">
            <text:p>5,0362012330205</text:p>
          </table:table-cell>
          <table:table-cell table:formula="of:=+[.E42]/[.O42]*100" office:value-type="float" office:value="0" calcext:value-type="float">
            <text:p>0</text:p>
          </table:table-cell>
          <table:table-cell table:formula="of:=+[.H42]/[.O42]*100" office:value-type="float" office:value="0" calcext:value-type="float">
            <text:p>0</text:p>
          </table:table-cell>
          <table:table-cell table:formula="of:=+[.B42]/[.O42]*100" office:value-type="float" office:value="94.9637987669795" calcext:value-type="float">
            <text:p>94,9637987669795</text:p>
          </table:table-cell>
          <table:table-cell office:value-type="float" office:value="472" calcext:value-type="float">
            <text:p>472</text:p>
          </table:table-cell>
          <table:table-cell table:formula="of:=+[.AK42]*1000" office:value-type="float" office:value="472000" calcext:value-type="float">
            <text:p>472000</text:p>
          </table:table-cell>
          <table:table-cell office:value-type="float" office:value="60017" calcext:value-type="float">
            <text:p>60017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+[.B42]*1.02" office:value-type="float" office:value="342353.82" calcext:value-type="float">
            <text:p>342353,82</text:p>
          </table:table-cell>
          <table:table-cell table:style-name="ce8" office:value-type="string" calcext:value-type="string">
            <text:p>est</text:p>
          </table:table-cell>
          <table:table-cell table:number-columns-repeated="14"/>
          <table:table-cell table:style-name="ce18"/>
          <table:table-cell/>
          <table:table-cell table:style-name="ce8" table:number-columns-repeated="4"/>
          <table:table-cell/>
          <table:table-cell table:style-name="ce16" table:number-columns-repeated="6"/>
          <table:table-cell table:number-columns-repeated="34"/>
          <table:table-cell table:style-name="ce1"/>
        </table:table-row>
        <table:table-row table:style-name="ro1">
          <table:table-cell/>
          <table:table-cell office:value-type="string" calcext:value-type="string">
            <text:p>PC 1st q</text:p>
          </table:table-cell>
          <table:table-cell office:value-type="string" calcext:value-type="string">
            <text:p>PC 2q</text:p>
          </table:table-cell>
          <table:table-cell office:value-type="string" calcext:value-type="string">
            <text:p>PC 3q</text:p>
          </table:table-cell>
          <table:table-cell office:value-type="string" calcext:value-type="string">
            <text:p>PC 4q</text:p>
          </table:table-cell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 (nextyear)</text:p>
          </table:table-cell>
          <table:table-cell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/>
          <table:table-cell office:value-type="string" calcext:value-type="string">
            <text:p>Apple Q4</text:p>
          </table:table-cell>
          <table:table-cell/>
          <table:table-cell office:value-type="string" calcext:value-type="string">
            <text:p>Apple Q1 (next year)</text:p>
          </table:table-cell>
          <table:table-cell table:style-name="ce18"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</text:p>
          </table:table-cell>
          <table:table-cell table:style-name="ce8"/>
          <table:table-cell table:number-columns-repeated="11"/>
          <table:table-cell table:formula="of:=+[.AK42]*1.22" office:value-type="float" office:value="575.84" calcext:value-type="float">
            <text:p>575,84</text:p>
          </table:table-cell>
          <table:table-cell table:formula="of:=+[.AH44]*1000" office:value-type="float" office:value="575840" calcext:value-type="float">
            <text:p>5758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rterly</text:p>
          </table:table-cell>
          <table:table-cell table:number-columns-repeated="4"/>
          <table:table-cell office:value-type="string" calcext:value-type="string">
            <text:p>End Mar</text:p>
          </table:table-cell>
          <table:table-cell office:value-type="string" calcext:value-type="string">
            <text:p>End Jun</text:p>
          </table:table-cell>
          <table:table-cell office:value-type="string" calcext:value-type="string">
            <text:p>end Sep</text:p>
          </table:table-cell>
          <table:table-cell office:value-type="string" calcext:value-type="string">
            <text:p>End Dec</text:p>
          </table:table-cell>
          <table:table-cell/>
          <table:table-cell table:number-columns-repeated="2"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 table:style-name="ce18"/>
          <table:table-cell table:number-columns-repeated="4" office:value-type="string" calcext:value-type="string">
            <text:p>ipad</text:p>
          </table:table-cell>
          <table:table-cell table:style-name="ce8"/>
          <table:table-cell table:number-columns-repeated="43"/>
        </table:table-row>
        <table:table-row table:style-name="ro1">
          <table:table-cell table:number-columns-repeated="16"/>
          <table:table-cell table:style-name="ce18"/>
          <table:table-cell table:number-columns-repeated="4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office:value-type="float" office:value="1327" calcext:value-type="float">
            <text:p>1327</text:p>
          </table:table-cell>
          <table:table-cell office:value-type="float" office:value="1610" calcext:value-type="float">
            <text:p>1610</text:p>
          </table:table-cell>
          <table:table-cell office:value-type="float" office:value="1606" calcext:value-type="float">
            <text:p>1606</text:p>
          </table:table-cell>
          <table:table-cell table:number-columns-repeated="7"/>
          <table:table-cell table:style-name="ce18"/>
          <table:table-cell table:number-columns-repeated="4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764" calcext:value-type="float">
            <text:p>1764</text:p>
          </table:table-cell>
          <table:table-cell office:value-type="float" office:value="2164" calcext:value-type="float">
            <text:p>2164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119" calcext:value-type="float">
            <text:p>1119</text:p>
          </table:table-cell>
          <table:table-cell/>
          <table:table-cell office:value-type="float" office:value="2315" calcext:value-type="float">
            <text:p>2315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057" calcext:value-type="float">
            <text:p>71057</text:p>
          </table:table-cell>
          <table:table-cell office:value-type="float" office:value="71855" calcext:value-type="float">
            <text:p>71855</text:p>
          </table:table-cell>
          <table:table-cell office:value-type="float" office:value="80564" calcext:value-type="float">
            <text:p>8056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2496" calcext:value-type="float">
            <text:p>2496</text:p>
          </table:table-cell>
          <table:table-cell office:value-type="float" office:value="2611" calcext:value-type="float">
            <text:p>2611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6892" calcext:value-type="float">
            <text:p>6892</text:p>
          </table:table-cell>
          <table:table-cell/>
          <table:table-cell table:formula="of:=+[.P50]/2" office:value-type="float" office:value="4350" calcext:value-type="float">
            <text:p>435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7209" calcext:value-type="float">
            <text:p>67209</text:p>
          </table:table-cell>
          <table:table-cell office:value-type="float" office:value="68149" calcext:value-type="float">
            <text:p>68149</text:p>
          </table:table-cell>
          <table:table-cell office:value-type="float" office:value="80864" calcext:value-type="float">
            <text:p>80864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2600" calcext:value-type="float">
            <text:p>2600</text:p>
          </table:table-cell>
          <table:table-cell office:value-type="float" office:value="3050" calcext:value-type="float">
            <text:p>30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7400" calcext:value-type="float">
            <text:p>7400</text:p>
          </table:table-cell>
          <table:table-cell/>
          <table:table-cell office:value-type="float" office:value="8700" calcext:value-type="float">
            <text:p>870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93500" calcext:value-type="float">
            <text:p>93500</text:p>
          </table:table-cell>
          <table:table-cell office:value-type="float" office:value="2940" calcext:value-type="float">
            <text:p>2940</text:p>
          </table:table-cell>
          <table:table-cell office:value-type="float" office:value="3470" calcext:value-type="float">
            <text:p>3470</text:p>
          </table:table-cell>
          <table:table-cell office:value-type="float" office:value="3890" calcext:value-type="float">
            <text:p>3890</text:p>
          </table:table-cell>
          <table:table-cell office:value-type="float" office:value="4130" calcext:value-type="float">
            <text:p>4130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float" office:value="14100" calcext:value-type="float">
            <text:p>14100</text:p>
          </table:table-cell>
          <table:table-cell/>
          <table:table-cell office:value-type="float" office:value="16240" calcext:value-type="float">
            <text:p>16240</text:p>
          </table:table-cell>
          <table:table-cell table:style-name="ce18"/>
          <table:table-cell/>
          <table:table-cell office:value-type="float" office:value="3270" calcext:value-type="float">
            <text:p>3270</text:p>
          </table:table-cell>
          <table:table-cell office:value-type="float" office:value="4180" calcext:value-type="float">
            <text:p>4180</text:p>
          </table:table-cell>
          <table:table-cell office:value-type="float" office:value="7313" calcext:value-type="float">
            <text:p>7313</text:p>
          </table:table-cell>
          <table:table-cell table:number-columns-repeated="4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250" calcext:value-type="float">
            <text:p>84250</text:p>
          </table:table-cell>
          <table:table-cell office:value-type="float" office:value="85220" calcext:value-type="float">
            <text:p>85220</text:p>
          </table:table-cell>
          <table:table-cell office:value-type="float" office:value="91800" calcext:value-type="float">
            <text:p>91800</text:p>
          </table:table-cell>
          <table:table-cell office:value-type="float" office:value="92171" calcext:value-type="float">
            <text:p>92171</text:p>
          </table:table-cell>
          <table:table-cell office:value-type="float" office:value="3760" calcext:value-type="float">
            <text:p>3760</text:p>
          </table:table-cell>
          <table:table-cell office:value-type="float" office:value="3950" calcext:value-type="float">
            <text:p>3950</text:p>
          </table:table-cell>
          <table:table-cell office:value-type="float" office:value="4890" calcext:value-type="float">
            <text:p>4890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float" office:value="17070" calcext:value-type="float">
            <text:p>17070</text:p>
          </table:table-cell>
          <table:table-cell/>
          <table:table-cell office:value-type="float" office:value="37040" calcext:value-type="float">
            <text:p>37040</text:p>
          </table:table-cell>
          <table:table-cell table:style-name="ce18"/>
          <table:table-cell office:value-type="float" office:value="4690" calcext:value-type="float">
            <text:p>4690</text:p>
          </table:table-cell>
          <table:table-cell office:value-type="float" office:value="9250" calcext:value-type="float">
            <text:p>9250</text:p>
          </table:table-cell>
          <table:table-cell office:value-type="float" office:value="11120" calcext:value-type="float">
            <text:p>11120</text:p>
          </table:table-cell>
          <table:table-cell office:value-type="float" office:value="15430" calcext:value-type="float">
            <text:p>15430</text:p>
          </table:table-cell>
          <table:table-cell table:number-columns-repeated="4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+[.B52]+[.C52]+[.D52]+[.E52]" office:value-type="float" office:value="353441" calcext:value-type="float">
            <text:p>353441</text:p>
          </table:table-cell>
          <table:table-cell table:number-columns-repeated="8"/>
          <table:table-cell table:style-name="ce8" office:value-type="string" calcext:value-type="string">
            <text:p>2010 -v</text:p>
          </table:table-cell>
          <table:table-cell table:style-name="ce8" office:value-type="string" calcext:value-type="string">
            <text:p>2011 -v</text:p>
          </table:table-cell>
          <table:table-cell table:number-columns-repeated="4"/>
          <table:table-cell table:style-name="ce18"/>
          <table:table-cell office:value-type="float" office:value="11800" calcext:value-type="float">
            <text:p>11800</text:p>
          </table:table-cell>
          <table:table-cell table:number-columns-repeated="6"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width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297000" calcext:value-type="float">
            <text:p>297000</text:p>
          </table:table-cell>
          <table:table-cell table:formula="of:=+[.D54]-[.D50]-[.C50]-[.B50]" office:value-type="float" office:value="80778" calcext:value-type="float">
            <text:p>80778</text:p>
          </table:table-cell>
          <table:table-cell table:number-columns-repeated="5"/>
          <table:table-cell table:formula="of:=SUM([.K51:.P51])" office:value-type="float" office:value="47490" calcext:value-type="float">
            <text:p>47490</text:p>
          </table:table-cell>
          <table:table-cell table:formula="of:=SUM([.K52:.P52])" office:value-type="float" office:value="93100" calcext:value-type="float">
            <text:p>93100</text:p>
          </table:table-cell>
          <table:table-cell table:number-columns-repeated="3"/>
          <table:table-cell table:style-name="ce18"/>
          <table:table-cell table:number-columns-repeated="7"/>
          <table:table-cell table:style-name="ce8" office:value-type="string" calcext:value-type="string">
            <text:p>Chart sizes:</text:p>
          </table:table-cell>
          <table:table-cell table:style-name="ce8" office:value-type="string" calcext:value-type="string">
            <text:p>5"</text:p>
          </table:table-cell>
          <table:table-cell table:style-name="ce8" office:value-type="string" calcext:value-type="string">
            <text:p>6.65"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1995 -&gt; 4120 units 1996 -&gt; 3388 units 1997 -&gt; 2586 units 1998 -&gt; 3072 units 1999 -&gt; 3881 units 2004 -&gt; 3507 units</text:p>
          </table:table-cell>
          <table:table-cell table:number-columns-repeated="14"/>
          <table:table-cell table:style-name="ce18"/>
          <table:table-cell table:number-columns-repeated="3"/>
          <table:table-cell>
            <draw:frame draw:z-index="15" draw:name="Chart 2" draw:style-name="gr1" draw:text-style-name="P1" svg:width="178.28mm" svg:height="126.99mm" svg:x="5.59mm" svg:y="4.95mm">
              <draw:object draw:notify-on-update-of-ranges="DATA.X6:DATA.X11 DATA.Y5:DATA.Y5 DATA.Y6:DATA.Y11 DATA.Z5:DATA.Z5 DATA.Z6:DATA.Z11 DATA.AA5:DATA.AA5 DATA.AA6:DATA.AA11 DATA.AB5:DATA.AB5 DATA.AB6:DATA.AB11 DATA.AC5:DATA.AC5 DATA.AC6:DATA.AC11 DATA.AD5:DATA.AD5 DATA.AD6:DATA.AD11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4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5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ndroid (Google)</text:p>
          </table:table-cell>
          <table:table-cell table:style-name="ce3" office:value-type="string" calcext:value-type="string">
            <text:p>Blackberry (RIM)</text:p>
          </table:table-cell>
          <table:table-cell table:style-name="ce3" office:value-type="string" calcext:value-type="string">
            <text:p>IPhone (Apple)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Palm/WebOS (Palm/HP)</text:p>
          </table:table-cell>
          <table:table-cell table:style-name="ce3" office:value-type="string" calcext:value-type="string">
            <text:p>Symbian (Nokia)</text:p>
          </table:table-cell>
          <table:table-cell table:style-name="ce3" office:value-type="string" calcext:value-type="string">
            <text:p>Windows Mobile/Phone (Microsoft)</text:p>
          </table:table-cell>
          <table:table-cell table:style-name="ce13" office:value-type="string" calcext:value-type="string">
            <text:p>Others</text:p>
          </table:table-cell>
          <table:table-cell table:style-name="ce14" office:value-type="string" calcext:value-type="string">
            <text:p>total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7" calcext:value-type="float">
            <text:p>2007</text:p>
          </table:table-cell>
          <table:table-cell table:style-name="ce3"/>
          <table:table-cell table:style-name="ce3" office:value-type="float" office:value="11.77" calcext:value-type="float">
            <text:p>11,7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/>
          <table:table-cell table:formula="of:=SUM([.B59:.I59])" office:value-type="float" office:value="120.97" calcext:value-type="float">
            <text:p>120,9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8" calcext:value-type="float">
            <text:p>2008</text:p>
          </table:table-cell>
          <table:table-cell table:style-name="ce3"/>
          <table:table-cell table:style-name="ce3" office:value-type="float" office:value="23.15" calcext:value-type="float">
            <text:p>23,15</text:p>
          </table:table-cell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/>
          <table:table-cell table:formula="of:=SUM([.B60:.I60])" office:value-type="float" office:value="137.77" calcext:value-type="float">
            <text:p>137,7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9" calcext:value-type="float">
            <text:p>2009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/>
          <table:table-cell table:formula="of:=SUM([.B61:.I61])" office:value-type="float" office:value="171.27" calcext:value-type="float">
            <text:p>171,2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0" calcext:value-type="float">
            <text:p>2010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table:number-columns-repeated="2"/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/>
          <table:table-cell table:formula="of:=SUM([.B62:.I62])" office:value-type="float" office:value="285.23" calcext:value-type="float">
            <text:p>285,23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 table:number-columns-repeated="2"/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 office:value-type="float" office:value="18.39" calcext:value-type="float">
            <text:p>18,39</text:p>
          </table:table-cell>
          <table:table-cell table:formula="of:=SUM([.B63:.I63])" office:value-type="float" office:value="467.7" calcext:value-type="float">
            <text:p>467,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81*4" office:value-type="float" office:value="324" calcext:value-type="float">
            <text:p>324</text:p>
          </table:table-cell>
          <table:table-cell table:formula="of:=9.9*4" office:value-type="float" office:value="39.6" calcext:value-type="float">
            <text:p>39,6</text:p>
          </table:table-cell>
          <table:table-cell table:formula="of:=33.12*4" office:value-type="float" office:value="132.48" calcext:value-type="float">
            <text:p>132,48</text:p>
          </table:table-cell>
          <table:table-cell table:number-columns-repeated="2"/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 table:formula="of:=1.242*4" office:value-type="float" office:value="4.968" calcext:value-type="float">
            <text:p>4,968</text:p>
          </table:table-cell>
          <table:table-cell table:formula="of:=SUM([.B64:.I64])" office:value-type="float" office:value="561.712" calcext:value-type="float">
            <text:p>561,712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q1)</text:p>
          </table:table-cell>
          <table:table-cell office:value-type="string" calcext:value-type="string">
            <text:p>^^ from Gartner</text:p>
          </table:table-cell>
          <table:table-cell table:number-columns-repeated="13"/>
          <table:table-cell table:style-name="ce18"/>
          <table:table-cell table:number-columns-repeated="49"/>
        </table:table-row>
        <table:table-row table:style-name="ro3" table:number-rows-repeated="2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Worldwide smartphone sales</text:p>
          </table:table-cell>
          <table:table-cell table:number-columns-repeated="3"/>
          <table:table-cell table:number-columns-repeated="2" table:style-name="ce8" office:value-type="string" calcext:value-type="string">
            <text:p>(est)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millions)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46.6" calcext:value-type="float">
            <text:p>46,6</text:p>
          </table:table-cell>
          <table:table-cell office:value-type="float" office:value="69.23" calcext:value-type="float">
            <text:p>69,23</text:p>
          </table:table-cell>
          <table:table-cell office:value-type="float" office:value="114.6" calcext:value-type="float">
            <text:p>114,6</text:p>
          </table:table-cell>
          <table:table-cell office:value-type="float" office:value="163.8" calcext:value-type="float">
            <text:p>163,8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pdas2003.htm" xlink:type="simple">http://www.etforecasts.com/products/ES_pdas2003.htm</text:a></text:span>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eTForecasts "Worldwide PDA and Smartphone Forecase"</text:p>
          </table:table-cell>
          <table:table-cell table:number-columns-repeated="6"/>
          <table:table-cell table:style-name="ce4" office:value-type="string" calcext:value-type="string">
            <text:p><text:span text:style-name="T1"><text:a xlink:href="http://www.palminfocenter.com/news/9247/report-64-million-smartphones-shipped-in-2006/" xlink:type="simple">http://www.palminfocenter.com/news/9247/report-64-million-smartphones-shipped-in-2006/</text:a></text:span></text:p>
          </table:table-cell>
          <table:table-cell table:number-columns-repeated="7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SP-PDA.html" xlink:type="simple">http://www.etforecasts.com/products/ES_SP-PDA.html</text:a></text:span></text:p>
          </table:table-cell>
          <table:table-cell table:number-columns-repeated="4"/>
          <table:table-cell table:style-name="ce4" office:value-type="string" calcext:value-type="string">
            <text:p><text:span text:style-name="T1"><text:a xlink:href="http://www.zdnet.com/blog/itfacts/mobile-os-market-shares-in-2005-symbian-51-linux-23-windows-17/10153" xlink:type="simple">http://www.zdnet.com/blog/itfacts/mobile-os-market-shares-in-2005-symbian-51-linux-23-windows-17/10153</text:a></text:span></text:p>
          </table:table-cell>
          <table:table-cell table:number-columns-repeated="9"/>
          <table:table-cell table:style-name="ce18"/>
          <table:table-cell table:number-columns-repeated="15"/>
          <table:table-cell>
            <draw:frame draw:z-index="21" draw:name="Chart 30" draw:style-name="gr1" draw:text-style-name="P1" svg:width="222.68mm" svg:height="150.28mm" svg:x="1.96mm" svg:y="4.24mm">
              <draw:object draw:notify-on-update-of-ranges="DATA.K78:DATA.K90 DATA.K77:DATA.K77 DATA.K78:DATA.K90 DATA.L77:DATA.L77 DATA.L78:DATA.L90 DATA.M77:DATA.M77 DATA.M78:DATA.M90 DATA.N77:DATA.N77 DATA.N78:DATA.N90 DATA.O77:DATA.O77 DATA.O78:DATA.O90 DATA.P77:DATA.P77 DATA.P78:DATA.P90 DATA.Q77:DATA.Q77 DATA.Q78:DATA.Q90 DATA.R77:DATA.R77 DATA.R78:DATA.R90 DATA.S77:DATA.S77 DATA.S78:DATA.S9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3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table:style-name="ce18"/>
          <table:table-cell table:number-columns-repeated="3"/>
          <table:table-cell>
            <draw:frame draw:z-index="16" draw:name="Chart 20" draw:style-name="gr1" draw:text-style-name="P1" svg:width="178.28mm" svg:height="127mm" svg:x="5.87mm" svg:y="0mm">
              <draw:object draw:notify-on-update-of-ranges="DATA.X12:DATA.X17 DATA.Y5:DATA.Y5 DATA.Y12:DATA.Y17 DATA.Z5:DATA.Z5 DATA.Z12:DATA.Z17 DATA.AA5:DATA.AA5 DATA.AA12:DATA.AA17 DATA.AB5:DATA.AB5 DATA.AB12:DATA.AB17 DATA.AC5:DATA.AC5 DATA.AC12:DATA.AC17 DATA.AD5:DATA.AD5 DATA.AD12:DATA.AD17 DATA.AE5:DATA.AE5 DATA.AE12:DATA.AE17 DATA.AF5:DATA.AF5 DATA.AF12:DATA.AF17 DATA.AG5:DATA.AG5 DATA.AG12:DATA.AG17 DATA.AH5:DATA.AH5 DATA.AH12:DATA.AH17 DATA.AI5:DATA.AI5 DATA.AI12:DATA.AI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3x</text:p>
          </table:table-cell>
          <table:table-cell office:value-type="float" office:value="80" calcext:value-type="float">
            <text:p>80</text:p>
          </table:table-cell>
          <table:table-cell table:formula="of:=+[.F76]/1.139" office:value-type="float" office:value="122.300263388938" calcext:value-type="float">
            <text:p>122,300263388938</text:p>
          </table:table-cell>
          <table:table-cell office:value-type="float" office:value="139.3" calcext:value-type="float">
            <text:p>139,3</text:p>
          </table:table-cell>
          <table:table-cell table:formula="of:=+[.H76]/1.72" office:value-type="float" office:value="176.744186046512" calcext:value-type="float">
            <text:p>176,744186046512</text:p>
          </table:table-cell>
          <table:table-cell table:formula="of:=1600*0.19" office:value-type="float" office:value="304" calcext:value-type="float">
            <text:p>304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5" office:value-type="string" calcext:value-type="string">
            <text:p>PERCENT</text:p>
          </table:table-cell>
          <table:table-cell table:number-columns-repeated="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number-columns-repeated="46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0.3" calcext:value-type="float">
            <text:p>0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2000" calcext:value-type="float">
            <text:p>2000</text:p>
          </table:table-cell>
          <table:table-cell table:formula="of:=+[.C78]/[.B78]*100" office:value-type="float" office:value="0" calcext:value-type="float">
            <text:p>0</text:p>
          </table:table-cell>
          <table:table-cell table:formula="of:=+[.D78]/[.B78]*100" office:value-type="float" office:value="0" calcext:value-type="float">
            <text:p>0</text:p>
          </table:table-cell>
          <table:table-cell table:formula="of:=+[.E78]/[.B78]*100" office:value-type="float" office:value="0" calcext:value-type="float">
            <text:p>0</text:p>
          </table:table-cell>
          <table:table-cell table:formula="of:=+[.F78]/[.B78]*100" office:value-type="float" office:value="0" calcext:value-type="float">
            <text:p>0</text:p>
          </table:table-cell>
          <table:table-cell table:style-name="ce16" table:formula="of:=+[.G78]/[.B78]*100" office:value-type="float" office:value="0" calcext:value-type="float">
            <text:p>0,00</text:p>
          </table:table-cell>
          <table:table-cell table:formula="of:=+[.H78]/[.B78]*100" office:value-type="float" office:value="0" calcext:value-type="float">
            <text:p>0</text:p>
          </table:table-cell>
          <table:table-cell table:formula="of:=+[.I78]/[.B78]*100" office:value-type="float" office:value="0" calcext:value-type="float">
            <text:p>0</text:p>
          </table:table-cell>
          <table:table-cell table:formula="of:=+[.J78]/[.B78]*100" office:value-type="float" office:value="100" calcext:value-type="float">
            <text:p>100</text:p>
          </table:table-cell>
          <table:table-cell table:number-columns-repeated="46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+[.B79]-[.C79]" office:value-type="float" office:value="2.5" calcext:value-type="float">
            <text:p>2,5</text:p>
          </table:table-cell>
          <table:table-cell table:style-name="ce2" office:value-type="float" office:value="2001" calcext:value-type="float">
            <text:p>2001</text:p>
          </table:table-cell>
          <table:table-cell table:formula="of:=+[.C79]/[.B79]*100" office:value-type="float" office:value="16.6666666666667" calcext:value-type="float">
            <text:p>16,6666666666667</text:p>
          </table:table-cell>
          <table:table-cell table:formula="of:=+[.D79]/[.B79]*100" office:value-type="float" office:value="0" calcext:value-type="float">
            <text:p>0</text:p>
          </table:table-cell>
          <table:table-cell table:formula="of:=+[.E79]/[.B79]*100" office:value-type="float" office:value="0" calcext:value-type="float">
            <text:p>0</text:p>
          </table:table-cell>
          <table:table-cell table:formula="of:=+[.F79]/[.B79]*100" office:value-type="float" office:value="0" calcext:value-type="float">
            <text:p>0</text:p>
          </table:table-cell>
          <table:table-cell table:style-name="ce16" table:formula="of:=+[.G79]/[.B79]*100" office:value-type="float" office:value="0" calcext:value-type="float">
            <text:p>0,00</text:p>
          </table:table-cell>
          <table:table-cell table:formula="of:=+[.H79]/[.B79]*100" office:value-type="float" office:value="0" calcext:value-type="float">
            <text:p>0</text:p>
          </table:table-cell>
          <table:table-cell table:formula="of:=+[.I79]/[.B79]*100" office:value-type="float" office:value="0" calcext:value-type="float">
            <text:p>0</text:p>
          </table:table-cell>
          <table:table-cell table:formula="of:=+[.J79]/[.B79]*100" office:value-type="float" office:value="83.3333333333333" calcext:value-type="float">
            <text:p>83,3333333333333</text:p>
          </table:table-cell>
          <table:table-cell table:number-columns-repeated="46"/>
        </table:table-row>
        <table:table-row table:style-name="ro3">
          <table:table-cell table:style-name="ce2" office:value-type="float" office:value="2002" calcext:value-type="float">
            <text:p>2002</text:p>
          </table:table-cell>
          <table:table-cell table:formula="of:=423*0.01" office:value-type="float" office:value="4.23" calcext:value-type="float">
            <text:p>4,2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0]-SUM([.C80:.I80])" office:value-type="float" office:value="1.53" calcext:value-type="float">
            <text:p>1,53</text:p>
          </table:table-cell>
          <table:table-cell table:style-name="ce2" office:value-type="float" office:value="2002" calcext:value-type="float">
            <text:p>2002</text:p>
          </table:table-cell>
          <table:table-cell table:formula="of:=+[.C80]/[.B80]*100" office:value-type="float" office:value="49.645390070922" calcext:value-type="float">
            <text:p>49,645390070922</text:p>
          </table:table-cell>
          <table:table-cell table:formula="of:=+[.D80]/[.B80]*100" office:value-type="float" office:value="7.09219858156028" calcext:value-type="float">
            <text:p>7,09219858156028</text:p>
          </table:table-cell>
          <table:table-cell table:formula="of:=+[.E80]/[.B80]*100" office:value-type="float" office:value="7.09219858156028" calcext:value-type="float">
            <text:p>7,09219858156028</text:p>
          </table:table-cell>
          <table:table-cell table:formula="of:=+[.F80]/[.B80]*100" office:value-type="float" office:value="0" calcext:value-type="float">
            <text:p>0</text:p>
          </table:table-cell>
          <table:table-cell table:style-name="ce16" table:formula="of:=+[.G80]/[.B80]*100" office:value-type="float" office:value="0" calcext:value-type="float">
            <text:p>0,00</text:p>
          </table:table-cell>
          <table:table-cell table:formula="of:=+[.H80]/[.B80]*100" office:value-type="float" office:value="0" calcext:value-type="float">
            <text:p>0</text:p>
          </table:table-cell>
          <table:table-cell table:formula="of:=+[.I80]/[.B80]*100" office:value-type="float" office:value="0" calcext:value-type="float">
            <text:p>0</text:p>
          </table:table-cell>
          <table:table-cell table:formula="of:=+[.J80]/[.B80]*100" office:value-type="float" office:value="36.1702127659575" calcext:value-type="float">
            <text:p>36,1702127659575</text:p>
          </table:table-cell>
          <table:table-cell table:number-columns-repeated="46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float" office:value="7.4" calcext:value-type="float">
            <text:p>7,4</text:p>
          </table:table-cell>
          <table:table-cell table:formula="of:=+[.B81]*0.88" office:value-type="float" office:value="6.512" calcext:value-type="float">
            <text:p>6,51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1]-SUM([.C81:.I81])" office:value-type="float" office:value="0.188" calcext:value-type="float">
            <text:p>0,188</text:p>
          </table:table-cell>
          <table:table-cell table:style-name="ce2" office:value-type="float" office:value="2003" calcext:value-type="float">
            <text:p>2003</text:p>
          </table:table-cell>
          <table:table-cell table:formula="of:=+[.C81]/[.B81]*100" office:value-type="float" office:value="88" calcext:value-type="float">
            <text:p>88</text:p>
          </table:table-cell>
          <table:table-cell table:formula="of:=+[.D81]/[.B81]*100" office:value-type="float" office:value="4.05405405405405" calcext:value-type="float">
            <text:p>4,05405405405405</text:p>
          </table:table-cell>
          <table:table-cell table:formula="of:=+[.E81]/[.B81]*100" office:value-type="float" office:value="2.7027027027027" calcext:value-type="float">
            <text:p>2,7027027027027</text:p>
          </table:table-cell>
          <table:table-cell table:formula="of:=+[.F81]/[.B81]*100" office:value-type="float" office:value="2.7027027027027" calcext:value-type="float">
            <text:p>2,7027027027027</text:p>
          </table:table-cell>
          <table:table-cell table:style-name="ce16" table:formula="of:=+[.G81]/[.B81]*100" office:value-type="float" office:value="0" calcext:value-type="float">
            <text:p>0,00</text:p>
          </table:table-cell>
          <table:table-cell table:formula="of:=+[.H81]/[.B81]*100" office:value-type="float" office:value="0" calcext:value-type="float">
            <text:p>0</text:p>
          </table:table-cell>
          <table:table-cell table:formula="of:=+[.I81]/[.B81]*100" office:value-type="float" office:value="0" calcext:value-type="float">
            <text:p>0</text:p>
          </table:table-cell>
          <table:table-cell table:formula="of:=+[.J81]/[.B81]*100" office:value-type="float" office:value="2.54054054054054" calcext:value-type="float">
            <text:p>2,54054054054054</text:p>
          </table:table-cell>
          <table:table-cell table:number-columns-repeated="46"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float" office:value="15.5" calcext:value-type="float">
            <text:p>15,5</text:p>
          </table:table-cell>
          <table:table-cell table:formula="of:=+[.B82]*0.56" office:value-type="float" office:value="8.68" calcext:value-type="float">
            <text:p>8,68</text:p>
          </table:table-cell>
          <table:table-cell table:formula="of:=+[.B82]*0.126" office:value-type="float" office:value="1.953" calcext:value-type="float">
            <text:p>1,953</text:p>
          </table:table-cell>
          <table:table-cell office:value-type="float" office:value="0.7" calcext:value-type="float">
            <text:p>0,7</text:p>
          </table:table-cell>
          <table:table-cell table:formula="of:=+[.F83]/1.75"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2]*0.11" office:value-type="float" office:value="1.705" calcext:value-type="float">
            <text:p>1,705</text:p>
          </table:table-cell>
          <table:table-cell table:formula="of:=+[.B82]-SUM([.C82:.I82])" office:value-type="float" office:value="0.861999999999998" calcext:value-type="float">
            <text:p>0,861999999999998</text:p>
          </table:table-cell>
          <table:table-cell table:style-name="ce2" office:value-type="float" office:value="2004" calcext:value-type="float">
            <text:p>2004</text:p>
          </table:table-cell>
          <table:table-cell table:formula="of:=+[.C82]/[.B82]*100" office:value-type="float" office:value="56" calcext:value-type="float">
            <text:p>56</text:p>
          </table:table-cell>
          <table:table-cell table:formula="of:=+[.D82]/[.B82]*100" office:value-type="float" office:value="12.6" calcext:value-type="float">
            <text:p>12,6</text:p>
          </table:table-cell>
          <table:table-cell table:formula="of:=+[.E82]/[.B82]*100" office:value-type="float" office:value="4.51612903225806" calcext:value-type="float">
            <text:p>4,51612903225806</text:p>
          </table:table-cell>
          <table:table-cell table:formula="of:=+[.F82]/[.B82]*100" office:value-type="float" office:value="10.3225806451613" calcext:value-type="float">
            <text:p>10,3225806451613</text:p>
          </table:table-cell>
          <table:table-cell table:style-name="ce16" table:formula="of:=+[.G82]/[.B82]*100" office:value-type="float" office:value="0" calcext:value-type="float">
            <text:p>0,00</text:p>
          </table:table-cell>
          <table:table-cell table:formula="of:=+[.H82]/[.B82]*100" office:value-type="float" office:value="0" calcext:value-type="float">
            <text:p>0</text:p>
          </table:table-cell>
          <table:table-cell table:formula="of:=+[.I82]/[.B82]*100" office:value-type="float" office:value="11" calcext:value-type="float">
            <text:p>11</text:p>
          </table:table-cell>
          <table:table-cell table:formula="of:=+[.J82]/[.B82]*100" office:value-type="float" office:value="5.56129032258064" calcext:value-type="float">
            <text:p>5,56129032258064</text:p>
          </table:table-cell>
          <table:table-cell table:number-columns-repeated="46"/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office:value-type="float" office:value="46.6" calcext:value-type="float">
            <text:p>46,6</text:p>
          </table:table-cell>
          <table:table-cell table:formula="of:=+[.B83]*0.51" office:value-type="float" office:value="23.766" calcext:value-type="float">
            <text:p>23,766</text:p>
          </table:table-cell>
          <table:table-cell table:formula="of:=+[.B83]*0.17" office:value-type="float" office:value="7.922" calcext:value-type="float">
            <text:p>7,922</text:p>
          </table:table-cell>
          <table:table-cell office:value-type="float" office:value="1.1" calcext:value-type="float">
            <text:p>1,1</text:p>
          </table:table-cell>
          <table:table-cell table:formula="of:=0.7*4"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3]*0.23" office:value-type="float" office:value="10.718" calcext:value-type="float">
            <text:p>10,718</text:p>
          </table:table-cell>
          <table:table-cell table:formula="of:=+[.B83]-SUM([.C83:.I83])" office:value-type="float" office:value="0.294000000000004" calcext:value-type="float">
            <text:p>0,294000000000004</text:p>
          </table:table-cell>
          <table:table-cell table:style-name="ce2" office:value-type="float" office:value="2005" calcext:value-type="float">
            <text:p>2005</text:p>
          </table:table-cell>
          <table:table-cell table:formula="of:=+[.C83]/[.B83]*100" office:value-type="float" office:value="51" calcext:value-type="float">
            <text:p>51</text:p>
          </table:table-cell>
          <table:table-cell table:formula="of:=+[.D83]/[.B83]*100" office:value-type="float" office:value="17" calcext:value-type="float">
            <text:p>17</text:p>
          </table:table-cell>
          <table:table-cell table:formula="of:=+[.E83]/[.B83]*100" office:value-type="float" office:value="2.36051502145923" calcext:value-type="float">
            <text:p>2,36051502145923</text:p>
          </table:table-cell>
          <table:table-cell table:formula="of:=+[.F83]/[.B83]*100" office:value-type="float" office:value="6.00858369098712" calcext:value-type="float">
            <text:p>6,00858369098712</text:p>
          </table:table-cell>
          <table:table-cell table:style-name="ce16" table:formula="of:=+[.G83]/[.B83]*100" office:value-type="float" office:value="0" calcext:value-type="float">
            <text:p>0,00</text:p>
          </table:table-cell>
          <table:table-cell table:formula="of:=+[.H83]/[.B83]*100" office:value-type="float" office:value="0" calcext:value-type="float">
            <text:p>0</text:p>
          </table:table-cell>
          <table:table-cell table:formula="of:=+[.I83]/[.B83]*100" office:value-type="float" office:value="23" calcext:value-type="float">
            <text:p>23</text:p>
          </table:table-cell>
          <table:table-cell table:formula="of:=+[.J83]/[.B83]*100" office:value-type="float" office:value="0.630901287553657" calcext:value-type="float">
            <text:p>0,630901287553657</text:p>
          </table:table-cell>
          <table:table-cell table:number-columns-repeated="46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  <table:table-cell table:formula="of:=+[.B84]*0.67" office:value-type="float" office:value="53.6" calcext:value-type="float">
            <text:p>53,6</text:p>
          </table:table-cell>
          <table:table-cell table:formula="of:=+[.B84]*0.14" office:value-type="float" office:value="11.2" calcext:value-type="float">
            <text:p>11,2</text:p>
          </table:table-cell>
          <table:table-cell table:formula="of:=+[.B84]*0.055" office:value-type="float" office:value="4.4" calcext:value-type="float">
            <text:p>4,4</text:p>
          </table:table-cell>
          <table:table-cell table:formula="of:=+[.B84]*0.07"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4]*0.06" office:value-type="float" office:value="4.8" calcext:value-type="float">
            <text:p>4,8</text:p>
          </table:table-cell>
          <table:table-cell table:formula="of:=+[.B84]-SUM([.C84:.I84])" office:value-type="float" office:value="0.399999999999991" calcext:value-type="float">
            <text:p>0,399999999999991</text:p>
          </table:table-cell>
          <table:table-cell table:style-name="ce2" office:value-type="float" office:value="2006" calcext:value-type="float">
            <text:p>2006</text:p>
          </table:table-cell>
          <table:table-cell table:formula="of:=+[.C84]/[.B84]*100" office:value-type="float" office:value="67" calcext:value-type="float">
            <text:p>67</text:p>
          </table:table-cell>
          <table:table-cell table:formula="of:=+[.D84]/[.B84]*100" office:value-type="float" office:value="14" calcext:value-type="float">
            <text:p>14</text:p>
          </table:table-cell>
          <table:table-cell table:formula="of:=+[.E84]/[.B84]*100" office:value-type="float" office:value="5.5" calcext:value-type="float">
            <text:p>5,5</text:p>
          </table:table-cell>
          <table:table-cell table:formula="of:=+[.F84]/[.B84]*100" office:value-type="float" office:value="7" calcext:value-type="float">
            <text:p>7</text:p>
          </table:table-cell>
          <table:table-cell table:style-name="ce16" table:formula="of:=+[.G84]/[.B84]*100" office:value-type="float" office:value="0" calcext:value-type="float">
            <text:p>0,00</text:p>
          </table:table-cell>
          <table:table-cell table:formula="of:=+[.H84]/[.B84]*100" office:value-type="float" office:value="0" calcext:value-type="float">
            <text:p>0</text:p>
          </table:table-cell>
          <table:table-cell table:formula="of:=+[.I84]/[.B84]*100" office:value-type="float" office:value="6" calcext:value-type="float">
            <text:p>6</text:p>
          </table:table-cell>
          <table:table-cell table:formula="of:=+[.J84]/[.B84]*100" office:value-type="float" office:value="0.499999999999989" calcext:value-type="float">
            <text:p>0,499999999999989</text:p>
          </table:table-cell>
          <table:table-cell table:number-columns-repeated="46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office:value-type="float" office:value="122.3" calcext:value-type="float">
            <text:p>122,3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11.77" calcext:value-type="float">
            <text:p>11,77</text:p>
          </table:table-cell>
          <table:table-cell table:style-name="ce3"/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formula="of:=+[.B85]-SUM([.C85:.I85])" office:value-type="float" office:value="1.33" calcext:value-type="float">
            <text:p>1,33</text:p>
          </table:table-cell>
          <table:table-cell table:style-name="ce2" office:value-type="float" office:value="2007" calcext:value-type="float">
            <text:p>2007</text:p>
          </table:table-cell>
          <table:table-cell table:formula="of:=+[.C85]/[.B85]*100" office:value-type="float" office:value="63.5159443990188" calcext:value-type="float">
            <text:p>63,5159443990188</text:p>
          </table:table-cell>
          <table:table-cell table:formula="of:=+[.D85]/[.B85]*100" office:value-type="float" office:value="12.0196238757155" calcext:value-type="float">
            <text:p>12,0196238757155</text:p>
          </table:table-cell>
          <table:table-cell table:formula="of:=+[.E85]/[.B85]*100" office:value-type="float" office:value="1.43908421913328" calcext:value-type="float">
            <text:p>1,43908421913328</text:p>
          </table:table-cell>
          <table:table-cell table:formula="of:=+[.F85]/[.B85]*100" office:value-type="float" office:value="9.6238757154538" calcext:value-type="float">
            <text:p>9,6238757154538</text:p>
          </table:table-cell>
          <table:table-cell table:style-name="ce16" table:formula="of:=+[.G85]/[.B85]*100" office:value-type="float" office:value="0" calcext:value-type="float">
            <text:p>0,00</text:p>
          </table:table-cell>
          <table:table-cell table:formula="of:=+[.H85]/[.B85]*100" office:value-type="float" office:value="2.6982829108749" calcext:value-type="float">
            <text:p>2,6982829108749</text:p>
          </table:table-cell>
          <table:table-cell table:formula="of:=+[.I85]/[.B85]*100" office:value-type="float" office:value="9.61569910057236" calcext:value-type="float">
            <text:p>9,61569910057236</text:p>
          </table:table-cell>
          <table:table-cell table:formula="of:=+[.J85]/[.B85]*100" office:value-type="float" office:value="1.0874897792314" calcext:value-type="float">
            <text:p>1,0874897792314</text:p>
          </table:table-cell>
          <table:table-cell table:number-columns-repeated="46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office:value-type="float" office:value="139.3" calcext:value-type="float">
            <text:p>139,3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23.15" calcext:value-type="float">
            <text:p>23,15</text:p>
          </table:table-cell>
          <table:table-cell table:style-name="ce3"/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formula="of:=+[.B86]-SUM([.C86:.I86])" office:value-type="float" office:value="1.53" calcext:value-type="float">
            <text:p>1,53</text:p>
          </table:table-cell>
          <table:table-cell table:style-name="ce2" office:value-type="float" office:value="2008" calcext:value-type="float">
            <text:p>2008</text:p>
          </table:table-cell>
          <table:table-cell table:formula="of:=+[.C86]/[.B86]*100" office:value-type="float" office:value="52.3546302943288" calcext:value-type="float">
            <text:p>52,3546302943288</text:p>
          </table:table-cell>
          <table:table-cell table:formula="of:=+[.D86]/[.B86]*100" office:value-type="float" office:value="11.8449389806174" calcext:value-type="float">
            <text:p>11,8449389806174</text:p>
          </table:table-cell>
          <table:table-cell table:formula="of:=+[.E86]/[.B86]*100" office:value-type="float" office:value="1.80186647523331" calcext:value-type="float">
            <text:p>1,80186647523331</text:p>
          </table:table-cell>
          <table:table-cell table:formula="of:=+[.F86]/[.B86]*100" office:value-type="float" office:value="16.618808327351" calcext:value-type="float">
            <text:p>16,618808327351</text:p>
          </table:table-cell>
          <table:table-cell table:style-name="ce16" table:formula="of:=+[.G86]/[.B86]*100" office:value-type="float" office:value="0" calcext:value-type="float">
            <text:p>0,00</text:p>
          </table:table-cell>
          <table:table-cell table:formula="of:=+[.H86]/[.B86]*100" office:value-type="float" office:value="8.19813352476669" calcext:value-type="float">
            <text:p>8,19813352476669</text:p>
          </table:table-cell>
          <table:table-cell table:formula="of:=+[.I86]/[.B86]*100" office:value-type="float" office:value="8.08327351040919" calcext:value-type="float">
            <text:p>8,08327351040919</text:p>
          </table:table-cell>
          <table:table-cell table:formula="of:=+[.J86]/[.B86]*100" office:value-type="float" office:value="1.09834888729361" calcext:value-type="float">
            <text:p>1,09834888729361</text:p>
          </table:table-cell>
          <table:table-cell table:number-columns-repeated="46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office:value-type="float" office:value="176.7" calcext:value-type="float">
            <text:p>176,7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formula="of:=+[.B87]-SUM([.C87:.I87])" office:value-type="float" office:value="5.43000000000001" calcext:value-type="float">
            <text:p>5,43000000000001</text:p>
          </table:table-cell>
          <table:table-cell table:style-name="ce2" office:value-type="float" office:value="2009" calcext:value-type="float">
            <text:p>2009</text:p>
          </table:table-cell>
          <table:table-cell table:formula="of:=+[.C87]/[.B87]*100" office:value-type="float" office:value="45.7724957555178" calcext:value-type="float">
            <text:p>45,7724957555178</text:p>
          </table:table-cell>
          <table:table-cell table:formula="of:=+[.D87]/[.B87]*100" office:value-type="float" office:value="8.50594227504245" calcext:value-type="float">
            <text:p>8,50594227504245</text:p>
          </table:table-cell>
          <table:table-cell table:formula="of:=+[.E87]/[.B87]*100" office:value-type="float" office:value="0.673457838143747" calcext:value-type="float">
            <text:p>0,673457838143747</text:p>
          </table:table-cell>
          <table:table-cell table:formula="of:=+[.F87]/[.B87]*100" office:value-type="float" office:value="19.4397283531409" calcext:value-type="float">
            <text:p>19,4397283531409</text:p>
          </table:table-cell>
          <table:table-cell table:style-name="ce16" table:formula="of:=+[.G87]/[.B87]*100" office:value-type="float" office:value="3.84833050367855" calcext:value-type="float">
            <text:p>3,85</text:p>
          </table:table-cell>
          <table:table-cell table:formula="of:=+[.H87]/[.B87]*100" office:value-type="float" office:value="14.0860215053763" calcext:value-type="float">
            <text:p>14,0860215053763</text:p>
          </table:table-cell>
          <table:table-cell table:formula="of:=+[.I87]/[.B87]*100" office:value-type="float" office:value="4.60101867572156" calcext:value-type="float">
            <text:p>4,60101867572156</text:p>
          </table:table-cell>
          <table:table-cell table:formula="of:=+[.J87]/[.B87]*100" office:value-type="float" office:value="3.07300509337861" calcext:value-type="float">
            <text:p>3,07300509337861</text:p>
          </table:table-cell>
          <table:table-cell table:number-columns-repeated="46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office:value-type="float" office:value="304" calcext:value-type="float">
            <text:p>304</text:p>
          </table:table-cell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6.6" calcext:value-type="float">
            <text:p>46,6</text:p>
          </table:table-cell>
          <table:table-cell table:style-name="ce3"/>
          <table:table-cell table:formula="of:=+[.B88]-SUM([.C88:.I88])" office:value-type="float" office:value="18.37" calcext:value-type="float">
            <text:p>18,37</text:p>
          </table:table-cell>
          <table:table-cell table:style-name="ce2" office:value-type="float" office:value="2010" calcext:value-type="float">
            <text:p>2010</text:p>
          </table:table-cell>
          <table:table-cell table:formula="of:=+[.C88]/[.B88]*100" office:value-type="float" office:value="36.7039473684211" calcext:value-type="float">
            <text:p>36,7039473684211</text:p>
          </table:table-cell>
          <table:table-cell table:formula="of:=+[.D88]/[.B88]*100" office:value-type="float" office:value="4.07236842105263" calcext:value-type="float">
            <text:p>4,07236842105263</text:p>
          </table:table-cell>
          <table:table-cell table:formula="of:=+[.E88]/[.B88]*100" office:value-type="float" office:value="0.131578947368421" calcext:value-type="float">
            <text:p>0,131578947368421</text:p>
          </table:table-cell>
          <table:table-cell table:formula="of:=+[.F88]/[.B88]*100" office:value-type="float" office:value="15.608552631579" calcext:value-type="float">
            <text:p>15,608552631579</text:p>
          </table:table-cell>
          <table:table-cell table:style-name="ce16" table:formula="of:=+[.G88]/[.B88]*100" office:value-type="float" office:value="22.1118421052632" calcext:value-type="float">
            <text:p>22,11</text:p>
          </table:table-cell>
          <table:table-cell table:formula="of:=+[.H88]/[.B88]*100" office:value-type="float" office:value="15.3289473684211" calcext:value-type="float">
            <text:p>15,3289473684211</text:p>
          </table:table-cell>
          <table:table-cell table:formula="of:=+[.I88]/[.B88]*100" office:value-type="float" office:value="0" calcext:value-type="float">
            <text:p>0</text:p>
          </table:table-cell>
          <table:table-cell table:formula="of:=+[.J88]/[.B88]*100" office:value-type="float" office:value="6.04276315789474" calcext:value-type="float">
            <text:p>6,04276315789474</text:p>
          </table:table-cell>
          <table:table-cell table:number-columns-repeated="46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office:value-type="float" office:value="472" calcext:value-type="float">
            <text:p>472</text:p>
          </table:table-cell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/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/>
          <table:table-cell table:formula="of:=+[.B89]-SUM([.C89:.I89])" office:value-type="float" office:value="22.69" calcext:value-type="float">
            <text:p>22,69</text:p>
          </table:table-cell>
          <table:table-cell table:style-name="ce2" office:value-type="float" office:value="2011" calcext:value-type="float">
            <text:p>2011</text:p>
          </table:table-cell>
          <table:table-cell table:formula="of:=+[.C89]/[.B89]*100" office:value-type="float" office:value="19.0529661016949" calcext:value-type="float">
            <text:p>19,0529661016949</text:p>
          </table:table-cell>
          <table:table-cell table:formula="of:=+[.D89]/[.B89]*100" office:value-type="float" office:value="5.58262711864407" calcext:value-type="float">
            <text:p>5,58262711864407</text:p>
          </table:table-cell>
          <table:table-cell table:formula="of:=+[.E89]/[.B89]*100" office:value-type="float" office:value="0" calcext:value-type="float">
            <text:p>0</text:p>
          </table:table-cell>
          <table:table-cell table:formula="of:=+[.F89]/[.B89]*100" office:value-type="float" office:value="13.2627118644068" calcext:value-type="float">
            <text:p>13,2627118644068</text:p>
          </table:table-cell>
          <table:table-cell table:style-name="ce16" table:formula="of:=+[.G89]/[.B89]*100" office:value-type="float" office:value="38.1080508474576" calcext:value-type="float">
            <text:p>38,11</text:p>
          </table:table-cell>
          <table:table-cell table:formula="of:=+[.H89]/[.B89]*100" office:value-type="float" office:value="19.1864406779661" calcext:value-type="float">
            <text:p>19,1864406779661</text:p>
          </table:table-cell>
          <table:table-cell table:formula="of:=+[.I89]/[.B89]*100" office:value-type="float" office:value="0" calcext:value-type="float">
            <text:p>0</text:p>
          </table:table-cell>
          <table:table-cell table:formula="of:=+[.J89]/[.B89]*100" office:value-type="float" office:value="4.80720338983051" calcext:value-type="float">
            <text:p>4,80720338983051</text:p>
          </table:table-cell>
          <table:table-cell table:number-columns-repeated="46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+[.B89]*1.22" office:value-type="float" office:value="575.84" calcext:value-type="float">
            <text:p>575,84</text:p>
          </table:table-cell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/>
          <table:table-cell table:formula="of:=9.9*4" office:value-type="float" office:value="39.6" calcext:value-type="float">
            <text:p>39,6</text:p>
          </table:table-cell>
          <table:table-cell table:formula="of:=81*4" office:value-type="float" office:value="324" calcext:value-type="float">
            <text:p>324</text:p>
          </table:table-cell>
          <table:table-cell table:formula="of:=33.12*4" office:value-type="float" office:value="132.48" calcext:value-type="float">
            <text:p>132,48</text:p>
          </table:table-cell>
          <table:table-cell/>
          <table:table-cell table:formula="of:=+[.B90]-SUM([.C90:.I90])" office:value-type="float" office:value="19.096" calcext:value-type="float">
            <text:p>19,096</text:p>
          </table:table-cell>
          <table:table-cell table:style-name="ce2" office:value-type="float" office:value="2012" calcext:value-type="float">
            <text:p>2012</text:p>
          </table:table-cell>
          <table:table-cell table:formula="of:=+[.C90]/[.B90]*100" office:value-type="float" office:value="8.65934981939428" calcext:value-type="float">
            <text:p>8,65934981939428</text:p>
          </table:table-cell>
          <table:table-cell table:formula="of:=+[.D90]/[.B90]*100" office:value-type="float" office:value="1.87552097804946" calcext:value-type="float">
            <text:p>1,87552097804946</text:p>
          </table:table-cell>
          <table:table-cell table:formula="of:=+[.E90]/[.B90]*100" office:value-type="float" office:value="0" calcext:value-type="float">
            <text:p>0</text:p>
          </table:table-cell>
          <table:table-cell table:formula="of:=+[.F90]/[.B90]*100" office:value-type="float" office:value="6.87691025284801" calcext:value-type="float">
            <text:p>6,87691025284801</text:p>
          </table:table-cell>
          <table:table-cell table:style-name="ce16" table:formula="of:=+[.G90]/[.B90]*100" office:value-type="float" office:value="56.2656293414837" calcext:value-type="float">
            <text:p>56,27</text:p>
          </table:table-cell>
          <table:table-cell table:formula="of:=+[.H90]/[.B90]*100" office:value-type="float" office:value="23.0063906640733" calcext:value-type="float">
            <text:p>23,0063906640733</text:p>
          </table:table-cell>
          <table:table-cell table:formula="of:=+[.I90]/[.B90]*100" office:value-type="float" office:value="0" calcext:value-type="float">
            <text:p>0</text:p>
          </table:table-cell>
          <table:table-cell table:formula="of:=+[.J90]/[.B90]*100" office:value-type="float" office:value="3.31619894415115" calcext:value-type="float">
            <text:p>3,31619894415115</text:p>
          </table:table-cell>
          <table:table-cell table:number-columns-repeated="46"/>
        </table:table-row>
        <table:table-row table:style-name="ro3">
          <table:table-cell table:style-name="ce2"/>
          <table:table-cell table:number-columns-repeated="7"/>
          <table:table-cell office:value-type="string" calcext:value-type="string">
            <text:p>TABLETS</text:p>
          </table:table-cell>
          <table:table-cell table:number-columns-repeated="6"/>
          <table:table-cell table:style-name="ce18"/>
          <table:table-cell table:number-columns-repeated="49"/>
        </table:table-row>
        <table:table-row table:style-name="ro1">
          <table:table-cell table:style-name="ce5" office:value-type="string" calcext:value-type="string">
            <text:p>Yea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eeGo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QNX</text:p>
          </table:table-cell>
          <table:table-cell office:value-type="string" calcext:value-type="string">
            <text:p>WebO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table:style-name="ce20" office:value-type="string" calcext:value-type="string">
            <text:p>OS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012" calcext:value-type="float">
            <text:p>2012</text:p>
          </table:table-cell>
          <table:table-cell table:number-columns-repeated="4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5" calcext:value-type="float">
            <text:p>235</text:p>
          </table:table-cell>
          <table:table-cell table:style-name="ce8" office:value-type="string" calcext:value-type="string">
            <text:p>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OS</text:p>
          </table:table-cell>
          <table:table-cell table:style-name="ce8" office:value-type="string" calcext:value-type="string">
            <text:p>QNX</text:p>
          </table:table-cell>
          <table:table-cell office:value-type="string" calcext:value-type="string">
            <text:p>Windows</text:p>
          </table:table-cell>
          <table:table-cell table:style-name="ce21" office:value-type="string" calcext:value-type="string">
            <text:p>iOS</text:p>
          </table:table-cell>
          <table:table-cell table:style-name="ce24" office:value-type="string" calcext:value-type="string">
            <text:p>  14,766</text:p>
          </table:table-cell>
          <table:table-cell table:style-name="ce25" office:value-type="float" office:value="39998" calcext:value-type="float">
            <text:p>39 998</text:p>
          </table:table-cell>
          <table:table-cell table:style-name="ce30" office:value-type="float" office:value="69025" calcext:value-type="float">
            <text:p>69 025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2053" calcext:value-type="float">
            <text:p>2 053</text:p>
          </table:table-cell>
          <table:table-cell table:style-name="ce9" office:value-type="float" office:value="375" calcext:value-type="float">
            <text:p>375</text:p>
          </table:table-cell>
          <table:table-cell table:formula="of:=0.2*[.H96]" office:value-type="float" office:value="3522" calcext:value-type="float">
            <text:p>3522</text:p>
          </table:table-cell>
          <table:table-cell office:value-type="string" calcext:value-type="string">
            <text:p>2010 Q2</text:p>
          </table:table-cell>
          <table:table-cell table:style-name="ce9" table:formula="of:=3270/[.I94]*100" office:value-type="float" office:value="92.8449744463373" calcext:value-type="float">
            <text:p>93</text:p>
          </table:table-cell>
          <table:table-cell table:style-name="ce17" table:formula="of:=100-[.K94]" office:value-type="float" office:value="7.15502555366268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83.9" calcext:value-type="float">
            <text:p>83,9</text:p>
          </table:table-cell>
          <table:table-cell table:style-name="ce27" table:formula="of:=+[.R93]/[.R105]*100" office:value-type="float" office:value="66.6444507389573" calcext:value-type="float">
            <text:p>66,64</text:p>
          </table:table-cell>
          <table:table-cell table:style-name="ce27" table:formula="of:=+[.S93]/[.S105]*100" office:value-type="float" office:value="66.7043554730912" calcext:value-type="float">
            <text:p>66,70</text:p>
          </table:table-cell>
          <table:table-cell table:style-name="ce23" office:value-type="float" office:value="2016" calcext:value-type="float">
            <text:p>2016</text:p>
          </table:table-cell>
          <table:table-cell table:style-name="ce32"/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96]" office:value-type="float" office:value="5283" calcext:value-type="float">
            <text:p>5283</text:p>
          </table:table-cell>
          <table:table-cell office:value-type="string" calcext:value-type="string">
            <text:p>2010 Q3</text:p>
          </table:table-cell>
          <table:table-cell table:style-name="ce16" table:formula="of:=4180/[.I95]*100" office:value-type="float" office:value="79.1217111489684" calcext:value-type="float">
            <text:p>79,12</text:p>
          </table:table-cell>
          <table:table-cell table:style-name="ce17" table:formula="of:=100-[.K95]" office:value-type="float" office:value="20.8782888510316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Android</text:p>
          </table:table-cell>
          <table:table-cell table:style-name="ce25" office:value-type="float" office:value="2502" calcext:value-type="float">
            <text:p>2 502</text:p>
          </table:table-cell>
          <table:table-cell table:style-name="ce25" office:value-type="float" office:value="17292" calcext:value-type="float">
            <text:p>17 292</text:p>
          </table:table-cell>
          <table:table-cell table:style-name="ce30" office:value-type="float" office:value="22875" calcext:value-type="float">
            <text:p>22 875</text:p>
          </table:table-cell>
          <table:table-cell table:style-name="ce25" office:value-type="float" office:value="99553" calcext:value-type="float">
            <text:p>99 553</text:p>
          </table:table-cell>
          <table:table-cell table:style-name="ce25" office:value-type="float" office:value="169652" calcext:value-type="float">
            <text:p>169 652</text:p>
          </table:table-cell>
          <table:table-cell table:number-columns-repeated="44"/>
        </table:table-row>
        <table:table-row table:style-name="ro1">
          <table:table-cell table:style-name="ce7">
            <draw:frame draw:z-index="14" draw:name="Chart 17" draw:style-name="gr1" draw:text-style-name="P1" svg:width="117.66mm" svg:height="80.97mm" svg:x="7.54mm" svg:y="1.06mm">
              <draw:object draw:notify-on-update-of-ranges="DATA.B92:DATA.B92 DATA.B93:DATA.B94 DATA.C92:DATA.C92 DATA.C93:DATA.C94 DATA.D92:DATA.D92 DATA.D93:DATA.D94 DATA.E92:DATA.E92 DATA.E93:DATA.E94 DATA.F92:DATA.F92 DATA.F93:DATA.F94 DATA.G92:DATA.G92 DATA.G93:DATA.G94 DATA.H92:DATA.H92 DATA.H93:DATA.H94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10" table:number-columns-repeated="2"/>
          <table:table-cell table:style-name="ce9" table:number-columns-repeated="2"/>
          <table:table-cell/>
          <table:table-cell table:style-name="ce8" office:value-type="string" calcext:value-type="string">
            <text:p>Year-&gt;</text:p>
          </table:table-cell>
          <table:table-cell office:value-type="float" office:value="17610" calcext:value-type="float">
            <text:p>17610</text:p>
          </table:table-cell>
          <table:table-cell table:formula="of:=0.5*[.H96]" office:value-type="float" office:value="8805" calcext:value-type="float">
            <text:p>8805</text:p>
          </table:table-cell>
          <table:table-cell office:value-type="string" calcext:value-type="string">
            <text:p>2010 Q4</text:p>
          </table:table-cell>
          <table:table-cell table:style-name="ce16" table:formula="of:=7313/[.I96]*100" office:value-type="float" office:value="83.0550823395798" calcext:value-type="float">
            <text:p>83,06</text:p>
          </table:table-cell>
          <table:table-cell table:style-name="ce17" table:formula="of:=100-[.K96]" office:value-type="float" office:value="16.9449176604202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14.2" calcext:value-type="float">
            <text:p>14,2</text:p>
          </table:table-cell>
          <table:table-cell table:style-name="ce28" table:formula="of:=+[.R95]/[.R105]*100" office:value-type="float" office:value="28.8118366462835" calcext:value-type="float">
            <text:p>28,81</text:p>
          </table:table-cell>
          <table:table-cell table:style-name="ce28" table:formula="of:=+[.S95]/[.S105]*100" office:value-type="float" office:value="22.1059345374424" calcext:value-type="float">
            <text:p>22,11</text:p>
          </table:table-cell>
          <table:table-cell table:style-name="ce25" office:value-type="float" office:value="61684" calcext:value-type="float">
            <text:p>61 684</text:p>
          </table:table-cell>
          <table:table-cell table:style-name="ce25" office:value-type="float" office:value="137657" calcext:value-type="float">
            <text:p>137 657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 table:number-columns-repeated="3"/>
          <table:table-cell table:number-columns-repeated="3"/>
          <table:table-cell table:formula="of:=0.1*[.H100]" office:value-type="float" office:value="6001.7" calcext:value-type="float">
            <text:p>6001,7</text:p>
          </table:table-cell>
          <table:table-cell office:value-type="string" calcext:value-type="string">
            <text:p>2011 Q1</text:p>
          </table:table-cell>
          <table:table-cell table:style-name="ce17" table:formula="of:=4690/[.I97]*100" office:value-type="float" office:value="78.1445257177133" calcext:value-type="float">
            <text:p>78</text:p>
          </table:table-cell>
          <table:table-cell table:style-name="ce17" table:formula="of:=100-[.K97]" office:value-type="float" office:value="21.8554742822867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eeGo</text:p>
          </table:table-cell>
          <table:table-cell table:style-name="ce24" office:value-type="float" office:value="107" calcext:value-type="float">
            <text:p>107</text:p>
          </table:table-cell>
          <table:table-cell table:style-name="ce29" office:value-type="float" office:value="476" calcext:value-type="float">
            <text:p>476</text:p>
          </table:table-cell>
          <table:table-cell table:style-name="ce24" office:value-type="float" office:value="490" calcext:value-type="float">
            <text:p>490</text:p>
          </table:table-cell>
          <table:table-cell table:style-name="ce25" office:value-type="float" office:value="14547" calcext:value-type="float">
            <text:p>14 547</text:p>
          </table:table-cell>
          <table:table-cell table:style-name="ce25" office:value-type="float" office:value="43648" calcext:value-type="float">
            <text:p>43 648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/>
          <table:table-cell table:style-name="ce10" table:number-columns-repeated="2"/>
          <table:table-cell table:number-columns-repeated="3"/>
          <table:table-cell table:formula="of:=0.2*[.H100]" office:value-type="float" office:value="12003.4" calcext:value-type="float">
            <text:p>12003,4</text:p>
          </table:table-cell>
          <table:table-cell office:value-type="string" calcext:value-type="string">
            <text:p>2011 Q2</text:p>
          </table:table-cell>
          <table:table-cell table:style-name="ce16" table:formula="of:=9250/[.I98]*100" office:value-type="float" office:value="77.0614992418815" calcext:value-type="float">
            <text:p>77,06</text:p>
          </table:table-cell>
          <table:table-cell table:style-name="ce17" table:formula="of:=100-[.K98]-[.N98]" office:value-type="float" office:value="18.2323341719846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807*0.7/[.I98]*100" office:value-type="float" office:value="4.70616658613393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.6" calcext:value-type="float">
            <text:p>0,6</text:p>
          </table:table-cell>
          <table:table-cell table:style-name="ce28" table:formula="of:=+[.R97]/[.R105]*100" office:value-type="float" office:value="0.793108619224553" calcext:value-type="float">
            <text:p>0,79</text:p>
          </table:table-cell>
          <table:table-cell table:style-name="ce28" table:formula="of:=+[.S97]/[.S105]*100" office:value-type="float" office:value="0.473526029435924" calcext:value-type="float">
            <text:p>0,47</text:p>
          </table:table-cell>
          <table:table-cell table:style-name="ce25" office:value-type="float" office:value="6036" calcext:value-type="float">
            <text:p>6 036</text:p>
          </table:table-cell>
          <table:table-cell table:style-name="ce25" office:value-type="float" office:value="17836" calcext:value-type="float">
            <text:p>17 836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100]" office:value-type="float" office:value="18005.1" calcext:value-type="float">
            <text:p>18005,1</text:p>
          </table:table-cell>
          <table:table-cell office:value-type="string" calcext:value-type="string">
            <text:p>2011 Q3</text:p>
          </table:table-cell>
          <table:table-cell table:style-name="ce16" table:formula="of:=11120/[.I99]*100" office:value-type="float" office:value="61.760279032052" calcext:value-type="float">
            <text:p>61,76</text:p>
          </table:table-cell>
          <table:table-cell table:style-name="ce17" table:formula="of:=100-[.K99]-[.M99]-[.N99]" office:value-type="float" office:value="33.4751019433383" calcext:value-type="float">
            <text:p>33</text:p>
          </table:table-cell>
          <table:table-cell office:value-type="float" office:value="3.42" calcext:value-type="float">
            <text:p>3,42</text:p>
          </table:table-cell>
          <table:table-cell table:style-name="ce16" table:formula="of:=807*0.3/[.I99]*100" office:value-type="float" office:value="1.34461902460969" calcext:value-type="float">
            <text:p>1,3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WebO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60017" calcext:value-type="float">
            <text:p>60017</text:p>
          </table:table-cell>
          <table:table-cell table:formula="of:=0.4*[.H100]" office:value-type="float" office:value="24006.8" calcext:value-type="float">
            <text:p>24006,8</text:p>
          </table:table-cell>
          <table:table-cell office:value-type="string" calcext:value-type="string">
            <text:p>2011 Q4</text:p>
          </table:table-cell>
          <table:table-cell table:style-name="ce16" table:formula="of:=15430/[.I100]*100" office:value-type="float" office:value="64.2734558541746" calcext:value-type="float">
            <text:p>64,27</text:p>
          </table:table-cell>
          <table:table-cell table:style-name="ce17" table:formula="of:=100-[.K100]-[.N100]" office:value-type="float" office:value="35.3099955012746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100/[.I100]*100" office:value-type="float" office:value="0.416548644550711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99]/[.R105]*100" office:value-type="float" office:value="3.42069746905044" calcext:value-type="float">
            <text:p>3,4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17400" calcext:value-type="float">
            <text:p>17400</text:p>
          </table:table-cell>
          <table:table-cell office:value-type="string" calcext:value-type="string">
            <text:p>2012 Q1</text:p>
          </table:table-cell>
          <table:table-cell table:style-name="ce16" table:formula="of:=11800/[.I101]*100" office:value-type="float" office:value="67.816091954023" calcext:value-type="float">
            <text:p>67,82</text:p>
          </table:table-cell>
          <table:table-cell table:style-name="ce16" table:formula="of:=100-[.K101]-[.N101]" office:value-type="float" office:value="31.0344827586207" calcext:value-type="float">
            <text:p>31,03</text:p>
          </table:table-cell>
          <table:table-cell office:value-type="float" office:value="0" calcext:value-type="float">
            <text:p>0</text:p>
          </table:table-cell>
          <table:table-cell table:style-name="ce16" table:formula="of:=200/[.I101]*100" office:value-type="float" office:value="1.14942528735632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QN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07" calcext:value-type="float">
            <text:p>807</text:p>
          </table:table-cell>
          <table:table-cell table:style-name="ce30" office:value-type="float" office:value="2643" calcext:value-type="float">
            <text:p>2 643</text:p>
          </table:table-cell>
          <table:table-cell table:number-columns-repeated="12"/>
          <table:table-cell>
            <draw:frame draw:z-index="22" draw:name="Chart 31" draw:style-name="gr1" draw:text-style-name="P1" svg:width="222.69mm" svg:height="150.28mm" svg:x="2.79mm" svg:y="3.45mm">
              <draw:object draw:notify-on-update-of-ranges="DATA.K78:DATA.K84 DATA.L77:DATA.L77 DATA.L78:DATA.L84 DATA.M77:DATA.M77 DATA.M78:DATA.M84 DATA.N77:DATA.N77 DATA.N78:DATA.N84 DATA.O77:DATA.O77 DATA.O78:DATA.O84 DATA.P77:DATA.P77 DATA.P78:DATA.P84 DATA.Q77:DATA.Q77 DATA.Q78:DATA.Q84 DATA.R77:DATA.R77 DATA.R78:DATA.R84 DATA.S77:DATA.S77 DATA.S78:DATA.S8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 table:number-columns-repeated="8"/>
          <table:table-cell table:formula="of:=0.2*[.H104]" office:value-type="float" office:value="20695.8" calcext:value-type="float">
            <text:p>20695,8</text:p>
          </table:table-cell>
          <table:table-cell office:value-type="string" calcext:value-type="string">
            <text:p>2012 Q2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101]/[.R105]*100" office:value-type="float" office:value="1.34461902460969" calcext:value-type="float">
            <text:p>1,34</text:p>
          </table:table-cell>
          <table:table-cell table:style-name="ce28" table:formula="of:=+[.S101]/[.S105]*100" office:value-type="float" office:value="2.55414141999826" calcext:value-type="float">
            <text:p>2,55</text:p>
          </table:table-cell>
          <table:table-cell table:number-columns-repeated="46"/>
        </table:table-row>
        <table:table-row table:style-name="ro1">
          <table:table-cell table:number-columns-repeated="8"/>
          <table:table-cell table:formula="of:=0.25*[.H104]" office:value-type="float" office:value="25869.75" calcext:value-type="float">
            <text:p>25869,75</text:p>
          </table:table-cell>
          <table:table-cell table:style-name="ce8" office:value-type="string" calcext:value-type="string">
            <text:p>2012 Q3</text:p>
          </table:table-cell>
          <table:table-cell table:number-columns-repeated="5"/>
          <table:table-cell table:style-name="ce21" office:value-type="string" calcext:value-type="string">
            <text:p>Other Operating Systems</text:p>
          </table:table-cell>
          <table:table-cell table:style-name="ce24" office:value-type="float" office:value="234" calcext:value-type="float">
            <text:p>234</text:p>
          </table:table-cell>
          <table:table-cell table:style-name="ce25" office:value-type="float" office:value="1919" calcext:value-type="float">
            <text:p>1 919</text:p>
          </table:table-cell>
          <table:table-cell table:style-name="ce29" office:value-type="float" office:value="510" calcext:value-type="float">
            <text:p>510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103479" calcext:value-type="float">
            <text:p>103479</text:p>
          </table:table-cell>
          <table:table-cell table:formula="of:=0.4*[.H104]" office:value-type="float" office:value="41391.6" calcext:value-type="float">
            <text:p>41391,6</text:p>
          </table:table-cell>
          <table:table-cell table:style-name="ce8" office:value-type="string" calcext:value-type="string">
            <text:p>2012 Q4</text:p>
          </table:table-cell>
          <table:table-cell table:number-columns-repeated="5"/>
          <table:table-cell table:style-name="ce21" office:value-type="string" calcext:value-type="string">
            <text:p>Market Share (%)</text:p>
          </table:table-cell>
          <table:table-cell table:style-name="ce24" office:value-type="float" office:value="1.3" calcext:value-type="float">
            <text:p>1,3</text:p>
          </table:table-cell>
          <table:table-cell table:style-name="ce28" table:formula="of:=+[.R103]/[.R105]*100" office:value-type="float" office:value="3.19742739557125" calcext:value-type="float">
            <text:p>3,20</text:p>
          </table:table-cell>
          <table:table-cell table:style-name="ce28" table:formula="of:=+[.S103]/[.S105]*100" office:value-type="float" office:value="0.492853622474125" calcext:value-type="float">
            <text:p>0,49</text:p>
          </table:table-cell>
          <table:table-cell>
            <draw:frame draw:z-index="17" draw:name="Chart 23" draw:style-name="gr1" draw:text-style-name="P1" svg:width="178.3mm" svg:height="127mm" svg:x="6.7mm" svg:y="0.79mm">
              <draw:object draw:notify-on-update-of-ranges="DATA.X18:DATA.X23 DATA.Y5:DATA.Y5 DATA.Y18:DATA.Y23 DATA.Z5:DATA.Z5 DATA.Z18:DATA.Z23 DATA.AA5:DATA.AA5 DATA.AA18:DATA.AA23 DATA.AB5:DATA.AB5 DATA.AB18:DATA.AB23 DATA.AD5:DATA.AD5 DATA.AD18:DATA.AD23 DATA.AE5:DATA.AE5 DATA.AE18:DATA.AE23 DATA.AF5:DATA.AF5 DATA.AF18:DATA.AF23 DATA.AG5:DATA.AG5 DATA.AG18:DATA.AG23 DATA.AH5:DATA.AH5 DATA.AH18:DATA.AH23 DATA.AI5:DATA.AI5 DATA.AI18:DATA.AI2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 table:number-columns-repeated="7"/>
          <table:table-cell office:value-type="float" office:value="2010" calcext:value-type="float">
            <text:p>2010</text:p>
          </table:table-cell>
          <table:table-cell office:value-type="float" office:value="17610" calcext:value-type="float">
            <text:p>17610</text:p>
          </table:table-cell>
          <table:table-cell table:number-columns-repeated="6"/>
          <table:table-cell table:style-name="ce22" office:value-type="string" calcext:value-type="string">
            <text:p>Total Market</text:p>
          </table:table-cell>
          <table:table-cell table:style-name="ce26" office:value-type="float" office:value="17610" calcext:value-type="float">
            <text:p>17 610</text:p>
          </table:table-cell>
          <table:table-cell table:style-name="ce26" office:value-type="float" office:value="60017" calcext:value-type="float">
            <text:p>60 017</text:p>
          </table:table-cell>
          <table:table-cell table:style-name="ce31" office:value-type="float" office:value="103479" calcext:value-type="float">
            <text:p>103 479</text:p>
          </table:table-cell>
          <table:table-cell table:number-columns-repeated="46"/>
        </table:table-row>
        <table:table-row table:style-name="ro1">
          <table:table-cell table:number-columns-repeated="7"/>
          <table:table-cell office:value-type="float" office:value="2011" calcext:value-type="float">
            <text:p>2011</text:p>
          </table:table-cell>
          <table:table-cell office:value-type="float" office:value="60017" calcext:value-type="float">
            <text:p>60017</text:p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6"/>
          <table:table-cell>
            <draw:frame draw:z-index="0" draw:name="Chart 7" draw:style-name="gr1" draw:text-style-name="P1" svg:width="186.63mm" svg:height="143.67mm" svg:x="0.48mm" svg:y="1.85mm">
              <draw:object draw:notify-on-update-of-ranges="DATA.A6:DATA.A35 DATA.B5:DATA.B5 DATA.B6:DATA.B42 DATA.C5:DATA.C5 DATA.C6:DATA.C35 DATA.D5:DATA.D5 DATA.D6:DATA.D35 DATA.E5:DATA.E5 DATA.E6:DATA.E35 DATA.G5:DATA.G5 DATA.G6:DATA.G35 DATA.H5:DATA.H5 DATA.H6:DATA.H35 DATA.I5:DATA.I5 DATA.I6:DATA.I35 DATA.J5:DATA.J5 DATA.J6:DATA.J35 DATA.K5:DATA.K5 DATA.K6:DATA.K35 DATA.M5:DATA.M5 DATA.M6:DATA.M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number-columns-repeated="7"/>
          <table:table-cell>
            <draw:frame draw:z-index="12" draw:name="Chart 14" draw:style-name="gr1" draw:text-style-name="P1" svg:width="203.14mm" svg:height="139.44mm" svg:x="7.72mm" svg:y="3.97mm">
              <draw:object draw:notify-on-update-of-ranges="DATA.A59:DATA.A64 DATA.B58:DATA.B58 DATA.B59:DATA.B64 DATA.C58:DATA.C58 DATA.C59:DATA.C64 DATA.D58:DATA.D58 DATA.D59:DATA.D64 DATA.E58:DATA.E58 DATA.E59:DATA.E64 DATA.F58:DATA.F58 DATA.F59:DATA.F64 DATA.G58:DATA.G58 DATA.G59:DATA.G64 DATA.H58:DATA.H58 DATA.H59:DATA.H64 DATA.I58:DATA.I58 DATA.I59:DATA.I6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style-name="ce5" office:value-type="string" calcext:value-type="string">
            <text:p>Year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60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1020" calcext:value-type="float">
            <text:p>11 020</text:p>
          </table:table-cell>
          <table:table-cell table:style-name="ce9" office:value-type="float" office:value="22875" calcext:value-type="float">
            <text:p>22 875</text:p>
          </table:table-cell>
          <table:table-cell table:style-name="ce9" office:value-type="float" office:value="116444" calcext:value-type="float">
            <text:p>116 444</text:p>
          </table:table-cell>
          <table:table-cell table:number-columns-repeated="60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69025" calcext:value-type="float">
            <text:p>69 025</text:p>
          </table:table-cell>
          <table:table-cell table:style-name="ce9" office:value-type="float" office:value="148674" calcext:value-type="float">
            <text:p>148 674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eeGo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icroso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4348" calcext:value-type="float">
            <text:p>4 348</text:p>
          </table:table-cell>
          <table:table-cell table:style-name="ce9" office:value-type="float" office:value="34435" calcext:value-type="float">
            <text:p>34 435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QNX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6274" calcext:value-type="float">
            <text:p>6 274</text:p>
          </table:table-cell>
          <table:table-cell table:style-name="ce9" office:value-type="float" office:value="26123" calcext:value-type="float">
            <text:p>26 123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WebO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2053" calcext:value-type="float">
            <text:p>2 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Other Operating Systems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31" calcext:value-type="float">
            <text:p>431</text:p>
          </table:table-cell>
          <table:table-cell table:number-columns-repeated="60"/>
        </table:table-row>
        <table:table-row table:style-name="ro1">
          <table:table-cell>
            <draw:frame draw:z-index="13" draw:name="Chart 15" draw:style-name="gr1" draw:text-style-name="P1" svg:width="117.94mm" svg:height="80.96mm" svg:x="2.52mm" svg:y="1.85mm">
              <draw:object draw:notify-on-update-of-ranges="DATA.A93:DATA.A93 DATA.B93:DATA.C93 DATA.A94:DATA.A94 DATA.B94:DATA.C94 DATA.A95:DATA.A95 DATA.B95:DATA.C95 DATA.A96:DATA.A96 DATA.B96:DATA.C96 DATA.A97:DATA.A97 DATA.B97:DATA.C97 DATA.A98:DATA.A98 DATA.B98:DATA.C98 DATA.A99:DATA.A99 DATA.B99:DATA.C99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8">
          <table:table-cell table:number-columns-repeated="65"/>
        </table:table-row>
        <table:table-row table:style-name="ro1">
          <table:table-cell table:number-columns-repeated="2"/>
          <table:table-cell>
            <draw:frame draw:z-index="1" draw:name="Chart 8" draw:style-name="gr1" draw:text-style-name="P1" svg:width="275.79mm" svg:height="129.65mm" svg:x="2.42mm" svg:y="3.89mm">
              <draw:object draw:notify-on-update-of-ranges="DATA.A6:DATA.A12 DATA.B5:DATA.B5 DATA.B6:DATA.B12 DATA.C5:DATA.C5 DATA.C6:DATA.C12 DATA.D5:DATA.D5 DATA.D6:DATA.D12 DATA.E5:DATA.E5 DATA.E6:DATA.E12 DATA.G5:DATA.G5 DATA.G6:DATA.G12 DATA.H5:DATA.H5 DATA.H6:DATA.H12 DATA.I5:DATA.I5 DATA.I6:DATA.I12 DATA.J5:DATA.J5 DATA.J6:DATA.J12 DATA.K5:DATA.K5 DATA.K6:DATA.K12 DATA.M5:DATA.M5 DATA.M6:DATA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19"/>
          <table:table-cell>
            <draw:frame draw:z-index="18" draw:name="Chart 25" draw:style-name="gr1" draw:text-style-name="P1" svg:width="222.7mm" svg:height="135.99mm" svg:x="6.43mm" svg:y="0.72mm">
              <draw:object draw:notify-on-update-of-ranges="DATA.X24:DATA.X42 DATA.AF5:DATA.AF5 DATA.AF24:DATA.AF42 DATA.AI5:DATA.AI5 DATA.AI24:DATA.AI4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Total Market</text:p>
          </table:table-cell>
          <table:table-cell table:number-columns-repeated="29"/>
          <table:table-cell>
            <draw:frame draw:z-index="23" draw:name="Chart 31" draw:style-name="gr1" draw:text-style-name="P1" svg:width="222.68mm" svg:height="150.28mm" svg:x="8.95mm" svg:y="3.63mm">
              <draw:object draw:notify-on-update-of-ranges="DATA.K85:DATA.K90 DATA.L77:DATA.L77 DATA.L85:DATA.L90 DATA.M77:DATA.M77 DATA.M85:DATA.M90 DATA.N77:DATA.N77 DATA.N85:DATA.N90 DATA.O77:DATA.O77 DATA.O85:DATA.O90 DATA.P77:DATA.P77 DATA.P85:DATA.P90 DATA.Q77:DATA.Q77 DATA.Q85:DATA.Q90 DATA.R77:DATA.R77 DATA.R85:DATA.R90 DATA.S77:DATA.S77 DATA.S85:DATA.S9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/>
          <table:table-cell table:style-name="ce12" office:value-type="float" office:value="17610" calcext:value-type="float">
            <text:p>17 610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63637" calcext:value-type="float">
            <text:p>63 637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103479" calcext:value-type="float">
            <text:p>103 479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326304" calcext:value-type="float">
            <text:p>326 304</text:p>
          </table:table-cell>
          <table:table-cell table:number-columns-repeated="63"/>
        </table:table-row>
        <table:table-row table:style-name="ro1" table:number-rows-repeated="21">
          <table:table-cell table:number-columns-repeated="65"/>
        </table:table-row>
        <table:table-row table:style-name="ro1">
          <table:table-cell>
            <draw:frame draw:z-index="2" draw:name="Chart 9" draw:style-name="gr1" draw:text-style-name="P1" svg:width="238.07mm" svg:height="129.65mm" svg:x="2.23mm" svg:y="3.71mm">
              <draw:object draw:notify-on-update-of-ranges="DATA.A13:DATA.A20 DATA.B5:DATA.B5 DATA.B13:DATA.B20 DATA.C5:DATA.C5 DATA.C13:DATA.C20 DATA.D5:DATA.D5 DATA.D13:DATA.D20 DATA.E5:DATA.E5 DATA.E13:DATA.E20 DATA.G5:DATA.G5 DATA.G13:DATA.G20 DATA.H5:DATA.H5 DATA.H13:DATA.H20 DATA.I5:DATA.I5 DATA.I13:DATA.I20 DATA.J5:DATA.J5 DATA.J13:DATA.J20 DATA.K5:DATA.K5 DATA.K13:DATA.K20 DATA.M5:DATA.M5 DATA.M13:DATA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19" draw:name="Chart 27" draw:style-name="gr1" draw:text-style-name="P1" svg:width="222.72mm" svg:height="135.99mm" svg:x="6.14mm" svg:y="2.66mm">
              <draw:object draw:notify-on-update-of-ranges="DATA.X6:DATA.X42 DATA.Y5:DATA.Y5 DATA.Y6:DATA.Y42 DATA.Z5:DATA.Z5 DATA.Z6:DATA.Z42 DATA.AA5:DATA.AA5 DATA.AA6:DATA.AA42 DATA.AB5:DATA.AB5 DATA.AB6:DATA.AB42 DATA.AC5:DATA.AC5 DATA.AC6:DATA.AC42 DATA.AD5:DATA.AD5 DATA.AD6:DATA.AD42 DATA.AE5:DATA.AE5 DATA.AE6:DATA.AE42 DATA.AF5:DATA.AF5 DATA.AF6:DATA.AF42 DATA.AG5:DATA.AG5 DATA.AG6:DATA.AG42 DATA.AH5:DATA.AH5 DATA.AH6:DATA.AH42 DATA.AI5:DATA.AI5 DATA.AI6:DATA.AI4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number-columns-repeated="31"/>
          <table:table-cell>
            <draw:frame draw:z-index="24" draw:name="Chart 31" draw:style-name="gr1" draw:text-style-name="P1" svg:width="222.69mm" svg:height="150.28mm" svg:x="7.82mm" svg:y="3.97mm">
              <draw:object draw:notify-on-update-of-ranges="DATA.J94:DATA.J101 DATA.K93:DATA.K93 DATA.K94:DATA.K101 DATA.L93:DATA.L93 DATA.L94:DATA.L101 DATA.M93:DATA.M93 DATA.M94:DATA.M101 DATA.N93:DATA.N93 DATA.N94:DATA.N101 DATA.O93:DATA.O93 DATA.O94:DATA.O10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17">
          <table:table-cell table:number-columns-repeated="65"/>
        </table:table-row>
        <table:table-row table:style-name="ro1">
          <table:table-cell table:number-columns-repeated="8"/>
          <table:table-cell>
            <draw:frame draw:z-index="5" draw:name="Chart 12" draw:style-name="gr1" draw:text-style-name="P1" svg:width="293.38mm" svg:height="130.17mm" svg:x="4.65mm" svg:y="3.09mm">
              <draw:object draw:notify-on-update-of-ranges="DATA.A8:DATA.A11 DATA.B5:DATA.B5 DATA.B8:DATA.B11 DATA.C5:DATA.C5 DATA.C8:DATA.C11 DATA.D5:DATA.D5 DATA.D8:DATA.D11 DATA.E5:DATA.E5 DATA.E8:DATA.E11 DATA.G5:DATA.G5 DATA.G8:DATA.G11 DATA.H5:DATA.H5 DATA.H8:DATA.H11 DATA.I5:DATA.I5 DATA.I8:DATA.I11 DATA.J5:DATA.J5 DATA.J8:DATA.J11 DATA.K5:DATA.K5 DATA.K8:DATA.K11 DATA.M5:DATA.M5 DATA.M8:DATA.M11 DATA.L5:DATA.L5 DATA.L8:DATA.L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>
            <draw:frame draw:z-index="3" draw:name="Chart 10" draw:style-name="gr1" draw:text-style-name="P1" svg:width="238.35mm" svg:height="129.65mm" svg:x="1.67mm" svg:y="1.06mm">
              <draw:object draw:notify-on-update-of-ranges="DATA.A21:DATA.A26 DATA.B5:DATA.B5 DATA.B21:DATA.B26 DATA.C5:DATA.C5 DATA.C21:DATA.C26 DATA.D5:DATA.D5 DATA.D21:DATA.D26 DATA.E5:DATA.E5 DATA.E21:DATA.E26 DATA.G5:DATA.G5 DATA.G21:DATA.G26 DATA.H5:DATA.H5 DATA.H21:DATA.H26 DATA.I5:DATA.I5 DATA.I21:DATA.I26 DATA.J5:DATA.J5 DATA.J21:DATA.J26 DATA.K5:DATA.K5 DATA.K21:DATA.K26 DATA.M5:DATA.M5 DATA.M21:DATA.M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5">
          <table:table-cell table:number-columns-repeated="65"/>
        </table:table-row>
        <table:table-row table:style-name="ro1">
          <table:table-cell table:number-columns-repeated="19"/>
          <table:table-cell>
            <draw:frame draw:z-index="20" draw:name="Chart 29" draw:style-name="gr1" draw:text-style-name="P1" svg:width="222.71mm" svg:height="136mm" svg:x="7.26mm" svg:y="2.3mm">
              <draw:object draw:notify-on-update-of-ranges="DATA.A6:DATA.A42 DATA.A5:DATA.A5 DATA.A6:DATA.A42 DATA.B5:DATA.B5 DATA.B6:DATA.B42 DATA.C5:DATA.C5 DATA.C6:DATA.C42 DATA.D5:DATA.D5 DATA.D6:DATA.D42 DATA.E5:DATA.E5 DATA.E6:DATA.E42 DATA.G5:DATA.G5 DATA.G6:DATA.G42 DATA.H5:DATA.H5 DATA.H6:DATA.H42 DATA.I5:DATA.I5 DATA.I6:DATA.I42 DATA.J5:DATA.J5 DATA.J6:DATA.J42 DATA.K5:DATA.K5 DATA.K6:DATA.K42 DATA.L5:DATA.L5 DATA.L6:DATA.L42 DATA.M5:DATA.M5 DATA.M6:DATA.M42 DATA.N5:DATA.N5 DATA.N6:DATA.N42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2">
          <table:table-cell table:number-columns-repeated="65"/>
        </table:table-row>
        <table:table-row table:style-name="ro1">
          <table:table-cell>
            <draw:frame draw:z-index="4" draw:name="Chart 11" draw:style-name="gr1" draw:text-style-name="P1" svg:width="237.52mm" svg:height="126.74mm" svg:x="2.23mm" svg:y="3.45mm">
              <draw:object draw:notify-on-update-of-ranges="DATA.A6:DATA.A34 DATA.R5:DATA.R5 DATA.R6:DATA.R42 DATA.S5:DATA.S5 DATA.S6:DATA.S35 DATA.T5:DATA.T5 DATA.T6:DATA.T35 DATA.U5:DATA.U5 DATA.U6:DATA.U35 DATA.W5:DATA.W5 DATA.W6:DATA.W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4"/>
          <table:table-cell>
            <draw:frame draw:z-index="6" draw:name="Chart 13" draw:style-name="gr1" draw:text-style-name="P1" svg:width="293.67mm" svg:height="130.17mm" svg:x="17.27mm" svg:y="1.33mm">
              <draw:object draw:notify-on-update-of-ranges="DATA.A11:DATA.A15 DATA.B5:DATA.B5 DATA.B11:DATA.B15 DATA.C5:DATA.C5 DATA.C11:DATA.C15 DATA.D5:DATA.D5 DATA.D11:DATA.D15 DATA.E5:DATA.E5 DATA.E11:DATA.E15 DATA.G5:DATA.G5 DATA.G11:DATA.G15 DATA.H5:DATA.H5 DATA.H11:DATA.H15 DATA.I5:DATA.I5 DATA.I11:DATA.I15 DATA.J5:DATA.J5 DATA.J11:DATA.J15 DATA.K5:DATA.K5 DATA.K11:DATA.K15 DATA.M5:DATA.M5 DATA.M11:DATA.M1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0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25" draw:name="Chart 29" draw:style-name="gr1" draw:text-style-name="P1" svg:width="222.7mm" svg:height="135.99mm" svg:x="6.99mm" svg:y="3.18mm">
              <draw:object draw:notify-on-update-of-ranges="DATA.A6:DATA.A42 DATA.O6:DATA.O42 DATA.AK5:DATA.AK5 DATA.AK6:DATA.AK42 DATA.AM5:DATA.AM5 DATA.AL6:DATA.AL4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>
            <draw:frame draw:z-index="7" draw:name="Chart 14" draw:style-name="gr1" draw:text-style-name="P1" svg:width="293.38mm" svg:height="130.18mm" svg:x="0mm" svg:y="4.18mm">
              <draw:object draw:notify-on-update-of-ranges="DATA.A15:DATA.A18 DATA.B5:DATA.B5 DATA.B15:DATA.B18 DATA.C5:DATA.C5 DATA.C15:DATA.C18 DATA.D5:DATA.D5 DATA.D15:DATA.D18 DATA.E5:DATA.E5 DATA.E15:DATA.E18 DATA.G5:DATA.G5 DATA.G15:DATA.G18 DATA.H5:DATA.H5 DATA.H15:DATA.H18 DATA.I5:DATA.I5 DATA.I15:DATA.I18 DATA.J5:DATA.J5 DATA.J15:DATA.J18 DATA.K5:DATA.K5 DATA.K15:DATA.K18 DATA.M5:DATA.M5 DATA.M15:DATA.M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10">
          <table:table-cell table:number-columns-repeated="65"/>
        </table:table-row>
        <table:table-row table:style-name="ro1">
          <table:table-cell table:number-columns-repeated="11"/>
          <table:table-cell>
            <draw:frame draw:z-index="8" draw:name="Chart 15" draw:style-name="gr1" draw:text-style-name="P1" svg:width="293.38mm" svg:height="129.65mm" svg:x="18.07mm" svg:y="4.42mm">
              <draw:object draw:notify-on-update-of-ranges="DATA.A18:DATA.A21 DATA.B5:DATA.B5 DATA.B18:DATA.B21 DATA.C5:DATA.C5 DATA.C18:DATA.C21 DATA.D5:DATA.D5 DATA.D18:DATA.D21 DATA.E5:DATA.E5 DATA.E18:DATA.E21 DATA.G5:DATA.G5 DATA.G18:DATA.G21 DATA.H5:DATA.H5 DATA.H18:DATA.H21 DATA.I5:DATA.I5 DATA.I18:DATA.I21 DATA.J5:DATA.J5 DATA.J18:DATA.J21 DATA.K5:DATA.K5 DATA.K18:DATA.K21 DATA.M5:DATA.M5 DATA.M18:DATA.M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 table:number-columns-repeated="11"/>
          <table:table-cell>
            <draw:frame draw:z-index="9" draw:name="Chart 16" draw:style-name="gr1" draw:text-style-name="P1" svg:width="293.65mm" svg:height="130.44mm" svg:x="16.68mm" svg:y="0.53mm">
              <draw:object draw:notify-on-update-of-ranges="DATA.A21:DATA.A25 DATA.B5:DATA.B5 DATA.B21:DATA.B25 DATA.C5:DATA.C5 DATA.C21:DATA.C25 DATA.D5:DATA.D5 DATA.D21:DATA.D25 DATA.E5:DATA.E5 DATA.E21:DATA.E25 DATA.G5:DATA.G5 DATA.G21:DATA.G25 DATA.H5:DATA.H5 DATA.H21:DATA.H25 DATA.I5:DATA.I5 DATA.I21:DATA.I25 DATA.J5:DATA.J5 DATA.J21:DATA.J25 DATA.K5:DATA.K5 DATA.K21:DATA.K25 DATA.M5:DATA.M5 DATA.M21:DATA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9">
          <table:table-cell table:number-columns-repeated="65"/>
        </table:table-row>
        <table:table-row table:style-name="ro1">
          <table:table-cell table:number-columns-repeated="11"/>
          <table:table-cell>
            <draw:frame draw:z-index="10" draw:name="Chart 17" draw:style-name="gr1" draw:text-style-name="P1" svg:width="293.93mm" svg:height="130.44mm" svg:x="17.79mm" svg:y="4.24mm">
              <draw:object draw:notify-on-update-of-ranges="DATA.A25:DATA.A32 DATA.B5:DATA.B5 DATA.B25:DATA.B32 DATA.C5:DATA.C5 DATA.C25:DATA.C32 DATA.D5:DATA.D5 DATA.D25:DATA.D32 DATA.E5:DATA.E5 DATA.E25:DATA.E32 DATA.G5:DATA.G5 DATA.G25:DATA.G32 DATA.H5:DATA.H5 DATA.H25:DATA.H32 DATA.I5:DATA.I5 DATA.I25:DATA.I32 DATA.J5:DATA.J5 DATA.J25:DATA.J32 DATA.K5:DATA.K5 DATA.K25:DATA.K32 DATA.M5:DATA.M5 DATA.M25:DATA.M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32">
          <table:table-cell table:number-columns-repeated="65"/>
        </table:table-row>
        <table:table-row table:style-name="ro1">
          <table:table-cell table:number-columns-repeated="13"/>
          <table:table-cell>
            <draw:frame draw:z-index="11" draw:name="Chart 18" draw:style-name="gr1" draw:text-style-name="P1" svg:width="273.54mm" svg:height="130.7mm" svg:x="3.27mm" svg:y="0.53mm">
              <draw:object draw:notify-on-update-of-ranges="DATA.A32:DATA.A35 DATA.B5:DATA.B5 DATA.B32:DATA.B35 DATA.C5:DATA.C5 DATA.C32:DATA.C35 DATA.D5:DATA.D5 DATA.D32:DATA.D35 DATA.E5:DATA.E5 DATA.E32:DATA.E35 DATA.G5:DATA.G5 DATA.G32:DATA.G35 DATA.H5:DATA.H5 DATA.H32:DATA.H35 DATA.I5:DATA.I5 DATA.I32:DATA.I35 DATA.J5:DATA.J5 DATA.J32:DATA.J35 DATA.K5:DATA.K5 DATA.K32:DATA.K35 DATA.M5:DATA.M5 DATA.M32:DATA.M3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1048230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Hlk304448985" table:base-cell-address="$DATA.$A$1" table:cell-range-address="$DATA.$A$93"/>
        </table:named-expressions>
      </table:table>
      <table:table table:name="total growth" table:style-name="ta2">
        <office:forms form:automatic-focus="false" form:apply-design-mode="false"/>
        <table:shapes>
          <draw:frame draw:z-index="0" draw:style-name="gr2" draw:text-style-name="P1" svg:width="260.29mm" svg:height="157.77mm" svg:x="100.17mm" svg:y="10.07mm">
            <draw:object draw:notify-on-update-of-ranges="'total growth'.A2:'total growth'.A16 'total growth'.B2:'total growth'.B1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ce1"/>
        <table:table-column table:style-name="co14" table:number-columns-repeated="2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54" table:default-cell-style-name="ce1"/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columns-repeated="61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formula="of:=[.C2]/1000"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table:number-columns-repeated="6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[.C3]/1000" office:value-type="float" office:value="9.2" calcext:value-type="float">
            <text:p>9,2</text:p>
          </table:table-cell>
          <table:table-cell office:value-type="float" office:value="9200" calcext:value-type="float">
            <text:p>9200</text:p>
          </table:table-cell>
          <table:table-cell table:number-columns-repeated="6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[.C4]/1000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number-columns-repeated="6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[.C5]/1000"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table:number-columns-repeated="6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[.C6]/1000"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number-columns-repeated="6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[.C7]/1000" office:value-type="float" office:value="18.75" calcext:value-type="float">
            <text:p>18,75</text:p>
          </table:table-cell>
          <table:table-cell office:value-type="float" office:value="18750" calcext:value-type="float">
            <text:p>18750</text:p>
          </table:table-cell>
          <table:table-cell table:number-columns-repeated="6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[.C8]/1000" office:value-type="float" office:value="20.8" calcext:value-type="float">
            <text:p>20,8</text:p>
          </table:table-cell>
          <table:table-cell office:value-type="float" office:value="20800" calcext:value-type="float">
            <text:p>20800</text:p>
          </table:table-cell>
          <table:table-cell table:number-columns-repeated="61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formula="of:=[.C9]/1000" office:value-type="float" office:value="31.05" calcext:value-type="float">
            <text:p>31,05</text:p>
          </table:table-cell>
          <table:table-cell office:value-type="float" office:value="31050" calcext:value-type="float">
            <text:p>31050</text:p>
          </table:table-cell>
          <table:table-cell table:number-columns-repeated="6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[.C10]/1000"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table:number-columns-repeated="6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[.C11]/1000"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table:number-columns-repeated="6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[.C12]/1000"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table:number-columns-repeated="6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[.C13]/1000"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table:number-columns-repeated="6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[.C14]/1000"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6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[.C15]/1000"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table:number-columns-repeated="6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C16]/1000"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table:number-columns-repeated="61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9"/>
          <table:table-cell table:style-name="ce35"/>
          <table:table-cell table:number-columns-repeated="54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are" table:style-name="ta3">
        <table:shapes>
          <draw:frame draw:z-index="0" draw:style-name="gr2" draw:text-style-name="P1" svg:width="159.95mm" svg:height="90.04mm" svg:x="104.06mm" svg:y="4.35mm">
            <draw:object draw:notify-on-update-of-ranges="share.A2:share.A16 share.B1:share.B1 share.B2:share.B16 share.C1:share.C1 share.C2:share.C16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7">
          <table:table-cell/>
          <table:table-cell office:value-type="string" calcext:value-type="string">
            <text:p>Macintos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tres</text:p>
          </table:table-cell>
        </table:table-row>
        <table:table-row table:style-name="ro7">
          <table:table-cell table:style-name="ce1" office:value-type="float" office:value="1981" calcext:value-type="float">
            <text:p>1981</text:p>
          </table:table-cell>
          <table:table-cell table:style-name="ce71"/>
          <table:table-cell table:style-name="ce71" table:formula="of:=[$DATA.B12]/[$DATA.Q12]" office:value-type="percentage" office:value="0.0201149425287356" calcext:value-type="percentage">
            <text:p>2,01 %</text:p>
          </table:table-cell>
          <table:table-cell table:style-name="ce71" table:formula="of:=1-[.B2]-[.C2]" office:value-type="percentage" office:value="0.979885057471264" calcext:value-type="percentage">
            <text:p>97,99 %</text:p>
          </table:table-cell>
        </table:table-row>
        <table:table-row table:style-name="ro7">
          <table:table-cell table:style-name="ce1" office:value-type="float" office:value="1982" calcext:value-type="float">
            <text:p>1982</text:p>
          </table:table-cell>
          <table:table-cell table:style-name="ce71"/>
          <table:table-cell table:style-name="ce71" table:formula="of:=[$DATA.B13]/[$DATA.Q13]" office:value-type="percentage" office:value="0.0703812316715543" calcext:value-type="percentage">
            <text:p>7,04 %</text:p>
          </table:table-cell>
          <table:table-cell table:style-name="ce71" table:formula="of:=1-[.B3]-[.C3]" office:value-type="percentage" office:value="0.929618768328446" calcext:value-type="percentage">
            <text:p>92,96 %</text:p>
          </table:table-cell>
        </table:table-row>
        <table:table-row table:style-name="ro7">
          <table:table-cell table:style-name="ce1" office:value-type="float" office:value="1983" calcext:value-type="float">
            <text:p>1983</text:p>
          </table:table-cell>
          <table:table-cell table:style-name="ce71" table:formula="of:=[$DATA.D14]/[$DATA.Q14]" office:value-type="percentage" office:value="0" calcext:value-type="percentage">
            <text:p>0,00 %</text:p>
          </table:table-cell>
          <table:table-cell table:style-name="ce71" table:formula="of:=[$DATA.B14]/[$DATA.Q14]" office:value-type="percentage" office:value="0.239852398523985" calcext:value-type="percentage">
            <text:p>23,99 %</text:p>
          </table:table-cell>
          <table:table-cell table:style-name="ce71" table:formula="of:=1-[.B4]-[.C4]" office:value-type="percentage" office:value="0.760147601476015" calcext:value-type="percentage">
            <text:p>76,01 %</text:p>
          </table:table-cell>
        </table:table-row>
        <table:table-row table:style-name="ro7">
          <table:table-cell table:style-name="ce1" office:value-type="float" office:value="1984" calcext:value-type="float">
            <text:p>1984</text:p>
          </table:table-cell>
          <table:table-cell table:style-name="ce71" table:formula="of:=[$DATA.D15]/[$DATA.Q15]" office:value-type="percentage" office:value="0.0570377184912604" calcext:value-type="percentage">
            <text:p>5,70 %</text:p>
          </table:table-cell>
          <table:table-cell table:style-name="ce71" table:formula="of:=[$DATA.B15]/[$DATA.Q15]" office:value-type="percentage" office:value="0.306654400490647" calcext:value-type="percentage">
            <text:p>30,67 %</text:p>
          </table:table-cell>
          <table:table-cell table:style-name="ce71" table:formula="of:=1-[.B5]-[.C5]" office:value-type="percentage" office:value="0.636307881018093" calcext:value-type="percentage">
            <text:p>63,63 %</text:p>
          </table:table-cell>
        </table:table-row>
        <table:table-row table:style-name="ro7">
          <table:table-cell table:style-name="ce1" office:value-type="float" office:value="1985" calcext:value-type="float">
            <text:p>1985</text:p>
          </table:table-cell>
          <table:table-cell table:style-name="ce71" table:formula="of:=[$DATA.D16]/[$DATA.Q16]" office:value-type="percentage" office:value="0.0256081946222791" calcext:value-type="percentage">
            <text:p>2,56 %</text:p>
          </table:table-cell>
          <table:table-cell table:style-name="ce71" table:formula="of:=[$DATA.B16]/[$DATA.Q16]" office:value-type="percentage" office:value="0.473751600512164" calcext:value-type="percentage">
            <text:p>47,38 %</text:p>
          </table:table-cell>
          <table:table-cell table:style-name="ce71" table:formula="of:=1-[.B6]-[.C6]" office:value-type="percentage" office:value="0.500640204865557" calcext:value-type="percentage">
            <text:p>50,06 %</text:p>
          </table:table-cell>
        </table:table-row>
        <table:table-row table:style-name="ro7">
          <table:table-cell table:style-name="ce1" office:value-type="float" office:value="1986" calcext:value-type="float">
            <text:p>1986</text:p>
          </table:table-cell>
          <table:table-cell table:style-name="ce71" table:formula="of:=[$DATA.D17]/[$DATA.Q17]" office:value-type="percentage" office:value="0.041304347826087" calcext:value-type="percentage">
            <text:p>4,13 %</text:p>
          </table:table-cell>
          <table:table-cell table:style-name="ce71" table:formula="of:=[$DATA.B17]/[$DATA.Q17]" office:value-type="percentage" office:value="0.545652173913043" calcext:value-type="percentage">
            <text:p>54,57 %</text:p>
          </table:table-cell>
          <table:table-cell table:style-name="ce71" table:formula="of:=1-[.B7]-[.C7]" office:value-type="percentage" office:value="0.41304347826087" calcext:value-type="percentage">
            <text:p>41,30 %</text:p>
          </table:table-cell>
        </table:table-row>
        <table:table-row table:style-name="ro7">
          <table:table-cell table:style-name="ce1" office:value-type="float" office:value="1987" calcext:value-type="float">
            <text:p>1987</text:p>
          </table:table-cell>
          <table:table-cell table:style-name="ce71" table:formula="of:=[$DATA.D18]/[$DATA.Q18]" office:value-type="percentage" office:value="0.0572916666666667" calcext:value-type="percentage">
            <text:p>5,73 %</text:p>
          </table:table-cell>
          <table:table-cell table:style-name="ce71" table:formula="of:=[$DATA.B18]/[$DATA.Q18]" office:value-type="percentage" office:value="0.619791666666667" calcext:value-type="percentage">
            <text:p>61,98 %</text:p>
          </table:table-cell>
          <table:table-cell table:style-name="ce71" table:formula="of:=1-[.B8]-[.C8]" office:value-type="percentage" office:value="0.322916666666667" calcext:value-type="percentage">
            <text:p>32,29 %</text:p>
          </table:table-cell>
        </table:table-row>
        <table:table-row table:style-name="ro7">
          <table:table-cell table:style-name="ce1" office:value-type="float" office:value="1988" calcext:value-type="float">
            <text:p>1988</text:p>
          </table:table-cell>
          <table:table-cell table:style-name="ce71" table:formula="of:=[$DATA.D19]/[$DATA.Q19]" office:value-type="percentage" office:value="0.0585861215987502" calcext:value-type="percentage">
            <text:p>5,86 %</text:p>
          </table:table-cell>
          <table:table-cell table:style-name="ce71" table:formula="of:=[$DATA.B19]/[$DATA.Q19]" office:value-type="percentage" office:value="0.774638718916808" calcext:value-type="percentage">
            <text:p>77,46 %</text:p>
          </table:table-cell>
          <table:table-cell table:style-name="ce71" table:formula="of:=1-[.B9]-[.C9]" office:value-type="percentage" office:value="0.166775159484442" calcext:value-type="percentage">
            <text:p>16,68 %</text:p>
          </table:table-cell>
        </table:table-row>
        <table:table-row table:style-name="ro7">
          <table:table-cell table:style-name="ce1" office:value-type="float" office:value="1989" calcext:value-type="float">
            <text:p>1989</text:p>
          </table:table-cell>
          <table:table-cell table:style-name="ce71" table:formula="of:=[$DATA.D20]/[$DATA.Q20]" office:value-type="percentage" office:value="0.0516141141141141" calcext:value-type="percentage">
            <text:p>5,16 %</text:p>
          </table:table-cell>
          <table:table-cell table:style-name="ce71" table:formula="of:=[$DATA.B20]/[$DATA.Q20]" office:value-type="percentage" office:value="0.82347972972973" calcext:value-type="percentage">
            <text:p>82,35 %</text:p>
          </table:table-cell>
          <table:table-cell table:style-name="ce71" table:formula="of:=1-[.B10]-[.C10]" office:value-type="percentage" office:value="0.124906156156156" calcext:value-type="percentage">
            <text:p>12,49 %</text:p>
          </table:table-cell>
        </table:table-row>
        <table:table-row table:style-name="ro7">
          <table:table-cell table:style-name="ce1" office:value-type="float" office:value="1990" calcext:value-type="float">
            <text:p>1990</text:p>
          </table:table-cell>
          <table:table-cell table:style-name="ce71" table:formula="of:=[$DATA.D21]/[$DATA.Q21]" office:value-type="percentage" office:value="0.0640394088669951" calcext:value-type="percentage">
            <text:p>6,40 %</text:p>
          </table:table-cell>
          <table:table-cell table:style-name="ce71" table:formula="of:=[$DATA.B21]/[$DATA.Q21]" office:value-type="percentage" office:value="0.829458128078818" calcext:value-type="percentage">
            <text:p>82,95 %</text:p>
          </table:table-cell>
          <table:table-cell table:style-name="ce71" table:formula="of:=1-[.B11]-[.C11]" office:value-type="percentage" office:value="0.106502463054187" calcext:value-type="percentage">
            <text:p>10,65 %</text:p>
          </table:table-cell>
        </table:table-row>
        <table:table-row table:style-name="ro7">
          <table:table-cell table:style-name="ce1" office:value-type="float" office:value="1991" calcext:value-type="float">
            <text:p>1991</text:p>
          </table:table-cell>
          <table:table-cell table:style-name="ce71" table:formula="of:=[$DATA.D22]/[$DATA.Q22]" office:value-type="percentage" office:value="0.110236220472441" calcext:value-type="percentage">
            <text:p>11,02 %</text:p>
          </table:table-cell>
          <table:table-cell table:style-name="ce71" table:formula="of:=[$DATA.B22]/[$DATA.Q22]" office:value-type="percentage" office:value="0.755853018372703" calcext:value-type="percentage">
            <text:p>75,59 %</text:p>
          </table:table-cell>
          <table:table-cell table:style-name="ce71" table:formula="of:=1-[.B12]-[.C12]" office:value-type="percentage" office:value="0.133910761154856" calcext:value-type="percentage">
            <text:p>13,39 %</text:p>
          </table:table-cell>
        </table:table-row>
        <table:table-row table:style-name="ro7">
          <table:table-cell table:style-name="ce1" office:value-type="float" office:value="1992" calcext:value-type="float">
            <text:p>1992</text:p>
          </table:table-cell>
          <table:table-cell table:style-name="ce71" table:formula="of:=[$DATA.D23]/[$DATA.Q23]" office:value-type="percentage" office:value="0.114468864468864" calcext:value-type="percentage">
            <text:p>11,45 %</text:p>
          </table:table-cell>
          <table:table-cell table:style-name="ce71" table:formula="of:=[$DATA.B23]/[$DATA.Q23]" office:value-type="percentage" office:value="0.837912087912088" calcext:value-type="percentage">
            <text:p>83,79 %</text:p>
          </table:table-cell>
          <table:table-cell table:style-name="ce71" table:formula="of:=1-[.B13]-[.C13]" office:value-type="percentage" office:value="0.0476190476190476" calcext:value-type="percentage">
            <text:p>4,76 %</text:p>
          </table:table-cell>
        </table:table-row>
        <table:table-row table:style-name="ro7">
          <table:table-cell table:style-name="ce1" office:value-type="float" office:value="1993" calcext:value-type="float">
            <text:p>1993</text:p>
          </table:table-cell>
          <table:table-cell table:style-name="ce71" table:formula="of:=[$DATA.D24]/[$DATA.Q24]" office:value-type="percentage" office:value="0.10484511517077" calcext:value-type="percentage">
            <text:p>10,48 %</text:p>
          </table:table-cell>
          <table:table-cell table:style-name="ce71" table:formula="of:=[$DATA.B24]/[$DATA.Q24]" office:value-type="percentage" office:value="0.881652104845115" calcext:value-type="percentage">
            <text:p>88,17 %</text:p>
          </table:table-cell>
          <table:table-cell table:style-name="ce71" table:formula="of:=1-[.B14]-[.C14]" office:value-type="percentage" office:value="0.0135027799841144" calcext:value-type="percentage">
            <text:p>1,35 %</text:p>
          </table:table-cell>
        </table:table-row>
        <table:table-row table:style-name="ro7">
          <table:table-cell table:style-name="ce1" office:value-type="float" office:value="1994" calcext:value-type="float">
            <text:p>1994</text:p>
          </table:table-cell>
          <table:table-cell table:style-name="ce71" table:formula="of:=[$DATA.D25]/[$DATA.Q25]" office:value-type="percentage" office:value="0.0925700365408039" calcext:value-type="percentage">
            <text:p>9,26 %</text:p>
          </table:table-cell>
          <table:table-cell table:style-name="ce71" table:formula="of:=[$DATA.B25]/[$DATA.Q25]" office:value-type="percentage" office:value="0.906211936662607" calcext:value-type="percentage">
            <text:p>90,62 %</text:p>
          </table:table-cell>
          <table:table-cell table:style-name="ce71" table:formula="of:=1-[.B15]-[.C15]" office:value-type="percentage" office:value="0.00121802679658956" calcext:value-type="percentage">
            <text:p>0,12 %</text:p>
          </table:table-cell>
        </table:table-row>
        <table:table-row table:style-name="ro7">
          <table:table-cell table:style-name="ce1" office:value-type="float" office:value="1995" calcext:value-type="float">
            <text:p>1995</text:p>
          </table:table-cell>
          <table:table-cell table:style-name="ce71" table:formula="of:=[$DATA.D26]/[$DATA.Q26]" office:value-type="percentage" office:value="0.0823308420926422" calcext:value-type="percentage">
            <text:p>8,23 %</text:p>
          </table:table-cell>
          <table:table-cell table:style-name="ce71" table:formula="of:=[$DATA.B26]/[$DATA.Q26]" office:value-type="percentage" office:value="0.916829862915151" calcext:value-type="percentage">
            <text:p>91,68 %</text:p>
          </table:table-cell>
          <table:table-cell table:style-name="ce71" table:formula="of:=1-[.B16]-[.C16]" office:value-type="percentage" office:value="0.000839294992206585" calcext:value-type="percentage">
            <text:p>0,08 %</text:p>
          </table:table-cell>
        </table:table-row>
        <table:table-row table:style-name="ro7" table:number-rows-repeated="104855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3">
      <number:number number:decimal-places="5" number:min-decimal-places="5" number:min-integer-digits="1"/>
      <number:text>%</number:text>
    </number:percentage-style>
    <number:date-style style:name="N134">
      <number:month number:style="long"/>
      <number:text>/</number:text>
      <number:day number:style="long"/>
      <number:text>/</number:text>
      <number:year number:style="long"/>
    </number:date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percentage-style style:name="N143">
      <number:number number:decimal-places="1" number:min-decimal-places="1" number:min-integer-digits="1"/>
      <number:text> %</number:text>
    </number:percentage-style>
    <number:percentage-style style:name="N144">
      <number:number number:decimal-places="3" number:min-decimal-places="3" number:min-integer-digits="1"/>
      <number:text> %</number:text>
    </number:percentage-style>
    <number:percentage-style style:name="N145">
      <number:number number:decimal-places="4" number:min-decimal-places="4" number:min-integer-digits="1"/>
      <number:text> %</number:text>
    </number:percentage-style>
    <number:percentage-style style:name="N146">
      <number:number number:decimal-places="5" number:min-decimal-places="5" number:min-integer-digits="1"/>
      <number:text> %</number:text>
    </number:percentage-style>
    <number:percentage-style style:name="N147">
      <number:number number:decimal-places="6" number:min-decimal-places="6" number:min-integer-digits="1"/>
      <number:text> %</number:text>
    </number:percentage-style>
    <number:percentage-style style:name="N148">
      <number:number number:decimal-places="7" number:min-decimal-places="7" number:min-integer-digits="1"/>
      <number:text> %</number:text>
    </number:percentage-style>
    <number:percentage-style style:name="N149">
      <number:number number:decimal-places="8" number:min-decimal-places="8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1:14:58.73369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Reimer</meta:initial-creator>
    <meta:creation-date>2002-10-20T04:37:45</meta:creation-date>
    <dc:creator>Noël Macé</dc:creator>
    <dc:date>2021-02-22T22:57:09.462529290</dc:date>
    <meta:editing-duration>PT4H28M33S</meta:editing-duration>
    <meta:editing-cycles>17</meta:editing-cycles>
    <meta:generator>LibreOffice/7.1.0.3$Linux_X86_64 LibreOffice_project/10$Build-3</meta:generator>
    <meta:document-statistic meta:table-count="3" meta:cell-count="1961" meta:object-count="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5pt" style:font-size-asian="13.5pt" style:font-family-complex="Arial" style:font-size-complex="13.5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0"/>
      <style:text-properties fo:color="#000000" fo:font-family="Arial" fo:font-size="16pt" style:font-size-asian="16pt" style:font-family-complex="Arial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pt" style:font-size-asian="16pt" style:font-family-complex="Arial" style:font-size-complex="16pt"/>
    </style:style>
    <style:style style:name="ch7" style:family="chart" style:data-style-name="N0">
      <style:chart-properties chart:link-data-style-to-source="true"/>
      <style:graphic-properties svg:stroke-width="0.035cm" draw:fill-color="#3366f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96969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8.664cm" svg:height="14.368cm" xlink:href=".." xlink:type="simple" chart:class="chart:area" chart:style-name="ch1">
        <chart:subtitle svg:x="0cm" svg:y="0cm" chart:style-name="ch2">
          <text:p/>
        </chart:subtitle>
        <chart:legend chart:legend-position="end" svg:x="14.25cm" svg:y="2.146cm" style:legend-expansion="custom" svg:width="3.986cm" svg:height="8.607cm" style:legend-expansion-aspect-ratio="0.463111420936447" chart:style-name="ch3"/>
        <chart:plot-area chart:style-name="ch4" table:cell-range-address="DATA.A6:DATA.A35 DATA.B5:DATA.B42 DATA.C5:DATA.E35 DATA.G5:DATA.K35 DATA.M5:DATA.M35" chart:data-source-has-labels="both" svg:x="0.486cm" svg:y="0.562cm" svg:width="14.223cm" svg:height="13.494cm">
          <chart:coordinate-region svg:x="2.642cm" svg:y="0.867cm" svg:width="12.067cm" svg:height="11.575cm"/>
          <chart:axis chart:dimension="x" chart:name="primary-x" chart:style-name="ch5" chartooo:axis-type="auto">
            <chartooo:date-scale/>
            <chart:categories table:cell-range-address="DATA.A6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42" chart:label-cell-address="DATA.B5:DATA.B5" chart:class="chart:area">
            <chart:data-point chart:repeated="37"/>
          </chart:series>
          <chart:series chart:style-name="ch8" chart:values-cell-range-address="DATA.C6:DATA.C35" chart:label-cell-address="DATA.C5:DATA.C5" chart:class="chart:area">
            <chart:data-point chart:repeated="30"/>
          </chart:series>
          <chart:series chart:style-name="ch9" chart:values-cell-range-address="DATA.D6:DATA.D35" chart:label-cell-address="DATA.D5:DATA.D5" chart:class="chart:area">
            <chart:data-point chart:repeated="30"/>
          </chart:series>
          <chart:series chart:style-name="ch10" chart:values-cell-range-address="DATA.E6:DATA.E35" chart:label-cell-address="DATA.E5:DATA.E5" chart:class="chart:area">
            <chart:data-point chart:repeated="30"/>
          </chart:series>
          <chart:series chart:style-name="ch11" chart:values-cell-range-address="DATA.G6:DATA.G35" chart:label-cell-address="DATA.G5:DATA.G5" chart:class="chart:area">
            <chart:data-point chart:repeated="30"/>
          </chart:series>
          <chart:series chart:style-name="ch12" chart:values-cell-range-address="DATA.H6:DATA.H35" chart:label-cell-address="DATA.H5:DATA.H5" chart:class="chart:area">
            <chart:data-point chart:repeated="30"/>
          </chart:series>
          <chart:series chart:style-name="ch13" chart:values-cell-range-address="DATA.I6:DATA.I35" chart:label-cell-address="DATA.I5:DATA.I5" chart:class="chart:area">
            <chart:data-point chart:repeated="30"/>
          </chart:series>
          <chart:series chart:style-name="ch14" chart:values-cell-range-address="DATA.J6:DATA.J35" chart:label-cell-address="DATA.J5:DATA.J5" chart:class="chart:area">
            <chart:data-point chart:repeated="30"/>
          </chart:series>
          <chart:series chart:style-name="ch15" chart:values-cell-range-address="DATA.K6:DATA.K35" chart:label-cell-address="DATA.K5:DATA.K5" chart:class="chart:area">
            <chart:data-point chart:repeated="30"/>
          </chart:series>
          <chart:series chart:style-name="ch16" chart:values-cell-range-address="DATA.M6:DATA.M35" chart:label-cell-address="DATA.M5:DATA.M5" chart:class="chart:area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5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35</svg:desc>
                </draw:g>
              </table:table-cell>
              <table:table-cell office:value-type="float" office:value="0">
                <text:p>0</text:p>
                <draw:g>
                  <svg:desc>DATA.D6:DATA.D35</svg:desc>
                </draw:g>
              </table:table-cell>
              <table:table-cell office:value-type="float" office:value="0">
                <text:p>0</text:p>
                <draw:g>
                  <svg:desc>DATA.E6:DATA.E35</svg:desc>
                </draw:g>
              </table:table-cell>
              <table:table-cell office:value-type="float" office:value="0">
                <text:p>0</text:p>
                <draw:g>
                  <svg:desc>DATA.G6:DATA.G35</svg:desc>
                </draw:g>
              </table:table-cell>
              <table:table-cell office:value-type="float" office:value="0">
                <text:p>0</text:p>
                <draw:g>
                  <svg:desc>DATA.H6:DATA.H35</svg:desc>
                </draw:g>
              </table:table-cell>
              <table:table-cell office:value-type="float" office:value="0">
                <text:p>0</text:p>
                <draw:g>
                  <svg:desc>DATA.I6:DATA.I35</svg:desc>
                </draw:g>
              </table:table-cell>
              <table:table-cell office:value-type="float" office:value="0">
                <text:p>0</text:p>
                <draw:g>
                  <svg:desc>DATA.J6:DATA.J35</svg:desc>
                </draw:g>
              </table:table-cell>
              <table:table-cell office:value-type="float" office:value="0">
                <text:p>0</text:p>
                <draw:g>
                  <svg:desc>DATA.K6:DATA.K35</svg:desc>
                </draw:g>
              </table:table-cell>
              <table:table-cell office:value-type="float" office:value="0">
                <text:p>0</text:p>
                <draw:g>
                  <svg:desc>DATA.M6:DATA.M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2233">
                <text:p>1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6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07cm" svg:y="3.778cm" style:legend-expansion="custom" svg:width="6.173cm" svg:height="4.621cm" style:legend-expansion-aspect-ratio="1.33585803938541" chart:style-name="ch3"/>
        <chart:plot-area chart:style-name="ch4" table:cell-range-address="DATA.A21:DATA.E25 DATA.B5:DATA.E5 DATA.G5:DATA.K5 DATA.G21:DATA.K25 DATA.M5:DATA.M5 DATA.M21:DATA.M25" chart:data-source-has-labels="both" svg:x="0.611cm" svg:y="0.532cm" svg:width="22.585cm" svg:height="12.227cm">
          <chart:coordinate-region svg:x="2.45cm" svg:y="0.863cm" svg:width="20.109cm" svg:height="10.985cm"/>
          <chart:axis chart:dimension="x" chart:name="primary-x" chart:style-name="ch5" chartooo:axis-type="auto">
            <chartooo:date-scale/>
            <chart:categories table:cell-range-address="DATA.A21:DATA.A25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5" chart:label-cell-address="DATA.B5:DATA.B5" chart:class="chart:area">
            <chart:data-point chart:repeated="5"/>
          </chart:series>
          <chart:series chart:style-name="ch8" chart:values-cell-range-address="DATA.C21:DATA.C25" loext:hide-legend="true" chart:label-cell-address="DATA.C5:DATA.C5" chart:class="chart:area">
            <chart:data-point chart:repeated="5"/>
          </chart:series>
          <chart:series chart:style-name="ch9" chart:values-cell-range-address="DATA.D21:DATA.D25" chart:label-cell-address="DATA.D5:DATA.D5" chart:class="chart:area">
            <chart:data-point chart:repeated="5"/>
          </chart:series>
          <chart:series chart:style-name="ch10" chart:values-cell-range-address="DATA.E21:DATA.E25" chart:label-cell-address="DATA.E5:DATA.E5" chart:class="chart:area">
            <chart:data-point chart:repeated="5"/>
          </chart:series>
          <chart:series chart:style-name="ch11" chart:values-cell-range-address="DATA.G21:DATA.G25" loext:hide-legend="true" chart:label-cell-address="DATA.G5:DATA.G5" chart:class="chart:area">
            <chart:data-point chart:repeated="5"/>
          </chart:series>
          <chart:series chart:style-name="ch12" chart:values-cell-range-address="DATA.H21:DATA.H25" chart:label-cell-address="DATA.H5:DATA.H5" chart:class="chart:area">
            <chart:data-point chart:repeated="5"/>
          </chart:series>
          <chart:series chart:style-name="ch13" chart:values-cell-range-address="DATA.I21:DATA.I25" chart:label-cell-address="DATA.I5:DATA.I5" chart:class="chart:area">
            <chart:data-point chart:repeated="5"/>
          </chart:series>
          <chart:series chart:style-name="ch14" chart:values-cell-range-address="DATA.J21:DATA.J25" loext:hide-legend="true" chart:label-cell-address="DATA.J5:DATA.J5" chart:class="chart:area">
            <chart:data-point chart:repeated="5"/>
          </chart:series>
          <chart:series chart:style-name="ch15" chart:values-cell-range-address="DATA.K21:DATA.K25" chart:label-cell-address="DATA.K5:DATA.K5" chart:class="chart:area">
            <chart:data-point chart:repeated="5"/>
          </chart:series>
          <chart:series chart:style-name="ch16" chart:values-cell-range-address="DATA.M21:DATA.M25" loext:hide-legend="true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5</svg:desc>
                </draw:g>
              </table:table-cell>
              <table:table-cell office:value-type="float" office:value="16838">
                <text:p>16838</text:p>
                <draw:g>
                  <svg:desc>DATA.B21:DATA.B25</svg:desc>
                </draw:g>
              </table:table-cell>
              <table:table-cell office:value-type="float" office:value="100">
                <text:p>100</text:p>
                <draw:g>
                  <svg:desc>DATA.C21:DATA.C25</svg:desc>
                </draw:g>
              </table:table-cell>
              <table:table-cell office:value-type="float" office:value="1300">
                <text:p>1300</text:p>
                <draw:g>
                  <svg:desc>DATA.D21:DATA.D25</svg:desc>
                </draw:g>
              </table:table-cell>
              <table:table-cell office:value-type="float" office:value="750">
                <text:p>750</text:p>
                <draw:g>
                  <svg:desc>DATA.E21:DATA.E25</svg:desc>
                </draw:g>
              </table:table-cell>
              <table:table-cell office:value-type="float" office:value="0">
                <text:p>0</text:p>
                <draw:g>
                  <svg:desc>DATA.G21:DATA.G25</svg:desc>
                </draw:g>
              </table:table-cell>
              <table:table-cell office:value-type="float" office:value="300">
                <text:p>300</text:p>
                <draw:g>
                  <svg:desc>DATA.H21:DATA.H25</svg:desc>
                </draw:g>
              </table:table-cell>
              <table:table-cell office:value-type="float" office:value="700">
                <text:p>700</text:p>
                <draw:g>
                  <svg:desc>DATA.I21:DATA.I25</svg:desc>
                </draw:g>
              </table:table-cell>
              <table:table-cell office:value-type="float" office:value="0">
                <text:p>0</text:p>
                <draw:g>
                  <svg:desc>DATA.J21:DATA.J25</svg:desc>
                </draw:g>
              </table:table-cell>
              <table:table-cell office:value-type="float" office:value="12">
                <text:p>12</text:p>
                <draw:g>
                  <svg:desc>DATA.K21:DATA.K25</svg:desc>
                </draw:g>
              </table:table-cell>
              <table:table-cell office:value-type="float" office:value="0">
                <text:p>0</text:p>
                <draw:g>
                  <svg:desc>DATA.M21:DATA.M25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94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36cm" svg:y="5.309cm" style:legend-expansion="custom" svg:width="6.173cm" svg:height="1.516cm" style:legend-expansion-aspect-ratio="4.07189973614776" chart:style-name="ch3"/>
        <chart:plot-area chart:style-name="ch4" table:cell-range-address="DATA.A25:DATA.E32 DATA.B5:DATA.E5 DATA.G5:DATA.K5 DATA.G25:DATA.K32 DATA.M5:DATA.M5 DATA.M25:DATA.M32" chart:data-source-has-labels="both" svg:x="0.294cm" svg:y="0.532cm" svg:width="22.578cm" svg:height="12.227cm">
          <chart:coordinate-region svg:x="2.45cm" svg:y="0.863cm" svg:width="19.785cm" svg:height="10.985cm"/>
          <chart:axis chart:dimension="x" chart:name="primary-x" chart:style-name="ch5" chartooo:axis-type="auto">
            <chartooo:date-scale/>
            <chart:categories table:cell-range-address="DATA.A25:DATA.A32"/>
          </chart:axis>
          <chart:axis chart:dimension="y" chart:name="primary-y" chart:style-name="ch6">
            <chart:grid chart:class="major"/>
          </chart:axis>
          <chart:series chart:style-name="ch7" chart:values-cell-range-address="DATA.B25:DATA.B32" chart:label-cell-address="DATA.B5:DATA.B5" chart:class="chart:area">
            <chart:data-point chart:repeated="8"/>
          </chart:series>
          <chart:series chart:style-name="ch8" chart:values-cell-range-address="DATA.C25:DATA.C32" loext:hide-legend="true" chart:label-cell-address="DATA.C5:DATA.C5" chart:class="chart:area">
            <chart:data-point chart:repeated="8"/>
          </chart:series>
          <chart:series chart:style-name="ch9" chart:values-cell-range-address="DATA.D25:DATA.D32" chart:label-cell-address="DATA.D5:DATA.D5" chart:class="chart:area">
            <chart:data-point chart:repeated="8"/>
          </chart:series>
          <chart:series chart:style-name="ch10" chart:values-cell-range-address="DATA.E25:DATA.E32" loext:hide-legend="true" chart:label-cell-address="DATA.E5:DATA.E5" chart:class="chart:area">
            <chart:data-point chart:repeated="8"/>
          </chart:series>
          <chart:series chart:style-name="ch11" chart:values-cell-range-address="DATA.G25:DATA.G32" loext:hide-legend="true" chart:label-cell-address="DATA.G5:DATA.G5" chart:class="chart:area">
            <chart:data-point chart:repeated="8"/>
          </chart:series>
          <chart:series chart:style-name="ch12" chart:values-cell-range-address="DATA.H25:DATA.H32" loext:hide-legend="true" chart:label-cell-address="DATA.H5:DATA.H5" chart:class="chart:area">
            <chart:data-point chart:repeated="8"/>
          </chart:series>
          <chart:series chart:style-name="ch13" chart:values-cell-range-address="DATA.I25:DATA.I32" loext:hide-legend="true" chart:label-cell-address="DATA.I5:DATA.I5" chart:class="chart:area">
            <chart:data-point chart:repeated="8"/>
          </chart:series>
          <chart:series chart:style-name="ch14" chart:values-cell-range-address="DATA.J25:DATA.J32" loext:hide-legend="true" chart:label-cell-address="DATA.J5:DATA.J5" chart:class="chart:area">
            <chart:data-point chart:repeated="8"/>
          </chart:series>
          <chart:series chart:style-name="ch15" chart:values-cell-range-address="DATA.K25:DATA.K32" loext:hide-legend="true" chart:label-cell-address="DATA.K5:DATA.K5" chart:class="chart:area">
            <chart:data-point chart:repeated="8"/>
          </chart:series>
          <chart:series chart:style-name="ch16" chart:values-cell-range-address="DATA.M25:DATA.M32" loext:hide-legend="true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DATA.A25:DATA.A32</svg:desc>
                </draw:g>
              </table:table-cell>
              <table:table-cell office:value-type="float" office:value="37200">
                <text:p>37200</text:p>
                <draw:g>
                  <svg:desc>DATA.B25:DATA.B32</svg:desc>
                </draw:g>
              </table:table-cell>
              <table:table-cell office:value-type="float" office:value="0">
                <text:p>0</text:p>
                <draw:g>
                  <svg:desc>DATA.C25:DATA.C32</svg:desc>
                </draw:g>
              </table:table-cell>
              <table:table-cell office:value-type="float" office:value="3800">
                <text:p>3800</text:p>
                <draw:g>
                  <svg:desc>DATA.D25:DATA.D32</svg:desc>
                </draw:g>
              </table:table-cell>
              <table:table-cell office:value-type="float" office:value="50">
                <text:p>50</text:p>
                <draw:g>
                  <svg:desc>DATA.E25:DATA.E32</svg:desc>
                </draw:g>
              </table:table-cell>
              <table:table-cell office:value-type="float" office:value="0">
                <text:p>0</text:p>
                <draw:g>
                  <svg:desc>DATA.G25:DATA.G32</svg:desc>
                </draw:g>
              </table:table-cell>
              <table:table-cell office:value-type="float" office:value="0">
                <text:p>0</text:p>
                <draw:g>
                  <svg:desc>DATA.H25:DATA.H32</svg:desc>
                </draw:g>
              </table:table-cell>
              <table:table-cell office:value-type="float" office:value="0">
                <text:p>0</text:p>
                <draw:g>
                  <svg:desc>DATA.I25:DATA.I32</svg:desc>
                </draw:g>
              </table:table-cell>
              <table:table-cell office:value-type="float" office:value="0">
                <text:p>0</text:p>
                <draw:g>
                  <svg:desc>DATA.J25:DATA.J32</svg:desc>
                </draw:g>
              </table:table-cell>
              <table:table-cell office:value-type="float" office:value="0">
                <text:p>0</text:p>
                <draw:g>
                  <svg:desc>DATA.K25:DATA.K32</svg:desc>
                </draw:g>
              </table:table-cell>
              <table:table-cell office:value-type="float" office:value="0">
                <text:p>0</text:p>
                <draw:g>
                  <svg:desc>DATA.M25:DATA.M32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355cm" svg:height="13.071cm" xlink:href=".." xlink:type="simple" chart:class="chart:area" chart:style-name="ch1">
        <chart:subtitle svg:x="0cm" svg:y="0cm" chart:style-name="ch2">
          <text:p/>
        </chart:subtitle>
        <chart:legend chart:legend-position="end" svg:x="21.069cm" svg:y="5.36cm" style:legend-expansion="custom" svg:width="5.75cm" svg:height="1.552cm" style:legend-expansion-aspect-ratio="3.70489690721649" chart:style-name="ch3"/>
        <chart:plot-area chart:style-name="ch4" table:cell-range-address="DATA.A32:DATA.E35 DATA.B5:DATA.E5 DATA.G5:DATA.K5 DATA.G32:DATA.K35 DATA.M5:DATA.M5 DATA.M32:DATA.M35" chart:data-source-has-labels="both" svg:x="0.262cm" svg:y="0.536cm" svg:width="21.002cm" svg:height="12.265cm">
          <chart:coordinate-region svg:x="2.418cm" svg:y="0.867cm" svg:width="18.209cm" svg:height="11.023cm"/>
          <chart:axis chart:dimension="x" chart:name="primary-x" chart:style-name="ch5" chartooo:axis-type="auto">
            <chartooo:date-scale/>
            <chart:categories table:cell-range-address="DATA.A32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32:DATA.B35" chart:label-cell-address="DATA.B5:DATA.B5" chart:class="chart:area">
            <chart:data-point chart:repeated="4"/>
          </chart:series>
          <chart:series chart:style-name="ch8" chart:values-cell-range-address="DATA.C32:DATA.C35" loext:hide-legend="true" chart:label-cell-address="DATA.C5:DATA.C5" chart:class="chart:area">
            <chart:data-point chart:repeated="4"/>
          </chart:series>
          <chart:series chart:style-name="ch9" chart:values-cell-range-address="DATA.D32:DATA.D35" chart:label-cell-address="DATA.D5:DATA.D5" chart:class="chart:area">
            <chart:data-point chart:repeated="4"/>
          </chart:series>
          <chart:series chart:style-name="ch10" chart:values-cell-range-address="DATA.E32:DATA.E35" loext:hide-legend="true" chart:label-cell-address="DATA.E5:DATA.E5" chart:class="chart:area">
            <chart:data-point chart:repeated="4"/>
          </chart:series>
          <chart:series chart:style-name="ch11" chart:values-cell-range-address="DATA.G32:DATA.G35" loext:hide-legend="true" chart:label-cell-address="DATA.G5:DATA.G5" chart:class="chart:area">
            <chart:data-point chart:repeated="4"/>
          </chart:series>
          <chart:series chart:style-name="ch12" chart:values-cell-range-address="DATA.H32:DATA.H35" loext:hide-legend="true" chart:label-cell-address="DATA.H5:DATA.H5" chart:class="chart:area">
            <chart:data-point chart:repeated="4"/>
          </chart:series>
          <chart:series chart:style-name="ch13" chart:values-cell-range-address="DATA.I32:DATA.I35" loext:hide-legend="true" chart:label-cell-address="DATA.I5:DATA.I5" chart:class="chart:area">
            <chart:data-point chart:repeated="4"/>
          </chart:series>
          <chart:series chart:style-name="ch14" chart:values-cell-range-address="DATA.J32:DATA.J35" loext:hide-legend="true" chart:label-cell-address="DATA.J5:DATA.J5" chart:class="chart:area">
            <chart:data-point chart:repeated="4"/>
          </chart:series>
          <chart:series chart:style-name="ch15" chart:values-cell-range-address="DATA.K32:DATA.K35" loext:hide-legend="true" chart:label-cell-address="DATA.K5:DATA.K5" chart:class="chart:area">
            <chart:data-point chart:repeated="4"/>
          </chart:series>
          <chart:series chart:style-name="ch16" chart:values-cell-range-address="DATA.M32:DATA.M35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DATA.A32:DATA.A35</svg:desc>
                </draw:g>
              </table:table-cell>
              <table:table-cell office:value-type="float" office:value="124826">
                <text:p>124826</text:p>
                <draw:g>
                  <svg:desc>DATA.B32:DATA.B35</svg:desc>
                </draw:g>
              </table:table-cell>
              <table:table-cell office:value-type="float" office:value="0">
                <text:p>0</text:p>
                <draw:g>
                  <svg:desc>DATA.C32:DATA.C35</svg:desc>
                </draw:g>
              </table:table-cell>
              <table:table-cell office:value-type="float" office:value="3174">
                <text:p>3174</text:p>
                <draw:g>
                  <svg:desc>DATA.D32:DATA.D35</svg:desc>
                </draw:g>
              </table:table-cell>
              <table:table-cell office:value-type="float" office:value="0">
                <text:p>0</text:p>
                <draw:g>
                  <svg:desc>DATA.E32:DATA.E35</svg:desc>
                </draw:g>
              </table:table-cell>
              <table:table-cell office:value-type="float" office:value="0">
                <text:p>0</text:p>
                <draw:g>
                  <svg:desc>DATA.G32:DATA.G35</svg:desc>
                </draw:g>
              </table:table-cell>
              <table:table-cell office:value-type="float" office:value="0">
                <text:p>0</text:p>
                <draw:g>
                  <svg:desc>DATA.H32:DATA.H35</svg:desc>
                </draw:g>
              </table:table-cell>
              <table:table-cell office:value-type="float" office:value="0">
                <text:p>0</text:p>
                <draw:g>
                  <svg:desc>DATA.I32:DATA.I35</svg:desc>
                </draw:g>
              </table:table-cell>
              <table:table-cell office:value-type="float" office:value="0">
                <text:p>0</text:p>
                <draw:g>
                  <svg:desc>DATA.J32:DATA.J35</svg:desc>
                </draw:g>
              </table:table-cell>
              <table:table-cell office:value-type="float" office:value="0">
                <text:p>0</text:p>
                <draw:g>
                  <svg:desc>DATA.K32:DATA.K35</svg:desc>
                </draw:g>
              </table:table-cell>
              <table:table-cell office:value-type="float" office:value="0">
                <text:p>0</text:p>
                <draw:g>
                  <svg:desc>DATA.M32:DATA.M35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="gradient" draw:fill-gradient-name="Excel_20_gradient_20_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="gradient" draw:fill-gradient-name="Excel_20_gradient_20_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="gradient" draw:fill-gradient-name="Excel_20_gradient_20_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="gradient" draw:fill-gradient-name="Excel_20_gradient_20_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="gradient" draw:fill-gradient-name="Excel_20_gradient_20_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0.315cm" svg:height="13.945cm" xlink:href=".." xlink:type="simple" chart:class="chart:area" chart:style-name="ch1">
        <chart:subtitle svg:x="0cm" svg:y="0cm" chart:style-name="ch2">
          <text:p/>
        </chart:subtitle>
        <chart:legend chart:legend-position="end" svg:x="15.706cm" svg:y="4.66cm" style:legend-expansion="custom" svg:width="4.198cm" svg:height="4.833cm" style:legend-expansion-aspect-ratio="0.868611628388165" chart:style-name="ch3"/>
        <chart:plot-area chart:style-name="ch4" table:cell-range-address="DATA.A59:DATA.I64 DATA.B58:DATA.I58" chart:data-source-has-labels="both" svg:x="0.24cm" svg:y="0.161cm" svg:width="13.689cm" svg:height="13.89cm">
          <chart:coordinate-region svg:x="1.126cm" svg:y="0.36cm" svg:width="12.803cm" svg:height="12.991cm"/>
          <chart:axis chart:dimension="x" chart:name="primary-x" chart:style-name="ch5" chartooo:axis-type="auto">
            <chartooo:date-scale/>
            <chart:categories table:cell-range-address="DATA.A59:DATA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B59:DATA.B64" chart:label-cell-address="DATA.B58:DATA.B58" chart:class="chart:area">
            <chart:data-point chart:repeated="6"/>
          </chart:series>
          <chart:series chart:style-name="ch9" chart:values-cell-range-address="DATA.C59:DATA.C64" chart:label-cell-address="DATA.C58:DATA.C58" chart:class="chart:area">
            <chart:data-point chart:repeated="6"/>
          </chart:series>
          <chart:series chart:style-name="ch10" chart:values-cell-range-address="DATA.D59:DATA.D64" chart:label-cell-address="DATA.D58:DATA.D58" chart:class="chart:area">
            <chart:data-point chart:repeated="6"/>
          </chart:series>
          <chart:series chart:style-name="ch11" chart:values-cell-range-address="DATA.E59:DATA.E64" chart:label-cell-address="DATA.E58:DATA.E58" chart:class="chart:area">
            <chart:data-point chart:repeated="6"/>
          </chart:series>
          <chart:series chart:style-name="ch12" chart:values-cell-range-address="DATA.F59:DATA.F64" chart:label-cell-address="DATA.F58:DATA.F58" chart:class="chart:area">
            <chart:data-point chart:repeated="6"/>
          </chart:series>
          <chart:series chart:style-name="ch13" chart:values-cell-range-address="DATA.G59:DATA.G64" chart:label-cell-address="DATA.G58:DATA.G58" chart:class="chart:area">
            <chart:data-point chart:repeated="6"/>
          </chart:series>
          <chart:series chart:style-name="ch14" chart:values-cell-range-address="DATA.H59:DATA.H64" chart:label-cell-address="DATA.H58:DATA.H58" chart:class="chart:area">
            <chart:data-point chart:repeated="6"/>
          </chart:series>
          <chart:series chart:style-name="ch15" chart:values-cell-range-address="DATA.I59:DATA.I64" chart:label-cell-address="DATA.I58:DATA.I58" chart:class="chart:area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(Google)</text:p>
                <draw:g>
                  <svg:desc>DATA.B58:DATA.B58</svg:desc>
                </draw:g>
              </table:table-cell>
              <table:table-cell office:value-type="string">
                <text:p>Blackberry (RIM)</text:p>
                <draw:g>
                  <svg:desc>DATA.C58:DATA.C58</svg:desc>
                </draw:g>
              </table:table-cell>
              <table:table-cell office:value-type="string">
                <text:p>IPhone (Apple)</text:p>
                <draw:g>
                  <svg:desc>DATA.D58:DATA.D58</svg:desc>
                </draw:g>
              </table:table-cell>
              <table:table-cell office:value-type="string">
                <text:p>Linux</text:p>
                <draw:g>
                  <svg:desc>DATA.E58:DATA.E58</svg:desc>
                </draw:g>
              </table:table-cell>
              <table:table-cell office:value-type="string">
                <text:p>Palm/WebOS (Palm/HP)</text:p>
                <draw:g>
                  <svg:desc>DATA.F58:DATA.F58</svg:desc>
                </draw:g>
              </table:table-cell>
              <table:table-cell office:value-type="string">
                <text:p>Symbian (Nokia)</text:p>
                <draw:g>
                  <svg:desc>DATA.G58:DATA.G58</svg:desc>
                </draw:g>
              </table:table-cell>
              <table:table-cell office:value-type="string">
                <text:p>Windows Mobile/Phone (Microsoft)</text:p>
                <draw:g>
                  <svg:desc>DATA.H58:DATA.H58</svg:desc>
                </draw:g>
              </table:table-cell>
              <table:table-cell office:value-type="string">
                <text:p>Others</text:p>
                <draw:g>
                  <svg:desc>DATA.I58:DATA.I58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A59:DATA.A64</svg:desc>
                </draw:g>
              </table:table-cell>
              <table:table-cell office:value-type="float" office:value="NaN">
                <text:p>NaN</text:p>
                <draw:g>
                  <svg:desc>DATA.B59:DATA.B64</svg:desc>
                </draw:g>
              </table:table-cell>
              <table:table-cell office:value-type="float" office:value="11.77">
                <text:p>11.77</text:p>
                <draw:g>
                  <svg:desc>DATA.C59:DATA.C64</svg:desc>
                </draw:g>
              </table:table-cell>
              <table:table-cell office:value-type="float" office:value="3.3">
                <text:p>3.3</text:p>
                <draw:g>
                  <svg:desc>DATA.D59:DATA.D64</svg:desc>
                </draw:g>
              </table:table-cell>
              <table:table-cell office:value-type="float" office:value="11.76">
                <text:p>11.76</text:p>
                <draw:g>
                  <svg:desc>DATA.E59:DATA.E64</svg:desc>
                </draw:g>
              </table:table-cell>
              <table:table-cell office:value-type="float" office:value="1.76">
                <text:p>1.76</text:p>
                <draw:g>
                  <svg:desc>DATA.F59:DATA.F64</svg:desc>
                </draw:g>
              </table:table-cell>
              <table:table-cell office:value-type="float" office:value="77.68">
                <text:p>77.68</text:p>
                <draw:g>
                  <svg:desc>DATA.G59:DATA.G64</svg:desc>
                </draw:g>
              </table:table-cell>
              <table:table-cell office:value-type="float" office:value="14.7">
                <text:p>14.7</text:p>
                <draw:g>
                  <svg:desc>DATA.H59:DATA.H64</svg:desc>
                </draw:g>
              </table:table-cell>
              <table:table-cell office:value-type="float" office:value="NaN">
                <text:p>NaN</text:p>
                <draw:g>
                  <svg:desc>DATA.I59:DATA.I64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3.15">
                <text:p>23.15</text:p>
              </table:table-cell>
              <table:table-cell office:value-type="float" office:value="11.42">
                <text:p>11.42</text:p>
              </table:table-cell>
              <table:table-cell office:value-type="float" office:value="11.26">
                <text:p>11.26</text:p>
              </table:table-cell>
              <table:table-cell office:value-type="float" office:value="2.51">
                <text:p>2.51</text:p>
              </table:table-cell>
              <table:table-cell office:value-type="float" office:value="72.93">
                <text:p>72.93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8">
                <text:p>6.8</text:p>
              </table:table-cell>
              <table:table-cell office:value-type="float" office:value="34.35">
                <text:p>34.35</text:p>
              </table:table-cell>
              <table:table-cell office:value-type="float" office:value="24.89">
                <text:p>24.89</text:p>
              </table:table-cell>
              <table:table-cell office:value-type="float" office:value="8.13">
                <text:p>8.13</text:p>
              </table:table-cell>
              <table:table-cell office:value-type="float" office:value="1.19">
                <text:p>1.19</text:p>
              </table:table-cell>
              <table:table-cell office:value-type="float" office:value="80.88">
                <text:p>80.88</text:p>
              </table:table-cell>
              <table:table-cell office:value-type="float" office:value="15.03">
                <text:p>1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7.22">
                <text:p>67.22</text:p>
              </table:table-cell>
              <table:table-cell office:value-type="float" office:value="47.45">
                <text:p>47.45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8">
                <text:p>111.58</text:p>
              </table:table-cell>
              <table:table-cell office:value-type="float" office:value="12.38">
                <text:p>1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9.87">
                <text:p>179.87</text:p>
              </table:table-cell>
              <table:table-cell office:value-type="float" office:value="62.6">
                <text:p>62.6</text:p>
              </table:table-cell>
              <table:table-cell office:value-type="float" office:value="90.56">
                <text:p>9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3">
                <text:p>89.93</text:p>
              </table:table-cell>
              <table:table-cell office:value-type="float" office:value="26.35">
                <text:p>26.35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4">
                <text:p>324</text:p>
              </table:table-cell>
              <table:table-cell office:value-type="float" office:value="39.6">
                <text:p>39.6</text:p>
              </table:table-cell>
              <table:table-cell office:value-type="float" office:value="132.48">
                <text:p>13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4">
                <text:p>49.864</text:p>
              </table:table-cell>
              <table:table-cell office:value-type="float" office:value="10.8">
                <text:p>10.8</text:p>
              </table:table-cell>
              <table:table-cell office:value-type="float" office:value="4.968">
                <text:p>4.9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99ccff" draw:end-color="#0066cc" draw:start-intensity="100%" draw:end-intensity="100%" draw:angle="0deg" draw:border="0%"/>
    <draw:gradient draw:name="Excel_20_gradient_20_2" draw:display-name="Excel gradient 2" draw:style="linear" draw:start-color="#ffcc99" draw:end-color="#993366" draw:start-intensity="100%" draw:end-intensity="100%" draw:angle="0deg" draw:border="0%"/>
    <draw:gradient draw:name="Excel_20_gradient_20_3" draw:display-name="Excel gradient 3" draw:style="linear" draw:start-color="#ccffcc" draw:end-color="#99cc00" draw:start-intensity="100%" draw:end-intensity="100%" draw:angle="0deg" draw:border="0%"/>
    <draw:gradient draw:name="Excel_20_gradient_20_4" draw:display-name="Excel gradient 4" draw:style="linear" draw:start-color="#c0c0c0" draw:end-color="#666699" draw:start-intensity="100%" draw:end-intensity="100%" draw:angle="0deg" draw:border="0%"/>
    <draw:gradient draw:name="Excel_20_gradient_20_5" draw:display-name="Excel gradient 5" draw:style="linear" draw:start-color="#99ccff" draw:end-color="#33cccc" draw:start-intensity="100%" draw:end-intensity="100%" draw:angle="0deg" draw:border="0%"/>
    <draw:gradient draw:name="Excel_20_gradient_20_6" draw:display-name="Excel gradient 6" draw:style="linear" draw:start-color="#ffcc99" draw:end-color="#ff9900" draw:start-intensity="100%" draw:end-intensity="100%" draw:angle="0deg" draw:border="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4572a7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aa4643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95cm" svg:height="8.097cm" xlink:href=".." xlink:type="simple" chart:class="chart:area" chart:style-name="ch1">
        <chart:subtitle svg:x="0cm" svg:y="0cm" chart:style-name="ch2">
          <text:p/>
        </chart:subtitle>
        <chart:legend chart:legend-position="end" svg:x="10.122cm" svg:y="1.959cm" style:legend-expansion="custom" svg:width="1.305cm" svg:height="4.5cm" style:legend-expansion-aspect-ratio="0.29" chart:style-name="ch3"/>
        <chart:plot-area chart:style-name="ch4" table:cell-range-address="DATA.A93:DATA.C99" chart:data-source-has-labels="column" svg:x="0.189cm" svg:y="0.152cm" svg:width="9.864cm" svg:height="7.998cm">
          <chart:coordinate-region svg:x="1.498cm" svg:y="0.351cm" svg:width="8.447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C93" chart:label-cell-address="DATA.A93:DATA.A93" chart:class="chart:area">
            <chart:data-point chart:repeated="2"/>
          </chart:series>
          <chart:series chart:style-name="ch9" chart:values-cell-range-address="DATA.B94:DATA.C94" chart:label-cell-address="DATA.A94:DATA.A94" chart:class="chart:area">
            <chart:data-point chart:repeated="2"/>
          </chart:series>
          <chart:series chart:style-name="ch10" chart:values-cell-range-address="DATA.B95:DATA.C95" chart:label-cell-address="DATA.A95:DATA.A95" chart:class="chart:area">
            <chart:data-point chart:repeated="2"/>
          </chart:series>
          <chart:series chart:style-name="ch11" chart:values-cell-range-address="DATA.B96:DATA.C96" chart:label-cell-address="DATA.A96:DATA.A96" chart:class="chart:area">
            <chart:data-point chart:repeated="2"/>
          </chart:series>
          <chart:series chart:style-name="ch12" chart:values-cell-range-address="DATA.B97:DATA.C97" chart:label-cell-address="DATA.A97:DATA.A97" chart:class="chart:area">
            <chart:data-point chart:repeated="2"/>
          </chart:series>
          <chart:series chart:style-name="ch13" chart:values-cell-range-address="DATA.B98:DATA.C98" chart:label-cell-address="DATA.A98:DATA.A98" chart:class="chart:area">
            <chart:data-point chart:repeated="2"/>
          </chart:series>
          <chart:series chart:style-name="ch14" chart:values-cell-range-address="DATA.B99:DATA.C99" chart:label-cell-address="DATA.A99:DATA.A99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  <draw:g>
                  <svg:desc>DATA.A93:DATA.A93</svg:desc>
                </draw:g>
              </table:table-cell>
              <table:table-cell office:value-type="float" office:value="2512">
                <text:p>2512</text:p>
                <draw:g>
                  <svg:desc>DATA.B93:DATA.C93</svg:desc>
                </draw:g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string">
                <text:p>2011</text:p>
                <draw:g>
                  <svg:desc>DATA.A94:DATA.A94</svg:desc>
                </draw:g>
              </table:table-cell>
              <table:table-cell office:value-type="float" office:value="14685">
                <text:p>14685</text:p>
                <draw:g>
                  <svg:desc>DATA.B94:DATA.C94</svg:desc>
                </draw:g>
              </table:table-cell>
              <table:table-cell office:value-type="float" office:value="46697">
                <text:p>46697</text:p>
              </table:table-cell>
            </table:table-row>
            <table:table-row>
              <table:table-cell office:value-type="string">
                <text:p/>
                <draw:g>
                  <svg:desc>DATA.A95:DATA.A95</svg:desc>
                </draw:g>
              </table:table-cell>
              <table:table-cell office:value-type="float" office:value="NaN">
                <text:p>NaN</text:p>
                <draw:g>
                  <svg:desc>DATA.B95:DATA.C9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6:DATA.A96</svg:desc>
                </draw:g>
              </table:table-cell>
              <table:table-cell office:value-type="float" office:value="NaN">
                <text:p>NaN</text:p>
                <draw:g>
                  <svg:desc>DATA.B96:DATA.C9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7:DATA.A97</svg:desc>
                </draw:g>
              </table:table-cell>
              <table:table-cell office:value-type="float" office:value="NaN">
                <text:p>NaN</text:p>
                <draw:g>
                  <svg:desc>DATA.B97:DATA.C9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8:DATA.A98</svg:desc>
                </draw:g>
              </table:table-cell>
              <table:table-cell office:value-type="float" office:value="NaN">
                <text:p>NaN</text:p>
                <draw:g>
                  <svg:desc>DATA.B98:DATA.C9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9:DATA.A99</svg:desc>
                </draw:g>
              </table:table-cell>
              <table:table-cell office:value-type="float" office:value="NaN">
                <text:p>NaN</text:p>
                <draw:g>
                  <svg:desc>DATA.B99:DATA.C99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89a54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67cm" svg:height="8.098cm" xlink:href=".." xlink:type="simple" chart:class="chart:area" chart:style-name="ch1">
        <chart:subtitle svg:x="0cm" svg:y="0cm" chart:style-name="ch2">
          <text:p/>
        </chart:subtitle>
        <chart:legend chart:legend-position="end" svg:x="9.48cm" svg:y="1.96cm" style:legend-expansion="custom" svg:width="1.94cm" svg:height="4.409cm" style:legend-expansion-aspect-ratio="0.440009072352007" chart:style-name="ch3"/>
        <chart:plot-area chart:style-name="ch4" table:cell-range-address="DATA.B92:DATA.H94" chart:data-source-has-labels="row" svg:x="0.188cm" svg:y="0.15cm" svg:width="9.174cm" svg:height="8cm">
          <chart:coordinate-region svg:x="1.603cm" svg:y="0.35cm" svg:width="7.65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B94" chart:label-cell-address="DATA.B92:DATA.B92" chart:class="chart:area">
            <chart:data-point chart:repeated="2"/>
          </chart:series>
          <chart:series chart:style-name="ch9" chart:values-cell-range-address="DATA.C93:DATA.C94" chart:label-cell-address="DATA.C92:DATA.C92" chart:class="chart:area">
            <chart:data-point chart:repeated="2"/>
          </chart:series>
          <chart:series chart:style-name="ch10" chart:values-cell-range-address="DATA.D93:DATA.D94" chart:label-cell-address="DATA.D92:DATA.D92" chart:class="chart:area">
            <chart:data-point chart:repeated="2"/>
          </chart:series>
          <chart:series chart:style-name="ch11" chart:values-cell-range-address="DATA.E93:DATA.E94" chart:label-cell-address="DATA.E92:DATA.E92" chart:class="chart:area">
            <chart:data-point chart:repeated="2"/>
          </chart:series>
          <chart:series chart:style-name="ch12" chart:values-cell-range-address="DATA.F93:DATA.F94" chart:label-cell-address="DATA.F92:DATA.F92" chart:class="chart:area">
            <chart:data-point chart:repeated="2"/>
          </chart:series>
          <chart:series chart:style-name="ch13" chart:values-cell-range-address="DATA.G93:DATA.G94" chart:label-cell-address="DATA.G92:DATA.G92" chart:class="chart:area">
            <chart:data-point chart:repeated="2"/>
          </chart:series>
          <chart:series chart:style-name="ch14" chart:values-cell-range-address="DATA.H93:DATA.H94" chart:label-cell-address="DATA.H92:DATA.H92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</text:p>
                <draw:g>
                  <svg:desc>DATA.B92:DATA.B92</svg:desc>
                </draw:g>
              </table:table-cell>
              <table:table-cell office:value-type="string">
                <text:p>iOS</text:p>
                <draw:g>
                  <svg:desc>DATA.C92:DATA.C92</svg:desc>
                </draw:g>
              </table:table-cell>
              <table:table-cell office:value-type="string">
                <text:p>MeeGo</text:p>
                <draw:g>
                  <svg:desc>DATA.D92:DATA.D92</svg:desc>
                </draw:g>
              </table:table-cell>
              <table:table-cell office:value-type="string">
                <text:p>Microsoft</text:p>
                <draw:g>
                  <svg:desc>DATA.E92:DATA.E92</svg:desc>
                </draw:g>
              </table:table-cell>
              <table:table-cell office:value-type="string">
                <text:p>QNX</text:p>
                <draw:g>
                  <svg:desc>DATA.F92:DATA.F92</svg:desc>
                </draw:g>
              </table:table-cell>
              <table:table-cell office:value-type="string">
                <text:p>WebOS</text:p>
                <draw:g>
                  <svg:desc>DATA.G92:DATA.G92</svg:desc>
                </draw:g>
              </table:table-cell>
              <table:table-cell office:value-type="string">
                <text:p>Other</text:p>
                <draw:g>
                  <svg:desc>DATA.H92:DATA.H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2">
                <text:p>2512</text:p>
                <draw:g>
                  <svg:desc>DATA.B93:DATA.B94</svg:desc>
                </draw:g>
              </table:table-cell>
              <table:table-cell office:value-type="float" office:value="14685">
                <text:p>14685</text:p>
                <draw:g>
                  <svg:desc>DATA.C93:DATA.C94</svg:desc>
                </draw:g>
              </table:table-cell>
              <table:table-cell office:value-type="float" office:value="179">
                <text:p>179</text:p>
                <draw:g>
                  <svg:desc>DATA.D93:DATA.D94</svg:desc>
                </draw:g>
              </table:table-cell>
              <table:table-cell office:value-type="float" office:value="0">
                <text:p>0</text:p>
                <draw:g>
                  <svg:desc>DATA.E93:DATA.E94</svg:desc>
                </draw:g>
              </table:table-cell>
              <table:table-cell office:value-type="float" office:value="0">
                <text:p>0</text:p>
                <draw:g>
                  <svg:desc>DATA.F93:DATA.F94</svg:desc>
                </draw:g>
              </table:table-cell>
              <table:table-cell office:value-type="float" office:value="0">
                <text:p>0</text:p>
                <draw:g>
                  <svg:desc>DATA.G93:DATA.G94</svg:desc>
                </draw:g>
              </table:table-cell>
              <table:table-cell office:value-type="float" office:value="235">
                <text:p>235</text:p>
                <draw:g>
                  <svg:desc>DATA.H93:DATA.H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85">
                <text:p>14685</text:p>
              </table:table-cell>
              <table:table-cell office:value-type="float" office:value="46697">
                <text:p>4669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2053">
                <text:p>2053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ffcc99" draw:end-color="#993366" draw:start-intensity="100%" draw:end-intensity="100%" draw:angle="0deg" draw:border="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>
      <style:graphic-properties svg:stroke-color="#2e3436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14cm" fo:min-width="288.67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cm" xlink:href=".." xlink:type="simple" chart:class="chart:line" chart:style-name="ch1">
        <chart:title svg:x="0.973cm" svg:y="0.534cm" chart:style-name="ch2">
          <text:p>Personal computer market share: 1975-1980</text:p>
        </chart:title>
        <chart:subtitle svg:x="0cm" svg:y="0cm" chart:style-name="ch3">
          <text:p/>
        </chart:subtitle>
        <chart:plot-area chart:style-name="ch4" table:cell-range-address="DATA.X6:DATA.AD11 DATA.Y5:DATA.AD5" chart:data-source-has-labels="both" svg:x="0.052cm" svg:y="1.893cm" svg:width="14.328cm" svg:height="10.494cm">
          <chart:coordinate-region svg:x="1.106cm" svg:y="2.185cm" svg:width="13.274cm" svg:height="9.911cm"/>
          <chart:axis chart:dimension="x" chart:name="primary-x" chart:style-name="ch5" chartooo:axis-type="auto">
            <chartooo:date-scale/>
            <chart:categories table:cell-range-address="DATA.X6:DATA.X11"/>
          </chart:axis>
          <chart:axis chart:dimension="y" chart:name="primary-y" chart:style-name="ch6"/>
          <chart:series chart:style-name="ch7" chart:values-cell-range-address="DATA.Y6:DATA.Y11" chart:label-cell-address="DATA.Y5:DATA.Y5" chart:class="chart:line">
            <chart:data-point chart:repeated="6"/>
          </chart:series>
          <chart:series chart:style-name="ch8" chart:values-cell-range-address="DATA.Z6:DATA.Z11" chart:label-cell-address="DATA.Z5:DATA.Z5" chart:class="chart:line">
            <chart:data-point chart:repeated="6"/>
          </chart:series>
          <chart:series chart:style-name="ch9" chart:values-cell-range-address="DATA.AA6:DATA.AA11" chart:label-cell-address="DATA.AA5:DATA.AA5" chart:class="chart:line">
            <chart:data-point chart:repeated="6"/>
          </chart:series>
          <chart:series chart:style-name="ch10" chart:values-cell-range-address="DATA.AB6:DATA.AB11" chart:label-cell-address="DATA.AB5:DATA.AB5" chart:class="chart:line">
            <chart:data-point chart:repeated="6"/>
          </chart:series>
          <chart:series chart:style-name="ch11" chart:values-cell-range-address="DATA.AC6:DATA.AC11" chart:label-cell-address="DATA.AC5:DATA.AC5" chart:class="chart:line">
            <chart:data-point chart:repeated="6"/>
          </chart:series>
          <chart:series chart:style-name="ch12" chart:values-cell-range-address="DATA.AD6:DATA.AD11" chart:label-cell-address="DATA.AD5:DATA.AD5" chart:class="chart:line">
            <chart:data-point chart:repeated="6"/>
          </chart:series>
          <chart:wall chart:style-name="ch13"/>
          <chart:floor chart:style-name="ch14"/>
        </chart:plot-area>
        <draw:custom-shape draw:name="TextBox 2" draw:style-name="gr1" draw:text-style-name="P1" svg:width="288.79cm" svg:height="0.826cm" svg:x="3.196cm" svg:y="1.2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11</svg:desc>
                </draw:g>
              </table:table-cell>
              <table:table-cell office:value-type="float" office:value="1975">
                <text:p>1975</text:p>
                <draw:g>
                  <svg:desc>DATA.Y6:DATA.Y11</svg:desc>
                </draw:g>
              </table:table-cell>
              <table:table-cell office:value-type="float" office:value="0">
                <text:p>0</text:p>
                <draw:g>
                  <svg:desc>DATA.Z6:DATA.Z11</svg:desc>
                </draw:g>
              </table:table-cell>
              <table:table-cell office:value-type="float" office:value="0">
                <text:p>0</text:p>
                <draw:g>
                  <svg:desc>DATA.AA6:DATA.AA11</svg:desc>
                </draw:g>
              </table:table-cell>
              <table:table-cell office:value-type="float" office:value="0">
                <text:p>0</text:p>
                <draw:g>
                  <svg:desc>DATA.AB6:DATA.AB11</svg:desc>
                </draw:g>
              </table:table-cell>
              <table:table-cell office:value-type="float" office:value="100">
                <text:p>100</text:p>
                <draw:g>
                  <svg:desc>DATA.AC6:DATA.AC11</svg:desc>
                </draw:g>
              </table:table-cell>
              <table:table-cell office:value-type="float" office:value="NaN">
                <text:p>NaN</text:p>
                <draw:g>
                  <svg:desc>DATA.AD6:DATA.AD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86cm" fo:min-width="288.18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01cm" xlink:href=".." xlink:type="simple" chart:class="chart:line" chart:style-name="ch1">
        <chart:title svg:x="0.974cm" svg:y="0.534cm" chart:style-name="ch2">
          <text:p>Personal computer market share: 1981-1986</text:p>
        </chart:title>
        <chart:subtitle svg:x="0cm" svg:y="0cm" chart:style-name="ch3">
          <text:p/>
        </chart:subtitle>
        <chart:plot-area chart:style-name="ch4" table:cell-range-address="DATA.X12:DATA.AI17 DATA.Y5:DATA.AI5" chart:data-source-has-labels="both" svg:x="0.052cm" svg:y="2.098cm" svg:width="14.568cm" svg:height="10.682cm">
          <chart:coordinate-region svg:x="1.106cm" svg:y="2.39cm" svg:width="13.274cm" svg:height="9.708cm"/>
          <chart:axis chart:dimension="x" chart:name="primary-x" chart:style-name="ch5" chartooo:axis-type="auto">
            <chartooo:date-scale/>
            <chart:categories table:cell-range-address="DATA.X12:DATA.X17"/>
          </chart:axis>
          <chart:axis chart:dimension="y" chart:name="primary-y" chart:style-name="ch6"/>
          <chart:series chart:style-name="ch7" chart:values-cell-range-address="DATA.Y12:DATA.Y17" chart:label-cell-address="DATA.Y5:DATA.Y5" chart:class="chart:line">
            <chart:data-point chart:repeated="6"/>
          </chart:series>
          <chart:series chart:style-name="ch8" chart:values-cell-range-address="DATA.Z12:DATA.Z17" chart:label-cell-address="DATA.Z5:DATA.Z5" chart:class="chart:line">
            <chart:data-point chart:repeated="6"/>
          </chart:series>
          <chart:series chart:style-name="ch9" chart:values-cell-range-address="DATA.AA12:DATA.AA17" chart:label-cell-address="DATA.AA5:DATA.AA5" chart:class="chart:line">
            <chart:data-point chart:repeated="6"/>
          </chart:series>
          <chart:series chart:style-name="ch10" chart:values-cell-range-address="DATA.AB12:DATA.AB17" chart:label-cell-address="DATA.AB5:DATA.AB5" chart:class="chart:line">
            <chart:data-point chart:repeated="6"/>
          </chart:series>
          <chart:series chart:style-name="ch11" chart:values-cell-range-address="DATA.AC12:DATA.AC17" chart:label-cell-address="DATA.AC5:DATA.AC5" chart:class="chart:line">
            <chart:data-point chart:repeated="6"/>
          </chart:series>
          <chart:series chart:style-name="ch12" chart:values-cell-range-address="DATA.AD12:DATA.AD17" chart:label-cell-address="DATA.AD5:DATA.AD5" chart:class="chart:line">
            <chart:data-point chart:repeated="6"/>
          </chart:series>
          <chart:series chart:style-name="ch13" chart:values-cell-range-address="DATA.AE12:DATA.AE17" chart:label-cell-address="DATA.AE5:DATA.AE5" chart:class="chart:line">
            <chart:data-point chart:repeated="6"/>
          </chart:series>
          <chart:series chart:style-name="ch14" chart:values-cell-range-address="DATA.AF12:DATA.AF17" chart:label-cell-address="DATA.AF5:DATA.AF5" chart:class="chart:line">
            <chart:data-point chart:repeated="6"/>
          </chart:series>
          <chart:series chart:style-name="ch15" chart:values-cell-range-address="DATA.AG12:DATA.AG17" chart:label-cell-address="DATA.AG5:DATA.AG5" chart:class="chart:line">
            <chart:data-point chart:repeated="6"/>
          </chart:series>
          <chart:series chart:style-name="ch16" chart:values-cell-range-address="DATA.AH12:DATA.AH17" chart:label-cell-address="DATA.AH5:DATA.AH5" chart:class="chart:line">
            <chart:data-point chart:repeated="6"/>
          </chart:series>
          <chart:series chart:style-name="ch17" chart:values-cell-range-address="DATA.AI12:DATA.AI17" chart:label-cell-address="DATA.AI5:DATA.AI5" chart:class="chart:line">
            <chart:data-point chart:repeated="6"/>
          </chart:series>
          <chart:wall chart:style-name="ch18"/>
          <chart:floor chart:style-name="ch19"/>
        </chart:plot-area>
        <draw:custom-shape draw:name="TextBox 2" draw:style-name="gr1" draw:text-style-name="P1" svg:width="288.3cm" svg:height="0.898cm" svg:x="3.686cm" svg:y="1.299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12:DATA.X17</svg:desc>
                </draw:g>
              </table:table-cell>
              <table:table-cell office:value-type="float" office:value="1981">
                <text:p>1981</text:p>
                <draw:g>
                  <svg:desc>DATA.Y12:DATA.Y17</svg:desc>
                </draw:g>
              </table:table-cell>
              <table:table-cell office:value-type="float" office:value="2.85714285714286">
                <text:p>2.85714285714286</text:p>
                <draw:g>
                  <svg:desc>DATA.Z12:DATA.Z17</svg:desc>
                </draw:g>
              </table:table-cell>
              <table:table-cell office:value-type="float" office:value="17.8571428571429">
                <text:p>17.8571428571429</text:p>
                <draw:g>
                  <svg:desc>DATA.AA12:DATA.AA17</svg:desc>
                </draw:g>
              </table:table-cell>
              <table:table-cell office:value-type="float" office:value="21.4285714285714">
                <text:p>21.4285714285714</text:p>
                <draw:g>
                  <svg:desc>DATA.AB12:DATA.AB17</svg:desc>
                </draw:g>
              </table:table-cell>
              <table:table-cell office:value-type="float" office:value="0">
                <text:p>0</text:p>
                <draw:g>
                  <svg:desc>DATA.AC12:DATA.AC17</svg:desc>
                </draw:g>
              </table:table-cell>
              <table:table-cell office:value-type="float" office:value="15">
                <text:p>15</text:p>
                <draw:g>
                  <svg:desc>DATA.AD12:DATA.AD17</svg:desc>
                </draw:g>
              </table:table-cell>
              <table:table-cell office:value-type="float" office:value="43.2142857142857">
                <text:p>43.2142857142857</text:p>
                <draw:g>
                  <svg:desc>DATA.AE12:DATA.AE17</svg:desc>
                </draw:g>
              </table:table-cell>
              <table:table-cell office:value-type="float" office:value="0">
                <text:p>0</text:p>
                <draw:g>
                  <svg:desc>DATA.AF12:DATA.AF17</svg:desc>
                </draw:g>
              </table:table-cell>
              <table:table-cell office:value-type="float" office:value="0">
                <text:p>0</text:p>
                <draw:g>
                  <svg:desc>DATA.AG12:DATA.AG17</svg:desc>
                </draw:g>
              </table:table-cell>
              <table:table-cell office:value-type="float" office:value="0">
                <text:p>0</text:p>
                <draw:g>
                  <svg:desc>DATA.AH12:DATA.AH17</svg:desc>
                </draw:g>
              </table:table-cell>
              <table:table-cell office:value-type="float" office:value="0">
                <text:p>0</text:p>
                <draw:g>
                  <svg:desc>DATA.AI12:DATA.AI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7" style:family="chart">
      <style:graphic-properties svg:stroke-color="#2e3436" draw:fill="solid" draw:fill-color="#ffffff"/>
    </style:style>
    <style:style style:name="ch1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68cm" fo:min-width="288.41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31cm" svg:height="12.701cm" xlink:href=".." xlink:type="simple" chart:class="chart:line" chart:style-name="ch1">
        <chart:title svg:x="0.966cm" svg:y="0.534cm" chart:style-name="ch2">
          <text:p>Personal computer market share: 1987-1992</text:p>
        </chart:title>
        <chart:subtitle svg:x="0cm" svg:y="0cm" chart:style-name="ch3">
          <text:p/>
        </chart:subtitle>
        <chart:plot-area chart:style-name="ch4" table:cell-range-address="DATA.X18:DATA.AB23 DATA.Y5:DATA.AB5 DATA.AD5:DATA.AI5 DATA.AD18:DATA.AI23" chart:data-source-has-labels="both" svg:x="0.052cm" svg:y="1.915cm" svg:width="14.57cm" svg:height="10.865cm">
          <chart:coordinate-region svg:x="1.106cm" svg:y="2.207cm" svg:width="13.276cm" svg:height="9.891cm"/>
          <chart:axis chart:dimension="x" chart:name="primary-x" chart:style-name="ch5" chartooo:axis-type="auto">
            <chartooo:date-scale/>
            <chart:categories table:cell-range-address="DATA.X18:DATA.X23"/>
          </chart:axis>
          <chart:axis chart:dimension="y" chart:name="primary-y" chart:style-name="ch6"/>
          <chart:series chart:style-name="ch7" chart:values-cell-range-address="DATA.Y18:DATA.Y23" chart:label-cell-address="DATA.Y5:DATA.Y5" chart:class="chart:line">
            <chart:data-point chart:repeated="6"/>
          </chart:series>
          <chart:series chart:style-name="ch8" chart:values-cell-range-address="DATA.Z18:DATA.Z23" chart:label-cell-address="DATA.Z5:DATA.Z5" chart:class="chart:line">
            <chart:data-point chart:repeated="6"/>
          </chart:series>
          <chart:series chart:style-name="ch9" chart:values-cell-range-address="DATA.AA18:DATA.AA23" chart:label-cell-address="DATA.AA5:DATA.AA5" chart:class="chart:line">
            <chart:data-point chart:repeated="6"/>
          </chart:series>
          <chart:series chart:style-name="ch10" chart:values-cell-range-address="DATA.AB18:DATA.AB23" chart:label-cell-address="DATA.AB5:DATA.AB5" chart:class="chart:line">
            <chart:data-point chart:repeated="6"/>
          </chart:series>
          <chart:series chart:style-name="ch11" chart:values-cell-range-address="DATA.AD18:DATA.AD23" chart:label-cell-address="DATA.AD5:DATA.AD5" chart:class="chart:line">
            <chart:data-point chart:repeated="6"/>
          </chart:series>
          <chart:series chart:style-name="ch12" chart:values-cell-range-address="DATA.AE18:DATA.AE23" chart:label-cell-address="DATA.AE5:DATA.AE5" chart:class="chart:line">
            <chart:data-point chart:repeated="6"/>
          </chart:series>
          <chart:series chart:style-name="ch13" chart:values-cell-range-address="DATA.AF18:DATA.AF23" chart:label-cell-address="DATA.AF5:DATA.AF5" chart:class="chart:line">
            <chart:data-point chart:repeated="6"/>
          </chart:series>
          <chart:series chart:style-name="ch14" chart:values-cell-range-address="DATA.AG18:DATA.AG23" chart:label-cell-address="DATA.AG5:DATA.AG5" chart:class="chart:line">
            <chart:data-point chart:repeated="6"/>
          </chart:series>
          <chart:series chart:style-name="ch15" chart:values-cell-range-address="DATA.AH18:DATA.AH23" chart:label-cell-address="DATA.AH5:DATA.AH5" chart:class="chart:line">
            <chart:data-point chart:repeated="6"/>
          </chart:series>
          <chart:series chart:style-name="ch16" chart:values-cell-range-address="DATA.AI18:DATA.AI23" chart:label-cell-address="DATA.AI5:DATA.AI5" chart:class="chart:line">
            <chart:data-point chart:repeated="6"/>
          </chart:series>
          <chart:wall chart:style-name="ch17"/>
          <chart:floor chart:style-name="ch18"/>
        </chart:plot-area>
        <draw:custom-shape draw:name="TextBox 2" draw:style-name="gr1" draw:text-style-name="P1" svg:width="288.523cm" svg:height="0.88cm" svg:x="3.495cm" svg:y="1.273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434782608695652">
                <text:p>0.0434782608695652</text:p>
                <draw:g>
                  <svg:desc>DATA.X18:DATA.X23</svg:desc>
                </draw:g>
              </table:table-cell>
              <table:table-cell office:value-type="float" office:value="1987">
                <text:p>1987</text:p>
                <draw:g>
                  <svg:desc>DATA.Y18:DATA.Y23</svg:desc>
                </draw:g>
              </table:table-cell>
              <table:table-cell office:value-type="float" office:value="0">
                <text:p>0</text:p>
                <draw:g>
                  <svg:desc>DATA.Z18:DATA.Z23</svg:desc>
                </draw:g>
              </table:table-cell>
              <table:table-cell office:value-type="float" office:value="0">
                <text:p>0</text:p>
                <draw:g>
                  <svg:desc>DATA.AA18:DATA.AA23</svg:desc>
                </draw:g>
              </table:table-cell>
              <table:table-cell office:value-type="float" office:value="0">
                <text:p>0</text:p>
                <draw:g>
                  <svg:desc>DATA.AB18:DATA.AB23</svg:desc>
                </draw:g>
              </table:table-cell>
              <table:table-cell office:value-type="float" office:value="5.43478260869565">
                <text:p>5.43478260869565</text:p>
                <draw:g>
                  <svg:desc>DATA.AD18:DATA.AD23</svg:desc>
                </draw:g>
              </table:table-cell>
              <table:table-cell office:value-type="float" office:value="0">
                <text:p>0</text:p>
                <draw:g>
                  <svg:desc>DATA.AE18:DATA.AE23</svg:desc>
                </draw:g>
              </table:table-cell>
              <table:table-cell office:value-type="float" office:value="16.304347826087">
                <text:p>16.304347826087</text:p>
                <draw:g>
                  <svg:desc>DATA.AF18:DATA.AF23</svg:desc>
                </draw:g>
              </table:table-cell>
              <table:table-cell office:value-type="float" office:value="5.97826086956522">
                <text:p>5.97826086956522</text:p>
                <draw:g>
                  <svg:desc>DATA.AG18:DATA.AG23</svg:desc>
                </draw:g>
              </table:table-cell>
              <table:table-cell office:value-type="float" office:value="3.26086956521739">
                <text:p>3.26086956521739</text:p>
                <draw:g>
                  <svg:desc>DATA.AH18:DATA.AH23</svg:desc>
                </draw:g>
              </table:table-cell>
              <table:table-cell office:value-type="float" office:value="4.34782608695652">
                <text:p>4.34782608695652</text:p>
                <draw:g>
                  <svg:desc>DATA.AI18:DATA.AI23</svg:desc>
                </draw:g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9" style:family="chart">
      <style:graphic-properties svg:stroke-color="#2e3436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09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4cm" svg:y="0.561cm" chart:style-name="ch2">
          <text:p>Personal computer market share: 1993-2011</text:p>
        </chart:title>
        <chart:subtitle svg:x="0cm" svg:y="0cm" chart:style-name="ch3">
          <text:p/>
        </chart:subtitle>
        <chart:plot-area chart:style-name="ch4" table:cell-range-address="DATA.X24:DATA.X42 DATA.AF5:DATA.AF5 DATA.AF24:DATA.AF42 DATA.AI5:DATA.AI5 DATA.AI24:DATA.AI42" chart:data-source-has-labels="both" svg:x="0.017cm" svg:y="1.788cm" svg:width="18.712cm" svg:height="11.296cm">
          <chart:coordinate-region svg:x="1.15cm" svg:y="2.08cm" svg:width="17.373cm" svg:height="9.988cm"/>
          <chart:axis chart:dimension="x" chart:name="primary-x" chart:style-name="ch5" chartooo:axis-type="auto">
            <chartooo:date-scale/>
            <chart:categories table:cell-range-address="DATA.X24:DATA.X42"/>
          </chart:axis>
          <chart:axis chart:dimension="y" chart:name="primary-y" chart:style-name="ch6"/>
          <chart:series chart:style-name="ch7" chart:values-cell-range-address="DATA.AF24:DATA.AF42" chart:label-cell-address="DATA.AF5:DATA.AF5" chart:class="chart:line">
            <chart:data-point chart:repeated="19"/>
          </chart:series>
          <chart:series chart:style-name="ch8" chart:values-cell-range-address="DATA.AI24:DATA.AI42" chart:label-cell-address="DATA.AI5:DATA.AI5" chart:class="chart:line">
            <chart:data-point chart:repeated="19"/>
          </chart:series>
          <chart:wall chart:style-name="ch9"/>
          <chart:floor chart:style-name="ch10"/>
        </chart:plot-area>
        <draw:custom-shape draw:name="TextBox 2" draw:style-name="gr1" draw:text-style-name="P1" svg:width="362.21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00966183574879227">
                <text:p>0.000966183574879227</text:p>
                <draw:g>
                  <svg:desc>DATA.X24:DATA.X42</svg:desc>
                </draw:g>
              </table:table-cell>
              <table:table-cell office:value-type="float" office:value="0.563607085346216">
                <text:p>0.563607085346216</text:p>
                <draw:g>
                  <svg:desc>DATA.AF24:DATA.AF42</svg:desc>
                </draw:g>
              </table:table-cell>
              <table:table-cell office:value-type="float" office:value="0.0966183574879227">
                <text:p>0.0966183574879227</text:p>
                <draw:g>
                  <svg:desc>DATA.AI24:DATA.AI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5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0.851cm" svg:y="4.139cm" style:legend-expansion="custom" svg:width="6.138cm" svg:height="3.88cm" style:legend-expansion-aspect-ratio="1.5819587628866" chart:style-name="ch3"/>
        <chart:plot-area chart:style-name="ch4" table:cell-range-address="DATA.A6:DATA.E12 DATA.B5:DATA.E5 DATA.G5:DATA.K12 DATA.M5:DATA.M12" chart:data-source-has-labels="both" svg:x="0.292cm" svg:y="0.52cm" svg:width="20.832cm" svg:height="12.162cm">
          <chart:coordinate-region svg:x="1.813cm" svg:y="0.852cm" svg:width="18.674cm" svg:height="10.919cm"/>
          <chart:axis chart:dimension="x" chart:name="primary-x" chart:style-name="ch5" chartooo:axis-type="auto">
            <chartooo:date-scale/>
            <chart:categories table:cell-range-address="DATA.A6:DATA.A12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12" chart:label-cell-address="DATA.B5:DATA.B5" chart:class="chart:area">
            <chart:data-point chart:repeated="7"/>
          </chart:series>
          <chart:series chart:style-name="ch8" chart:values-cell-range-address="DATA.C6:DATA.C12" chart:label-cell-address="DATA.C5:DATA.C5" chart:class="chart:area">
            <chart:data-point chart:repeated="7"/>
          </chart:series>
          <chart:series chart:style-name="ch9" chart:values-cell-range-address="DATA.D6:DATA.D12" loext:hide-legend="true" chart:label-cell-address="DATA.D5:DATA.D5" chart:class="chart:area">
            <chart:data-point chart:repeated="7"/>
          </chart:series>
          <chart:series chart:style-name="ch10" chart:values-cell-range-address="DATA.E6:DATA.E12" loext:hide-legend="true" chart:label-cell-address="DATA.E5:DATA.E5" chart:class="chart:area">
            <chart:data-point chart:repeated="7"/>
          </chart:series>
          <chart:series chart:style-name="ch11" chart:values-cell-range-address="DATA.G6:DATA.G12" chart:label-cell-address="DATA.G5:DATA.G5" chart:class="chart:area">
            <chart:data-point chart:repeated="7"/>
          </chart:series>
          <chart:series chart:style-name="ch12" chart:values-cell-range-address="DATA.H6:DATA.H12" loext:hide-legend="true" chart:label-cell-address="DATA.H5:DATA.H5" chart:class="chart:area">
            <chart:data-point chart:repeated="7"/>
          </chart:series>
          <chart:series chart:style-name="ch13" chart:values-cell-range-address="DATA.I6:DATA.I12" loext:hide-legend="true" chart:label-cell-address="DATA.I5:DATA.I5" chart:class="chart:area">
            <chart:data-point chart:repeated="7"/>
          </chart:series>
          <chart:series chart:style-name="ch14" chart:values-cell-range-address="DATA.J6:DATA.J12" chart:label-cell-address="DATA.J5:DATA.J5" chart:class="chart:area">
            <chart:data-point chart:repeated="7"/>
          </chart:series>
          <chart:series chart:style-name="ch15" chart:values-cell-range-address="DATA.K6:DATA.K12" loext:hide-legend="true" chart:label-cell-address="DATA.K5:DATA.K5" chart:class="chart:area">
            <chart:data-point chart:repeated="7"/>
          </chart:series>
          <chart:series chart:style-name="ch16" chart:values-cell-range-address="DATA.M6:DATA.M12" chart:label-cell-address="DATA.M5:DATA.M5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12</svg:desc>
                </draw:g>
              </table:table-cell>
              <table:table-cell office:value-type="float" office:value="0">
                <text:p>0</text:p>
                <draw:g>
                  <svg:desc>DATA.B6:DATA.B12</svg:desc>
                </draw:g>
              </table:table-cell>
              <table:table-cell office:value-type="float" office:value="0">
                <text:p>0</text:p>
                <draw:g>
                  <svg:desc>DATA.C6:DATA.C12</svg:desc>
                </draw:g>
              </table:table-cell>
              <table:table-cell office:value-type="float" office:value="0">
                <text:p>0</text:p>
                <draw:g>
                  <svg:desc>DATA.D6:DATA.D12</svg:desc>
                </draw:g>
              </table:table-cell>
              <table:table-cell office:value-type="float" office:value="0">
                <text:p>0</text:p>
                <draw:g>
                  <svg:desc>DATA.E6:DATA.E12</svg:desc>
                </draw:g>
              </table:table-cell>
              <table:table-cell office:value-type="float" office:value="0">
                <text:p>0</text:p>
                <draw:g>
                  <svg:desc>DATA.G6:DATA.G12</svg:desc>
                </draw:g>
              </table:table-cell>
              <table:table-cell office:value-type="float" office:value="0">
                <text:p>0</text:p>
                <draw:g>
                  <svg:desc>DATA.H6:DATA.H12</svg:desc>
                </draw:g>
              </table:table-cell>
              <table:table-cell office:value-type="float" office:value="0">
                <text:p>0</text:p>
                <draw:g>
                  <svg:desc>DATA.I6:DATA.I12</svg:desc>
                </draw:g>
              </table:table-cell>
              <table:table-cell office:value-type="float" office:value="0">
                <text:p>0</text:p>
                <draw:g>
                  <svg:desc>DATA.J6:DATA.J12</svg:desc>
                </draw:g>
              </table:table-cell>
              <table:table-cell office:value-type="float" office:value="0">
                <text:p>0</text:p>
                <draw:g>
                  <svg:desc>DATA.K6:DATA.K12</svg:desc>
                </draw:g>
              </table:table-cell>
              <table:table-cell office:value-type="float" office:value="0">
                <text:p>0</text:p>
                <draw:g>
                  <svg:desc>DATA.M6:DATA.M1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13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3cm" svg:height="13.6cm" xlink:href=".." xlink:type="simple" chart:class="chart:line" chart:style-name="ch1">
        <chart:title svg:x="0.251cm" svg:y="0.561cm" chart:style-name="ch2">
          <text:p>Personal computer market share: 1975-2011</text:p>
        </chart:title>
        <chart:subtitle svg:x="0cm" svg:y="0cm" chart:style-name="ch3">
          <text:p/>
        </chart:subtitle>
        <chart:plot-area chart:style-name="ch4" table:cell-range-address="DATA.X6:DATA.AI42 DATA.Y5:DATA.AI5" chart:data-source-has-labels="both" svg:x="0.018cm" svg:y="1.788cm" svg:width="18.736cm" svg:height="11.296cm">
          <chart:coordinate-region svg:x="1.151cm" svg:y="2.08cm" svg:width="17.396cm" svg:height="9.988cm"/>
          <chart:axis chart:dimension="x" chart:name="primary-x" chart:style-name="ch5" chartooo:axis-type="auto">
            <chartooo:date-scale/>
            <chart:categories table:cell-range-address="DATA.X6:DATA.X42"/>
          </chart:axis>
          <chart:axis chart:dimension="y" chart:name="primary-y" chart:style-name="ch6"/>
          <chart:series chart:style-name="ch7" chart:values-cell-range-address="DATA.Y6:DATA.Y42" chart:label-cell-address="DATA.Y5:DATA.Y5" chart:class="chart:line">
            <chart:data-point chart:repeated="37"/>
          </chart:series>
          <chart:series chart:style-name="ch8" chart:values-cell-range-address="DATA.Z6:DATA.Z42" chart:label-cell-address="DATA.Z5:DATA.Z5" chart:class="chart:line">
            <chart:data-point chart:repeated="37"/>
          </chart:series>
          <chart:series chart:style-name="ch9" chart:values-cell-range-address="DATA.AA6:DATA.AA42" chart:label-cell-address="DATA.AA5:DATA.AA5" chart:class="chart:line">
            <chart:data-point chart:repeated="37"/>
          </chart:series>
          <chart:series chart:style-name="ch10" chart:values-cell-range-address="DATA.AB6:DATA.AB42" chart:label-cell-address="DATA.AB5:DATA.AB5" chart:class="chart:line">
            <chart:data-point chart:repeated="37"/>
          </chart:series>
          <chart:series chart:style-name="ch11" chart:values-cell-range-address="DATA.AC6:DATA.AC42" chart:label-cell-address="DATA.AC5:DATA.AC5" chart:class="chart:line">
            <chart:data-point chart:repeated="37"/>
          </chart:series>
          <chart:series chart:style-name="ch12" chart:values-cell-range-address="DATA.AD6:DATA.AD42" chart:label-cell-address="DATA.AD5:DATA.AD5" chart:class="chart:line">
            <chart:data-point chart:repeated="37"/>
          </chart:series>
          <chart:series chart:style-name="ch13" chart:values-cell-range-address="DATA.AE6:DATA.AE42" chart:label-cell-address="DATA.AE5:DATA.AE5" chart:class="chart:line">
            <chart:data-point chart:repeated="37"/>
          </chart:series>
          <chart:series chart:style-name="ch14" chart:values-cell-range-address="DATA.AF6:DATA.AF42" chart:label-cell-address="DATA.AF5:DATA.AF5" chart:class="chart:line">
            <chart:data-point chart:repeated="37"/>
          </chart:series>
          <chart:series chart:style-name="ch15" chart:values-cell-range-address="DATA.AG6:DATA.AG42" chart:label-cell-address="DATA.AG5:DATA.AG5" chart:class="chart:line">
            <chart:data-point chart:repeated="37"/>
          </chart:series>
          <chart:series chart:style-name="ch16" chart:values-cell-range-address="DATA.AH6:DATA.AH42" chart:label-cell-address="DATA.AH5:DATA.AH5" chart:class="chart:line">
            <chart:data-point chart:repeated="37"/>
          </chart:series>
          <chart:series chart:style-name="ch17" chart:values-cell-range-address="DATA.AI6:DATA.AI42" chart:label-cell-address="DATA.AI5:DATA.AI5" chart:class="chart:line">
            <chart:data-point chart:repeated="37"/>
          </chart:series>
          <chart:wall chart:style-name="ch18"/>
          <chart:floor chart:style-name="ch19"/>
        </chart:plot-area>
        <draw:custom-shape draw:name="TextBox 2" draw:style-name="gr1" draw:text-style-name="P1" svg:width="362.243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42</svg:desc>
                </draw:g>
              </table:table-cell>
              <table:table-cell office:value-type="float" office:value="1975">
                <text:p>1975</text:p>
                <draw:g>
                  <svg:desc>DATA.Y6:DATA.Y42</svg:desc>
                </draw:g>
              </table:table-cell>
              <table:table-cell office:value-type="float" office:value="0">
                <text:p>0</text:p>
                <draw:g>
                  <svg:desc>DATA.Z6:DATA.Z42</svg:desc>
                </draw:g>
              </table:table-cell>
              <table:table-cell office:value-type="float" office:value="0">
                <text:p>0</text:p>
                <draw:g>
                  <svg:desc>DATA.AA6:DATA.AA42</svg:desc>
                </draw:g>
              </table:table-cell>
              <table:table-cell office:value-type="float" office:value="0">
                <text:p>0</text:p>
                <draw:g>
                  <svg:desc>DATA.AB6:DATA.AB42</svg:desc>
                </draw:g>
              </table:table-cell>
              <table:table-cell office:value-type="float" office:value="100">
                <text:p>100</text:p>
                <draw:g>
                  <svg:desc>DATA.AC6:DATA.AC42</svg:desc>
                </draw:g>
              </table:table-cell>
              <table:table-cell office:value-type="float" office:value="NaN">
                <text:p>NaN</text:p>
                <draw:g>
                  <svg:desc>DATA.AD6:DATA.AD42</svg:desc>
                </draw:g>
              </table:table-cell>
              <table:table-cell office:value-type="float" office:value="0">
                <text:p>0</text:p>
                <draw:g>
                  <svg:desc>DATA.AE6:DATA.AE42</svg:desc>
                </draw:g>
              </table:table-cell>
              <table:table-cell office:value-type="float" office:value="0">
                <text:p>0</text:p>
                <draw:g>
                  <svg:desc>DATA.AF6:DATA.AF42</svg:desc>
                </draw:g>
              </table:table-cell>
              <table:table-cell office:value-type="float" office:value="0">
                <text:p>0</text:p>
                <draw:g>
                  <svg:desc>DATA.AG6:DATA.AG42</svg:desc>
                </draw:g>
              </table:table-cell>
              <table:table-cell office:value-type="float" office:value="0">
                <text:p>0</text:p>
                <draw:g>
                  <svg:desc>DATA.AH6:DATA.AH42</svg:desc>
                </draw:g>
              </table:table-cell>
              <table:table-cell office:value-type="float" office:value="0">
                <text:p>0</text:p>
                <draw:g>
                  <svg:desc>DATA.AI6:DATA.AI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  <table:table-cell office:value-type="float" office:value="58.5635359116022">
                <text:p>58.5635359116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">
                <text:p>1981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3.2142857142857">
                <text:p>43.2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0.0434782608695652">
                <text:p>0.0434782608695652</text:p>
              </table:table-cell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0">
                <text:p>0</text:p>
              </table:table-cell>
              <table:table-cell office:value-type="float" office:value="16.304347826087">
                <text:p>16.304347826087</text:p>
              </table:table-cell>
              <table:table-cell office:value-type="float" office:value="5.97826086956522">
                <text:p>5.97826086956522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000966183574879227">
                <text:p>0.000966183574879227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563607085346216">
                <text:p>0.563607085346216</text:p>
              </table:table-cell>
              <table:table-cell office:value-type="float" office:value="10.6280193236715">
                <text:p>10.6280193236715</text:p>
              </table:table-cell>
              <table:table-cell office:value-type="float" office:value="0.499194847020934">
                <text:p>0.499194847020934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4">
                <text:p>8.24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358974358974">
                <text:p>4.3435897435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9259259259259">
                <text:p>3.1925925925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2">
                <text:p>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3416666666667">
                <text:p>3.234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796875">
                <text:p>2.47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469696969697">
                <text:p>2.3469696969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5437665782493">
                <text:p>2.0543766578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471986417657">
                <text:p>1.98471986417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0741210813555">
                <text:p>2.4074121081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6402172140913">
                <text:p>2.36402172140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6304299727119">
                <text:p>2.8630429972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4074074074074">
                <text:p>3.3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2995839830229">
                <text:p>3.62995839830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9477866061294">
                <text:p>4.0947786606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362012330205">
                <text:p>5.0362012330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link-data-style-to-source="true"/>
      <style:graphic-properties svg:stroke-width="0.035cm" svg:stroke-color="#666699" draw:fill-color="#9e413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color="#2e3436" draw:fill-color="#1f497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svg:stroke-color="#ffcc00" draw:fill-color="#69518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svg:stroke-color="#dd0806" draw:fill-color="#cc7b3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svg:stroke-color="#333333" draw:fill-color="#4f81b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svg:stroke-color="#ff8080" draw:fill-color="#40699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c050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9bb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svg:stroke-color="#2e3436" draw:fill-color="#8064a2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35cm" svg:stroke-color="#333399" draw:fill-color="#4bacc6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color="#2e3436" draw:fill-color="#f79646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color="#2e3436" draw:fill-color="#aabad7"/>
      <style:text-properties fo:font-size="10pt" style:font-size-asian="10pt" style:font-size-complex="10pt"/>
    </style:style>
    <style:style style:name="ch20" style:family="chart">
      <style:graphic-properties svg:stroke-color="#2e3436" draw:fill="solid" draw:fill-color="#ffffff"/>
    </style:style>
    <style:style style:name="ch2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61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64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568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2cm" svg:height="13.601cm" xlink:href=".." xlink:type="simple" chart:class="chart:area" chart:column-mapping="0 1 2 3 4 5 6 7 8 9 10 11" chart:style-name="ch1">
        <chart:title svg:x="0.25cm" svg:y="0.561cm" chart:style-name="ch2">
          <text:p>Growth of the personal computer market: 1975-2011</text:p>
        </chart:title>
        <chart:subtitle svg:x="0cm" svg:y="0cm" chart:style-name="ch3">
          <text:p/>
        </chart:subtitle>
        <chart:plot-area chart:style-name="ch4" table:cell-range-address="DATA.A5:DATA.E42 DATA.G5:DATA.N42" chart:data-source-has-labels="both" svg:x="-0.158cm" svg:y="1.789cm" svg:width="18.101cm" svg:height="10.699cm">
          <chart:coordinate-region svg:x="2.007cm" svg:y="2.081cm" svg:width="15.777cm" svg:height="9.989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A6:DATA.A42" chart:label-cell-address="DATA.A5:DATA.A5" chart:class="chart:area">
            <chart:data-point chart:repeated="37"/>
          </chart:series>
          <chart:series chart:style-name="ch8" chart:values-cell-range-address="DATA.B6:DATA.B42" chart:label-cell-address="DATA.B5:DATA.B5" chart:class="chart:area">
            <chart:data-point chart:repeated="37"/>
          </chart:series>
          <chart:series chart:style-name="ch9" chart:values-cell-range-address="DATA.C6:DATA.C42" chart:label-cell-address="DATA.C5:DATA.C5" chart:class="chart:area">
            <chart:data-point chart:repeated="37"/>
          </chart:series>
          <chart:series chart:style-name="ch10" chart:values-cell-range-address="DATA.D6:DATA.D42" chart:label-cell-address="DATA.D5:DATA.D5" chart:class="chart:area">
            <chart:data-point chart:repeated="37"/>
          </chart:series>
          <chart:series chart:style-name="ch11" chart:values-cell-range-address="DATA.E6:DATA.E42" chart:label-cell-address="DATA.E5:DATA.E5" chart:class="chart:area">
            <chart:data-point chart:repeated="37"/>
          </chart:series>
          <chart:series chart:style-name="ch12" chart:values-cell-range-address="DATA.G6:DATA.G42" chart:label-cell-address="DATA.G5:DATA.G5" chart:class="chart:area">
            <chart:data-point chart:repeated="37"/>
          </chart:series>
          <chart:series chart:style-name="ch13" chart:values-cell-range-address="DATA.H6:DATA.H42" chart:label-cell-address="DATA.H5:DATA.H5" chart:class="chart:area">
            <chart:data-point chart:repeated="37"/>
          </chart:series>
          <chart:series chart:style-name="ch14" chart:values-cell-range-address="DATA.I6:DATA.I42" chart:label-cell-address="DATA.I5:DATA.I5" chart:class="chart:area">
            <chart:data-point chart:repeated="37"/>
          </chart:series>
          <chart:series chart:style-name="ch15" chart:values-cell-range-address="DATA.J6:DATA.J42" chart:label-cell-address="DATA.J5:DATA.J5" chart:class="chart:area">
            <chart:data-point chart:repeated="37"/>
          </chart:series>
          <chart:series chart:style-name="ch16" chart:values-cell-range-address="DATA.K6:DATA.K42" chart:label-cell-address="DATA.K5:DATA.K5" chart:class="chart:area">
            <chart:data-point chart:repeated="37"/>
          </chart:series>
          <chart:series chart:style-name="ch17" chart:values-cell-range-address="DATA.L6:DATA.L42" chart:label-cell-address="DATA.L5:DATA.L5" chart:class="chart:area">
            <chart:data-point chart:repeated="37"/>
          </chart:series>
          <chart:series chart:style-name="ch18" chart:values-cell-range-address="DATA.M6:DATA.M42" chart:label-cell-address="DATA.M5:DATA.M5" chart:class="chart:area">
            <chart:data-point chart:repeated="37"/>
          </chart:series>
          <chart:series chart:style-name="ch19" chart:values-cell-range-address="DATA.N6:DATA.N42" chart:label-cell-address="DATA.N5:DATA.N5" chart:class="chart:area">
            <chart:data-point chart:repeated="37"/>
          </chart:series>
          <chart:wall chart:style-name="ch20"/>
          <chart:floor chart:style-name="ch21"/>
        </chart:plot-area>
        <draw:custom-shape draw:name="TextBox 2" draw:style-name="gr1" draw:text-style-name="P1" svg:width="358.573cm" svg:height="0.673cm" svg:x="6.242cm" svg:y="1.357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4.671cm" svg:height="0.676cm" svg:x="17.495cm" svg:y="8.137cm">
          <text:p/>
          <draw:enhanced-geometry svg:viewBox="0 0 21600 21600" draw:type="mso-spt202" draw:enhanced-path="M 0 0 L 21600 0 21600 21600 0 21600 0 0 Z N"/>
        </draw:custom-shape>
        <draw:custom-shape draw:name="TextBox 1" draw:style-name="gr3" draw:text-style-name="P1" svg:width="4.671cm" svg:height="0.68cm" svg:x="17.278cm" svg:y="3.54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A5:DATA.A5</svg:desc>
                </draw:g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Altair</text:p>
                <draw:g>
                  <svg:desc>DATA.N5:DATA.N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42</svg:desc>
                </draw:g>
              </table:table-cell>
              <table:table-cell office:value-type="float" office:value="0">
                <text:p>0</text:p>
                <draw:g>
                  <svg:desc>DATA.D6:DATA.D42</svg:desc>
                </draw:g>
              </table:table-cell>
              <table:table-cell office:value-type="float" office:value="0">
                <text:p>0</text:p>
                <draw:g>
                  <svg:desc>DATA.E6:DATA.E42</svg:desc>
                </draw:g>
              </table:table-cell>
              <table:table-cell office:value-type="float" office:value="0">
                <text:p>0</text:p>
                <draw:g>
                  <svg:desc>DATA.G6:DATA.G42</svg:desc>
                </draw:g>
              </table:table-cell>
              <table:table-cell office:value-type="float" office:value="0">
                <text:p>0</text:p>
                <draw:g>
                  <svg:desc>DATA.H6:DATA.H42</svg:desc>
                </draw:g>
              </table:table-cell>
              <table:table-cell office:value-type="float" office:value="0">
                <text:p>0</text:p>
                <draw:g>
                  <svg:desc>DATA.I6:DATA.I42</svg:desc>
                </draw:g>
              </table:table-cell>
              <table:table-cell office:value-type="float" office:value="0">
                <text:p>0</text:p>
                <draw:g>
                  <svg:desc>DATA.J6:DATA.J42</svg:desc>
                </draw:g>
              </table:table-cell>
              <table:table-cell office:value-type="float" office:value="0">
                <text:p>0</text:p>
                <draw:g>
                  <svg:desc>DATA.K6:DATA.K42</svg:desc>
                </draw:g>
              </table:table-cell>
              <table:table-cell office:value-type="float" office:value="0">
                <text:p>0</text:p>
                <draw:g>
                  <svg:desc>DATA.L6:DATA.L42</svg:desc>
                </draw:g>
              </table:table-cell>
              <table:table-cell office:value-type="float" office:value="0">
                <text:p>0</text:p>
                <draw:g>
                  <svg:desc>DATA.M6:DATA.M42</svg:desc>
                </draw:g>
              </table:table-cell>
              <table:table-cell office:value-type="float" office:value="5">
                <text:p>5</text:p>
                <draw:g>
                  <svg:desc>DATA.N6:DATA.N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192233">
                <text:p>192233</text:p>
              </table:table-cell>
              <table:table-cell office:value-type="float" office:value="0">
                <text:p>0</text:p>
              </table:table-cell>
              <table:table-cell office:value-type="float" office:value="4742">
                <text:p>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5655">
                <text:p>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7764">
                <text:p>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9922">
                <text:p>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14430">
                <text:p>1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column-mapping="0 1 2 3 4 5 6 7" chart:style-name="ch1">
        <chart:title svg:x="0.284cm" svg:y="0.613cm" chart:style-name="ch2">
          <text:p>Smartphone market share: 2000-2012</text:p>
        </chart:title>
        <chart:subtitle svg:x="0cm" svg:y="0cm" chart:style-name="ch3">
          <text:p/>
        </chart:subtitle>
        <chart:plot-area chart:style-name="ch4" table:cell-range-address="DATA.K77:DATA.S90" chart:data-source-has-labels="both" svg:x="0.018cm" svg:y="2.458cm" svg:width="18.667cm" svg:height="12.65cm">
          <chart:coordinate-region svg:x="1.151cm" svg:y="2.75cm" svg:width="17.016cm" svg:height="11.676cm"/>
          <chart:axis chart:dimension="x" chart:name="primary-x" chart:style-name="ch5" chartooo:axis-type="auto">
            <chartooo:date-scale/>
            <chart:categories table:cell-range-address="DATA.K78:DATA.K90"/>
          </chart:axis>
          <chart:axis chart:dimension="y" chart:name="primary-y" chart:style-name="ch6"/>
          <chart:series chart:style-name="ch7" chart:values-cell-range-address="DATA.K78:DATA.K90" chart:label-cell-address="DATA.K77:DATA.K77" chart:class="chart:line">
            <chart:data-point chart:repeated="13"/>
          </chart:series>
          <chart:series chart:style-name="ch8" chart:values-cell-range-address="DATA.L78:DATA.L90" chart:label-cell-address="DATA.L77:DATA.L77" chart:class="chart:line">
            <chart:data-point chart:repeated="13"/>
          </chart:series>
          <chart:series chart:style-name="ch9" chart:values-cell-range-address="DATA.M78:DATA.M90" chart:label-cell-address="DATA.M77:DATA.M77" chart:class="chart:line">
            <chart:data-point chart:repeated="13"/>
          </chart:series>
          <chart:series chart:style-name="ch10" chart:values-cell-range-address="DATA.N78:DATA.N90" chart:label-cell-address="DATA.N77:DATA.N77" chart:class="chart:line">
            <chart:data-point chart:repeated="13"/>
          </chart:series>
          <chart:series chart:style-name="ch11" chart:values-cell-range-address="DATA.O78:DATA.O90" chart:label-cell-address="DATA.O77:DATA.O77" chart:class="chart:line">
            <chart:data-point chart:repeated="13"/>
          </chart:series>
          <chart:series chart:style-name="ch12" chart:values-cell-range-address="DATA.P78:DATA.P90" chart:label-cell-address="DATA.P77:DATA.P77" chart:class="chart:line">
            <chart:data-point chart:repeated="13"/>
          </chart:series>
          <chart:series chart:style-name="ch13" chart:values-cell-range-address="DATA.Q78:DATA.Q90" chart:label-cell-address="DATA.Q77:DATA.Q77" chart:class="chart:line">
            <chart:data-point chart:repeated="13"/>
          </chart:series>
          <chart:series chart:style-name="ch14" chart:values-cell-range-address="DATA.R78:DATA.R90" chart:label-cell-address="DATA.R77:DATA.R77" chart:class="chart:line">
            <chart:data-point chart:repeated="13"/>
          </chart:series>
          <chart:series chart:style-name="ch15" chart:values-cell-range-address="DATA.S78:DATA.S90" chart:label-cell-address="DATA.S77:DATA.S77" chart:class="chart:line">
            <chart:data-point chart:repeated="13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K77:DATA.K77</svg:desc>
                </draw:g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0">
                <text:p>0</text:p>
                <draw:g>
                  <svg:desc>DATA.L78:DATA.L90</svg:desc>
                </draw:g>
              </table:table-cell>
              <table:table-cell office:value-type="float" office:value="0">
                <text:p>0</text:p>
                <draw:g>
                  <svg:desc>DATA.M78:DATA.M90</svg:desc>
                </draw:g>
              </table:table-cell>
              <table:table-cell office:value-type="float" office:value="0">
                <text:p>0</text:p>
                <draw:g>
                  <svg:desc>DATA.N78:DATA.N90</svg:desc>
                </draw:g>
              </table:table-cell>
              <table:table-cell office:value-type="float" office:value="0">
                <text:p>0</text:p>
                <draw:g>
                  <svg:desc>DATA.O78:DATA.O90</svg:desc>
                </draw:g>
              </table:table-cell>
              <table:table-cell office:value-type="float" office:value="0">
                <text:p>0</text:p>
                <draw:g>
                  <svg:desc>DATA.P78:DATA.P90</svg:desc>
                </draw:g>
              </table:table-cell>
              <table:table-cell office:value-type="float" office:value="0">
                <text:p>0</text:p>
                <draw:g>
                  <svg:desc>DATA.Q78:DATA.Q90</svg:desc>
                </draw:g>
              </table:table-cell>
              <table:table-cell office:value-type="float" office:value="0">
                <text:p>0</text:p>
                <draw:g>
                  <svg:desc>DATA.R78:DATA.R90</svg:desc>
                </draw:g>
              </table:table-cell>
              <table:table-cell office:value-type="float" office:value="100">
                <text:p>100</text:p>
                <draw:g>
                  <svg:desc>DATA.S78:DATA.S90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63.5159443990188">
                <text:p>63.5159443990188</text:p>
              </table:table-cell>
              <table:table-cell office:value-type="float" office:value="12.0196238757155">
                <text:p>12.0196238757155</text:p>
              </table:table-cell>
              <table:table-cell office:value-type="float" office:value="1.43908421913328">
                <text:p>1.43908421913328</text:p>
              </table:table-cell>
              <table:table-cell office:value-type="float" office:value="9.6238757154538">
                <text:p>9.6238757154538</text:p>
              </table:table-cell>
              <table:table-cell office:value-type="float" office:value="0">
                <text:p>0</text:p>
              </table:table-cell>
              <table:table-cell office:value-type="float" office:value="2.6982829108749">
                <text:p>2.6982829108749</text:p>
              </table:table-cell>
              <table:table-cell office:value-type="float" office:value="9.61569910057236">
                <text:p>9.61569910057236</text:p>
              </table:table-cell>
              <table:table-cell office:value-type="float" office:value="1.0874897792314">
                <text:p>1.08748977923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84cm" svg:y="0.613cm" chart:style-name="ch2">
          <text:p>Smartphone market share: 2000-2006</text:p>
        </chart:title>
        <chart:subtitle svg:x="0cm" svg:y="0cm" chart:style-name="ch3">
          <text:p/>
        </chart:subtitle>
        <chart:plot-area chart:style-name="ch4" table:cell-range-address="DATA.K78:DATA.S84 DATA.L77:DATA.S77" chart:data-source-has-labels="both" svg:x="0.018cm" svg:y="2.458cm" svg:width="18.152cm" svg:height="12.518cm">
          <chart:coordinate-region svg:x="1.151cm" svg:y="2.75cm" svg:width="17.017cm" svg:height="11.676cm"/>
          <chart:axis chart:dimension="x" chart:name="primary-x" chart:style-name="ch5" chartooo:axis-type="auto">
            <chartooo:date-scale/>
            <chart:categories table:cell-range-address="DATA.K78:DATA.K84"/>
          </chart:axis>
          <chart:axis chart:dimension="y" chart:name="primary-y" chart:style-name="ch6"/>
          <chart:series chart:style-name="ch7" chart:values-cell-range-address="DATA.L78:DATA.L84" chart:label-cell-address="DATA.L77:DATA.L77" chart:class="chart:line">
            <chart:data-point chart:repeated="7"/>
          </chart:series>
          <chart:series chart:style-name="ch8" chart:values-cell-range-address="DATA.M78:DATA.M84" chart:label-cell-address="DATA.M77:DATA.M77" chart:class="chart:line">
            <chart:data-point chart:repeated="7"/>
          </chart:series>
          <chart:series chart:style-name="ch9" chart:values-cell-range-address="DATA.N78:DATA.N84" chart:label-cell-address="DATA.N77:DATA.N77" chart:class="chart:line">
            <chart:data-point chart:repeated="7"/>
          </chart:series>
          <chart:series chart:style-name="ch10" chart:values-cell-range-address="DATA.O78:DATA.O84" chart:label-cell-address="DATA.O77:DATA.O77" chart:class="chart:line">
            <chart:data-point chart:repeated="7"/>
          </chart:series>
          <chart:series chart:style-name="ch11" chart:values-cell-range-address="DATA.P78:DATA.P84" chart:label-cell-address="DATA.P77:DATA.P77" chart:class="chart:line">
            <chart:data-point chart:repeated="7"/>
          </chart:series>
          <chart:series chart:style-name="ch12" chart:values-cell-range-address="DATA.Q78:DATA.Q84" chart:label-cell-address="DATA.Q77:DATA.Q77" chart:class="chart:line">
            <chart:data-point chart:repeated="7"/>
          </chart:series>
          <chart:series chart:style-name="ch13" chart:values-cell-range-address="DATA.R78:DATA.R84" chart:label-cell-address="DATA.R77:DATA.R77" chart:class="chart:line">
            <chart:data-point chart:repeated="7"/>
          </chart:series>
          <chart:series chart:style-name="ch14" chart:values-cell-range-address="DATA.S78:DATA.S84" chart:label-cell-address="DATA.S77:DATA.S77" chart:class="chart:line">
            <chart:data-point chart:repeated="7"/>
          </chart:series>
          <chart:wall chart:style-name="ch15"/>
          <chart:floor chart:style-name="ch16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84</svg:desc>
                </draw:g>
              </table:table-cell>
              <table:table-cell office:value-type="float" office:value="0">
                <text:p>0</text:p>
                <draw:g>
                  <svg:desc>DATA.L78:DATA.L84</svg:desc>
                </draw:g>
              </table:table-cell>
              <table:table-cell office:value-type="float" office:value="0">
                <text:p>0</text:p>
                <draw:g>
                  <svg:desc>DATA.M78:DATA.M84</svg:desc>
                </draw:g>
              </table:table-cell>
              <table:table-cell office:value-type="float" office:value="0">
                <text:p>0</text:p>
                <draw:g>
                  <svg:desc>DATA.N78:DATA.N84</svg:desc>
                </draw:g>
              </table:table-cell>
              <table:table-cell office:value-type="float" office:value="0">
                <text:p>0</text:p>
                <draw:g>
                  <svg:desc>DATA.O78:DATA.O84</svg:desc>
                </draw:g>
              </table:table-cell>
              <table:table-cell office:value-type="float" office:value="0">
                <text:p>0</text:p>
                <draw:g>
                  <svg:desc>DATA.P78:DATA.P84</svg:desc>
                </draw:g>
              </table:table-cell>
              <table:table-cell office:value-type="float" office:value="0">
                <text:p>0</text:p>
                <draw:g>
                  <svg:desc>DATA.Q78:DATA.Q84</svg:desc>
                </draw:g>
              </table:table-cell>
              <table:table-cell office:value-type="float" office:value="0">
                <text:p>0</text:p>
                <draw:g>
                  <svg:desc>DATA.R78:DATA.R84</svg:desc>
                </draw:g>
              </table:table-cell>
              <table:table-cell office:value-type="float" office:value="100">
                <text:p>100</text:p>
                <draw:g>
                  <svg:desc>DATA.S78:DATA.S84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true" chart:data-label-symbol="false" chart:label-position="right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2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style-name="ch1">
        <chart:title svg:x="0.284cm" svg:y="0.613cm" chart:style-name="ch2">
          <text:p>Smartphone market share: 2007-2012 *</text:p>
        </chart:title>
        <chart:subtitle svg:x="0cm" svg:y="0cm" chart:style-name="ch3">
          <text:p/>
        </chart:subtitle>
        <chart:plot-area chart:style-name="ch4" table:cell-range-address="DATA.K85:DATA.S90 DATA.L77:DATA.S77" chart:data-source-has-labels="both" svg:x="0.018cm" svg:y="2.461cm" svg:width="18.152cm" svg:height="12.514cm">
          <chart:coordinate-region svg:x="1.151cm" svg:y="2.753cm" svg:width="17.017cm" svg:height="11.672cm"/>
          <chart:axis chart:dimension="x" chart:name="primary-x" chart:style-name="ch5" chartooo:axis-type="auto">
            <chartooo:date-scale/>
            <chart:categories table:cell-range-address="DATA.K85:DATA.K90"/>
          </chart:axis>
          <chart:axis chart:dimension="y" chart:name="primary-y" chart:style-name="ch6"/>
          <chart:series chart:style-name="ch7" chart:values-cell-range-address="DATA.L85:DATA.L90" chart:label-cell-address="DATA.L77:DATA.L77" chart:class="chart:line">
            <chart:data-point chart:repeated="6"/>
          </chart:series>
          <chart:series chart:style-name="ch8" chart:values-cell-range-address="DATA.M85:DATA.M90" chart:label-cell-address="DATA.M77:DATA.M77" chart:class="chart:line">
            <chart:data-point chart:repeated="5"/>
            <chart:data-point chart:style-name="ch9"/>
          </chart:series>
          <chart:series chart:style-name="ch10" chart:values-cell-range-address="DATA.N85:DATA.N90" chart:label-cell-address="DATA.N77:DATA.N77" chart:class="chart:line">
            <chart:data-point chart:repeated="6"/>
          </chart:series>
          <chart:series chart:style-name="ch11" chart:values-cell-range-address="DATA.O85:DATA.O90" chart:label-cell-address="DATA.O77:DATA.O77" chart:class="chart:line">
            <chart:data-point chart:repeated="6"/>
          </chart:series>
          <chart:series chart:style-name="ch12" chart:values-cell-range-address="DATA.P85:DATA.P90" chart:label-cell-address="DATA.P77:DATA.P77" chart:class="chart:line">
            <chart:data-point chart:repeated="6"/>
          </chart:series>
          <chart:series chart:style-name="ch13" chart:values-cell-range-address="DATA.Q85:DATA.Q90" chart:label-cell-address="DATA.Q77:DATA.Q77" chart:class="chart:line">
            <chart:data-point chart:repeated="6"/>
          </chart:series>
          <chart:series chart:style-name="ch14" chart:values-cell-range-address="DATA.R85:DATA.R90" chart:label-cell-address="DATA.R77:DATA.R77" chart:class="chart:line">
            <chart:data-point chart:repeated="6"/>
          </chart:series>
          <chart:series chart:style-name="ch15" chart:values-cell-range-address="DATA.S85:DATA.S90" chart:label-cell-address="DATA.S77:DATA.S77" chart:class="chart:line">
            <chart:data-point chart:repeated="6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34cm" svg:height="0.703cm" svg:x="9.47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K85:DATA.K90</svg:desc>
                </draw:g>
              </table:table-cell>
              <table:table-cell office:value-type="float" office:value="63.5159443990188">
                <text:p>63.5159443990188</text:p>
                <draw:g>
                  <svg:desc>DATA.L85:DATA.L90</svg:desc>
                </draw:g>
              </table:table-cell>
              <table:table-cell office:value-type="float" office:value="12.0196238757155">
                <text:p>12.0196238757155</text:p>
                <draw:g>
                  <svg:desc>DATA.M85:DATA.M90</svg:desc>
                </draw:g>
              </table:table-cell>
              <table:table-cell office:value-type="float" office:value="1.43908421913328">
                <text:p>1.43908421913328</text:p>
                <draw:g>
                  <svg:desc>DATA.N85:DATA.N90</svg:desc>
                </draw:g>
              </table:table-cell>
              <table:table-cell office:value-type="float" office:value="9.6238757154538">
                <text:p>9.6238757154538</text:p>
                <draw:g>
                  <svg:desc>DATA.O85:DATA.O90</svg:desc>
                </draw:g>
              </table:table-cell>
              <table:table-cell office:value-type="float" office:value="0">
                <text:p>0</text:p>
                <draw:g>
                  <svg:desc>DATA.P85:DATA.P90</svg:desc>
                </draw:g>
              </table:table-cell>
              <table:table-cell office:value-type="float" office:value="2.6982829108749">
                <text:p>2.6982829108749</text:p>
                <draw:g>
                  <svg:desc>DATA.Q85:DATA.Q90</svg:desc>
                </draw:g>
              </table:table-cell>
              <table:table-cell office:value-type="float" office:value="9.61569910057236">
                <text:p>9.61569910057236</text:p>
                <draw:g>
                  <svg:desc>DATA.R85:DATA.R90</svg:desc>
                </draw:g>
              </table:table-cell>
              <table:table-cell office:value-type="float" office:value="1.0874897792314">
                <text:p>1.0874897792314</text:p>
                <draw:g>
                  <svg:desc>DATA.S85:DATA.S90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>
      <style:graphic-properties svg:stroke-color="#2e3436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1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78cm" svg:y="0.613cm" chart:style-name="ch2">
          <text:p>Tablet market share: 2010-2012*</text:p>
        </chart:title>
        <chart:subtitle svg:x="0cm" svg:y="0cm" chart:style-name="ch3">
          <text:p/>
        </chart:subtitle>
        <chart:plot-area chart:style-name="ch4" table:cell-range-address="DATA.J94:DATA.O101 DATA.K93:DATA.O93" chart:data-source-has-labels="both" svg:x="0.327cm" svg:y="2.461cm" svg:width="17.874cm" svg:height="12.646cm">
          <chart:coordinate-region svg:x="1.46cm" svg:y="2.753cm" svg:width="16.567cm" svg:height="11.672cm"/>
          <chart:axis chart:dimension="x" chart:name="primary-x" chart:style-name="ch5" chartooo:axis-type="auto">
            <chartooo:date-scale/>
            <chart:categories table:cell-range-address="DATA.J94:DATA.J101"/>
          </chart:axis>
          <chart:axis chart:dimension="y" chart:name="primary-y" chart:style-name="ch6"/>
          <chart:series chart:style-name="ch7" chart:values-cell-range-address="DATA.K94:DATA.K101" chart:label-cell-address="DATA.K93:DATA.K93" chart:class="chart:line">
            <chart:data-point chart:repeated="8"/>
          </chart:series>
          <chart:series chart:style-name="ch8" chart:values-cell-range-address="DATA.L94:DATA.L101" chart:label-cell-address="DATA.L93:DATA.L93" chart:class="chart:line">
            <chart:data-point chart:repeated="8"/>
          </chart:series>
          <chart:series chart:style-name="ch9" chart:values-cell-range-address="DATA.M94:DATA.M101" chart:label-cell-address="DATA.M93:DATA.M93" chart:class="chart:line">
            <chart:data-point chart:repeated="8"/>
          </chart:series>
          <chart:series chart:style-name="ch10" chart:values-cell-range-address="DATA.N94:DATA.N101" chart:label-cell-address="DATA.N93:DATA.N93" chart:class="chart:line">
            <chart:data-point chart:repeated="8"/>
          </chart:series>
          <chart:series chart:style-name="ch11" chart:values-cell-range-address="DATA.O94:DATA.O101" chart:label-cell-address="DATA.O93:DATA.O93" chart:class="chart:line">
            <chart:data-point chart:repeated="8"/>
          </chart:series>
          <chart:wall chart:style-name="ch12"/>
          <chart:floor chart:style-name="ch13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24cm" svg:height="0.703cm" svg:x="9.459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ad</text:p>
                <draw:g>
                  <svg:desc>DATA.K93:DATA.K93</svg:desc>
                </draw:g>
              </table:table-cell>
              <table:table-cell office:value-type="string">
                <text:p>Android</text:p>
                <draw:g>
                  <svg:desc>DATA.L93:DATA.L93</svg:desc>
                </draw:g>
              </table:table-cell>
              <table:table-cell office:value-type="string">
                <text:p>WebOS</text:p>
                <draw:g>
                  <svg:desc>DATA.M93:DATA.M93</svg:desc>
                </draw:g>
              </table:table-cell>
              <table:table-cell office:value-type="string">
                <text:p>QNX</text:p>
                <draw:g>
                  <svg:desc>DATA.N93:DATA.N93</svg:desc>
                </draw:g>
              </table:table-cell>
              <table:table-cell office:value-type="string">
                <text:p>Windows</text:p>
                <draw:g>
                  <svg:desc>DATA.O93:DATA.O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 Q2</text:p>
                <draw:g>
                  <svg:desc>DATA.J94:DATA.J101</svg:desc>
                </draw:g>
              </table:table-cell>
              <table:table-cell office:value-type="float" office:value="92.8449744463373">
                <text:p>92.8449744463373</text:p>
                <draw:g>
                  <svg:desc>DATA.K94:DATA.K101</svg:desc>
                </draw:g>
              </table:table-cell>
              <table:table-cell office:value-type="float" office:value="7.15502555366268">
                <text:p>7.15502555366268</text:p>
                <draw:g>
                  <svg:desc>DATA.L94:DATA.L101</svg:desc>
                </draw:g>
              </table:table-cell>
              <table:table-cell office:value-type="float" office:value="0">
                <text:p>0</text:p>
                <draw:g>
                  <svg:desc>DATA.M94:DATA.M101</svg:desc>
                </draw:g>
              </table:table-cell>
              <table:table-cell office:value-type="float" office:value="0">
                <text:p>0</text:p>
                <draw:g>
                  <svg:desc>DATA.N94:DATA.N101</svg:desc>
                </draw:g>
              </table:table-cell>
              <table:table-cell office:value-type="float" office:value="0">
                <text:p>0</text:p>
                <draw:g>
                  <svg:desc>DATA.O94:DATA.O101</svg:desc>
                </draw:g>
              </table:table-cell>
            </table:table-row>
            <table:table-row>
              <table:table-cell office:value-type="string">
                <text:p>2010 Q3</text:p>
              </table:table-cell>
              <table:table-cell office:value-type="float" office:value="79.1217111489684">
                <text:p>79.1217111489684</text:p>
              </table:table-cell>
              <table:table-cell office:value-type="float" office:value="20.8782888510316">
                <text:p>20.878288851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Q4</text:p>
              </table:table-cell>
              <table:table-cell office:value-type="float" office:value="83.0550823395798">
                <text:p>83.0550823395798</text:p>
              </table:table-cell>
              <table:table-cell office:value-type="float" office:value="16.9449176604202">
                <text:p>16.9449176604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1</text:p>
              </table:table-cell>
              <table:table-cell office:value-type="float" office:value="78.1445257177133">
                <text:p>78.1445257177133</text:p>
              </table:table-cell>
              <table:table-cell office:value-type="float" office:value="21.8554742822867">
                <text:p>21.855474282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2</text:p>
              </table:table-cell>
              <table:table-cell office:value-type="float" office:value="77.0614992418815">
                <text:p>77.0614992418815</text:p>
              </table:table-cell>
              <table:table-cell office:value-type="float" office:value="18.2323341719846">
                <text:p>18.2323341719846</text:p>
              </table:table-cell>
              <table:table-cell office:value-type="float" office:value="0">
                <text:p>0</text:p>
              </table:table-cell>
              <table:table-cell office:value-type="float" office:value="4.70616658613393">
                <text:p>4.7061665861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3</text:p>
              </table:table-cell>
              <table:table-cell office:value-type="float" office:value="61.760279032052">
                <text:p>61.760279032052</text:p>
              </table:table-cell>
              <table:table-cell office:value-type="float" office:value="33.4751019433383">
                <text:p>33.4751019433383</text:p>
              </table:table-cell>
              <table:table-cell office:value-type="float" office:value="3.42">
                <text:p>3.42</text:p>
              </table:table-cell>
              <table:table-cell office:value-type="float" office:value="1.34461902460969">
                <text:p>1.3446190246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4</text:p>
              </table:table-cell>
              <table:table-cell office:value-type="float" office:value="64.2734558541746">
                <text:p>64.2734558541746</text:p>
              </table:table-cell>
              <table:table-cell office:value-type="float" office:value="35.3099955012746">
                <text:p>35.3099955012746</text:p>
              </table:table-cell>
              <table:table-cell office:value-type="float" office:value="0">
                <text:p>0</text:p>
              </table:table-cell>
              <table:table-cell office:value-type="float" office:value="0.416548644550711">
                <text:p>0.41654864455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 Q1</text:p>
              </table:table-cell>
              <table:table-cell office:value-type="float" office:value="67.816091954023">
                <text:p>67.816091954023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0">
                <text:p>0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>
      <style:graphic-properties svg:stroke-color="#2e3436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2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cm" svg:y="0.561cm" chart:style-name="ch2">
          <text:p>Computers, smartphones, and tablet sales: 1975-2011</text:p>
        </chart:title>
        <chart:subtitle svg:x="0cm" svg:y="0cm" chart:style-name="ch3">
          <text:p/>
        </chart:subtitle>
        <chart:plot-area chart:style-name="ch4" table:cell-range-address="DATA.A6:DATA.A42 DATA.O6:DATA.O42 DATA.AK5:DATA.AK42 DATA.AM5:DATA.AM5 DATA.AL6:DATA.AL42" chart:data-source-has-labels="both" svg:x="-0.343cm" svg:y="1.791cm" svg:width="17.691cm" svg:height="10.695cm">
          <chart:coordinate-region svg:x="2.007cm" svg:y="2.083cm" svg:width="15.182cm" svg:height="9.985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O6:DATA.O42" loext:label-string="&quot;Computers&quot;" chart:class="chart:line">
            <chart:data-point chart:repeated="37"/>
          </chart:series>
          <chart:series chart:style-name="ch8" chart:values-cell-range-address="DATA.AK6:DATA.AK42" chart:label-cell-address="DATA.AK5:DATA.AK5" chart:class="chart:line">
            <chart:data-point chart:repeated="37"/>
          </chart:series>
          <chart:series chart:style-name="ch9" chart:values-cell-range-address="DATA.AL6:DATA.AL42" chart:label-cell-address="DATA.AM5:DATA.AM5" chart:class="chart:line">
            <chart:data-point chart:repeated="37"/>
          </chart:series>
          <chart:wall chart:style-name="ch10"/>
          <chart:floor chart:style-name="ch11"/>
        </chart:plot-area>
        <draw:custom-shape draw:name="TextBox 2" draw:style-name="gr1" draw:text-style-name="P1" svg:width="358.541cm" svg:height="0.673cm" svg:x="6.258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rs</text:p>
              </table:table-cell>
              <table:table-cell office:value-type="string">
                <text:p/>
                <draw:g>
                  <svg:desc>DATA.AK5:DATA.AK5</svg:desc>
                </draw:g>
              </table:table-cell>
              <table:table-cell office:value-type="string">
                <text:p/>
                <draw:g>
                  <svg:desc>DATA.AM5:DATA.A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5">
                <text:p>5</text:p>
                <draw:g>
                  <svg:desc>DATA.O6:DATA.O42</svg:desc>
                </draw:g>
              </table:table-cell>
              <table:table-cell office:value-type="float" office:value="NaN">
                <text:p>NaN</text:p>
                <draw:g>
                  <svg:desc>DATA.AK6:DATA.AK42</svg:desc>
                </draw:g>
              </table:table-cell>
              <table:table-cell office:value-type="float" office:value="NaN">
                <text:p>NaN</text:p>
                <draw:g>
                  <svg:desc>DATA.AL6:DATA.AL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810">
                <text:p>7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200">
                <text:p>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750">
                <text:p>1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800">
                <text:p>2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000">
                <text:p>138000</text:p>
              </table:table-cell>
              <table:table-cell office:value-type="float" office:value="0.3">
                <text:p>0.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8000">
                <text:p>128000</text:p>
              </table:table-cell>
              <table:table-cell office:value-type="float" office:value="3">
                <text:p>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2000">
                <text:p>132000</text:p>
              </table:table-cell>
              <table:table-cell office:value-type="float" office:value="4.23">
                <text:p>4.23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0800">
                <text:p>150800</text:p>
              </table:table-cell>
              <table:table-cell office:value-type="float" office:value="7.4">
                <text:p>7.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6700">
                <text:p>176700</text:p>
              </table:table-cell>
              <table:table-cell office:value-type="float" office:value="15.5">
                <text:p>15.5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6975">
                <text:p>196975</text:p>
              </table:table-cell>
              <table:table-cell office:value-type="float" office:value="46.6">
                <text:p>46.6</text:p>
              </table:table-cell>
              <table:table-cell office:value-type="float" office:value="46600">
                <text:p>466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9211">
                <text:p>239211</text:p>
              </table:table-cell>
              <table:table-cell office:value-type="float" office:value="80">
                <text:p>8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1180">
                <text:p>271180</text:p>
              </table:table-cell>
              <table:table-cell office:value-type="float" office:value="122.3">
                <text:p>122.3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7000">
                <text:p>297000</text:p>
              </table:table-cell>
              <table:table-cell office:value-type="float" office:value="139.3">
                <text:p>139.3</text:p>
              </table:table-cell>
              <table:table-cell office:value-type="float" office:value="139300">
                <text:p>1393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09122">
                <text:p>309122</text:p>
              </table:table-cell>
              <table:table-cell office:value-type="float" office:value="176.7">
                <text:p>176.7</text:p>
              </table:table-cell>
              <table:table-cell office:value-type="float" office:value="176700">
                <text:p>1767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2400">
                <text:p>352400</text:p>
              </table:table-cell>
              <table:table-cell office:value-type="float" office:value="304">
                <text:p>304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3441">
                <text:p>353441</text:p>
              </table:table-cell>
              <table:table-cell office:value-type="float" office:value="472">
                <text:p>472</text:p>
              </table:table-cell>
              <table:table-cell office:value-type="float" office:value="472000">
                <text:p>4720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3cm" svg:height="15.778cm" xlink:href=".." xlink:type="simple" chart:class="chart:line" chart:style-name="ch1">
        <chart:plot-area chart:style-name="ch2" table:cell-range-address="'total growth'.A2:'total growth'.B16" chart:data-source-has-labels="column" svg:x="0.722cm" svg:y="0.468cm" svg:width="24.247cm" svg:height="14.503cm">
          <chart:coordinate-region svg:x="1.529cm" svg:y="0.667cm" svg:width="23.068cm" svg:height="13.657cm"/>
          <chart:axis chart:dimension="x" chart:name="primary-x" chart:style-name="ch3" chartooo:axis-type="auto">
            <chartooo:date-scale/>
            <chart:categories table:cell-range-address="'total growth'.A2:'total growth'.A16"/>
          </chart:axis>
          <chart:axis chart:dimension="y" chart:name="primary-y" chart:style-name="ch4">
            <chart:title svg:x="0cm" svg:y="10.282cm" chart:style-name="ch5">
              <text:p>ventes par milliers d'unités</text:p>
            </chart:title>
            <chart:grid chart:style-name="ch6" chart:class="major"/>
          </chart:axis>
          <chart:series chart:style-name="ch7" chart:values-cell-range-address="'total growth'.B2:'total growth'.B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'total growth'.A2:'total growth'.A16</svg:desc>
                </draw:g>
              </table:table-cell>
              <table:table-cell office:value-type="float" office:value="9">
                <text:p>9</text:p>
                <draw:g>
                  <svg:desc>'total growth'.B2:'total growth'.B16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49cm"/>
      <style:paragraph-properties style:writing-mode="lr-tb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 style:writing-mode="lr-tb">
        <style:tab-stops/>
      </style:paragraph-properties>
      <style:text-properties fo:font-family="'Liberation Sans'" style:font-style-name="Regular" style:font-family-generic="swiss" style:font-pitch="variable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style:font-size-asian="24pt" style:font-size-complex="24pt"/>
    </style:style>
  </office:automatic-styles>
  <office:body>
    <office:chart>
      <chart:chart svg:width="15.996cm" svg:height="9.005cm" xlink:href=".." xlink:type="simple" chart:class="chart:line" chart:style-name="ch1">
        <chart:plot-area chart:style-name="ch2" table:cell-range-address="share.A2:share.C16 share.B1:share.C1" chart:data-source-has-labels="both" svg:x="0.667cm" svg:y="0.179cm" svg:width="14.824cm" svg:height="8.645cm">
          <chart:coordinate-region svg:x="1.897cm" svg:y="0.379cm" svg:width="13.222cm" svg:height="7.798cm"/>
          <chart:axis chart:dimension="x" chart:name="primary-x" chart:style-name="ch3" chartooo:axis-type="auto">
            <chartooo:date-scale/>
            <chart:categories table:cell-range-address="share.A2:share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are.B2:share.B16" chart:label-cell-address="share.B1:share.B1" chart:class="chart:line">
            <chart:data-point chart:repeated="15"/>
          </chart:series>
          <chart:series chart:style-name="ch7" chart:values-cell-range-address="share.C2:share.C16" chart:label-cell-address="share.C1:share.C1" chart:class="chart:line">
            <chart:data-point chart:repeated="15"/>
          </chart:series>
          <chart:wall chart:style-name="ch8"/>
          <chart:floor chart:style-name="ch9"/>
        </chart:plot-area>
        <draw:frame draw:style-name="gr1" draw:text-style-name="P2" svg:width="2.579cm" svg:height="0.57cm" svg:x="7.079cm" svg:y="6.969cm">
          <draw:text-box>
            <text:p text:style-name="P1"><text:span text:style-name="T1">Macintosh</text:span></text:p>
          </draw:text-box>
        </draw:frame>
        <draw:frame draw:style-name="gr2" draw:text-style-name="P3" svg:width="3.088cm" svg:height="0.849cm" svg:x="4.607cm" svg:y="2.956cm">
          <draw:text-box>
            <text:p><text:span text:style-name="T1">Compatible P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intosh</text:p>
                <draw:g>
                  <svg:desc>share.B1:share.B1</svg:desc>
                </draw:g>
              </table:table-cell>
              <table:table-cell office:value-type="string">
                <text:p>PC</text:p>
                <draw:g>
                  <svg:desc>share.C1:share.C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1</text:p>
                <draw:g>
                  <svg:desc>share.A2:share.A16</svg:desc>
                </draw:g>
              </table:table-cell>
              <table:table-cell office:value-type="float" office:value="NaN">
                <text:p>NaN</text:p>
                <draw:g>
                  <svg:desc>share.B2:share.B16</svg:desc>
                </draw:g>
              </table:table-cell>
              <table:table-cell office:value-type="float" office:value="0.0201149425287356">
                <text:p>0.0201149425287356</text:p>
                <draw:g>
                  <svg:desc>share.C2:share.C16</svg:desc>
                </draw:g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.0703812316715543">
                <text:p>0.070381231671554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.239852398523985">
                <text:p>0.23985239852398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570377184912604">
                <text:p>0.0570377184912604</text:p>
              </table:table-cell>
              <table:table-cell office:value-type="float" office:value="0.306654400490647">
                <text:p>0.3066544004906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256081946222791">
                <text:p>0.0256081946222791</text:p>
              </table:table-cell>
              <table:table-cell office:value-type="float" office:value="0.473751600512164">
                <text:p>0.47375160051216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41304347826087">
                <text:p>0.041304347826087</text:p>
              </table:table-cell>
              <table:table-cell office:value-type="float" office:value="0.545652173913043">
                <text:p>0.545652173913043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585861215987502">
                <text:p>0.0585861215987502</text:p>
              </table:table-cell>
              <table:table-cell office:value-type="float" office:value="0.774638718916808">
                <text:p>0.77463871891680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516141141141141">
                <text:p>0.0516141141141141</text:p>
              </table:table-cell>
              <table:table-cell office:value-type="float" office:value="0.82347972972973">
                <text:p>0.8234797297297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640394088669951">
                <text:p>0.0640394088669951</text:p>
              </table:table-cell>
              <table:table-cell office:value-type="float" office:value="0.829458128078818">
                <text:p>0.82945812807881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755853018372703">
                <text:p>0.75585301837270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14468864468864">
                <text:p>0.114468864468864</text:p>
              </table:table-cell>
              <table:table-cell office:value-type="float" office:value="0.837912087912088">
                <text:p>0.83791208791208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0484511517077">
                <text:p>0.10484511517077</text:p>
              </table:table-cell>
              <table:table-cell office:value-type="float" office:value="0.881652104845115">
                <text:p>0.88165210484511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25700365408039">
                <text:p>0.0925700365408039</text:p>
              </table:table-cell>
              <table:table-cell office:value-type="float" office:value="0.906211936662607">
                <text:p>0.90621193666260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823308420926422">
                <text:p>0.0823308420926422</text:p>
              </table:table-cell>
              <table:table-cell office:value-type="float" office:value="0.916829862915151">
                <text:p>0.91682986291515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0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7.999cm" svg:y="2.248cm" style:legend-expansion="custom" svg:width="5.326cm" svg:height="7.761cm" style:legend-expansion-aspect-ratio="0.686251771678907" chart:style-name="ch3"/>
        <chart:plot-area chart:style-name="ch4" table:cell-range-address="DATA.A13:DATA.E20 DATA.B5:DATA.E5 DATA.G5:DATA.K5 DATA.G13:DATA.K20 DATA.M5:DATA.M5 DATA.M13:DATA.M20" chart:data-source-has-labels="both" svg:x="0.547cm" svg:y="0.52cm" svg:width="17.976cm" svg:height="12.162cm">
          <chart:coordinate-region svg:x="2.386cm" svg:y="0.852cm" svg:width="15.5cm" svg:height="10.919cm"/>
          <chart:axis chart:dimension="x" chart:name="primary-x" chart:style-name="ch5" chartooo:axis-type="auto">
            <chartooo:date-scale/>
            <chart:categories table:cell-range-address="DATA.A13:DATA.A20"/>
          </chart:axis>
          <chart:axis chart:dimension="y" chart:name="primary-y" chart:style-name="ch6">
            <chart:grid chart:class="major"/>
          </chart:axis>
          <chart:series chart:style-name="ch7" chart:values-cell-range-address="DATA.B13:DATA.B20" chart:label-cell-address="DATA.B5:DATA.B5" chart:class="chart:area">
            <chart:data-point chart:repeated="8"/>
          </chart:series>
          <chart:series chart:style-name="ch8" chart:values-cell-range-address="DATA.C13:DATA.C20" chart:label-cell-address="DATA.C5:DATA.C5" chart:class="chart:area">
            <chart:data-point chart:repeated="8"/>
          </chart:series>
          <chart:series chart:style-name="ch9" chart:values-cell-range-address="DATA.D13:DATA.D20" chart:label-cell-address="DATA.D5:DATA.D5" chart:class="chart:area">
            <chart:data-point chart:repeated="8"/>
          </chart:series>
          <chart:series chart:style-name="ch10" chart:values-cell-range-address="DATA.E13:DATA.E20" chart:label-cell-address="DATA.E5:DATA.E5" chart:class="chart:area">
            <chart:data-point chart:repeated="8"/>
          </chart:series>
          <chart:series chart:style-name="ch11" chart:values-cell-range-address="DATA.G13:DATA.G20" chart:label-cell-address="DATA.G5:DATA.G5" chart:class="chart:area">
            <chart:data-point chart:repeated="8"/>
          </chart:series>
          <chart:series chart:style-name="ch12" chart:values-cell-range-address="DATA.H13:DATA.H20" chart:label-cell-address="DATA.H5:DATA.H5" chart:class="chart:area">
            <chart:data-point chart:repeated="8"/>
          </chart:series>
          <chart:series chart:style-name="ch13" chart:values-cell-range-address="DATA.I13:DATA.I20" chart:label-cell-address="DATA.I5:DATA.I5" chart:class="chart:area">
            <chart:data-point chart:repeated="8"/>
          </chart:series>
          <chart:series chart:style-name="ch14" chart:values-cell-range-address="DATA.J13:DATA.J20" chart:label-cell-address="DATA.J5:DATA.J5" chart:class="chart:area">
            <chart:data-point chart:repeated="8"/>
          </chart:series>
          <chart:series chart:style-name="ch15" chart:values-cell-range-address="DATA.K13:DATA.K20" chart:label-cell-address="DATA.K5:DATA.K5" chart:class="chart:area">
            <chart:data-point chart:repeated="8"/>
          </chart:series>
          <chart:series chart:style-name="ch16" chart:values-cell-range-address="DATA.M13:DATA.M20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2">
                <text:p>1982</text:p>
                <draw:g>
                  <svg:desc>DATA.A13:DATA.A20</svg:desc>
                </draw:g>
              </table:table-cell>
              <table:table-cell office:value-type="float" office:value="240">
                <text:p>240</text:p>
                <draw:g>
                  <svg:desc>DATA.B13:DATA.B20</svg:desc>
                </draw:g>
              </table:table-cell>
              <table:table-cell office:value-type="float" office:value="279">
                <text:p>279</text:p>
                <draw:g>
                  <svg:desc>DATA.C13:DATA.C20</svg:desc>
                </draw:g>
              </table:table-cell>
              <table:table-cell office:value-type="float" office:value="0">
                <text:p>0</text:p>
                <draw:g>
                  <svg:desc>DATA.D13:DATA.D20</svg:desc>
                </draw:g>
              </table:table-cell>
              <table:table-cell office:value-type="float" office:value="0">
                <text:p>0</text:p>
                <draw:g>
                  <svg:desc>DATA.E13:DATA.E20</svg:desc>
                </draw:g>
              </table:table-cell>
              <table:table-cell office:value-type="float" office:value="600">
                <text:p>600</text:p>
                <draw:g>
                  <svg:desc>DATA.G13:DATA.G20</svg:desc>
                </draw:g>
              </table:table-cell>
              <table:table-cell office:value-type="float" office:value="0">
                <text:p>0</text:p>
                <draw:g>
                  <svg:desc>DATA.H13:DATA.H20</svg:desc>
                </draw:g>
              </table:table-cell>
              <table:table-cell office:value-type="float" office:value="200">
                <text:p>200</text:p>
                <draw:g>
                  <svg:desc>DATA.I13:DATA.I20</svg:desc>
                </draw:g>
              </table:table-cell>
              <table:table-cell office:value-type="float" office:value="300">
                <text:p>300</text:p>
                <draw:g>
                  <svg:desc>DATA.J13:DATA.J20</svg:desc>
                </draw:g>
              </table:table-cell>
              <table:table-cell office:value-type="float" office:value="0">
                <text:p>0</text:p>
                <draw:g>
                  <svg:desc>DATA.K13:DATA.K20</svg:desc>
                </draw:g>
              </table:table-cell>
              <table:table-cell office:value-type="float" office:value="1181">
                <text:p>1181</text:p>
                <draw:g>
                  <svg:desc>DATA.M13:DATA.M20</svg:desc>
                </draw:g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36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8.055cm" svg:y="3.388cm" style:legend-expansion="custom" svg:width="5.291cm" svg:height="5.432cm" style:legend-expansion-aspect-ratio="0.974042709867452" chart:style-name="ch3"/>
        <chart:plot-area chart:style-name="ch4" table:cell-range-address="DATA.A21:DATA.E26 DATA.B5:DATA.E5 DATA.G5:DATA.K5 DATA.G21:DATA.K26 DATA.M5:DATA.M5 DATA.M21:DATA.M26" chart:data-source-has-labels="both" svg:x="0.548cm" svg:y="0.521cm" svg:width="18.02cm" svg:height="12.161cm">
          <chart:coordinate-region svg:x="2.387cm" svg:y="0.852cm" svg:width="15.544cm" svg:height="10.919cm"/>
          <chart:axis chart:dimension="x" chart:name="primary-x" chart:style-name="ch5" chartooo:axis-type="auto">
            <chartooo:date-scale/>
            <chart:categories table:cell-range-address="DATA.A21:DATA.A26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6" chart:label-cell-address="DATA.B5:DATA.B5" chart:class="chart:area">
            <chart:data-point chart:repeated="6"/>
          </chart:series>
          <chart:series chart:style-name="ch8" chart:values-cell-range-address="DATA.C21:DATA.C26" chart:label-cell-address="DATA.C5:DATA.C5" chart:class="chart:area">
            <chart:data-point chart:repeated="6"/>
          </chart:series>
          <chart:series chart:style-name="ch9" chart:values-cell-range-address="DATA.D21:DATA.D26" chart:label-cell-address="DATA.D5:DATA.D5" chart:class="chart:area">
            <chart:data-point chart:repeated="6"/>
          </chart:series>
          <chart:series chart:style-name="ch10" chart:values-cell-range-address="DATA.E21:DATA.E26" chart:label-cell-address="DATA.E5:DATA.E5" chart:class="chart:area">
            <chart:data-point chart:repeated="6"/>
          </chart:series>
          <chart:series chart:style-name="ch11" chart:values-cell-range-address="DATA.G21:DATA.G26" loext:hide-legend="true" chart:label-cell-address="DATA.G5:DATA.G5" chart:class="chart:area">
            <chart:data-point chart:repeated="6"/>
          </chart:series>
          <chart:series chart:style-name="ch12" chart:values-cell-range-address="DATA.H21:DATA.H26" chart:label-cell-address="DATA.H5:DATA.H5" chart:class="chart:area">
            <chart:data-point chart:repeated="6"/>
          </chart:series>
          <chart:series chart:style-name="ch13" chart:values-cell-range-address="DATA.I21:DATA.I26" chart:label-cell-address="DATA.I5:DATA.I5" chart:class="chart:area">
            <chart:data-point chart:repeated="6"/>
          </chart:series>
          <chart:series chart:style-name="ch14" chart:values-cell-range-address="DATA.J21:DATA.J26" loext:hide-legend="true" chart:label-cell-address="DATA.J5:DATA.J5" chart:class="chart:area">
            <chart:data-point chart:repeated="6"/>
          </chart:series>
          <chart:series chart:style-name="ch15" chart:values-cell-range-address="DATA.K21:DATA.K26" chart:label-cell-address="DATA.K5:DATA.K5" chart:class="chart:area">
            <chart:data-point chart:repeated="6"/>
          </chart:series>
          <chart:series chart:style-name="ch16" chart:values-cell-range-address="DATA.M21:DATA.M26" loext:hide-legend="true" chart:label-cell-address="DATA.M5:DATA.M5" chart:class="chart:area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6</svg:desc>
                </draw:g>
              </table:table-cell>
              <table:table-cell office:value-type="float" office:value="16838">
                <text:p>16838</text:p>
                <draw:g>
                  <svg:desc>DATA.B21:DATA.B26</svg:desc>
                </draw:g>
              </table:table-cell>
              <table:table-cell office:value-type="float" office:value="100">
                <text:p>100</text:p>
                <draw:g>
                  <svg:desc>DATA.C21:DATA.C26</svg:desc>
                </draw:g>
              </table:table-cell>
              <table:table-cell office:value-type="float" office:value="1300">
                <text:p>1300</text:p>
                <draw:g>
                  <svg:desc>DATA.D21:DATA.D26</svg:desc>
                </draw:g>
              </table:table-cell>
              <table:table-cell office:value-type="float" office:value="750">
                <text:p>750</text:p>
                <draw:g>
                  <svg:desc>DATA.E21:DATA.E26</svg:desc>
                </draw:g>
              </table:table-cell>
              <table:table-cell office:value-type="float" office:value="0">
                <text:p>0</text:p>
                <draw:g>
                  <svg:desc>DATA.G21:DATA.G26</svg:desc>
                </draw:g>
              </table:table-cell>
              <table:table-cell office:value-type="float" office:value="300">
                <text:p>300</text:p>
                <draw:g>
                  <svg:desc>DATA.H21:DATA.H26</svg:desc>
                </draw:g>
              </table:table-cell>
              <table:table-cell office:value-type="float" office:value="700">
                <text:p>700</text:p>
                <draw:g>
                  <svg:desc>DATA.I21:DATA.I26</svg:desc>
                </draw:g>
              </table:table-cell>
              <table:table-cell office:value-type="float" office:value="0">
                <text:p>0</text:p>
                <draw:g>
                  <svg:desc>DATA.J21:DATA.J26</svg:desc>
                </draw:g>
              </table:table-cell>
              <table:table-cell office:value-type="float" office:value="12">
                <text:p>12</text:p>
                <draw:g>
                  <svg:desc>DATA.K21:DATA.K26</svg:desc>
                </draw:g>
              </table:table-cell>
              <table:table-cell office:value-type="float" office:value="0">
                <text:p>0</text:p>
                <draw:g>
                  <svg:desc>DATA.M21:DATA.M26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75pt" style:font-size-asian="13.75pt" style:font-family-complex="Arial" style:font-size-complex="13.7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4"/>
      <style:text-properties fo:color="#000000" fo:font-family="Arial" fo:font-size="16.25pt" style:font-size-asian="16.25pt" style:font-family-complex="Arial" style:font-size-complex="16.25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6.25pt" style:font-size-asian="16.25pt" style:font-family-complex="Arial" style:font-size-complex="16.25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0000d4" draw:fill-color="#0000d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006411" draw:fill-color="#006411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3.753cm" svg:height="12.675cm" xlink:href=".." xlink:type="simple" chart:class="chart:line" chart:style-name="ch1">
        <chart:subtitle svg:x="0cm" svg:y="0cm" chart:style-name="ch2">
          <text:p/>
        </chart:subtitle>
        <chart:legend chart:legend-position="end" svg:x="18.306cm" svg:y="3.698cm" style:legend-expansion="custom" svg:width="4.974cm" svg:height="3.704cm" style:legend-expansion-aspect-ratio="1.34287257019438" chart:style-name="ch3"/>
        <chart:plot-area chart:style-name="ch4" table:cell-range-address="DATA.A6:DATA.A34 DATA.R5:DATA.R42 DATA.S5:DATA.U35 DATA.W5:DATA.W35" chart:data-source-has-labels="both" svg:x="0.552cm" svg:y="0.521cm" svg:width="18.23cm" svg:height="11.871cm">
          <chart:coordinate-region svg:x="2.443cm" svg:y="0.852cm" svg:width="16.339cm" svg:height="9.874cm"/>
          <chart:axis chart:dimension="x" chart:name="primary-x" chart:style-name="ch5" chartooo:axis-type="auto">
            <chartooo:date-scale/>
            <chart:categories table:cell-range-address="DATA.A6:DATA.A34"/>
          </chart:axis>
          <chart:axis chart:dimension="y" chart:name="primary-y" chart:style-name="ch6">
            <chart:grid chart:class="major"/>
          </chart:axis>
          <chart:series chart:style-name="ch7" chart:values-cell-range-address="DATA.R6:DATA.R42" chart:label-cell-address="DATA.R5:DATA.R5" chart:class="chart:line">
            <chart:data-point chart:repeated="37"/>
          </chart:series>
          <chart:series chart:style-name="ch8" chart:values-cell-range-address="DATA.S6:DATA.S35" chart:label-cell-address="DATA.S5:DATA.S5" chart:class="chart:line">
            <chart:data-point chart:repeated="30"/>
          </chart:series>
          <chart:series chart:style-name="ch9" chart:values-cell-range-address="DATA.T6:DATA.T35" chart:label-cell-address="DATA.T5:DATA.T5" chart:class="chart:line">
            <chart:data-point chart:repeated="30"/>
          </chart:series>
          <chart:series chart:style-name="ch10" chart:values-cell-range-address="DATA.U6:DATA.U35" chart:label-cell-address="DATA.U5:DATA.U5" chart:class="chart:line">
            <chart:data-point chart:repeated="30"/>
          </chart:series>
          <chart:series chart:style-name="ch11" chart:values-cell-range-address="DATA.W6:DATA.W35" chart:label-cell-address="DATA.W5:DATA.W5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R5:DATA.R5</svg:desc>
                </draw:g>
              </table:table-cell>
              <table:table-cell office:value-type="string">
                <text:p>Mac share</text:p>
                <draw:g>
                  <svg:desc>DATA.S5:DATA.S5</svg:desc>
                </draw:g>
              </table:table-cell>
              <table:table-cell office:value-type="string">
                <text:p>Amiga share</text:p>
                <draw:g>
                  <svg:desc>DATA.T5:DATA.T5</svg:desc>
                </draw:g>
              </table:table-cell>
              <table:table-cell office:value-type="string">
                <text:p>PC Share</text:p>
                <draw:g>
                  <svg:desc>DATA.U5:DATA.U5</svg:desc>
                </draw:g>
              </table:table-cell>
              <table:table-cell office:value-type="string">
                <text:p>Apple II</text:p>
                <draw:g>
                  <svg:desc>DATA.W5:DATA.W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4</svg:desc>
                </draw:g>
              </table:table-cell>
              <table:table-cell office:value-type="float" office:value="NaN">
                <text:p>NaN</text:p>
                <draw:g>
                  <svg:desc>DATA.R6:DATA.R42</svg:desc>
                </draw:g>
              </table:table-cell>
              <table:table-cell office:value-type="float" office:value="NaN">
                <text:p>NaN</text:p>
                <draw:g>
                  <svg:desc>DATA.S6:DATA.S35</svg:desc>
                </draw:g>
              </table:table-cell>
              <table:table-cell office:value-type="float" office:value="NaN">
                <text:p>NaN</text:p>
                <draw:g>
                  <svg:desc>DATA.T6:DATA.T35</svg:desc>
                </draw:g>
              </table:table-cell>
              <table:table-cell office:value-type="float" office:value="NaN">
                <text:p>NaN</text:p>
                <draw:g>
                  <svg:desc>DATA.U6:DATA.U35</svg:desc>
                </draw:g>
              </table:table-cell>
              <table:table-cell office:value-type="float" office:value="NaN">
                <text:p>NaN</text:p>
                <draw:g>
                  <svg:desc>DATA.W6:DATA.W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573643410853">
                <text:p>0.029457364341085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734806629834">
                <text:p>0.10773480662983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996428571428571">
                <text:p>0.099642857142857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852398523985">
                <text:p>0.239852398523985</text:p>
              </table:table-cell>
              <table:table-cell office:value-type="float" office:value="0.0774907749077491">
                <text:p>0.0774907749077491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306654400490647">
                <text:p>0.306654400490647</text:p>
              </table:table-cell>
              <table:table-cell office:value-type="float" office:value="0.153327200245324">
                <text:p>0.153327200245324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128040973111396">
                <text:p>0.0128040973111396</text:p>
              </table:table-cell>
              <table:table-cell office:value-type="float" office:value="0.473751600512164">
                <text:p>0.473751600512164</text:p>
              </table:table-cell>
              <table:table-cell office:value-type="float" office:value="0.115236875800256">
                <text:p>0.11523687580025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557777777777778">
                <text:p>0.557777777777778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326086956521739">
                <text:p>0.0326086956521739</text:p>
              </table:table-cell>
              <table:table-cell office:value-type="float" office:value="0.646739130434783">
                <text:p>0.646739130434783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8419">
                <text:p>0.841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0.0552">
                <text:p>0.0552</text:p>
              </table:table-cell>
              <table:table-cell office:value-type="float" office:value="0.767946666666667">
                <text:p>0.767946666666667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1875">
                <text:p>0.01875</text:p>
              </table:table-cell>
              <table:table-cell office:value-type="float" office:value="0.879807692307692">
                <text:p>0.879807692307692</text:p>
              </table:table-cell>
              <table:table-cell office:value-type="float" office:value="0.00480769230769231">
                <text:p>0.0048076923076923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0499194847020934">
                <text:p>0.00499194847020934</text:p>
              </table:table-cell>
              <table:table-cell office:value-type="float" office:value="0.893719806763285">
                <text:p>0.893719806763285</text:p>
              </table:table-cell>
              <table:table-cell office:value-type="float" office:value="0.000966183574879227">
                <text:p>0.0009661835748792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0.00121951219512195">
                <text:p>0.00121951219512195</text:p>
              </table:table-cell>
              <table:table-cell office:value-type="float" office:value="0.907317073170732">
                <text:p>0.907317073170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0084">
                <text:p>0.00084</text:p>
              </table:table-cell>
              <table:table-cell office:value-type="float" office:value="0.9176">
                <text:p>0.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0.956564102564103">
                <text:p>0.956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0.968074074074074">
                <text:p>0.9680740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0.03072">
                <text:p>0.03072</text:p>
              </table:table-cell>
              <table:table-cell office:value-type="float" office:value="NaN">
                <text:p>NaN</text:p>
              </table:table-cell>
              <table:table-cell office:value-type="float" office:value="0.96928">
                <text:p>0.96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323416666666667">
                <text:p>0.0323416666666667</text:p>
              </table:table-cell>
              <table:table-cell office:value-type="float" office:value="NaN">
                <text:p>NaN</text:p>
              </table:table-cell>
              <table:table-cell office:value-type="float" office:value="0.967658333333333">
                <text:p>0.9676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0278260869565217">
                <text:p>0.0278260869565217</text:p>
              </table:table-cell>
              <table:table-cell office:value-type="float" office:value="NaN">
                <text:p>NaN</text:p>
              </table:table-cell>
              <table:table-cell office:value-type="float" office:value="0.972173913043478">
                <text:p>0.97217391304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0.024796875">
                <text:p>0.024796875</text:p>
              </table:table-cell>
              <table:table-cell office:value-type="float" office:value="NaN">
                <text:p>NaN</text:p>
              </table:table-cell>
              <table:table-cell office:value-type="float" office:value="0.975203125">
                <text:p>0.975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0.023469696969697">
                <text:p>0.023469696969697</text:p>
              </table:table-cell>
              <table:table-cell office:value-type="float" office:value="NaN">
                <text:p>NaN</text:p>
              </table:table-cell>
              <table:table-cell office:value-type="float" office:value="0.976530303030303">
                <text:p>0.97653030303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0.0205437665782493">
                <text:p>0.0205437665782493</text:p>
              </table:table-cell>
              <table:table-cell office:value-type="float" office:value="NaN">
                <text:p>NaN</text:p>
              </table:table-cell>
              <table:table-cell office:value-type="float" office:value="0.979456233421751">
                <text:p>0.97945623342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98471986417657">
                <text:p>0.0198471986417657</text:p>
              </table:table-cell>
              <table:table-cell office:value-type="float" office:value="NaN">
                <text:p>NaN</text:p>
              </table:table-cell>
              <table:table-cell office:value-type="float" office:value="0.980152801358234">
                <text:p>0.980152801358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8cm" xlink:href=".." xlink:type="simple" chart:class="chart:area" chart:column-mapping="0 1 2 3 4 5 6 7 8 10 9" chart:style-name="ch1">
        <chart:subtitle svg:x="0cm" svg:y="0cm" chart:style-name="ch2">
          <text:p/>
        </chart:subtitle>
        <chart:legend chart:legend-position="end" svg:x="23.66cm" svg:y="4.187cm" style:legend-expansion="custom" svg:width="5.15cm" svg:height="3.88cm" style:legend-expansion-aspect-ratio="1.32731958762887" chart:style-name="ch3"/>
        <chart:plot-area chart:style-name="ch4" table:cell-range-address="DATA.A8:DATA.E11 DATA.B5:DATA.E5 DATA.G5:DATA.M5 DATA.G8:DATA.M11" chart:data-source-has-labels="both" svg:x="0.293cm" svg:y="0.535cm" svg:width="23.523cm" svg:height="12.198cm">
          <chart:coordinate-region svg:x="1.814cm" svg:y="0.866cm" svg:width="21.365cm" svg:height="10.956cm"/>
          <chart:axis chart:dimension="x" chart:name="primary-x" chart:style-name="ch5" chartooo:axis-type="auto">
            <chartooo:date-scale/>
            <chart:categories table:cell-range-address="DATA.A8:DATA.A11"/>
          </chart:axis>
          <chart:axis chart:dimension="y" chart:name="primary-y" chart:style-name="ch6">
            <chart:grid chart:class="major"/>
          </chart:axis>
          <chart:series chart:style-name="ch7" chart:values-cell-range-address="DATA.B8:DATA.B11" loext:hide-legend="true" chart:label-cell-address="DATA.B5:DATA.B5" chart:class="chart:area">
            <chart:data-point chart:repeated="4"/>
          </chart:series>
          <chart:series chart:style-name="ch8" chart:values-cell-range-address="DATA.C8:DATA.C11" chart:label-cell-address="DATA.C5:DATA.C5" chart:class="chart:area">
            <chart:data-point chart:repeated="4"/>
          </chart:series>
          <chart:series chart:style-name="ch9" chart:values-cell-range-address="DATA.D8:DATA.D11" loext:hide-legend="true" chart:label-cell-address="DATA.D5:DATA.D5" chart:class="chart:area">
            <chart:data-point chart:repeated="4"/>
          </chart:series>
          <chart:series chart:style-name="ch10" chart:values-cell-range-address="DATA.E8:DATA.E11" loext:hide-legend="true" chart:label-cell-address="DATA.E5:DATA.E5" chart:class="chart:area">
            <chart:data-point chart:repeated="4"/>
          </chart:series>
          <chart:series chart:style-name="ch11" chart:values-cell-range-address="DATA.G8:DATA.G11" chart:label-cell-address="DATA.G5:DATA.G5" chart:class="chart:area">
            <chart:data-point chart:repeated="4"/>
          </chart:series>
          <chart:series chart:style-name="ch12" chart:values-cell-range-address="DATA.H8:DATA.H11" loext:hide-legend="true" chart:label-cell-address="DATA.H5:DATA.H5" chart:class="chart:area">
            <chart:data-point chart:repeated="4"/>
          </chart:series>
          <chart:series chart:style-name="ch13" chart:values-cell-range-address="DATA.I8:DATA.I11" loext:hide-legend="true" chart:label-cell-address="DATA.I5:DATA.I5" chart:class="chart:area">
            <chart:data-point chart:repeated="4"/>
          </chart:series>
          <chart:series chart:style-name="ch14" chart:values-cell-range-address="DATA.J8:DATA.J11" chart:label-cell-address="DATA.J5:DATA.J5" chart:class="chart:area">
            <chart:data-point chart:repeated="4"/>
          </chart:series>
          <chart:series chart:style-name="ch15" chart:values-cell-range-address="DATA.K8:DATA.K11" loext:hide-legend="true" chart:label-cell-address="DATA.K5:DATA.K5" chart:class="chart:area">
            <chart:data-point chart:repeated="4"/>
          </chart:series>
          <chart:series chart:style-name="ch16" chart:values-cell-range-address="DATA.M8:DATA.M11" chart:label-cell-address="DATA.M5:DATA.M5" chart:class="chart:area">
            <chart:data-point chart:repeated="4"/>
          </chart:series>
          <chart:series chart:style-name="ch12" chart:values-cell-range-address="DATA.L8:DATA.L11" chart:label-cell-address="DATA.L5:DATA.L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77</text:p>
                <draw:g>
                  <svg:desc>DATA.A8:DATA.A11</svg:desc>
                </draw:g>
              </table:table-cell>
              <table:table-cell office:value-type="float" office:value="0">
                <text:p>0</text:p>
                <draw:g>
                  <svg:desc>DATA.B8:DATA.B11</svg:desc>
                </draw:g>
              </table:table-cell>
              <table:table-cell office:value-type="float" office:value="0.6">
                <text:p>0.6</text:p>
                <draw:g>
                  <svg:desc>DATA.C8:DATA.C11</svg:desc>
                </draw:g>
              </table:table-cell>
              <table:table-cell office:value-type="float" office:value="0">
                <text:p>0</text:p>
                <draw:g>
                  <svg:desc>DATA.D8:DATA.D11</svg:desc>
                </draw:g>
              </table:table-cell>
              <table:table-cell office:value-type="float" office:value="0">
                <text:p>0</text:p>
                <draw:g>
                  <svg:desc>DATA.E8:DATA.E11</svg:desc>
                </draw:g>
              </table:table-cell>
              <table:table-cell office:value-type="float" office:value="0">
                <text:p>0</text:p>
                <draw:g>
                  <svg:desc>DATA.G8:DATA.G11</svg:desc>
                </draw:g>
              </table:table-cell>
              <table:table-cell office:value-type="float" office:value="0">
                <text:p>0</text:p>
                <draw:g>
                  <svg:desc>DATA.H8:DATA.H11</svg:desc>
                </draw:g>
              </table:table-cell>
              <table:table-cell office:value-type="float" office:value="0">
                <text:p>0</text:p>
                <draw:g>
                  <svg:desc>DATA.I8:DATA.I11</svg:desc>
                </draw:g>
              </table:table-cell>
              <table:table-cell office:value-type="float" office:value="100">
                <text:p>100</text:p>
                <draw:g>
                  <svg:desc>DATA.J8:DATA.J11</svg:desc>
                </draw:g>
              </table:table-cell>
              <table:table-cell office:value-type="float" office:value="0">
                <text:p>0</text:p>
                <draw:g>
                  <svg:desc>DATA.K8:DATA.K11</svg:desc>
                </draw:g>
              </table:table-cell>
              <table:table-cell office:value-type="float" office:value="50">
                <text:p>50</text:p>
                <draw:g>
                  <svg:desc>DATA.M8:DATA.M11</svg:desc>
                </draw:g>
              </table:table-cell>
              <table:table-cell office:value-type="float" office:value="4">
                <text:p>4</text:p>
                <draw:g>
                  <svg:desc>DATA.L8:DATA.L11</svg:desc>
                </draw:g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8cm" svg:height="13.018cm" xlink:href=".." xlink:type="simple" chart:class="chart:area" chart:style-name="ch1">
        <chart:subtitle svg:x="0cm" svg:y="0cm" chart:style-name="ch2">
          <text:p/>
        </chart:subtitle>
        <chart:legend chart:legend-position="end" svg:x="22.608cm" svg:y="3.048cm" style:legend-expansion="custom" svg:width="6.173cm" svg:height="6.208cm" style:legend-expansion-aspect-ratio="0.994362113402062" chart:style-name="ch3"/>
        <chart:plot-area chart:style-name="ch4" table:cell-range-address="DATA.A11:DATA.E15 DATA.B5:DATA.E5 DATA.G5:DATA.K5 DATA.G11:DATA.K15 DATA.M5:DATA.M5 DATA.M11:DATA.M15" chart:data-source-has-labels="both" svg:x="0.611cm" svg:y="0.535cm" svg:width="22.588cm" svg:height="12.198cm">
          <chart:coordinate-region svg:x="2.132cm" svg:y="0.866cm" svg:width="20.43cm" svg:height="10.956cm"/>
          <chart:axis chart:dimension="x" chart:name="primary-x" chart:style-name="ch5" chartooo:axis-type="auto">
            <chartooo:date-scale/>
            <chart:categories table:cell-range-address="DATA.A11:DATA.A15"/>
          </chart:axis>
          <chart:axis chart:dimension="y" chart:name="primary-y" chart:style-name="ch6">
            <chart:grid chart:class="major"/>
          </chart:axis>
          <chart:series chart:style-name="ch7" chart:values-cell-range-address="DATA.B11:DATA.B15" chart:label-cell-address="DATA.B5:DATA.B5" chart:class="chart:area">
            <chart:data-point chart:repeated="5"/>
          </chart:series>
          <chart:series chart:style-name="ch8" chart:values-cell-range-address="DATA.C11:DATA.C15" chart:label-cell-address="DATA.C5:DATA.C5" chart:class="chart:area">
            <chart:data-point chart:repeated="5"/>
          </chart:series>
          <chart:series chart:style-name="ch9" chart:values-cell-range-address="DATA.D11:DATA.D15" chart:label-cell-address="DATA.D5:DATA.D5" chart:class="chart:area">
            <chart:data-point chart:repeated="5"/>
          </chart:series>
          <chart:series chart:style-name="ch10" chart:values-cell-range-address="DATA.E11:DATA.E15" loext:hide-legend="true" chart:label-cell-address="DATA.E5:DATA.E5" chart:class="chart:area">
            <chart:data-point chart:repeated="5"/>
          </chart:series>
          <chart:series chart:style-name="ch11" chart:values-cell-range-address="DATA.G11:DATA.G15" chart:label-cell-address="DATA.G5:DATA.G5" chart:class="chart:area">
            <chart:data-point chart:repeated="5"/>
          </chart:series>
          <chart:series chart:style-name="ch12" chart:values-cell-range-address="DATA.H11:DATA.H15" chart:label-cell-address="DATA.H5:DATA.H5" chart:class="chart:area">
            <chart:data-point chart:repeated="5"/>
          </chart:series>
          <chart:series chart:style-name="ch13" chart:values-cell-range-address="DATA.I11:DATA.I15" chart:label-cell-address="DATA.I5:DATA.I5" chart:class="chart:area">
            <chart:data-point chart:repeated="5"/>
          </chart:series>
          <chart:series chart:style-name="ch14" chart:values-cell-range-address="DATA.J11:DATA.J15" chart:label-cell-address="DATA.J5:DATA.J5" chart:class="chart:area">
            <chart:data-point chart:repeated="5"/>
          </chart:series>
          <chart:series chart:style-name="ch15" chart:values-cell-range-address="DATA.K11:DATA.K15" loext:hide-legend="true" chart:label-cell-address="DATA.K5:DATA.K5" chart:class="chart:area">
            <chart:data-point chart:repeated="5"/>
          </chart:series>
          <chart:series chart:style-name="ch16" chart:values-cell-range-address="DATA.M11:DATA.M15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DATA.A11:DATA.A15</svg:desc>
                </draw:g>
              </table:table-cell>
              <table:table-cell office:value-type="float" office:value="0">
                <text:p>0</text:p>
                <draw:g>
                  <svg:desc>DATA.B11:DATA.B15</svg:desc>
                </draw:g>
              </table:table-cell>
              <table:table-cell office:value-type="float" office:value="78">
                <text:p>78</text:p>
                <draw:g>
                  <svg:desc>DATA.C11:DATA.C15</svg:desc>
                </draw:g>
              </table:table-cell>
              <table:table-cell office:value-type="float" office:value="0">
                <text:p>0</text:p>
                <draw:g>
                  <svg:desc>DATA.D11:DATA.D15</svg:desc>
                </draw:g>
              </table:table-cell>
              <table:table-cell office:value-type="float" office:value="0">
                <text:p>0</text:p>
                <draw:g>
                  <svg:desc>DATA.E11:DATA.E15</svg:desc>
                </draw:g>
              </table:table-cell>
              <table:table-cell office:value-type="float" office:value="200">
                <text:p>200</text:p>
                <draw:g>
                  <svg:desc>DATA.G11:DATA.G15</svg:desc>
                </draw:g>
              </table:table-cell>
              <table:table-cell office:value-type="float" office:value="0">
                <text:p>0</text:p>
                <draw:g>
                  <svg:desc>DATA.H11:DATA.H15</svg:desc>
                </draw:g>
              </table:table-cell>
              <table:table-cell office:value-type="float" office:value="0">
                <text:p>0</text:p>
                <draw:g>
                  <svg:desc>DATA.I11:DATA.I15</svg:desc>
                </draw:g>
              </table:table-cell>
              <table:table-cell office:value-type="float" office:value="290">
                <text:p>290</text:p>
                <draw:g>
                  <svg:desc>DATA.J11:DATA.J15</svg:desc>
                </draw:g>
              </table:table-cell>
              <table:table-cell office:value-type="float" office:value="0">
                <text:p>0</text:p>
                <draw:g>
                  <svg:desc>DATA.K11:DATA.K15</svg:desc>
                </draw:g>
              </table:table-cell>
              <table:table-cell office:value-type="float" office:value="424">
                <text:p>424</text:p>
                <draw:g>
                  <svg:desc>DATA.M11:DATA.M15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9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66cm" style:legend-expansion="custom" svg:width="6.208cm" svg:height="6.985cm" style:legend-expansion-aspect-ratio="0.888761632068719" chart:style-name="ch3"/>
        <chart:plot-area chart:style-name="ch4" table:cell-range-address="DATA.A15:DATA.E18 DATA.B5:DATA.E5 DATA.G5:DATA.K5 DATA.G15:DATA.K18 DATA.M5:DATA.M5 DATA.M15:DATA.M18" chart:data-source-has-labels="both" svg:x="0.292cm" svg:y="0.535cm" svg:width="22.564cm" svg:height="12.199cm">
          <chart:coordinate-region svg:x="2.131cm" svg:y="0.866cm" svg:width="20.088cm" svg:height="10.957cm"/>
          <chart:axis chart:dimension="x" chart:name="primary-x" chart:style-name="ch5" chartooo:axis-type="auto">
            <chartooo:date-scale/>
            <chart:categories table:cell-range-address="DATA.A15:DATA.A18"/>
          </chart:axis>
          <chart:axis chart:dimension="y" chart:name="primary-y" chart:style-name="ch6">
            <chart:grid chart:class="major"/>
          </chart:axis>
          <chart:series chart:style-name="ch7" chart:values-cell-range-address="DATA.B15:DATA.B18" chart:label-cell-address="DATA.B5:DATA.B5" chart:class="chart:area">
            <chart:data-point chart:repeated="4"/>
          </chart:series>
          <chart:series chart:style-name="ch8" chart:values-cell-range-address="DATA.C15:DATA.C18" chart:label-cell-address="DATA.C5:DATA.C5" chart:class="chart:area">
            <chart:data-point chart:repeated="4"/>
          </chart:series>
          <chart:series chart:style-name="ch9" chart:values-cell-range-address="DATA.D15:DATA.D18" chart:label-cell-address="DATA.D5:DATA.D5" chart:class="chart:area">
            <chart:data-point chart:repeated="4"/>
          </chart:series>
          <chart:series chart:style-name="ch10" chart:values-cell-range-address="DATA.E15:DATA.E18" chart:label-cell-address="DATA.E5:DATA.E5" chart:class="chart:area">
            <chart:data-point chart:repeated="4"/>
          </chart:series>
          <chart:series chart:style-name="ch11" chart:values-cell-range-address="DATA.G15:DATA.G18" chart:label-cell-address="DATA.G5:DATA.G5" chart:class="chart:area">
            <chart:data-point chart:repeated="4"/>
          </chart:series>
          <chart:series chart:style-name="ch12" chart:values-cell-range-address="DATA.H15:DATA.H18" chart:label-cell-address="DATA.H5:DATA.H5" chart:class="chart:area">
            <chart:data-point chart:repeated="4"/>
          </chart:series>
          <chart:series chart:style-name="ch13" chart:values-cell-range-address="DATA.I15:DATA.I18" chart:label-cell-address="DATA.I5:DATA.I5" chart:class="chart:area">
            <chart:data-point chart:repeated="4"/>
          </chart:series>
          <chart:series chart:style-name="ch14" chart:values-cell-range-address="DATA.J15:DATA.J18" chart:label-cell-address="DATA.J5:DATA.J5" chart:class="chart:area">
            <chart:data-point chart:repeated="4"/>
          </chart:series>
          <chart:series chart:style-name="ch15" chart:values-cell-range-address="DATA.K15:DATA.K18" loext:hide-legend="true" chart:label-cell-address="DATA.K5:DATA.K5" chart:class="chart:area">
            <chart:data-point chart:repeated="4"/>
          </chart:series>
          <chart:series chart:style-name="ch16" chart:values-cell-range-address="DATA.M15:DATA.M18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4">
                <text:p>1984</text:p>
                <draw:g>
                  <svg:desc>DATA.A15:DATA.A18</svg:desc>
                </draw:g>
              </table:table-cell>
              <table:table-cell office:value-type="float" office:value="2000">
                <text:p>2000</text:p>
                <draw:g>
                  <svg:desc>DATA.B15:DATA.B18</svg:desc>
                </draw:g>
              </table:table-cell>
              <table:table-cell office:value-type="float" office:value="1000">
                <text:p>1000</text:p>
                <draw:g>
                  <svg:desc>DATA.C15:DATA.C18</svg:desc>
                </draw:g>
              </table:table-cell>
              <table:table-cell office:value-type="float" office:value="372">
                <text:p>372</text:p>
                <draw:g>
                  <svg:desc>DATA.D15:DATA.D18</svg:desc>
                </draw:g>
              </table:table-cell>
              <table:table-cell office:value-type="float" office:value="0">
                <text:p>0</text:p>
                <draw:g>
                  <svg:desc>DATA.E15:DATA.E18</svg:desc>
                </draw:g>
              </table:table-cell>
              <table:table-cell office:value-type="float" office:value="200">
                <text:p>200</text:p>
                <draw:g>
                  <svg:desc>DATA.G15:DATA.G18</svg:desc>
                </draw:g>
              </table:table-cell>
              <table:table-cell office:value-type="float" office:value="0">
                <text:p>0</text:p>
                <draw:g>
                  <svg:desc>DATA.H15:DATA.H18</svg:desc>
                </draw:g>
              </table:table-cell>
              <table:table-cell office:value-type="float" office:value="2500">
                <text:p>2500</text:p>
                <draw:g>
                  <svg:desc>DATA.I15:DATA.I18</svg:desc>
                </draw:g>
              </table:table-cell>
              <table:table-cell office:value-type="float" office:value="50">
                <text:p>50</text:p>
                <draw:g>
                  <svg:desc>DATA.J15:DATA.J18</svg:desc>
                </draw:g>
              </table:table-cell>
              <table:table-cell office:value-type="float" office:value="0">
                <text:p>0</text:p>
                <draw:g>
                  <svg:desc>DATA.K15:DATA.K18</svg:desc>
                </draw:g>
              </table:table-cell>
              <table:table-cell office:value-type="float" office:value="200">
                <text:p>200</text:p>
                <draw:g>
                  <svg:desc>DATA.M15:DATA.M18</svg:desc>
                </draw:g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971cm" style:legend-expansion="custom" svg:width="6.208cm" svg:height="6.208cm" style:legend-expansion-aspect-ratio="1" chart:style-name="ch3"/>
        <chart:plot-area chart:style-name="ch4" table:cell-range-address="DATA.A18:DATA.E21 DATA.B5:DATA.E5 DATA.G5:DATA.K5 DATA.G18:DATA.K21 DATA.M5:DATA.M5 DATA.M18:DATA.M21" chart:data-source-has-labels="both" svg:x="0.61cm" svg:y="0.52cm" svg:width="22.564cm" svg:height="12.162cm">
          <chart:coordinate-region svg:x="2.449cm" svg:y="0.852cm" svg:width="20.088cm" svg:height="10.919cm"/>
          <chart:axis chart:dimension="x" chart:name="primary-x" chart:style-name="ch5" chartooo:axis-type="auto">
            <chartooo:date-scale/>
            <chart:categories table:cell-range-address="DATA.A18:DATA.A21"/>
          </chart:axis>
          <chart:axis chart:dimension="y" chart:name="primary-y" chart:style-name="ch6">
            <chart:grid chart:class="major"/>
          </chart:axis>
          <chart:series chart:style-name="ch7" chart:values-cell-range-address="DATA.B18:DATA.B21" chart:label-cell-address="DATA.B5:DATA.B5" chart:class="chart:area">
            <chart:data-point chart:repeated="4"/>
          </chart:series>
          <chart:series chart:style-name="ch8" chart:values-cell-range-address="DATA.C18:DATA.C21" chart:label-cell-address="DATA.C5:DATA.C5" chart:class="chart:area">
            <chart:data-point chart:repeated="4"/>
          </chart:series>
          <chart:series chart:style-name="ch9" chart:values-cell-range-address="DATA.D18:DATA.D21" chart:label-cell-address="DATA.D5:DATA.D5" chart:class="chart:area">
            <chart:data-point chart:repeated="4"/>
          </chart:series>
          <chart:series chart:style-name="ch10" chart:values-cell-range-address="DATA.E18:DATA.E21" chart:label-cell-address="DATA.E5:DATA.E5" chart:class="chart:area">
            <chart:data-point chart:repeated="4"/>
          </chart:series>
          <chart:series chart:style-name="ch11" chart:values-cell-range-address="DATA.G18:DATA.G21" chart:label-cell-address="DATA.G5:DATA.G5" chart:class="chart:area">
            <chart:data-point chart:repeated="4"/>
          </chart:series>
          <chart:series chart:style-name="ch12" chart:values-cell-range-address="DATA.H18:DATA.H21" chart:label-cell-address="DATA.H5:DATA.H5" chart:class="chart:area">
            <chart:data-point chart:repeated="4"/>
          </chart:series>
          <chart:series chart:style-name="ch13" chart:values-cell-range-address="DATA.I18:DATA.I21" chart:label-cell-address="DATA.I5:DATA.I5" chart:class="chart:area">
            <chart:data-point chart:repeated="4"/>
          </chart:series>
          <chart:series chart:style-name="ch14" chart:values-cell-range-address="DATA.J18:DATA.J21" loext:hide-legend="true" chart:label-cell-address="DATA.J5:DATA.J5" chart:class="chart:area">
            <chart:data-point chart:repeated="4"/>
          </chart:series>
          <chart:series chart:style-name="ch15" chart:values-cell-range-address="DATA.K18:DATA.K21" chart:label-cell-address="DATA.K5:DATA.K5" chart:class="chart:area">
            <chart:data-point chart:repeated="4"/>
          </chart:series>
          <chart:series chart:style-name="ch16" chart:values-cell-range-address="DATA.M18:DATA.M21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DATA.A18:DATA.A21</svg:desc>
                </draw:g>
              </table:table-cell>
              <table:table-cell office:value-type="float" office:value="5950">
                <text:p>5950</text:p>
                <draw:g>
                  <svg:desc>DATA.B18:DATA.B21</svg:desc>
                </draw:g>
              </table:table-cell>
              <table:table-cell office:value-type="float" office:value="500">
                <text:p>500</text:p>
                <draw:g>
                  <svg:desc>DATA.C18:DATA.C21</svg:desc>
                </draw:g>
              </table:table-cell>
              <table:table-cell office:value-type="float" office:value="550">
                <text:p>550</text:p>
                <draw:g>
                  <svg:desc>DATA.D18:DATA.D21</svg:desc>
                </draw:g>
              </table:table-cell>
              <table:table-cell office:value-type="float" office:value="300">
                <text:p>300</text:p>
                <draw:g>
                  <svg:desc>DATA.E18:DATA.E21</svg:desc>
                </draw:g>
              </table:table-cell>
              <table:table-cell office:value-type="float" office:value="0">
                <text:p>0</text:p>
                <draw:g>
                  <svg:desc>DATA.G18:DATA.G21</svg:desc>
                </draw:g>
              </table:table-cell>
              <table:table-cell office:value-type="float" office:value="400">
                <text:p>400</text:p>
                <draw:g>
                  <svg:desc>DATA.H18:DATA.H21</svg:desc>
                </draw:g>
              </table:table-cell>
              <table:table-cell office:value-type="float" office:value="1500">
                <text:p>1500</text:p>
                <draw:g>
                  <svg:desc>DATA.I18:DATA.I21</svg:desc>
                </draw:g>
              </table:table-cell>
              <table:table-cell office:value-type="float" office:value="0">
                <text:p>0</text:p>
                <draw:g>
                  <svg:desc>DATA.J18:DATA.J21</svg:desc>
                </draw:g>
              </table:table-cell>
              <table:table-cell office:value-type="float" office:value="0">
                <text:p>0</text:p>
                <draw:g>
                  <svg:desc>DATA.K18:DATA.K21</svg:desc>
                </draw:g>
              </table:table-cell>
              <table:table-cell office:value-type="float" office:value="0">
                <text:p>0</text:p>
                <draw:g>
                  <svg:desc>DATA.M18:DATA.M21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